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3"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5"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46" style:family="paragraph" style:parent-style-name="Standard">
      <style:text-properties fo:font-style="normal" officeooo:rsid="0234f024" officeooo:paragraph-rsid="0234f024" style:font-style-asian="normal" style:font-style-complex="normal"/>
    </style:style>
    <style:style style:name="P47" style:family="paragraph" style:parent-style-name="Text_20_body">
      <style:text-properties fo:font-style="normal" officeooo:rsid="0234f024" style:font-style-asian="normal" style:font-style-complex="normal"/>
    </style:style>
    <style:style style:name="P48" style:family="paragraph" style:parent-style-name="Standard">
      <style:text-properties fo:font-style="normal" officeooo:rsid="02376ca5" officeooo:paragraph-rsid="0236c74d" style:font-style-asian="normal" style:font-style-complex="normal"/>
    </style:style>
    <style:style style:name="P49" style:family="paragraph" style:parent-style-name="Standard">
      <style:text-properties fo:font-style="normal" officeooo:rsid="09f359e0" officeooo:paragraph-rsid="09f359e0" style:font-style-asian="normal" style:font-style-complex="normal"/>
    </style:style>
    <style:style style:name="P50" style:family="paragraph" style:parent-style-name="Standard">
      <style:text-properties fo:font-style="normal" officeooo:rsid="09f359e0" officeooo:paragraph-rsid="09f1b92f" style:font-style-asian="normal" style:font-style-complex="normal"/>
    </style:style>
    <style:style style:name="P51" style:family="paragraph" style:parent-style-name="Standard">
      <style:text-properties fo:font-style="normal" officeooo:rsid="09f44f26" officeooo:paragraph-rsid="09f44f26" style:font-style-asian="normal" style:font-style-complex="normal"/>
    </style:style>
    <style:style style:name="P52" style:family="paragraph" style:parent-style-name="Standard">
      <style:text-properties fo:font-style="normal" officeooo:rsid="0a7ca497" officeooo:paragraph-rsid="0a7ca497" style:font-style-asian="normal" style:font-style-complex="normal"/>
    </style:style>
    <style:style style:name="P53" style:family="paragraph" style:parent-style-name="Standard">
      <style:text-properties fo:font-style="normal" officeooo:rsid="0125f43e" officeooo:paragraph-rsid="0234f024" style:font-style-asian="normal" style:font-style-complex="normal"/>
    </style:style>
    <style:style style:name="P54" style:family="paragraph" style:parent-style-name="Standard">
      <style:text-properties fo:font-style="normal" officeooo:rsid="1025d6db" officeooo:paragraph-rsid="1025d6db" style:font-style-asian="normal" style:font-style-complex="normal"/>
    </style:style>
    <style:style style:name="P55" style:family="paragraph" style:parent-style-name="Standard">
      <style:text-properties fo:font-style="normal" officeooo:rsid="10453146" officeooo:paragraph-rsid="10453146" style:font-style-asian="normal" style:font-style-complex="normal"/>
    </style:style>
    <style:style style:name="P56" style:family="paragraph" style:parent-style-name="Standard">
      <style:text-properties fo:font-style="normal" officeooo:rsid="105b6939" style:font-style-asian="normal" style:font-style-complex="normal"/>
    </style:style>
    <style:style style:name="P57" style:family="paragraph" style:parent-style-name="Standard">
      <style:text-properties fo:font-style="normal" officeooo:rsid="12053c40" officeooo:paragraph-rsid="108c0e1b" style:font-style-asian="normal" style:font-style-complex="normal"/>
    </style:style>
    <style:style style:name="P58" style:family="paragraph" style:parent-style-name="Text_20_body">
      <style:text-properties fo:font-style="normal" officeooo:rsid="12053c40" officeooo:paragraph-rsid="12053c40" style:font-style-asian="normal" style:font-style-complex="normal"/>
    </style:style>
    <style:style style:name="P59" style:family="paragraph" style:parent-style-name="Standard">
      <style:text-properties fo:font-style="normal" officeooo:rsid="020c80f8" officeooo:paragraph-rsid="124eba6e" style:font-style-asian="normal" style:font-style-complex="normal"/>
    </style:style>
    <style:style style:name="P60" style:family="paragraph" style:parent-style-name="Standard">
      <style:text-properties fo:font-style="normal" officeooo:rsid="12eddd0f" officeooo:paragraph-rsid="12ee1026" style:font-style-asian="normal" style:font-style-complex="normal"/>
    </style:style>
    <style:style style:name="P61" style:family="paragraph" style:parent-style-name="Preformatted_20_Text">
      <style:text-properties fo:font-style="normal" officeooo:rsid="12eddd0f" officeooo:paragraph-rsid="12ee1026" style:font-style-asian="normal" style:font-style-complex="normal"/>
    </style:style>
    <style:style style:name="P62" style:family="paragraph" style:parent-style-name="Standard">
      <style:text-properties fo:font-style="normal" officeooo:rsid="12ee1026" officeooo:paragraph-rsid="12ee1026" style:font-style-asian="normal" style:font-style-complex="normal"/>
    </style:style>
    <style:style style:name="P63" style:family="paragraph" style:parent-style-name="Preformatted_20_Text">
      <style:text-properties fo:font-style="normal" officeooo:rsid="12ee1026" officeooo:paragraph-rsid="12ee1026" style:font-style-asian="normal" style:font-style-complex="normal"/>
    </style:style>
    <style:style style:name="P64" style:family="paragraph" style:parent-style-name="Text_20_body">
      <style:text-properties fo:font-style="normal" officeooo:rsid="015736d4" officeooo:paragraph-rsid="015736d4" style:font-style-asian="normal" style:font-style-complex="normal"/>
    </style:style>
    <style:style style:name="P65" style:family="paragraph" style:parent-style-name="Preformatted_20_Text">
      <style:text-properties fo:font-style="normal" officeooo:rsid="015736d4" officeooo:paragraph-rsid="015736d4" style:font-style-asian="normal" style:font-style-complex="normal"/>
    </style:style>
    <style:style style:name="P66" style:family="paragraph" style:parent-style-name="Text_20_body">
      <style:text-properties fo:font-style="normal" officeooo:rsid="01dee6a0" officeooo:paragraph-rsid="01dee6a0" style:font-style-asian="normal" style:font-style-complex="normal"/>
    </style:style>
    <style:style style:name="P67" style:family="paragraph" style:parent-style-name="Text_20_body">
      <style:text-properties fo:font-style="normal" officeooo:rsid="051f0c7f" officeooo:paragraph-rsid="051f0c7f" style:font-style-asian="normal" style:font-style-complex="normal"/>
    </style:style>
    <style:style style:name="P68" style:family="paragraph" style:parent-style-name="Text_20_body">
      <style:text-properties fo:font-style="normal" officeooo:rsid="066bdf73" officeooo:paragraph-rsid="066bdf73" style:font-style-asian="normal" style:font-style-complex="normal"/>
    </style:style>
    <style:style style:name="P69" style:family="paragraph" style:parent-style-name="Text_20_body">
      <style:text-properties fo:font-style="normal" officeooo:rsid="0bf5a5ee" officeooo:paragraph-rsid="0bf5a5ee" style:font-style-asian="normal" style:font-style-complex="normal"/>
    </style:style>
    <style:style style:name="P70" style:family="paragraph" style:parent-style-name="Text_20_body">
      <style:text-properties fo:font-style="normal" officeooo:rsid="066ae693" officeooo:paragraph-rsid="1050244c" style:font-style-asian="normal" style:font-style-complex="normal"/>
    </style:style>
    <style:style style:name="P71" style:family="paragraph" style:parent-style-name="Text_20_body">
      <style:text-properties fo:font-style="normal" officeooo:rsid="01cb23c4" officeooo:paragraph-rsid="01cb23c4" style:font-style-asian="normal" style:font-style-complex="normal"/>
    </style:style>
    <style:style style:name="P72" style:family="paragraph" style:parent-style-name="Text_20_body">
      <style:text-properties fo:font-style="normal" officeooo:rsid="1064311b" officeooo:paragraph-rsid="1064311b" style:font-style-asian="normal" style:font-style-complex="normal"/>
    </style:style>
    <style:style style:name="P73" style:family="paragraph" style:parent-style-name="Text_20_body">
      <style:text-properties fo:font-style="normal" officeooo:rsid="008397dd" officeooo:paragraph-rsid="124d955d" style:font-style-asian="normal" style:font-style-complex="normal"/>
    </style:style>
    <style:style style:name="P74" style:family="paragraph" style:parent-style-name="Text_20_body">
      <style:text-properties fo:font-style="normal" officeooo:rsid="101f92e9" officeooo:paragraph-rsid="124eba6e" style:font-style-asian="normal" style:font-style-complex="normal"/>
    </style:style>
    <style:style style:name="P75" style:family="paragraph" style:parent-style-name="Preformatted_20_Text">
      <style:text-properties fo:font-style="normal" officeooo:rsid="101f92e9" officeooo:paragraph-rsid="124eba6e" style:font-style-asian="normal" style:font-style-complex="normal"/>
    </style:style>
    <style:style style:name="P76" style:family="paragraph" style:parent-style-name="Text_20_body">
      <style:text-properties fo:font-style="normal" officeooo:rsid="022ed3e3" officeooo:paragraph-rsid="022ed3e3" style:font-style-asian="normal" style:font-style-complex="normal"/>
    </style:style>
    <style:style style:name="P77" style:family="paragraph" style:parent-style-name="Text_20_body">
      <style:text-properties fo:font-style="normal" officeooo:rsid="126bacd4" officeooo:paragraph-rsid="126bacd4" style:font-style-asian="normal" style:font-style-complex="normal"/>
    </style:style>
    <style:style style:name="P78" style:family="paragraph" style:parent-style-name="Text_20_body">
      <style:text-properties fo:font-style="normal" officeooo:rsid="12ac2ee8" officeooo:paragraph-rsid="12ac2ee8" style:font-style-asian="normal" style:font-style-complex="normal"/>
    </style:style>
    <style:style style:name="P79" style:family="paragraph" style:parent-style-name="Text_20_body">
      <style:text-properties fo:font-style="normal" officeooo:rsid="129cba07" officeooo:paragraph-rsid="129cba07" style:font-style-asian="normal" style:font-style-complex="normal"/>
    </style:style>
    <style:style style:name="P80" style:family="paragraph" style:parent-style-name="Text_20_body">
      <style:text-properties fo:font-style="normal" officeooo:rsid="12c63042" officeooo:paragraph-rsid="12c63042" style:font-style-asian="normal" style:font-style-complex="normal"/>
    </style:style>
    <style:style style:name="P81" style:family="paragraph" style:parent-style-name="Text_20_body">
      <style:text-properties fo:font-style="normal" officeooo:rsid="12c70875" officeooo:paragraph-rsid="12c70875" style:font-style-asian="normal" style:font-style-complex="normal"/>
    </style:style>
    <style:style style:name="P82" style:family="paragraph" style:parent-style-name="Table_20_Contents">
      <style:text-properties fo:font-style="normal" officeooo:rsid="12c8037e" officeooo:paragraph-rsid="12c8037e" style:font-style-asian="normal" style:font-style-complex="normal"/>
    </style:style>
    <style:style style:name="P83" style:family="paragraph" style:parent-style-name="Text_20_body">
      <style:text-properties fo:font-style="normal" officeooo:rsid="130dd933" officeooo:paragraph-rsid="130dd933" style:font-style-asian="normal" style:font-style-complex="normal"/>
    </style:style>
    <style:style style:name="P84" style:family="paragraph" style:parent-style-name="Text_20_body">
      <style:text-properties fo:font-style="normal" officeooo:rsid="1315cc99" officeooo:paragraph-rsid="1315cc99" style:font-style-asian="normal" style:font-style-complex="normal"/>
    </style:style>
    <style:style style:name="P85" style:family="paragraph" style:parent-style-name="Text_20_body">
      <style:text-properties fo:font-style="normal" officeooo:rsid="1316633b" officeooo:paragraph-rsid="1316633b" style:font-style-asian="normal" style:font-style-complex="normal"/>
    </style:style>
    <style:style style:name="P86" style:family="paragraph" style:parent-style-name="Text_20_body">
      <style:text-properties fo:font-style="normal" officeooo:rsid="1318a3ac" officeooo:paragraph-rsid="1318a3ac" style:font-style-asian="normal" style:font-style-complex="normal"/>
    </style:style>
    <style:style style:name="P8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8" style:family="paragraph" style:parent-style-name="Standard">
      <style:text-properties fo:font-weight="normal" officeooo:rsid="00a96e14" officeooo:paragraph-rsid="00a96e14" style:font-weight-asian="normal" style:font-weight-complex="normal"/>
    </style:style>
    <style:style style:name="P89" style:family="paragraph" style:parent-style-name="Standard">
      <style:text-properties fo:font-weight="normal" officeooo:rsid="103e5c2e" officeooo:paragraph-rsid="103e5c2e" style:font-weight-asian="normal" style:font-weight-complex="normal"/>
    </style:style>
    <style:style style:name="P90" style:family="paragraph" style:parent-style-name="Standard">
      <style:text-properties fo:font-weight="normal" officeooo:rsid="12c0bf65" officeooo:paragraph-rsid="12c0bf65" style:font-weight-asian="normal" style:font-weight-complex="normal"/>
    </style:style>
    <style:style style:name="P91" style:family="paragraph" style:parent-style-name="Text_20_body">
      <style:text-properties fo:font-weight="normal" officeooo:rsid="12db074b" officeooo:paragraph-rsid="12db074b" style:font-weight-asian="normal" style:font-weight-complex="normal"/>
    </style:style>
    <style:style style:name="P92" style:family="paragraph" style:parent-style-name="Standard">
      <style:text-properties officeooo:rsid="00fa1fc4" officeooo:paragraph-rsid="00fa1fc4"/>
    </style:style>
    <style:style style:name="P93" style:family="paragraph" style:parent-style-name="Standard">
      <style:text-properties officeooo:rsid="002bf725" officeooo:paragraph-rsid="002bf725"/>
    </style:style>
    <style:style style:name="P94" style:family="paragraph" style:parent-style-name="Standard">
      <style:text-properties officeooo:rsid="0111a231" officeooo:paragraph-rsid="0111a231"/>
    </style:style>
    <style:style style:name="P95" style:family="paragraph" style:parent-style-name="Standard">
      <style:text-properties officeooo:rsid="0125f43e" officeooo:paragraph-rsid="0125f43e"/>
    </style:style>
    <style:style style:name="P9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7"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98" style:family="paragraph" style:parent-style-name="Standard">
      <style:text-properties fo:font-style="italic" officeooo:paragraph-rsid="1254b6dc" style:font-style-asian="italic" style:font-style-complex="italic"/>
    </style:style>
    <style:style style:name="P99" style:family="paragraph" style:parent-style-name="Standard">
      <style:text-properties fo:font-style="italic" officeooo:rsid="12eddd0f" officeooo:paragraph-rsid="12ee1026" style:font-style-asian="italic" style:font-style-complex="italic"/>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98ef9b" officeooo:paragraph-rsid="00993621" style:font-style-asian="italic" style:font-style-complex="italic"/>
    </style:style>
    <style:style style:name="P102" style:family="paragraph" style:parent-style-name="Text_20_body">
      <style:text-properties fo:font-style="italic" officeooo:rsid="015736d4" officeooo:paragraph-rsid="015736d4" style:font-style-asian="italic" style:font-style-complex="italic"/>
    </style:style>
    <style:style style:name="P103" style:family="paragraph" style:parent-style-name="Text_20_body">
      <style:text-properties fo:font-style="italic" officeooo:rsid="12ac2ee8" officeooo:paragraph-rsid="12ac2ee8" style:font-style-asian="italic" style:font-style-complex="italic"/>
    </style:style>
    <style:style style:name="P104" style:family="paragraph" style:parent-style-name="Text_20_body">
      <style:text-properties fo:font-style="italic" officeooo:rsid="12c63042" officeooo:paragraph-rsid="12c63042" style:font-style-asian="italic" style:font-style-complex="italic"/>
    </style:style>
    <style:style style:name="P105" style:family="paragraph" style:parent-style-name="Preformatted_20_Text">
      <style:text-properties fo:font-style="italic" officeooo:paragraph-rsid="002f1486" style:font-style-asian="italic" style:font-style-complex="italic"/>
    </style:style>
    <style:style style:name="P106" style:family="paragraph" style:parent-style-name="Preformatted_20_Text">
      <style:text-properties fo:font-style="italic" officeooo:rsid="100d9d8f" officeooo:paragraph-rsid="124d955d" style:font-style-asian="italic" style:font-style-complex="italic"/>
    </style:style>
    <style:style style:name="P107" style:family="paragraph" style:parent-style-name="Preformatted_20_Text">
      <style:text-properties fo:font-style="italic" officeooo:rsid="100d9d8f" officeooo:paragraph-rsid="12d21e61" style:font-style-asian="italic" style:font-style-complex="italic"/>
    </style:style>
    <style:style style:name="P108" style:family="paragraph" style:parent-style-name="Table_20_Contents">
      <style:text-properties fo:font-style="italic" officeooo:rsid="12c8037e" officeooo:paragraph-rsid="12c8037e" style:font-style-asian="italic" style:font-style-complex="italic"/>
    </style:style>
    <style:style style:name="P109" style:family="paragraph" style:parent-style-name="Text_20_body">
      <style:text-properties fo:font-style="italic" officeooo:rsid="130f532d" officeooo:paragraph-rsid="130f532d" style:font-style-asian="italic" style:font-style-complex="italic"/>
    </style:style>
    <style:style style:name="P110"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11"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1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3" style:family="paragraph" style:parent-style-name="Preformatted_20_Text">
      <style:text-properties fo:font-style="italic" fo:font-weight="normal" style:font-style-asian="italic" style:font-weight-asian="normal" style:font-style-complex="italic" style:font-weight-complex="normal"/>
    </style:style>
    <style:style style:name="P114" style:family="paragraph" style:parent-style-name="Standard">
      <style:text-properties style:font-name="Liberation Serif" fo:font-size="12pt" officeooo:rsid="0111a231" officeooo:paragraph-rsid="0111a231" style:font-size-asian="10.5pt" style:font-size-complex="12pt"/>
    </style:style>
    <style:style style:name="P115"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6" style:family="paragraph" style:parent-style-name="Standard">
      <style:text-properties officeooo:rsid="0241c9fe" officeooo:paragraph-rsid="0241c9fe"/>
    </style:style>
    <style:style style:name="P117" style:family="paragraph" style:parent-style-name="Preformatted_20_Text">
      <style:text-properties officeooo:rsid="0241c9fe" officeooo:paragraph-rsid="0241c9fe"/>
    </style:style>
    <style:style style:name="P118" style:family="paragraph" style:parent-style-name="Standard">
      <style:text-properties officeooo:rsid="049131f6" officeooo:paragraph-rsid="049131f6"/>
    </style:style>
    <style:style style:name="P119" style:family="paragraph" style:parent-style-name="Standard">
      <style:paragraph-properties fo:text-align="start" style:justify-single-word="false"/>
      <style:text-properties officeooo:rsid="049131f6" officeooo:paragraph-rsid="049131f6"/>
    </style:style>
    <style:style style:name="P120" style:family="paragraph" style:parent-style-name="Standard">
      <style:paragraph-properties fo:text-align="end" style:justify-single-word="false"/>
    </style:style>
    <style:style style:name="P121" style:family="paragraph" style:parent-style-name="Standard">
      <style:text-properties officeooo:paragraph-rsid="0234f024"/>
    </style:style>
    <style:style style:name="P12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3"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4"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5"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6"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7"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28"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29" style:family="paragraph" style:parent-style-name="Text_20_body">
      <style:text-properties style:font-name="Liberation Mono1" fo:font-size="10pt" officeooo:rsid="124f4d54" officeooo:paragraph-rsid="124f4d54" style:font-size-asian="10pt" style:font-size-complex="10pt"/>
    </style:style>
    <style:style style:name="P130" style:family="paragraph" style:parent-style-name="Preformatted_20_Text">
      <style:text-properties style:font-name="Liberation Mono1" fo:font-size="10pt" officeooo:rsid="00ed816b" officeooo:paragraph-rsid="126d7504" style:font-size-asian="10pt" style:font-size-complex="10pt"/>
    </style:style>
    <style:style style:name="P131" style:family="paragraph" style:parent-style-name="Standard">
      <style:text-properties officeooo:paragraph-rsid="052a3994"/>
    </style:style>
    <style:style style:name="P132" style:family="paragraph" style:parent-style-name="Standard">
      <style:text-properties officeooo:rsid="075fb756" officeooo:paragraph-rsid="124d955d"/>
    </style:style>
    <style:style style:name="P133" style:family="paragraph" style:parent-style-name="Preformatted_20_Text">
      <style:text-properties officeooo:rsid="075fb756" officeooo:paragraph-rsid="124d955d"/>
    </style:style>
    <style:style style:name="P134" style:family="paragraph" style:parent-style-name="Standard">
      <style:text-properties officeooo:rsid="079d3c1d" officeooo:paragraph-rsid="079d3c1d"/>
    </style:style>
    <style:style style:name="P135" style:family="paragraph" style:parent-style-name="Text_20_body">
      <style:text-properties officeooo:rsid="079d3c1d" officeooo:paragraph-rsid="079d3c1d"/>
    </style:style>
    <style:style style:name="P136" style:family="paragraph" style:parent-style-name="Standard">
      <style:text-properties officeooo:rsid="01cf912e" officeooo:paragraph-rsid="01cf912e"/>
    </style:style>
    <style:style style:name="P137" style:family="paragraph" style:parent-style-name="Preformatted_20_Text">
      <style:text-properties officeooo:rsid="01cf912e" officeooo:paragraph-rsid="01cf912e"/>
    </style:style>
    <style:style style:name="P138" style:family="paragraph" style:parent-style-name="Text_20_body">
      <style:text-properties officeooo:rsid="01cf912e" officeooo:paragraph-rsid="09f1b92f"/>
    </style:style>
    <style:style style:name="P139" style:family="paragraph" style:parent-style-name="Standard">
      <style:text-properties officeooo:rsid="09f1b92f" officeooo:paragraph-rsid="09f1b92f"/>
    </style:style>
    <style:style style:name="P140" style:family="paragraph" style:parent-style-name="Standard">
      <style:text-properties officeooo:paragraph-rsid="09f359e0"/>
    </style:style>
    <style:style style:name="P141" style:family="paragraph" style:parent-style-name="Standard">
      <style:text-properties officeooo:rsid="0a7b8727" officeooo:paragraph-rsid="0a7b8727"/>
    </style:style>
    <style:style style:name="P142" style:family="paragraph" style:parent-style-name="Preformatted_20_Text">
      <style:text-properties officeooo:rsid="0a7b8727" officeooo:paragraph-rsid="0a7b8727"/>
    </style:style>
    <style:style style:name="P143" style:family="paragraph" style:parent-style-name="Standard">
      <style:text-properties officeooo:rsid="0a7ca497" officeooo:paragraph-rsid="0a7ca497"/>
    </style:style>
    <style:style style:name="P144" style:family="paragraph" style:parent-style-name="Text_20_body">
      <style:text-properties officeooo:rsid="0a7ca497" officeooo:paragraph-rsid="0a7ca497"/>
    </style:style>
    <style:style style:name="P145"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6"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7"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48"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49"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50" style:family="paragraph" style:parent-style-name="Standard">
      <style:text-properties officeooo:rsid="0e7f370b" officeooo:paragraph-rsid="0e82d262"/>
    </style:style>
    <style:style style:name="P151" style:family="paragraph" style:parent-style-name="Preformatted_20_Text">
      <style:text-properties officeooo:rsid="0e7f370b" officeooo:paragraph-rsid="0e82d262"/>
    </style:style>
    <style:style style:name="P152" style:family="paragraph" style:parent-style-name="Preformatted_20_Text">
      <style:text-properties officeooo:rsid="0e7f370b" officeooo:paragraph-rsid="0e7f370b"/>
    </style:style>
    <style:style style:name="P153" style:family="paragraph" style:parent-style-name="Text_20_body">
      <style:text-properties officeooo:rsid="0e7f370b" officeooo:paragraph-rsid="0e7f370b"/>
    </style:style>
    <style:style style:name="P154" style:family="paragraph" style:parent-style-name="Preformatted_20_Text">
      <style:text-properties officeooo:rsid="0e7f370b" officeooo:paragraph-rsid="0e836958"/>
    </style:style>
    <style:style style:name="P155" style:family="paragraph" style:parent-style-name="Standard">
      <style:text-properties officeooo:paragraph-rsid="0e82d262"/>
    </style:style>
    <style:style style:name="P156" style:family="paragraph" style:parent-style-name="Preformatted_20_Text">
      <style:text-properties officeooo:paragraph-rsid="0e82d262"/>
    </style:style>
    <style:style style:name="P157" style:family="paragraph" style:parent-style-name="Standard">
      <style:text-properties officeooo:paragraph-rsid="0e8859af"/>
    </style:style>
    <style:style style:name="P158" style:family="paragraph" style:parent-style-name="Standard">
      <style:text-properties officeooo:rsid="0e82d262" officeooo:paragraph-rsid="0e82d262"/>
    </style:style>
    <style:style style:name="P159" style:family="paragraph" style:parent-style-name="Standard">
      <style:text-properties officeooo:rsid="101253bb" officeooo:paragraph-rsid="101549a0"/>
    </style:style>
    <style:style style:name="P160" style:family="paragraph" style:parent-style-name="Standard">
      <style:text-properties officeooo:paragraph-rsid="101f82fc"/>
    </style:style>
    <style:style style:name="P161" style:family="paragraph" style:parent-style-name="Standard">
      <style:text-properties officeooo:rsid="00bc4111" officeooo:paragraph-rsid="00bc4111"/>
    </style:style>
    <style:style style:name="P162" style:family="paragraph" style:parent-style-name="Text_20_body">
      <style:text-properties officeooo:rsid="00bc4111" officeooo:paragraph-rsid="00bc4111"/>
    </style:style>
    <style:style style:name="P163" style:family="paragraph" style:parent-style-name="Standard">
      <style:text-properties officeooo:rsid="101f82fc"/>
    </style:style>
    <style:style style:name="P164" style:family="paragraph" style:parent-style-name="Standard">
      <style:text-properties officeooo:rsid="101f82fc" officeooo:paragraph-rsid="101f82fc"/>
    </style:style>
    <style:style style:name="P165" style:family="paragraph" style:parent-style-name="Text_20_body">
      <style:text-properties officeooo:rsid="101f82fc" officeooo:paragraph-rsid="124eba6e"/>
    </style:style>
    <style:style style:name="P166" style:family="paragraph" style:parent-style-name="Standard">
      <style:text-properties officeooo:paragraph-rsid="1034024b"/>
    </style:style>
    <style:style style:name="P167" style:family="paragraph" style:parent-style-name="Standard">
      <style:text-properties officeooo:paragraph-rsid="10351029"/>
    </style:style>
    <style:style style:name="P168" style:family="paragraph" style:parent-style-name="Standard">
      <style:text-properties officeooo:rsid="0236c74d" officeooo:paragraph-rsid="10453146"/>
    </style:style>
    <style:style style:name="P169" style:family="paragraph" style:parent-style-name="Standard">
      <style:text-properties officeooo:rsid="10679c37" officeooo:paragraph-rsid="10679c37"/>
    </style:style>
    <style:style style:name="P170" style:family="paragraph" style:parent-style-name="Standard">
      <style:text-properties officeooo:rsid="10679c37" officeooo:paragraph-rsid="124d955d"/>
    </style:style>
    <style:style style:name="P171" style:family="paragraph" style:parent-style-name="Preformatted_20_Text">
      <style:text-properties officeooo:rsid="10679c37" officeooo:paragraph-rsid="124d955d"/>
    </style:style>
    <style:style style:name="P172" style:family="paragraph" style:parent-style-name="Standard">
      <style:text-properties officeooo:rsid="1076f4e8" officeooo:paragraph-rsid="1076f4e8"/>
    </style:style>
    <style:style style:name="P173" style:family="paragraph" style:parent-style-name="Text_20_body">
      <style:text-properties officeooo:rsid="1076f4e8" officeooo:paragraph-rsid="1076f4e8"/>
    </style:style>
    <style:style style:name="P174" style:family="paragraph" style:parent-style-name="Preformatted_20_Text">
      <style:text-properties officeooo:rsid="1076f4e8" officeooo:paragraph-rsid="1076f4e8"/>
    </style:style>
    <style:style style:name="P175" style:family="paragraph" style:parent-style-name="Standard">
      <style:text-properties officeooo:rsid="10c57643" officeooo:paragraph-rsid="10c57643"/>
    </style:style>
    <style:style style:name="P176" style:family="paragraph" style:parent-style-name="Standard">
      <style:text-properties officeooo:rsid="00230fde" officeooo:paragraph-rsid="00230fde"/>
    </style:style>
    <style:style style:name="P177" style:family="paragraph" style:parent-style-name="Text_20_body">
      <style:text-properties officeooo:rsid="00230fde" officeooo:paragraph-rsid="00230fde"/>
    </style:style>
    <style:style style:name="P178" style:family="paragraph" style:parent-style-name="Standard">
      <style:text-properties officeooo:rsid="11552bb5" officeooo:paragraph-rsid="11552bb5"/>
    </style:style>
    <style:style style:name="P179" style:family="paragraph" style:parent-style-name="Preformatted_20_Text">
      <style:text-properties officeooo:rsid="11552bb5" officeooo:paragraph-rsid="11552bb5"/>
    </style:style>
    <style:style style:name="P180" style:family="paragraph" style:parent-style-name="Standard">
      <style:text-properties officeooo:rsid="108c0e1b" officeooo:paragraph-rsid="108c0e1b"/>
    </style:style>
    <style:style style:name="P181" style:family="paragraph" style:parent-style-name="Standard">
      <style:text-properties officeooo:rsid="12053c40" officeooo:paragraph-rsid="12053c40"/>
    </style:style>
    <style:style style:name="P182" style:family="paragraph" style:parent-style-name="Preformatted_20_Text">
      <style:text-properties officeooo:rsid="12053c40" officeooo:paragraph-rsid="12616c31"/>
    </style:style>
    <style:style style:name="P183" style:family="paragraph" style:parent-style-name="Standard">
      <style:paragraph-properties fo:text-align="start" style:justify-single-word="false"/>
      <style:text-properties officeooo:rsid="120a3cdf" officeooo:paragraph-rsid="120a3cdf"/>
    </style:style>
    <style:style style:name="P184" style:family="paragraph" style:parent-style-name="Preformatted_20_Text">
      <style:paragraph-properties fo:text-align="start" style:justify-single-word="false"/>
      <style:text-properties officeooo:rsid="120a3cdf" officeooo:paragraph-rsid="120a3cdf"/>
    </style:style>
    <style:style style:name="P185" style:family="paragraph" style:parent-style-name="Preformatted_20_Text">
      <style:paragraph-properties fo:text-align="start" style:justify-single-word="false"/>
      <style:text-properties officeooo:rsid="120a3cdf" officeooo:paragraph-rsid="120d9965"/>
    </style:style>
    <style:style style:name="P186" style:family="paragraph" style:parent-style-name="Preformatted_20_Text">
      <style:paragraph-properties fo:text-align="start" style:justify-single-word="false"/>
      <style:text-properties officeooo:rsid="120a3cdf" officeooo:paragraph-rsid="12873ec6"/>
    </style:style>
    <style:style style:name="P187" style:family="paragraph" style:parent-style-name="Standard">
      <style:text-properties officeooo:paragraph-rsid="121781a8"/>
    </style:style>
    <style:style style:name="P188" style:family="paragraph" style:parent-style-name="Standard">
      <style:text-properties officeooo:rsid="1220988c" officeooo:paragraph-rsid="1220988c"/>
    </style:style>
    <style:style style:name="P189" style:family="paragraph" style:parent-style-name="Standard">
      <style:text-properties officeooo:paragraph-rsid="10453146"/>
    </style:style>
    <style:style style:name="P190" style:family="paragraph" style:parent-style-name="Preformatted_20_Text">
      <style:text-properties officeooo:paragraph-rsid="10453146"/>
    </style:style>
    <style:style style:name="P191" style:family="paragraph" style:parent-style-name="Standard">
      <style:text-properties officeooo:rsid="12386bb8" officeooo:paragraph-rsid="124d955d"/>
    </style:style>
    <style:style style:name="P192" style:family="paragraph" style:parent-style-name="Standard">
      <style:text-properties officeooo:paragraph-rsid="124d955d"/>
    </style:style>
    <style:style style:name="P193" style:family="paragraph" style:parent-style-name="Text_20_body">
      <style:text-properties officeooo:paragraph-rsid="124d955d"/>
    </style:style>
    <style:style style:name="P194" style:family="paragraph" style:parent-style-name="Preformatted_20_Text">
      <style:text-properties officeooo:paragraph-rsid="124d955d"/>
    </style:style>
    <style:style style:name="P195" style:family="paragraph" style:parent-style-name="Heading">
      <style:text-properties officeooo:paragraph-rsid="124d955d"/>
    </style:style>
    <style:style style:name="P196" style:family="paragraph" style:parent-style-name="Standard">
      <style:text-properties officeooo:rsid="002378ef" officeooo:paragraph-rsid="124eba6e"/>
    </style:style>
    <style:style style:name="P197" style:family="paragraph" style:parent-style-name="Standard">
      <style:text-properties officeooo:rsid="003b4026" officeooo:paragraph-rsid="124eba6e"/>
    </style:style>
    <style:style style:name="P198" style:family="paragraph" style:parent-style-name="Standard">
      <style:text-properties officeooo:rsid="0096821e" officeooo:paragraph-rsid="124eba6e"/>
    </style:style>
    <style:style style:name="P199" style:family="paragraph" style:parent-style-name="Text_20_body">
      <style:text-properties officeooo:rsid="0096821e" officeooo:paragraph-rsid="124eba6e"/>
    </style:style>
    <style:style style:name="P200" style:family="paragraph" style:parent-style-name="Standard">
      <style:text-properties officeooo:rsid="0fedd881" officeooo:paragraph-rsid="124eba6e"/>
    </style:style>
    <style:style style:name="P201" style:family="paragraph" style:parent-style-name="Text_20_body">
      <style:text-properties officeooo:rsid="0fedd881" officeooo:paragraph-rsid="124eba6e"/>
    </style:style>
    <style:style style:name="P202" style:family="paragraph" style:parent-style-name="Preformatted_20_Text">
      <style:text-properties officeooo:rsid="0fedd881" officeooo:paragraph-rsid="124eba6e"/>
    </style:style>
    <style:style style:name="P203" style:family="paragraph" style:parent-style-name="Standard">
      <style:text-properties officeooo:rsid="0ff622f3" officeooo:paragraph-rsid="124eba6e"/>
    </style:style>
    <style:style style:name="P204" style:family="paragraph" style:parent-style-name="Standard">
      <style:text-properties officeooo:rsid="007f9437" officeooo:paragraph-rsid="124eba6e"/>
    </style:style>
    <style:style style:name="P205" style:family="paragraph" style:parent-style-name="Preformatted_20_Text">
      <style:text-properties officeooo:rsid="007f9437" officeooo:paragraph-rsid="007f9437"/>
    </style:style>
    <style:style style:name="P206" style:family="paragraph" style:parent-style-name="Preformatted_20_Text">
      <style:text-properties officeooo:rsid="007f9437" officeooo:paragraph-rsid="1305e736"/>
    </style:style>
    <style:style style:name="P207" style:family="paragraph" style:parent-style-name="Standard">
      <style:text-properties officeooo:paragraph-rsid="124eba6e"/>
    </style:style>
    <style:style style:name="P208" style:family="paragraph" style:parent-style-name="Text_20_body">
      <style:text-properties officeooo:paragraph-rsid="124eba6e"/>
    </style:style>
    <style:style style:name="P209" style:family="paragraph" style:parent-style-name="Preformatted_20_Text">
      <style:text-properties officeooo:paragraph-rsid="124eba6e"/>
    </style:style>
    <style:style style:name="P210" style:family="paragraph" style:parent-style-name="Standard">
      <style:text-properties officeooo:rsid="122dfdb9" officeooo:paragraph-rsid="0241c9fe"/>
    </style:style>
    <style:style style:name="P211" style:family="paragraph" style:parent-style-name="Text_20_body">
      <style:text-properties officeooo:rsid="122dfdb9" officeooo:paragraph-rsid="124eba6e"/>
    </style:style>
    <style:style style:name="P212" style:family="paragraph" style:parent-style-name="Standard">
      <style:text-properties officeooo:rsid="10204772" officeooo:paragraph-rsid="124eba6e"/>
    </style:style>
    <style:style style:name="P213" style:family="paragraph" style:parent-style-name="Standard">
      <style:text-properties officeooo:rsid="101f92e9" officeooo:paragraph-rsid="124eba6e"/>
    </style:style>
    <style:style style:name="P214" style:family="paragraph" style:parent-style-name="Text_20_body">
      <style:text-properties officeooo:rsid="101f92e9" officeooo:paragraph-rsid="124eba6e"/>
    </style:style>
    <style:style style:name="P215" style:family="paragraph" style:parent-style-name="Standard">
      <style:text-properties officeooo:rsid="10219459" officeooo:paragraph-rsid="124eba6e"/>
    </style:style>
    <style:style style:name="P216" style:family="paragraph" style:parent-style-name="Standard">
      <style:text-properties officeooo:rsid="122c3849" officeooo:paragraph-rsid="124eba6e"/>
    </style:style>
    <style:style style:name="P217" style:family="paragraph" style:parent-style-name="Standard">
      <style:text-properties officeooo:rsid="122d979b" officeooo:paragraph-rsid="124eba6e"/>
    </style:style>
    <style:style style:name="P218" style:family="paragraph" style:parent-style-name="Preformatted_20_Text">
      <style:text-properties officeooo:rsid="122d979b" officeooo:paragraph-rsid="124eba6e"/>
    </style:style>
    <style:style style:name="P219" style:family="paragraph" style:parent-style-name="Standard">
      <style:text-properties officeooo:rsid="124f4d54" officeooo:paragraph-rsid="124f4d54"/>
    </style:style>
    <style:style style:name="P220" style:family="paragraph" style:parent-style-name="Text_20_body">
      <style:text-properties officeooo:rsid="124f4d54" officeooo:paragraph-rsid="124f4d54"/>
    </style:style>
    <style:style style:name="P221" style:family="paragraph" style:parent-style-name="Preformatted_20_Text">
      <style:text-properties officeooo:rsid="124f4d54" officeooo:paragraph-rsid="124f4d54"/>
    </style:style>
    <style:style style:name="P222" style:family="paragraph" style:parent-style-name="Heading">
      <style:text-properties officeooo:rsid="124f4d54" officeooo:paragraph-rsid="124f4d54"/>
    </style:style>
    <style:style style:name="P223" style:family="paragraph" style:parent-style-name="Standard">
      <style:text-properties officeooo:rsid="125a7afd" officeooo:paragraph-rsid="125a7afd"/>
    </style:style>
    <style:style style:name="P224" style:family="paragraph" style:parent-style-name="Text_20_body">
      <style:text-properties officeooo:rsid="125a7afd" officeooo:paragraph-rsid="125a7afd"/>
    </style:style>
    <style:style style:name="P225" style:family="paragraph" style:parent-style-name="Standard">
      <style:text-properties officeooo:rsid="125c62d5"/>
    </style:style>
    <style:style style:name="P226" style:family="paragraph" style:parent-style-name="Standard">
      <style:text-properties officeooo:rsid="103e5c2e" officeooo:paragraph-rsid="103e5c2e"/>
    </style:style>
    <style:style style:name="P227" style:family="paragraph" style:parent-style-name="Standard">
      <style:text-properties officeooo:rsid="12ba21bc" officeooo:paragraph-rsid="12ba21bc"/>
    </style:style>
    <style:style style:name="P228" style:family="paragraph" style:parent-style-name="Text_20_body">
      <style:text-properties officeooo:rsid="12ba21bc" officeooo:paragraph-rsid="12ba21bc"/>
    </style:style>
    <style:style style:name="P229" style:family="paragraph" style:parent-style-name="Table_20_Contents">
      <style:paragraph-properties fo:text-align="center" style:justify-single-word="false"/>
      <style:text-properties officeooo:rsid="12ba21bc" officeooo:paragraph-rsid="12ba21bc"/>
    </style:style>
    <style:style style:name="P230" style:family="paragraph" style:parent-style-name="Standard">
      <style:text-properties officeooo:rsid="12c0bf65" officeooo:paragraph-rsid="12c0bf65"/>
    </style:style>
    <style:style style:name="P231" style:family="paragraph" style:parent-style-name="Text_20_body">
      <style:text-properties officeooo:rsid="12c0bf65" officeooo:paragraph-rsid="12c0bf65"/>
    </style:style>
    <style:style style:name="P232" style:family="paragraph" style:parent-style-name="Standard">
      <style:text-properties officeooo:rsid="12db074b" officeooo:paragraph-rsid="12db074b"/>
    </style:style>
    <style:style style:name="P233" style:family="paragraph" style:parent-style-name="Text_20_body">
      <style:text-properties officeooo:rsid="12db074b" officeooo:paragraph-rsid="12db074b"/>
    </style:style>
    <style:style style:name="P234" style:family="paragraph" style:parent-style-name="Preformatted_20_Text">
      <style:text-properties officeooo:rsid="12db074b" officeooo:paragraph-rsid="12db074b"/>
    </style:style>
    <style:style style:name="P235" style:family="paragraph" style:parent-style-name="Standard">
      <style:text-properties officeooo:paragraph-rsid="12dcc164"/>
    </style:style>
    <style:style style:name="P236" style:family="paragraph" style:parent-style-name="Preformatted_20_Text">
      <style:text-properties officeooo:paragraph-rsid="12dcc164"/>
    </style:style>
    <style:style style:name="P237" style:family="paragraph" style:parent-style-name="Standard">
      <style:text-properties officeooo:rsid="12dcc164" officeooo:paragraph-rsid="12dcc164"/>
    </style:style>
    <style:style style:name="P238" style:family="paragraph" style:parent-style-name="Text_20_body">
      <style:text-properties officeooo:rsid="12dcc164" officeooo:paragraph-rsid="12dcc164"/>
    </style:style>
    <style:style style:name="P239" style:family="paragraph" style:parent-style-name="Preformatted_20_Text">
      <style:text-properties officeooo:rsid="12dcc164" officeooo:paragraph-rsid="12dcc164"/>
    </style:style>
    <style:style style:name="P240" style:family="paragraph" style:parent-style-name="Standard">
      <style:text-properties officeooo:rsid="002047ca" officeooo:paragraph-rsid="12e50996"/>
    </style:style>
    <style:style style:name="P241" style:family="paragraph" style:parent-style-name="Text_20_body">
      <style:text-properties officeooo:rsid="002047ca" officeooo:paragraph-rsid="12e50996"/>
    </style:style>
    <style:style style:name="P242" style:family="paragraph" style:parent-style-name="Preformatted_20_Text">
      <style:text-properties officeooo:rsid="002047ca" officeooo:paragraph-rsid="12e50996"/>
    </style:style>
    <style:style style:name="P243" style:family="paragraph" style:parent-style-name="Heading">
      <style:text-properties officeooo:rsid="002047ca" officeooo:paragraph-rsid="12e50996"/>
    </style:style>
    <style:style style:name="P244" style:family="paragraph" style:parent-style-name="Standard">
      <style:text-properties officeooo:paragraph-rsid="12e50996"/>
    </style:style>
    <style:style style:name="P245" style:family="paragraph" style:parent-style-name="Text_20_body">
      <style:text-properties officeooo:paragraph-rsid="12e50996"/>
    </style:style>
    <style:style style:name="P246" style:family="paragraph" style:parent-style-name="Preformatted_20_Text">
      <style:text-properties officeooo:paragraph-rsid="12e50996"/>
    </style:style>
    <style:style style:name="P247" style:family="paragraph" style:parent-style-name="Heading">
      <style:text-properties officeooo:paragraph-rsid="12e50996"/>
    </style:style>
    <style:style style:name="P248" style:family="paragraph" style:parent-style-name="Standard">
      <style:text-properties officeooo:paragraph-rsid="12ee1026"/>
    </style:style>
    <style:style style:name="P249" style:family="paragraph" style:parent-style-name="Preformatted_20_Text">
      <style:text-properties officeooo:paragraph-rsid="12ee1026"/>
    </style:style>
    <style:style style:name="P250" style:family="paragraph" style:parent-style-name="Standard">
      <style:text-properties officeooo:rsid="12ee1026" officeooo:paragraph-rsid="12ee1026"/>
    </style:style>
    <style:style style:name="P251" style:family="paragraph" style:parent-style-name="Text_20_body">
      <style:text-properties officeooo:rsid="12ee1026" officeooo:paragraph-rsid="12ee1026"/>
    </style:style>
    <style:style style:name="P252" style:family="paragraph" style:parent-style-name="Heading">
      <style:text-properties officeooo:rsid="12ee1026" officeooo:paragraph-rsid="12ee1026"/>
    </style:style>
    <style:style style:name="P253" style:family="paragraph" style:parent-style-name="Standard">
      <style:text-properties officeooo:paragraph-rsid="1027a8ba"/>
    </style:style>
    <style:style style:name="P254" style:family="paragraph" style:parent-style-name="Standard">
      <style:text-properties officeooo:rsid="02f895a5" officeooo:paragraph-rsid="02f895a5"/>
    </style:style>
    <style:style style:name="P255" style:family="paragraph" style:parent-style-name="Standard">
      <style:text-properties officeooo:rsid="12f1b83a" officeooo:paragraph-rsid="12f1b83a"/>
    </style:style>
    <style:style style:name="P256" style:family="paragraph" style:parent-style-name="Heading">
      <style:text-properties officeooo:rsid="12f1b83a" officeooo:paragraph-rsid="12f1b83a"/>
    </style:style>
    <style:style style:name="P257" style:family="paragraph" style:parent-style-name="Text_20_body">
      <style:text-properties officeooo:rsid="001c7e54" officeooo:paragraph-rsid="001c7e54"/>
    </style:style>
    <style:style style:name="P258" style:family="paragraph" style:parent-style-name="Text_20_body">
      <style:text-properties officeooo:rsid="001f596a" officeooo:paragraph-rsid="001f596a"/>
    </style:style>
    <style:style style:name="P259" style:family="paragraph" style:parent-style-name="Text_20_body">
      <style:text-properties officeooo:rsid="0028bbd3" officeooo:paragraph-rsid="0028bbd3"/>
    </style:style>
    <style:style style:name="P260" style:family="paragraph" style:parent-style-name="Text_20_body">
      <style:text-properties officeooo:rsid="002dd297" officeooo:paragraph-rsid="00a4a497"/>
    </style:style>
    <style:style style:name="P261" style:family="paragraph" style:parent-style-name="Heading">
      <style:text-properties officeooo:rsid="0073817b" officeooo:paragraph-rsid="00a4a497"/>
    </style:style>
    <style:style style:name="P262" style:family="paragraph" style:parent-style-name="Text_20_body">
      <style:text-properties officeooo:rsid="00773729" officeooo:paragraph-rsid="00a4a497"/>
    </style:style>
    <style:style style:name="P263" style:family="paragraph" style:parent-style-name="Text_20_body">
      <style:text-properties officeooo:rsid="0077e2b5" officeooo:paragraph-rsid="00a4a497"/>
    </style:style>
    <style:style style:name="P264" style:family="paragraph" style:parent-style-name="Text_20_body">
      <style:text-properties officeooo:rsid="0077e2b5" officeooo:paragraph-rsid="108e5899"/>
    </style:style>
    <style:style style:name="P265" style:family="paragraph" style:parent-style-name="Text_20_body">
      <style:text-properties officeooo:rsid="009118fd" officeooo:paragraph-rsid="009118fd"/>
    </style:style>
    <style:style style:name="P266" style:family="paragraph" style:parent-style-name="Text_20_body">
      <style:text-properties officeooo:rsid="0091caf7" officeooo:paragraph-rsid="0091caf7"/>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dd8d4" officeooo:paragraph-rsid="00a4a497"/>
    </style:style>
    <style:style style:name="P270" style:family="paragraph" style:parent-style-name="Text_20_body">
      <style:text-properties officeooo:rsid="00a96e14" officeooo:paragraph-rsid="00a96e14"/>
    </style:style>
    <style:style style:name="P271" style:family="paragraph" style:parent-style-name="Text_20_body">
      <style:text-properties officeooo:rsid="00a96e14" officeooo:paragraph-rsid="10364aae"/>
    </style:style>
    <style:style style:name="P272" style:family="paragraph" style:parent-style-name="Text_20_body">
      <style:text-properties officeooo:rsid="00a96e14" officeooo:paragraph-rsid="104fc86f"/>
    </style:style>
    <style:style style:name="P273" style:family="paragraph" style:parent-style-name="Text_20_body">
      <style:text-properties officeooo:rsid="00ba6c9c" officeooo:paragraph-rsid="00ba6c9c"/>
    </style:style>
    <style:style style:name="P274" style:family="paragraph" style:parent-style-name="Text_20_body">
      <style:text-properties officeooo:rsid="00ba6c9c" officeooo:paragraph-rsid="0c853bc1"/>
    </style:style>
    <style:style style:name="P275" style:family="paragraph" style:parent-style-name="Text_20_body">
      <style:text-properties officeooo:rsid="00c7a1d9" officeooo:paragraph-rsid="00c7a1d9"/>
    </style:style>
    <style:style style:name="P276" style:family="paragraph" style:parent-style-name="Text_20_body">
      <style:text-properties officeooo:rsid="00e3044c" officeooo:paragraph-rsid="00e3044c"/>
    </style:style>
    <style:style style:name="P277" style:family="paragraph" style:parent-style-name="Text_20_body">
      <style:text-properties officeooo:rsid="00e3044c" officeooo:paragraph-rsid="1209d15b"/>
    </style:style>
    <style:style style:name="P278" style:family="paragraph" style:parent-style-name="Text_20_body">
      <style:text-properties officeooo:rsid="014e1472" officeooo:paragraph-rsid="014e1472"/>
    </style:style>
    <style:style style:name="P279" style:family="paragraph" style:parent-style-name="Text_20_body">
      <style:text-properties officeooo:rsid="015736d4" officeooo:paragraph-rsid="015736d4"/>
    </style:style>
    <style:style style:name="P280" style:family="paragraph" style:parent-style-name="Text_20_body">
      <style:text-properties officeooo:paragraph-rsid="016b839a"/>
    </style:style>
    <style:style style:name="P281" style:family="paragraph" style:parent-style-name="Text_20_body">
      <style:text-properties officeooo:rsid="016b839a" officeooo:paragraph-rsid="016b839a"/>
    </style:style>
    <style:style style:name="P282" style:family="paragraph" style:parent-style-name="Text_20_body">
      <style:text-properties officeooo:rsid="016d5f7e" officeooo:paragraph-rsid="016d5f7e"/>
    </style:style>
    <style:style style:name="P283" style:family="paragraph" style:parent-style-name="Text_20_body">
      <style:text-properties officeooo:rsid="017744f5" officeooo:paragraph-rsid="017744f5"/>
    </style:style>
    <style:style style:name="P284" style:family="paragraph" style:parent-style-name="Text_20_body">
      <style:text-properties officeooo:rsid="01cb23c4" officeooo:paragraph-rsid="01cb23c4"/>
    </style:style>
    <style:style style:name="P285" style:family="paragraph" style:parent-style-name="Preformatted_20_Text">
      <style:text-properties officeooo:rsid="01cb23c4" officeooo:paragraph-rsid="01cb23c4"/>
    </style:style>
    <style:style style:name="P286" style:family="paragraph" style:parent-style-name="Text_20_body">
      <style:text-properties officeooo:rsid="01df118a" officeooo:paragraph-rsid="01df118a"/>
    </style:style>
    <style:style style:name="P287" style:family="paragraph" style:parent-style-name="Text_20_body">
      <style:text-properties officeooo:rsid="0240d479" officeooo:paragraph-rsid="0240d479"/>
    </style:style>
    <style:style style:name="P288" style:family="paragraph" style:parent-style-name="Heading">
      <style:text-properties officeooo:rsid="0240d479" officeooo:paragraph-rsid="0240d479"/>
    </style:style>
    <style:style style:name="P289" style:family="paragraph" style:parent-style-name="Text_20_body">
      <style:text-properties officeooo:rsid="02389bf4" officeooo:paragraph-rsid="02389bf4"/>
    </style:style>
    <style:style style:name="P290" style:family="paragraph" style:parent-style-name="Text_20_body">
      <style:text-properties officeooo:rsid="0492343b" officeooo:paragraph-rsid="0492343b"/>
    </style:style>
    <style:style style:name="P291" style:family="paragraph" style:parent-style-name="Text_20_body">
      <style:text-properties officeooo:rsid="051d2a46" officeooo:paragraph-rsid="051d2a46"/>
    </style:style>
    <style:style style:name="P292" style:family="paragraph" style:parent-style-name="Text_20_body">
      <style:text-properties officeooo:rsid="051dfdd3" officeooo:paragraph-rsid="051dfdd3"/>
    </style:style>
    <style:style style:name="P293" style:family="paragraph" style:parent-style-name="Text_20_body">
      <style:text-properties officeooo:paragraph-rsid="051dfdd3"/>
    </style:style>
    <style:style style:name="P294" style:family="paragraph" style:parent-style-name="Preformatted_20_Text">
      <style:text-properties officeooo:paragraph-rsid="051dfdd3"/>
    </style:style>
    <style:style style:name="P295" style:family="paragraph" style:parent-style-name="Text_20_body">
      <style:text-properties officeooo:rsid="051f0c7f" officeooo:paragraph-rsid="051f0c7f"/>
    </style:style>
    <style:style style:name="P296" style:family="paragraph" style:parent-style-name="Text_20_body">
      <style:text-properties officeooo:rsid="051fb765" officeooo:paragraph-rsid="051fb765"/>
    </style:style>
    <style:style style:name="P297" style:family="paragraph" style:parent-style-name="Text_20_body">
      <style:text-properties officeooo:rsid="066ae693" officeooo:paragraph-rsid="066ae693"/>
    </style:style>
    <style:style style:name="P298" style:family="paragraph" style:parent-style-name="Text_20_body">
      <style:text-properties officeooo:paragraph-rsid="066ae693"/>
    </style:style>
    <style:style style:name="P299" style:family="paragraph" style:parent-style-name="Text_20_body">
      <style:text-properties officeooo:rsid="066bdf73" officeooo:paragraph-rsid="066bdf73"/>
    </style:style>
    <style:style style:name="P300" style:family="paragraph" style:parent-style-name="Table_20_Contents">
      <style:text-properties officeooo:rsid="066bdf73" officeooo:paragraph-rsid="066bdf73"/>
    </style:style>
    <style:style style:name="P301" style:family="paragraph" style:parent-style-name="Table_20_Contents">
      <style:paragraph-properties fo:text-align="center" style:justify-single-word="false"/>
      <style:text-properties officeooo:rsid="066bdf73" officeooo:paragraph-rsid="066bdf73"/>
    </style:style>
    <style:style style:name="P302" style:family="paragraph" style:parent-style-name="Preformatted_20_Text">
      <style:text-properties officeooo:rsid="066c9f51" officeooo:paragraph-rsid="066dc662"/>
    </style:style>
    <style:style style:name="P303" style:family="paragraph" style:parent-style-name="Text_20_body">
      <style:text-properties officeooo:rsid="066dc662" officeooo:paragraph-rsid="066dc662"/>
    </style:style>
    <style:style style:name="P304" style:family="paragraph" style:parent-style-name="Text_20_body">
      <style:text-properties officeooo:rsid="066edfb2" officeooo:paragraph-rsid="066edfb2"/>
    </style:style>
    <style:style style:name="P305" style:family="paragraph" style:parent-style-name="Text_20_body">
      <style:text-properties officeooo:paragraph-rsid="0091caf7"/>
    </style:style>
    <style:style style:name="P306" style:family="paragraph" style:parent-style-name="Text_20_body">
      <style:text-properties officeooo:paragraph-rsid="079bbc05"/>
    </style:style>
    <style:style style:name="P307" style:family="paragraph" style:parent-style-name="Text_20_body">
      <style:text-properties officeooo:rsid="0bf3f5c8" officeooo:paragraph-rsid="0bf5a5ee"/>
    </style:style>
    <style:style style:name="P308" style:family="paragraph" style:parent-style-name="Text_20_body">
      <style:text-properties officeooo:rsid="0c0b04ab" officeooo:paragraph-rsid="0c0b04ab"/>
    </style:style>
    <style:style style:name="P309" style:family="paragraph" style:parent-style-name="Text_20_body">
      <style:text-properties officeooo:rsid="0c0b04ab" officeooo:paragraph-rsid="0d35fdf2"/>
    </style:style>
    <style:style style:name="P310" style:family="paragraph" style:parent-style-name="Text_20_body">
      <style:text-properties officeooo:rsid="0c0ca152" officeooo:paragraph-rsid="0c0ca152"/>
    </style:style>
    <style:style style:name="P311" style:family="paragraph" style:parent-style-name="Text_20_body">
      <style:text-properties officeooo:rsid="0c0ca152" officeooo:paragraph-rsid="106593a2"/>
    </style:style>
    <style:style style:name="P312" style:family="paragraph" style:parent-style-name="Text_20_body">
      <style:text-properties officeooo:paragraph-rsid="0c79d0c1"/>
    </style:style>
    <style:style style:name="P313" style:family="paragraph" style:parent-style-name="Text_20_body">
      <style:text-properties style:font-name="FetteFraktur" officeooo:rsid="0c79d0c1" officeooo:paragraph-rsid="0c79d0c1"/>
    </style:style>
    <style:style style:name="P314" style:family="paragraph" style:parent-style-name="Text_20_body">
      <style:text-properties officeooo:paragraph-rsid="0c853bc1"/>
    </style:style>
    <style:style style:name="P315" style:family="paragraph" style:parent-style-name="Text_20_body">
      <style:text-properties officeooo:rsid="0d062779" officeooo:paragraph-rsid="0d062779"/>
    </style:style>
    <style:style style:name="P316" style:family="paragraph" style:parent-style-name="Text_20_body">
      <style:text-properties officeooo:rsid="0d062779" officeooo:paragraph-rsid="106593a2"/>
    </style:style>
    <style:style style:name="P317" style:family="paragraph" style:parent-style-name="Text_20_body">
      <style:text-properties officeooo:paragraph-rsid="0c0ca152"/>
    </style:style>
    <style:style style:name="P318" style:family="paragraph" style:parent-style-name="Text_20_body">
      <style:text-properties officeooo:paragraph-rsid="0e40909b"/>
    </style:style>
    <style:style style:name="P319" style:family="paragraph" style:parent-style-name="Text_20_body">
      <style:text-properties officeooo:rsid="0e445387" officeooo:paragraph-rsid="0e445387"/>
    </style:style>
    <style:style style:name="P320" style:family="paragraph" style:parent-style-name="Text_20_body">
      <style:text-properties officeooo:rsid="0e445387" officeooo:paragraph-rsid="0e448a4b"/>
    </style:style>
    <style:style style:name="P321" style:family="paragraph" style:parent-style-name="Text_20_body">
      <style:text-properties officeooo:rsid="0093a842" officeooo:paragraph-rsid="0093a842"/>
    </style:style>
    <style:style style:name="P322" style:family="paragraph" style:parent-style-name="Text_20_body">
      <style:text-properties officeooo:rsid="0e74f658" officeooo:paragraph-rsid="0e74f658"/>
    </style:style>
    <style:style style:name="P323" style:family="paragraph" style:parent-style-name="Text_20_body">
      <style:text-properties officeooo:rsid="0e75d3e8" officeooo:paragraph-rsid="0e75d3e8"/>
    </style:style>
    <style:style style:name="P324" style:family="paragraph" style:parent-style-name="Text_20_body">
      <style:text-properties officeooo:rsid="0e9ea603" officeooo:paragraph-rsid="0e9ea603"/>
    </style:style>
    <style:style style:name="P325" style:family="paragraph" style:parent-style-name="Text_20_body">
      <style:text-properties officeooo:rsid="0e9ea603" officeooo:paragraph-rsid="0ea09ed8"/>
    </style:style>
    <style:style style:name="P326" style:family="paragraph" style:parent-style-name="Text_20_body">
      <style:text-properties officeooo:paragraph-rsid="0e9ea603"/>
    </style:style>
    <style:style style:name="P327" style:family="paragraph" style:parent-style-name="Text_20_body">
      <style:text-properties officeooo:rsid="00927514" officeooo:paragraph-rsid="0fee14c0"/>
    </style:style>
    <style:style style:name="P328" style:family="paragraph" style:parent-style-name="Preformatted_20_Text">
      <style:text-properties officeooo:rsid="00927514" officeooo:paragraph-rsid="00bc4111"/>
    </style:style>
    <style:style style:name="P329" style:family="paragraph" style:parent-style-name="Text_20_body">
      <style:text-properties officeooo:rsid="0fee14c0" officeooo:paragraph-rsid="0fee14c0"/>
    </style:style>
    <style:style style:name="P330" style:family="paragraph" style:parent-style-name="Table_20_Contents">
      <style:text-properties officeooo:rsid="0fee14c0" officeooo:paragraph-rsid="0fee14c0"/>
    </style:style>
    <style:style style:name="P331" style:family="paragraph" style:parent-style-name="Table_20_Contents">
      <style:paragraph-properties fo:text-align="center" style:justify-single-word="false"/>
      <style:text-properties officeooo:rsid="0fee14c0" officeooo:paragraph-rsid="0fee14c0"/>
    </style:style>
    <style:style style:name="P332" style:family="paragraph" style:parent-style-name="Table_20_Contents">
      <style:paragraph-properties fo:text-align="center" style:justify-single-word="false"/>
      <style:text-properties officeooo:rsid="0fee14c0" officeooo:paragraph-rsid="109f7a1a"/>
    </style:style>
    <style:style style:name="P333" style:family="paragraph" style:parent-style-name="Text_20_body">
      <style:text-properties officeooo:rsid="0fef65c2" officeooo:paragraph-rsid="0fef65c2"/>
    </style:style>
    <style:style style:name="P334" style:family="paragraph" style:parent-style-name="Table_20_Contents">
      <style:text-properties officeooo:rsid="0fef65c2" officeooo:paragraph-rsid="0fef65c2"/>
    </style:style>
    <style:style style:name="P335" style:family="paragraph" style:parent-style-name="Table_20_Contents">
      <style:text-properties officeooo:rsid="0fef65c2"/>
    </style:style>
    <style:style style:name="P336" style:family="paragraph" style:parent-style-name="Table_20_Contents">
      <style:text-properties officeooo:rsid="0fef65c2" officeooo:paragraph-rsid="0ff80d16"/>
    </style:style>
    <style:style style:name="P337" style:family="paragraph" style:parent-style-name="Table_20_Contents">
      <style:text-properties officeooo:rsid="0fef65c2" officeooo:paragraph-rsid="1158af21"/>
    </style:style>
    <style:style style:name="P338" style:family="paragraph" style:parent-style-name="Table_20_Contents">
      <style:text-properties officeooo:rsid="0fef65c2" officeooo:paragraph-rsid="103b327b"/>
    </style:style>
    <style:style style:name="P339" style:family="paragraph" style:parent-style-name="Text_20_body">
      <style:text-properties officeooo:paragraph-rsid="0ff5ac79"/>
    </style:style>
    <style:style style:name="P340" style:family="paragraph" style:parent-style-name="Preformatted_20_Text">
      <style:text-properties officeooo:paragraph-rsid="0ff5ac79"/>
    </style:style>
    <style:style style:name="P341" style:family="paragraph" style:parent-style-name="Text_20_body">
      <style:text-properties officeooo:rsid="0ff80d16" officeooo:paragraph-rsid="0ff80d16"/>
    </style:style>
    <style:style style:name="P342" style:family="paragraph" style:parent-style-name="Preformatted_20_Text">
      <style:text-properties officeooo:rsid="0ff80d16" officeooo:paragraph-rsid="0ff80d16"/>
    </style:style>
    <style:style style:name="P343" style:family="paragraph" style:parent-style-name="Text_20_body">
      <style:text-properties officeooo:rsid="1003ff23" officeooo:paragraph-rsid="1003ff23"/>
    </style:style>
    <style:style style:name="P344" style:family="paragraph" style:parent-style-name="Preformatted_20_Text">
      <style:text-properties officeooo:rsid="1003ff23" officeooo:paragraph-rsid="1003ff23"/>
    </style:style>
    <style:style style:name="P345" style:family="paragraph" style:parent-style-name="Preformatted_20_Text">
      <style:text-properties officeooo:rsid="1003ff23" officeooo:paragraph-rsid="10a76d3d"/>
    </style:style>
    <style:style style:name="P346" style:family="paragraph" style:parent-style-name="Text_20_body">
      <style:text-properties officeooo:rsid="1005a93e" officeooo:paragraph-rsid="1005a93e"/>
    </style:style>
    <style:style style:name="P347" style:family="paragraph" style:parent-style-name="Text_20_body">
      <style:text-properties officeooo:rsid="10156d23" officeooo:paragraph-rsid="10156d23"/>
    </style:style>
    <style:style style:name="P348" style:family="paragraph" style:parent-style-name="Text_20_body">
      <style:text-properties officeooo:rsid="1017608c" officeooo:paragraph-rsid="1017608c"/>
    </style:style>
    <style:style style:name="P349" style:family="paragraph" style:parent-style-name="Text_20_body">
      <style:text-properties officeooo:paragraph-rsid="101e0e00"/>
    </style:style>
    <style:style style:name="P350" style:family="paragraph" style:parent-style-name="Text_20_body">
      <style:text-properties officeooo:paragraph-rsid="0099d1a2"/>
    </style:style>
    <style:style style:name="P351" style:family="paragraph" style:parent-style-name="Text_20_body">
      <style:text-properties officeooo:rsid="1025d6db" officeooo:paragraph-rsid="1025d6db"/>
    </style:style>
    <style:style style:name="P352" style:family="paragraph" style:parent-style-name="Text_20_body">
      <style:text-properties officeooo:rsid="102fcb4c" officeooo:paragraph-rsid="102fcb4c"/>
    </style:style>
    <style:style style:name="P353" style:family="paragraph" style:parent-style-name="Text_20_body">
      <style:text-properties officeooo:paragraph-rsid="00baef1e"/>
    </style:style>
    <style:style style:name="P354" style:family="paragraph" style:parent-style-name="Text_20_body">
      <style:text-properties officeooo:paragraph-rsid="079e4ac7"/>
    </style:style>
    <style:style style:name="P355" style:family="paragraph" style:parent-style-name="Text_20_body">
      <style:text-properties officeooo:rsid="0caea03a" officeooo:paragraph-rsid="10407db4"/>
    </style:style>
    <style:style style:name="P356" style:family="paragraph" style:parent-style-name="Preformatted_20_Text">
      <style:text-properties officeooo:rsid="0caea03a" officeooo:paragraph-rsid="0caea03a"/>
    </style:style>
    <style:style style:name="P357" style:family="paragraph" style:parent-style-name="Text_20_body">
      <style:text-properties officeooo:rsid="103cb278" officeooo:paragraph-rsid="103cb278"/>
    </style:style>
    <style:style style:name="P358" style:family="paragraph" style:parent-style-name="Heading">
      <style:text-properties officeooo:rsid="103cb278" officeooo:paragraph-rsid="103cb278"/>
    </style:style>
    <style:style style:name="P359" style:family="paragraph" style:parent-style-name="Text_20_body">
      <style:text-properties officeooo:rsid="103e3ca1" officeooo:paragraph-rsid="103e3ca1"/>
    </style:style>
    <style:style style:name="P360" style:family="paragraph" style:parent-style-name="Text_20_body">
      <style:text-properties officeooo:rsid="00f67afd" officeooo:paragraph-rsid="00f67afd"/>
    </style:style>
    <style:style style:name="P361" style:family="paragraph" style:parent-style-name="Text_20_body">
      <style:text-properties officeooo:rsid="10489e14" officeooo:paragraph-rsid="10489e14"/>
    </style:style>
    <style:style style:name="P362" style:family="paragraph" style:parent-style-name="Text_20_body">
      <style:text-properties officeooo:paragraph-rsid="09f1b92f"/>
    </style:style>
    <style:style style:name="P363" style:family="paragraph" style:parent-style-name="Text_20_body">
      <style:text-properties officeooo:rsid="104e6249" officeooo:paragraph-rsid="104e6249"/>
    </style:style>
    <style:style style:name="P364" style:family="paragraph" style:parent-style-name="Text_20_body">
      <style:text-properties officeooo:paragraph-rsid="104ee245"/>
    </style:style>
    <style:style style:name="P365" style:family="paragraph" style:parent-style-name="Text_20_body">
      <style:text-properties officeooo:paragraph-rsid="104fc86f"/>
    </style:style>
    <style:style style:name="P366" style:family="paragraph" style:parent-style-name="Text_20_body">
      <style:text-properties officeooo:rsid="103c0359" officeooo:paragraph-rsid="103e3ca1"/>
    </style:style>
    <style:style style:name="P367" style:family="paragraph" style:parent-style-name="Text_20_body">
      <style:text-properties officeooo:paragraph-rsid="10584865"/>
    </style:style>
    <style:style style:name="P368" style:family="paragraph" style:parent-style-name="Text_20_body">
      <style:text-properties officeooo:rsid="105b6939" officeooo:paragraph-rsid="105ce03b"/>
    </style:style>
    <style:style style:name="P369" style:family="paragraph" style:parent-style-name="Preformatted_20_Text">
      <style:text-properties officeooo:rsid="105b6939" officeooo:paragraph-rsid="105ce03b"/>
    </style:style>
    <style:style style:name="P370" style:family="paragraph" style:parent-style-name="Preformatted_20_Text">
      <style:text-properties officeooo:rsid="105b6939" officeooo:paragraph-rsid="105b6939"/>
    </style:style>
    <style:style style:name="P371" style:family="paragraph" style:parent-style-name="Text_20_body">
      <style:text-properties officeooo:rsid="106593a2" officeooo:paragraph-rsid="106593a2"/>
    </style:style>
    <style:style style:name="P372" style:family="paragraph" style:parent-style-name="Text_20_body">
      <style:text-properties officeooo:paragraph-rsid="106593a2"/>
    </style:style>
    <style:style style:name="P373" style:family="paragraph" style:parent-style-name="Text_20_body">
      <style:text-properties officeooo:rsid="0d32d56e" officeooo:paragraph-rsid="106593a2"/>
    </style:style>
    <style:style style:name="P374" style:family="paragraph" style:parent-style-name="Preformatted_20_Text">
      <style:text-properties officeooo:rsid="0d32d56e" officeooo:paragraph-rsid="0d32d56e"/>
    </style:style>
    <style:style style:name="P375" style:family="paragraph" style:parent-style-name="Text_20_body">
      <style:text-properties officeooo:paragraph-rsid="106782da"/>
    </style:style>
    <style:style style:name="P376" style:family="paragraph" style:parent-style-name="Text_20_body">
      <style:text-properties officeooo:paragraph-rsid="1071da26"/>
    </style:style>
    <style:style style:name="P377" style:family="paragraph" style:parent-style-name="Text_20_body">
      <style:text-properties officeooo:paragraph-rsid="10751ca7"/>
    </style:style>
    <style:style style:name="P378" style:family="paragraph" style:parent-style-name="Text_20_body">
      <style:text-properties officeooo:rsid="10751ca7" officeooo:paragraph-rsid="10751ca7"/>
    </style:style>
    <style:style style:name="P379" style:family="paragraph" style:parent-style-name="Text_20_body">
      <style:text-properties officeooo:rsid="108a66ca" officeooo:paragraph-rsid="108a66ca"/>
    </style:style>
    <style:style style:name="P380" style:family="paragraph" style:parent-style-name="Text_20_body">
      <style:text-properties officeooo:rsid="108cc94b" officeooo:paragraph-rsid="108cc94b"/>
    </style:style>
    <style:style style:name="P381" style:family="paragraph" style:parent-style-name="Text_20_body">
      <style:text-properties officeooo:rsid="00a13599" officeooo:paragraph-rsid="108e5899"/>
    </style:style>
    <style:style style:name="P382" style:family="paragraph" style:parent-style-name="Text_20_body">
      <style:text-properties officeooo:rsid="1091d084" officeooo:paragraph-rsid="1091d084"/>
    </style:style>
    <style:style style:name="P383" style:family="paragraph" style:parent-style-name="Heading">
      <style:text-properties officeooo:rsid="1091d084" officeooo:paragraph-rsid="1091d084"/>
    </style:style>
    <style:style style:name="P384" style:family="paragraph" style:parent-style-name="Text_20_body">
      <style:text-properties officeooo:paragraph-rsid="10982582"/>
    </style:style>
    <style:style style:name="P385" style:family="paragraph" style:parent-style-name="Text_20_body">
      <style:text-properties officeooo:rsid="100b0302" officeooo:paragraph-rsid="10982582"/>
    </style:style>
    <style:style style:name="P386" style:family="paragraph" style:parent-style-name="Text_20_body">
      <style:text-properties officeooo:rsid="10982582" officeooo:paragraph-rsid="10982582"/>
    </style:style>
    <style:style style:name="P387" style:family="paragraph" style:parent-style-name="Text_20_body">
      <style:text-properties officeooo:rsid="0c853bc1" officeooo:paragraph-rsid="0c853bc1"/>
    </style:style>
    <style:style style:name="P388" style:family="paragraph" style:parent-style-name="Text_20_body">
      <style:text-properties officeooo:rsid="0c853bc1" officeooo:paragraph-rsid="126d7504"/>
    </style:style>
    <style:style style:name="P389" style:family="paragraph" style:parent-style-name="Text_20_body">
      <style:text-properties officeooo:rsid="109f63bc" officeooo:paragraph-rsid="109f7a1a"/>
    </style:style>
    <style:style style:name="P390" style:family="paragraph" style:parent-style-name="Text_20_body">
      <style:text-properties officeooo:paragraph-rsid="0e445387"/>
    </style:style>
    <style:style style:name="P391" style:family="paragraph" style:parent-style-name="Text_20_body">
      <style:text-properties officeooo:paragraph-rsid="0028bbd3"/>
    </style:style>
    <style:style style:name="P392" style:family="paragraph" style:parent-style-name="Text_20_body">
      <style:text-properties officeooo:paragraph-rsid="10c4bac3"/>
    </style:style>
    <style:style style:name="P393" style:family="paragraph" style:parent-style-name="Preformatted_20_Text">
      <style:text-properties officeooo:paragraph-rsid="10c4bac3"/>
    </style:style>
    <style:style style:name="P394" style:family="paragraph" style:parent-style-name="Text_20_body">
      <style:text-properties officeooo:rsid="10d934be" officeooo:paragraph-rsid="10d934be"/>
    </style:style>
    <style:style style:name="P395" style:family="paragraph" style:parent-style-name="Text_20_body">
      <style:text-properties officeooo:rsid="1156c8b2" officeooo:paragraph-rsid="1156c8b2"/>
    </style:style>
    <style:style style:name="P396" style:family="paragraph" style:parent-style-name="Preformatted_20_Text">
      <style:text-properties officeooo:rsid="1156c8b2" officeooo:paragraph-rsid="1156c8b2"/>
    </style:style>
    <style:style style:name="P397" style:family="paragraph" style:parent-style-name="Heading">
      <style:text-properties officeooo:rsid="1156c8b2" officeooo:paragraph-rsid="1156c8b2"/>
    </style:style>
    <style:style style:name="P398" style:family="paragraph" style:parent-style-name="Text_20_body">
      <style:text-properties officeooo:paragraph-rsid="114c391a"/>
    </style:style>
    <style:style style:name="P399" style:family="paragraph" style:parent-style-name="Text_20_body">
      <style:text-properties officeooo:rsid="115f3820" officeooo:paragraph-rsid="115f3820"/>
    </style:style>
    <style:style style:name="P400" style:family="paragraph" style:parent-style-name="Text_20_body">
      <style:text-properties officeooo:rsid="117a4550" officeooo:paragraph-rsid="117a4550"/>
    </style:style>
    <style:style style:name="P401" style:family="paragraph" style:parent-style-name="Text_20_body">
      <style:text-properties officeooo:rsid="052ba80a" officeooo:paragraph-rsid="052ba80a"/>
    </style:style>
    <style:style style:name="P402" style:family="paragraph" style:parent-style-name="Text_20_body">
      <style:text-properties officeooo:rsid="11d51035" officeooo:paragraph-rsid="11d51035"/>
    </style:style>
    <style:style style:name="P403" style:family="paragraph" style:parent-style-name="Text_20_body">
      <style:text-properties officeooo:paragraph-rsid="108e5899"/>
    </style:style>
    <style:style style:name="P404" style:family="paragraph" style:parent-style-name="Text_20_body">
      <style:text-properties officeooo:paragraph-rsid="0bf5a5ee"/>
    </style:style>
    <style:style style:name="P405" style:family="paragraph" style:parent-style-name="Preformatted_20_Text">
      <style:text-properties officeooo:paragraph-rsid="0bf5a5ee"/>
    </style:style>
    <style:style style:name="P406" style:family="paragraph" style:parent-style-name="Preformatted_20_Text">
      <style:paragraph-properties fo:margin-top="0in" fo:margin-bottom="0.1965in" style:contextual-spacing="false"/>
      <style:text-properties officeooo:paragraph-rsid="0bf5a5ee"/>
    </style:style>
    <style:style style:name="P407" style:family="paragraph" style:parent-style-name="Text_20_body">
      <style:text-properties officeooo:rsid="12164df9" officeooo:paragraph-rsid="12164df9"/>
    </style:style>
    <style:style style:name="P408" style:family="paragraph" style:parent-style-name="Text_20_body">
      <style:text-properties officeooo:rsid="1217d44c" officeooo:paragraph-rsid="1217d44c"/>
    </style:style>
    <style:style style:name="P409" style:family="paragraph" style:parent-style-name="Text_20_body">
      <style:text-properties officeooo:rsid="121ba9d3" officeooo:paragraph-rsid="121ba9d3"/>
    </style:style>
    <style:style style:name="P410" style:family="paragraph" style:parent-style-name="Text_20_body">
      <style:text-properties officeooo:rsid="120dbb91" officeooo:paragraph-rsid="120dbb91"/>
    </style:style>
    <style:style style:name="P411" style:family="paragraph" style:parent-style-name="Text_20_body">
      <style:text-properties officeooo:rsid="123c2ed1" officeooo:paragraph-rsid="123c2ed1"/>
    </style:style>
    <style:style style:name="P412" style:family="paragraph" style:parent-style-name="Preformatted_20_Text">
      <style:text-properties officeooo:rsid="123c2ed1" officeooo:paragraph-rsid="123c2ed1"/>
    </style:style>
    <style:style style:name="P413" style:family="paragraph" style:parent-style-name="Text_20_body">
      <style:text-properties officeooo:rsid="1046db7e" officeooo:paragraph-rsid="124eba6e"/>
    </style:style>
    <style:style style:name="P414" style:family="paragraph" style:parent-style-name="Preformatted_20_Text">
      <style:text-properties officeooo:rsid="1046db7e" officeooo:paragraph-rsid="124eba6e"/>
    </style:style>
    <style:style style:name="P415" style:family="paragraph" style:parent-style-name="Text_20_body">
      <style:text-properties officeooo:paragraph-rsid="100b0302"/>
    </style:style>
    <style:style style:name="P416" style:family="paragraph" style:parent-style-name="Text_20_body">
      <style:text-properties officeooo:rsid="1244f6a0" officeooo:paragraph-rsid="12454cbc"/>
    </style:style>
    <style:style style:name="P417" style:family="paragraph" style:parent-style-name="Preformatted_20_Text">
      <style:text-properties officeooo:rsid="1244f6a0" officeooo:paragraph-rsid="12454cbc"/>
    </style:style>
    <style:style style:name="P418" style:family="paragraph" style:parent-style-name="Text_20_body">
      <style:text-properties officeooo:rsid="12454cbc" officeooo:paragraph-rsid="12454cbc"/>
    </style:style>
    <style:style style:name="P419" style:family="paragraph" style:parent-style-name="Text_20_body">
      <style:text-properties officeooo:rsid="0177cc48" officeooo:paragraph-rsid="0177cc48"/>
    </style:style>
    <style:style style:name="P420" style:family="paragraph" style:parent-style-name="Preformatted_20_Text">
      <style:text-properties officeooo:rsid="0177cc48" officeooo:paragraph-rsid="12454cbc"/>
    </style:style>
    <style:style style:name="P421" style:family="paragraph" style:parent-style-name="Text_20_body">
      <style:text-properties officeooo:rsid="00baef1e" officeooo:paragraph-rsid="00baef1e"/>
    </style:style>
    <style:style style:name="P422" style:family="paragraph" style:parent-style-name="Text_20_body">
      <style:text-properties officeooo:rsid="123673ea" officeooo:paragraph-rsid="124d955d"/>
    </style:style>
    <style:style style:name="P423" style:family="paragraph" style:parent-style-name="Text_20_body">
      <style:text-properties officeooo:rsid="0491231b" officeooo:paragraph-rsid="0491231b"/>
    </style:style>
    <style:style style:name="P424" style:family="paragraph" style:parent-style-name="Text_20_body">
      <style:text-properties officeooo:rsid="008397dd" officeooo:paragraph-rsid="124d955d"/>
    </style:style>
    <style:style style:name="P425" style:family="paragraph" style:parent-style-name="Text_20_body">
      <style:text-properties officeooo:rsid="1168af9c" officeooo:paragraph-rsid="124d955d"/>
    </style:style>
    <style:style style:name="P426" style:family="paragraph" style:parent-style-name="Preformatted_20_Text">
      <style:text-properties officeooo:rsid="1168af9c" officeooo:paragraph-rsid="124d955d"/>
    </style:style>
    <style:style style:name="P427" style:family="paragraph" style:parent-style-name="Text_20_body">
      <style:text-properties officeooo:rsid="015df6b7" officeooo:paragraph-rsid="124eba6e"/>
    </style:style>
    <style:style style:name="P428" style:family="paragraph" style:parent-style-name="Text_20_body">
      <style:text-properties officeooo:rsid="106d2959" officeooo:paragraph-rsid="124eba6e"/>
    </style:style>
    <style:style style:name="P429" style:family="paragraph" style:parent-style-name="Text_20_body">
      <style:text-properties officeooo:rsid="01107191" officeooo:paragraph-rsid="124eba6e"/>
    </style:style>
    <style:style style:name="P430" style:family="paragraph" style:parent-style-name="Text_20_body">
      <style:text-properties officeooo:rsid="00981577" officeooo:paragraph-rsid="124eba6e"/>
    </style:style>
    <style:style style:name="P431" style:family="paragraph" style:parent-style-name="Text_20_body">
      <style:text-properties officeooo:rsid="1136c354" officeooo:paragraph-rsid="124eba6e"/>
    </style:style>
    <style:style style:name="P432" style:family="paragraph" style:parent-style-name="Text_20_body">
      <style:text-properties officeooo:rsid="102250f7" officeooo:paragraph-rsid="124eba6e"/>
    </style:style>
    <style:style style:name="P433" style:family="paragraph" style:parent-style-name="Text_20_body">
      <style:text-properties officeooo:rsid="113630d1" officeooo:paragraph-rsid="124eba6e"/>
    </style:style>
    <style:style style:name="P434" style:family="paragraph" style:parent-style-name="Preformatted_20_Text">
      <style:text-properties officeooo:rsid="113630d1" officeooo:paragraph-rsid="124eba6e"/>
    </style:style>
    <style:style style:name="P435" style:family="paragraph" style:parent-style-name="Text_20_body">
      <style:text-properties officeooo:rsid="122a57eb" officeooo:paragraph-rsid="124eba6e"/>
    </style:style>
    <style:style style:name="P436" style:family="paragraph" style:parent-style-name="Text_20_body">
      <style:text-properties officeooo:paragraph-rsid="113025d2"/>
    </style:style>
    <style:style style:name="P437" style:family="paragraph" style:parent-style-name="Text_20_body">
      <style:text-properties officeooo:paragraph-rsid="124f4d54"/>
    </style:style>
    <style:style style:name="P438" style:family="paragraph" style:parent-style-name="Text_20_body">
      <style:text-properties officeooo:rsid="106e851c"/>
    </style:style>
    <style:style style:name="P439" style:family="paragraph" style:parent-style-name="Text_20_body">
      <style:text-properties officeooo:paragraph-rsid="12053c40"/>
    </style:style>
    <style:style style:name="P440" style:family="paragraph" style:parent-style-name="Text_20_body">
      <style:text-properties officeooo:paragraph-rsid="126d7504"/>
    </style:style>
    <style:style style:name="P441" style:family="paragraph" style:parent-style-name="Preformatted_20_Text">
      <style:text-properties officeooo:paragraph-rsid="126d7504"/>
    </style:style>
    <style:style style:name="P442" style:family="paragraph" style:parent-style-name="Text_20_body">
      <style:text-properties officeooo:paragraph-rsid="1091d084"/>
    </style:style>
    <style:style style:name="P443" style:family="paragraph" style:parent-style-name="Text_20_body">
      <style:text-properties officeooo:paragraph-rsid="1209d15b"/>
    </style:style>
    <style:style style:name="P444" style:family="paragraph" style:parent-style-name="Text_20_body">
      <style:text-properties officeooo:paragraph-rsid="12873ec6"/>
    </style:style>
    <style:style style:name="P445" style:family="paragraph" style:parent-style-name="Text_20_body">
      <style:text-properties officeooo:rsid="100f05ee" officeooo:paragraph-rsid="124d955d"/>
    </style:style>
    <style:style style:name="P446" style:family="paragraph" style:parent-style-name="Text_20_body">
      <style:text-properties officeooo:rsid="128c72d6" officeooo:paragraph-rsid="128c72d6"/>
    </style:style>
    <style:style style:name="P447" style:family="paragraph" style:parent-style-name="Text_20_body">
      <style:text-properties officeooo:paragraph-rsid="1240aacb"/>
    </style:style>
    <style:style style:name="P448" style:family="paragraph" style:parent-style-name="Text_20_body">
      <style:text-properties officeooo:rsid="129cba07" officeooo:paragraph-rsid="129cba07"/>
    </style:style>
    <style:style style:name="P449" style:family="paragraph" style:parent-style-name="Table_20_Contents">
      <style:text-properties officeooo:rsid="129cba07" officeooo:paragraph-rsid="129cba07"/>
    </style:style>
    <style:style style:name="P450" style:family="paragraph" style:parent-style-name="Text_20_body">
      <style:text-properties officeooo:paragraph-rsid="129cba07"/>
    </style:style>
    <style:style style:name="P451" style:family="paragraph" style:parent-style-name="Text_20_body">
      <style:text-properties officeooo:paragraph-rsid="12a016af"/>
    </style:style>
    <style:style style:name="P452" style:family="paragraph" style:parent-style-name="Preformatted_20_Text">
      <style:text-properties officeooo:paragraph-rsid="12a016af"/>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text-properties officeooo:paragraph-rsid="114c1438"/>
    </style:style>
    <style:style style:name="P455" style:family="paragraph" style:parent-style-name="Table_20_Contents">
      <style:paragraph-properties fo:text-align="center" style:justify-single-word="false"/>
      <style:text-properties officeooo:paragraph-rsid="12c0bf65"/>
    </style:style>
    <style:style style:name="P456" style:family="paragraph" style:parent-style-name="Text_20_body">
      <style:text-properties officeooo:rsid="12ac2ee8" officeooo:paragraph-rsid="12ac2ee8"/>
    </style:style>
    <style:style style:name="P457" style:family="paragraph" style:parent-style-name="Text_20_body">
      <style:text-properties officeooo:paragraph-rsid="12ac2ee8"/>
    </style:style>
    <style:style style:name="P458" style:family="paragraph" style:parent-style-name="Text_20_body">
      <style:text-properties officeooo:rsid="12ada781" officeooo:paragraph-rsid="12ada781"/>
    </style:style>
    <style:style style:name="P459" style:family="paragraph" style:parent-style-name="Text_20_body">
      <style:text-properties officeooo:paragraph-rsid="12ada781"/>
    </style:style>
    <style:style style:name="P460" style:family="paragraph" style:parent-style-name="Preformatted_20_Text">
      <style:text-properties officeooo:paragraph-rsid="12ada781"/>
    </style:style>
    <style:style style:name="P461" style:family="paragraph" style:parent-style-name="Text_20_body">
      <style:text-properties officeooo:paragraph-rsid="066bdf73"/>
    </style:style>
    <style:style style:name="P462" style:family="paragraph" style:parent-style-name="Text_20_body">
      <style:text-properties officeooo:rsid="12bbbdbe" officeooo:paragraph-rsid="12bbbdbe"/>
    </style:style>
    <style:style style:name="P463" style:family="paragraph" style:parent-style-name="Heading">
      <style:text-properties officeooo:rsid="12bbbdbe" officeooo:paragraph-rsid="12bbbdbe"/>
    </style:style>
    <style:style style:name="P464" style:family="paragraph" style:parent-style-name="Text_20_body">
      <style:text-properties officeooo:paragraph-rsid="066edfb2"/>
    </style:style>
    <style:style style:name="P465" style:family="paragraph" style:parent-style-name="Text_20_body">
      <style:text-properties officeooo:rsid="12c02d88" officeooo:paragraph-rsid="12c02d88"/>
    </style:style>
    <style:style style:name="P466" style:family="paragraph" style:parent-style-name="Heading">
      <style:text-properties officeooo:rsid="12c02d88" officeooo:paragraph-rsid="12c02d88"/>
    </style:style>
    <style:style style:name="P467" style:family="paragraph" style:parent-style-name="Table_20_Contents">
      <style:text-properties officeooo:rsid="12c02d88" officeooo:paragraph-rsid="12c02d88"/>
    </style:style>
    <style:style style:name="P468" style:family="paragraph" style:parent-style-name="Table_20_Contents">
      <style:paragraph-properties fo:text-align="center" style:justify-single-word="false"/>
      <style:text-properties officeooo:rsid="12c02d88" officeooo:paragraph-rsid="12c02d88"/>
    </style:style>
    <style:style style:name="P469" style:family="paragraph" style:parent-style-name="Table_20_Contents">
      <style:text-properties officeooo:rsid="12c02d88" officeooo:paragraph-rsid="12c26965"/>
    </style:style>
    <style:style style:name="P470" style:family="paragraph" style:parent-style-name="Text_20_body">
      <style:text-properties officeooo:rsid="12c26965" officeooo:paragraph-rsid="12c26965"/>
    </style:style>
    <style:style style:name="P471" style:family="paragraph" style:parent-style-name="Preformatted_20_Text">
      <style:text-properties officeooo:rsid="12c26965" officeooo:paragraph-rsid="12c26965"/>
    </style:style>
    <style:style style:name="P472" style:family="paragraph" style:parent-style-name="Heading">
      <style:text-properties officeooo:rsid="12c26965" officeooo:paragraph-rsid="12c26965"/>
    </style:style>
    <style:style style:name="P473" style:family="paragraph" style:parent-style-name="Text_20_body">
      <style:text-properties officeooo:rsid="12c55bf7" officeooo:paragraph-rsid="12c55bf7"/>
    </style:style>
    <style:style style:name="P474" style:family="paragraph" style:parent-style-name="Heading">
      <style:text-properties officeooo:rsid="12c55bf7" officeooo:paragraph-rsid="12c55bf7"/>
    </style:style>
    <style:style style:name="P475" style:family="paragraph" style:parent-style-name="Text_20_body">
      <style:text-properties officeooo:rsid="12c63042" officeooo:paragraph-rsid="12c63042"/>
    </style:style>
    <style:style style:name="P476" style:family="paragraph" style:parent-style-name="Preformatted_20_Text">
      <style:text-properties officeooo:rsid="12c63042" officeooo:paragraph-rsid="12c63042"/>
    </style:style>
    <style:style style:name="P477" style:family="paragraph" style:parent-style-name="Text_20_body">
      <style:text-properties officeooo:paragraph-rsid="12c63042"/>
    </style:style>
    <style:style style:name="P478" style:family="paragraph" style:parent-style-name="Preformatted_20_Text">
      <style:text-properties officeooo:paragraph-rsid="12c63042"/>
    </style:style>
    <style:style style:name="P479" style:family="paragraph" style:parent-style-name="Text_20_body">
      <style:text-properties officeooo:paragraph-rsid="12d21e61"/>
    </style:style>
    <style:style style:name="P480" style:family="paragraph" style:parent-style-name="Text_20_body">
      <style:text-properties officeooo:paragraph-rsid="12d41240"/>
    </style:style>
    <style:style style:name="P481" style:family="paragraph" style:parent-style-name="Preformatted_20_Text">
      <style:text-properties officeooo:paragraph-rsid="12d41240"/>
    </style:style>
    <style:style style:name="P482" style:family="paragraph" style:parent-style-name="Text_20_body">
      <style:text-properties officeooo:rsid="12d4eaec" officeooo:paragraph-rsid="12d4eaec"/>
    </style:style>
    <style:style style:name="P483" style:family="paragraph" style:parent-style-name="Preformatted_20_Text">
      <style:text-properties officeooo:rsid="12d4eaec" officeooo:paragraph-rsid="12d4eaec"/>
    </style:style>
    <style:style style:name="P484" style:family="paragraph" style:parent-style-name="Text_20_body">
      <style:paragraph-properties fo:text-align="center" style:justify-single-word="false"/>
      <style:text-properties officeooo:rsid="12d4eaec" officeooo:paragraph-rsid="12d4eaec"/>
    </style:style>
    <style:style style:name="P485" style:family="paragraph" style:parent-style-name="Text_20_body">
      <style:paragraph-properties fo:text-align="start" style:justify-single-word="false"/>
      <style:text-properties officeooo:rsid="12d4eaec" officeooo:paragraph-rsid="12d4eaec"/>
    </style:style>
    <style:style style:name="P486" style:family="paragraph" style:parent-style-name="Text_20_body">
      <style:text-properties officeooo:rsid="12d908c1" officeooo:paragraph-rsid="12d908c1"/>
    </style:style>
    <style:style style:name="P487" style:family="paragraph" style:parent-style-name="Text_20_body">
      <style:text-properties officeooo:paragraph-rsid="12d908c1"/>
    </style:style>
    <style:style style:name="P488" style:family="paragraph" style:parent-style-name="Preformatted_20_Text">
      <style:text-properties officeooo:paragraph-rsid="12d908c1"/>
    </style:style>
    <style:style style:name="P489" style:family="paragraph" style:parent-style-name="Text_20_body">
      <style:text-properties officeooo:rsid="12c54d70" officeooo:paragraph-rsid="12d908c1"/>
    </style:style>
    <style:style style:name="P490" style:family="paragraph" style:parent-style-name="Preformatted_20_Text">
      <style:text-properties officeooo:rsid="12c54d70" officeooo:paragraph-rsid="12d908c1"/>
    </style:style>
    <style:style style:name="P491" style:family="paragraph" style:parent-style-name="Text_20_body">
      <style:text-properties officeooo:rsid="12de5ac6" officeooo:paragraph-rsid="12de5ac6"/>
    </style:style>
    <style:style style:name="P492" style:family="paragraph" style:parent-style-name="Text_20_body">
      <style:text-properties officeooo:rsid="12dfaf62" officeooo:paragraph-rsid="12dfaf62"/>
    </style:style>
    <style:style style:name="P493" style:family="paragraph" style:parent-style-name="Text_20_body">
      <style:text-properties officeooo:rsid="001fa6b7" officeooo:paragraph-rsid="12e50996"/>
    </style:style>
    <style:style style:name="P494" style:family="paragraph" style:parent-style-name="Text_20_body">
      <style:text-properties officeooo:rsid="12ec445c" officeooo:paragraph-rsid="12ec445c"/>
    </style:style>
    <style:style style:name="P495" style:family="paragraph" style:parent-style-name="Text_20_body">
      <style:text-properties officeooo:rsid="12eef28e" officeooo:paragraph-rsid="12eef28e"/>
    </style:style>
    <style:style style:name="P496" style:family="paragraph" style:parent-style-name="Text_20_body">
      <style:text-properties officeooo:rsid="12f2f1ef" officeooo:paragraph-rsid="12f2f1ef"/>
    </style:style>
    <style:style style:name="P497" style:family="paragraph" style:parent-style-name="Text_20_body">
      <style:text-properties officeooo:rsid="12f3210a" officeooo:paragraph-rsid="12f3210a"/>
    </style:style>
    <style:style style:name="P498" style:family="paragraph" style:parent-style-name="Text_20_body">
      <style:text-properties officeooo:paragraph-rsid="12f3210a"/>
    </style:style>
    <style:style style:name="P499" style:family="paragraph" style:parent-style-name="Text_20_body">
      <style:text-properties officeooo:rsid="12f3e79d" officeooo:paragraph-rsid="12f3e79d"/>
    </style:style>
    <style:style style:name="P500" style:family="paragraph" style:parent-style-name="Text_20_body">
      <style:text-properties officeooo:rsid="12f49188" officeooo:paragraph-rsid="12f49188"/>
    </style:style>
    <style:style style:name="P501" style:family="paragraph" style:parent-style-name="Text_20_body">
      <style:text-properties officeooo:paragraph-rsid="12f49188"/>
    </style:style>
    <style:style style:name="P502" style:family="paragraph" style:parent-style-name="Text_20_body">
      <style:text-properties officeooo:rsid="12f7a5ca" officeooo:paragraph-rsid="12f7a5ca"/>
    </style:style>
    <style:style style:name="P503" style:family="paragraph" style:parent-style-name="Preformatted_20_Text">
      <style:text-properties officeooo:paragraph-rsid="002f1486"/>
    </style:style>
    <style:style style:name="P504" style:family="paragraph" style:parent-style-name="Preformatted_20_Text">
      <style:text-properties officeooo:paragraph-rsid="003481a1"/>
    </style:style>
    <style:style style:name="P505" style:family="paragraph" style:parent-style-name="Preformatted_20_Text">
      <style:text-properties officeooo:paragraph-rsid="0093a842"/>
    </style:style>
    <style:style style:name="P506" style:family="paragraph" style:parent-style-name="Preformatted_20_Text">
      <style:text-properties officeooo:paragraph-rsid="00a4a497"/>
    </style:style>
    <style:style style:name="P507" style:family="paragraph" style:parent-style-name="Preformatted_20_Text">
      <style:text-properties officeooo:paragraph-rsid="00abdc30"/>
    </style:style>
    <style:style style:name="P508" style:family="paragraph" style:parent-style-name="Preformatted_20_Text">
      <style:text-properties officeooo:rsid="00abdc30" officeooo:paragraph-rsid="00abdc30"/>
    </style:style>
    <style:style style:name="P509" style:family="paragraph" style:parent-style-name="Preformatted_20_Text">
      <style:text-properties officeooo:paragraph-rsid="0158a1df"/>
    </style:style>
    <style:style style:name="P510" style:family="paragraph" style:parent-style-name="Preformatted_20_Text">
      <style:paragraph-properties fo:text-align="start" style:justify-single-word="false"/>
      <style:text-properties officeooo:paragraph-rsid="0158a1df"/>
    </style:style>
    <style:style style:name="P511" style:family="paragraph" style:parent-style-name="Preformatted_20_Text">
      <style:paragraph-properties fo:text-align="start" style:justify-single-word="false"/>
      <style:text-properties officeooo:paragraph-rsid="120d9965"/>
    </style:style>
    <style:style style:name="P512" style:family="paragraph" style:parent-style-name="Preformatted_20_Text">
      <style:text-properties officeooo:rsid="01cc9f53" officeooo:paragraph-rsid="01cc9f53"/>
    </style:style>
    <style:style style:name="P513" style:family="paragraph" style:parent-style-name="Preformatted_20_Text">
      <style:text-properties officeooo:paragraph-rsid="066dc662"/>
    </style:style>
    <style:style style:name="P514" style:family="paragraph" style:parent-style-name="Preformatted_20_Text">
      <style:text-properties officeooo:paragraph-rsid="079d3c1d"/>
    </style:style>
    <style:style style:name="P515" style:family="paragraph" style:parent-style-name="Preformatted_20_Text">
      <style:text-properties officeooo:paragraph-rsid="0a7b8727"/>
    </style:style>
    <style:style style:name="P516" style:family="paragraph" style:parent-style-name="Preformatted_20_Text">
      <style:text-properties officeooo:paragraph-rsid="0a7ca497"/>
    </style:style>
    <style:style style:name="P517" style:family="paragraph" style:parent-style-name="Preformatted_20_Text">
      <style:text-properties officeooo:rsid="0c79d0c1" officeooo:paragraph-rsid="0c79d0c1"/>
    </style:style>
    <style:style style:name="P518" style:family="paragraph" style:parent-style-name="Preformatted_20_Text">
      <style:text-properties officeooo:paragraph-rsid="0d062779"/>
    </style:style>
    <style:style style:name="P519" style:family="paragraph" style:parent-style-name="Preformatted_20_Text">
      <style:text-properties officeooo:paragraph-rsid="0d32d56e"/>
    </style:style>
    <style:style style:name="P520" style:family="paragraph" style:parent-style-name="Preformatted_20_Text">
      <style:text-properties officeooo:rsid="0e448a4b" officeooo:paragraph-rsid="0e448a4b"/>
    </style:style>
    <style:style style:name="P521" style:family="paragraph" style:parent-style-name="Preformatted_20_Text">
      <style:text-properties officeooo:paragraph-rsid="0e75d3e8"/>
    </style:style>
    <style:style style:name="P522" style:family="paragraph" style:parent-style-name="Preformatted_20_Text">
      <style:text-properties officeooo:paragraph-rsid="0e7f370b"/>
    </style:style>
    <style:style style:name="P523" style:family="paragraph" style:parent-style-name="Preformatted_20_Text">
      <style:text-properties officeooo:paragraph-rsid="0e836958"/>
    </style:style>
    <style:style style:name="P524" style:family="paragraph" style:parent-style-name="Preformatted_20_Text">
      <style:text-properties officeooo:rsid="0e8859af" officeooo:paragraph-rsid="0e8859af"/>
    </style:style>
    <style:style style:name="P525" style:family="paragraph" style:parent-style-name="Preformatted_20_Text">
      <style:text-properties officeooo:rsid="0fedcb7d" officeooo:paragraph-rsid="0fedcb7d"/>
    </style:style>
    <style:style style:name="P526" style:family="paragraph" style:parent-style-name="Preformatted_20_Text">
      <style:text-properties officeooo:paragraph-rsid="0ff24829"/>
    </style:style>
    <style:style style:name="P527" style:family="paragraph" style:parent-style-name="Preformatted_20_Text">
      <style:text-properties officeooo:paragraph-rsid="101549a0"/>
    </style:style>
    <style:style style:name="P528" style:family="paragraph" style:parent-style-name="Preformatted_20_Text">
      <style:text-properties fo:font-size="9pt" officeooo:paragraph-rsid="12ba21bc" style:font-size-asian="9pt" style:font-size-complex="9pt"/>
    </style:style>
    <style:style style:name="P529" style:family="paragraph" style:parent-style-name="Preformatted_20_Text">
      <style:text-properties fo:font-size="9pt" officeooo:rsid="12ba21bc" officeooo:paragraph-rsid="12ba21bc" style:font-size-asian="9pt" style:font-size-complex="9pt"/>
    </style:style>
    <style:style style:name="P530" style:family="paragraph" style:parent-style-name="Preformatted_20_Text">
      <style:text-properties fo:font-size="9pt" officeooo:paragraph-rsid="12ee1026" style:font-size-asian="9pt" style:font-size-complex="9pt"/>
    </style:style>
    <style:style style:name="P531" style:family="paragraph" style:parent-style-name="Preformatted_20_Text">
      <style:text-properties fo:font-size="9pt" officeooo:rsid="12ee1026" officeooo:paragraph-rsid="12ee1026" style:font-size-asian="9pt" style:font-size-complex="9pt"/>
    </style:style>
    <style:style style:name="P532" style:family="paragraph" style:parent-style-name="Preformatted_20_Text">
      <style:text-properties officeooo:paragraph-rsid="10407db4"/>
    </style:style>
    <style:style style:name="P533" style:family="paragraph" style:parent-style-name="Preformatted_20_Text">
      <style:text-properties officeooo:paragraph-rsid="105b6939"/>
    </style:style>
    <style:style style:name="P534" style:family="paragraph" style:parent-style-name="Preformatted_20_Text">
      <style:text-properties officeooo:rsid="1064311b" officeooo:paragraph-rsid="1064311b"/>
    </style:style>
    <style:style style:name="P535" style:family="paragraph" style:parent-style-name="Preformatted_20_Text">
      <style:text-properties officeooo:rsid="106782da" officeooo:paragraph-rsid="106782da"/>
    </style:style>
    <style:style style:name="P536" style:family="paragraph" style:parent-style-name="Preformatted_20_Text">
      <style:text-properties officeooo:paragraph-rsid="1076f4e8"/>
    </style:style>
    <style:style style:name="P537" style:family="paragraph" style:parent-style-name="Preformatted_20_Text">
      <style:text-properties officeooo:paragraph-rsid="108a66ca"/>
    </style:style>
    <style:style style:name="P538" style:family="paragraph" style:parent-style-name="Preformatted_20_Text">
      <style:text-properties officeooo:rsid="108ad683" officeooo:paragraph-rsid="108ad683"/>
    </style:style>
    <style:style style:name="P539" style:family="paragraph" style:parent-style-name="Preformatted_20_Text">
      <style:text-properties officeooo:paragraph-rsid="108ad683"/>
    </style:style>
    <style:style style:name="P540" style:family="paragraph" style:parent-style-name="Preformatted_20_Text">
      <style:text-properties officeooo:paragraph-rsid="108cc94b"/>
    </style:style>
    <style:style style:name="P541" style:family="paragraph" style:parent-style-name="Preformatted_20_Text">
      <style:text-properties officeooo:rsid="109c84c4" officeooo:paragraph-rsid="109c84c4"/>
    </style:style>
    <style:style style:name="P542" style:family="paragraph" style:parent-style-name="Preformatted_20_Text">
      <style:text-properties officeooo:rsid="10a76d3d" officeooo:paragraph-rsid="1003ff23"/>
    </style:style>
    <style:style style:name="P543" style:family="paragraph" style:parent-style-name="Preformatted_20_Text">
      <style:text-properties officeooo:paragraph-rsid="10d934be"/>
    </style:style>
    <style:style style:name="P544" style:family="paragraph" style:parent-style-name="Text_20_body">
      <style:text-properties officeooo:paragraph-rsid="10d934be"/>
    </style:style>
    <style:style style:name="P545" style:family="paragraph" style:parent-style-name="Preformatted_20_Text">
      <style:text-properties officeooo:rsid="114c1438" officeooo:paragraph-rsid="114c1438"/>
    </style:style>
    <style:style style:name="P546" style:family="paragraph" style:parent-style-name="Table_20_Contents">
      <style:paragraph-properties fo:text-align="center" style:justify-single-word="false"/>
      <style:text-properties officeooo:rsid="114c1438" officeooo:paragraph-rsid="114c1438"/>
    </style:style>
    <style:style style:name="P547" style:family="paragraph" style:parent-style-name="Preformatted_20_Text">
      <style:text-properties officeooo:paragraph-rsid="11552bb5"/>
    </style:style>
    <style:style style:name="P548" style:family="paragraph" style:parent-style-name="Preformatted_20_Text">
      <style:text-properties officeooo:rsid="11d6558b" officeooo:paragraph-rsid="11d6558b"/>
    </style:style>
    <style:style style:name="P549" style:family="paragraph" style:parent-style-name="Preformatted_20_Text">
      <style:paragraph-properties fo:text-align="start" style:justify-single-word="false"/>
      <style:text-properties officeooo:rsid="1209d15b" officeooo:paragraph-rsid="1209d15b"/>
    </style:style>
    <style:style style:name="P550" style:family="paragraph" style:parent-style-name="Preformatted_20_Text">
      <style:paragraph-properties fo:text-align="start" style:justify-single-word="false"/>
      <style:text-properties officeooo:rsid="1209d15b" officeooo:paragraph-rsid="120a3cdf"/>
    </style:style>
    <style:style style:name="P551" style:family="paragraph" style:parent-style-name="Preformatted_20_Text">
      <style:paragraph-properties fo:text-align="start" style:justify-single-word="false"/>
      <style:text-properties officeooo:rsid="120d9965" officeooo:paragraph-rsid="120d9965"/>
    </style:style>
    <style:style style:name="P552" style:family="paragraph" style:parent-style-name="Preformatted_20_Text">
      <style:text-properties officeooo:paragraph-rsid="1220988c"/>
    </style:style>
    <style:style style:name="P553" style:family="paragraph" style:parent-style-name="Preformatted_20_Text">
      <style:text-properties officeooo:paragraph-rsid="122614f7"/>
    </style:style>
    <style:style style:name="P554" style:family="paragraph" style:parent-style-name="Preformatted_20_Text">
      <style:text-properties officeooo:rsid="002a9c1f"/>
    </style:style>
    <style:style style:name="P555" style:family="paragraph" style:parent-style-name="Preformatted_20_Text">
      <style:text-properties style:font-name="Liberation Mono" fo:font-size="9pt"/>
    </style:style>
    <style:style style:name="P556" style:family="paragraph" style:parent-style-name="Preformatted_20_Text">
      <style:text-properties style:font-name="Liberation Mono" fo:font-size="9pt" officeooo:paragraph-rsid="1240aacb"/>
    </style:style>
    <style:style style:name="P557" style:family="paragraph" style:parent-style-name="Preformatted_20_Text">
      <style:text-properties style:font-name="Liberation Mono" fo:font-size="9pt" officeooo:paragraph-rsid="12cb3018"/>
    </style:style>
    <style:style style:name="P558" style:family="paragraph" style:parent-style-name="Preformatted_20_Text">
      <style:text-properties officeooo:paragraph-rsid="12454cbc"/>
    </style:style>
    <style:style style:name="P559" style:family="paragraph" style:parent-style-name="Preformatted_20_Text">
      <style:text-properties style:font-name="Courier New" fo:font-style="italic" officeooo:rsid="020c80f8" officeooo:paragraph-rsid="124eba6e" style:font-style-asian="italic" style:font-style-complex="italic"/>
    </style:style>
    <style:style style:name="P560" style:family="paragraph" style:parent-style-name="Preformatted_20_Text">
      <style:text-properties style:font-name="Courier New" officeooo:paragraph-rsid="124eba6e"/>
    </style:style>
    <style:style style:name="P561" style:family="paragraph" style:parent-style-name="Preformatted_20_Text">
      <style:text-properties officeooo:rsid="10457cb4" officeooo:paragraph-rsid="124eba6e"/>
    </style:style>
    <style:style style:name="P562" style:family="paragraph" style:parent-style-name="Preformatted_20_Text">
      <style:text-properties officeooo:rsid="10230930" officeooo:paragraph-rsid="124eba6e"/>
    </style:style>
    <style:style style:name="P563" style:family="paragraph" style:parent-style-name="Preformatted_20_Text">
      <style:text-properties fo:language="en" fo:country="US" fo:font-weight="bold" officeooo:paragraph-rsid="124f4d54"/>
    </style:style>
    <style:style style:name="P564" style:family="paragraph" style:parent-style-name="Preformatted_20_Text">
      <style:text-properties officeooo:paragraph-rsid="12616c31"/>
    </style:style>
    <style:style style:name="P565" style:family="paragraph" style:parent-style-name="Preformatted_20_Text">
      <style:text-properties officeooo:paragraph-rsid="126210db"/>
    </style:style>
    <style:style style:name="P566" style:family="paragraph" style:parent-style-name="Preformatted_20_Text">
      <style:text-properties officeooo:rsid="126210db" officeooo:paragraph-rsid="126210db"/>
    </style:style>
    <style:style style:name="P567" style:family="paragraph" style:parent-style-name="Preformatted_20_Text">
      <style:text-properties officeooo:rsid="126d7504" officeooo:paragraph-rsid="126d7504"/>
    </style:style>
    <style:style style:name="P568" style:family="paragraph" style:parent-style-name="Preformatted_20_Text">
      <style:text-properties officeooo:paragraph-rsid="1289ccb1"/>
    </style:style>
    <style:style style:name="P569" style:family="paragraph" style:parent-style-name="Preformatted_20_Text">
      <style:text-properties officeooo:paragraph-rsid="128b6766"/>
    </style:style>
    <style:style style:name="P570" style:family="paragraph" style:parent-style-name="Preformatted_20_Text">
      <style:text-properties officeooo:paragraph-rsid="128b7c8b"/>
    </style:style>
    <style:style style:name="P571" style:family="paragraph" style:parent-style-name="Preformatted_20_Text">
      <style:text-properties officeooo:paragraph-rsid="128c72d6"/>
    </style:style>
    <style:style style:name="P572" style:family="paragraph" style:parent-style-name="Preformatted_20_Text">
      <style:text-properties officeooo:rsid="128fd76e" officeooo:paragraph-rsid="128fd76e"/>
    </style:style>
    <style:style style:name="P573" style:family="paragraph" style:parent-style-name="Preformatted_20_Text">
      <style:text-properties officeooo:paragraph-rsid="128fd76e"/>
    </style:style>
    <style:style style:name="P574" style:family="paragraph" style:parent-style-name="Preformatted_20_Text">
      <style:text-properties officeooo:paragraph-rsid="1290d2cf"/>
    </style:style>
    <style:style style:name="P575" style:family="paragraph" style:parent-style-name="Preformatted_20_Text">
      <style:text-properties officeooo:paragraph-rsid="1293925b"/>
    </style:style>
    <style:style style:name="P576" style:family="paragraph" style:parent-style-name="Preformatted_20_Text">
      <style:text-properties officeooo:paragraph-rsid="12c26965"/>
    </style:style>
    <style:style style:name="P577" style:family="paragraph" style:parent-style-name="Preformatted_20_Text">
      <style:text-properties officeooo:rsid="12c8037e" officeooo:paragraph-rsid="12c8037e"/>
    </style:style>
    <style:style style:name="P578" style:family="paragraph" style:parent-style-name="Table_20_Contents">
      <style:text-properties officeooo:rsid="12c8037e" officeooo:paragraph-rsid="12c8037e"/>
    </style:style>
    <style:style style:name="P579" style:family="paragraph" style:parent-style-name="Preformatted_20_Text">
      <style:text-properties officeooo:rsid="12d41240" officeooo:paragraph-rsid="12d41240"/>
    </style:style>
    <style:style style:name="P580" style:family="paragraph" style:parent-style-name="Preformatted_20_Text">
      <style:text-properties officeooo:paragraph-rsid="12d4eaec"/>
    </style:style>
    <style:style style:name="P581" style:family="paragraph" style:parent-style-name="Preformatted_20_Text">
      <style:text-properties officeooo:rsid="12d2f833" officeooo:paragraph-rsid="12d41240"/>
    </style:style>
    <style:style style:name="P582" style:family="paragraph" style:parent-style-name="Preformatted_20_Text">
      <style:text-properties officeooo:paragraph-rsid="12db074b"/>
    </style:style>
    <style:style style:name="P583" style:family="paragraph" style:parent-style-name="Preformatted_20_Text">
      <style:text-properties officeooo:paragraph-rsid="12e18c1c"/>
    </style:style>
    <style:style style:name="P584" style:family="paragraph" style:parent-style-name="Preformatted_20_Text">
      <style:text-properties officeooo:paragraph-rsid="12e3eebe"/>
    </style:style>
    <style:style style:name="P585" style:family="paragraph" style:parent-style-name="Preformatted_20_Text">
      <style:text-properties officeooo:paragraph-rsid="12eddd0f"/>
    </style:style>
    <style:style style:name="P586" style:family="paragraph" style:parent-style-name="Preformatted_20_Text">
      <style:text-properties officeooo:paragraph-rsid="12f2f1ef"/>
    </style:style>
    <style:style style:name="P587" style:family="paragraph" style:parent-style-name="Heading">
      <style:text-properties officeooo:rsid="115beb4a" officeooo:paragraph-rsid="115beb4a"/>
    </style:style>
    <style:style style:name="P588" style:family="paragraph" style:parent-style-name="Table_20_Contents">
      <style:text-properties officeooo:rsid="109f7a1a" officeooo:paragraph-rsid="109f7a1a"/>
    </style:style>
    <style:style style:name="P589" style:family="paragraph" style:parent-style-name="Table_20_Contents">
      <style:paragraph-properties fo:text-align="center" style:justify-single-word="false"/>
      <style:text-properties officeooo:rsid="114c391a" officeooo:paragraph-rsid="114c391a"/>
    </style:style>
    <style:style style:name="P590" style:family="paragraph" style:parent-style-name="Table_20_Contents">
      <style:paragraph-properties fo:text-align="center" style:justify-single-word="false"/>
      <style:text-properties officeooo:rsid="115af25b" officeooo:paragraph-rsid="115af25b"/>
    </style:style>
    <style:style style:name="P591" style:family="paragraph" style:parent-style-name="Table_20_Contents">
      <style:text-properties officeooo:paragraph-rsid="109f7a1a"/>
    </style:style>
    <style:style style:name="P592" style:family="paragraph" style:parent-style-name="Table_20_Contents">
      <style:text-properties officeooo:rsid="12c8027c" officeooo:paragraph-rsid="12c8027c"/>
    </style:style>
    <style:style style:name="P593" style:family="paragraph" style:parent-style-name="Table_20_Contents">
      <style:text-properties officeooo:paragraph-rsid="12c8027c"/>
    </style:style>
    <style:style style:name="P594" style:family="paragraph" style:parent-style-name="Table_20_Contents">
      <style:text-properties officeooo:rsid="10407db4" officeooo:paragraph-rsid="12c8027c"/>
    </style:style>
    <style:style style:name="P595" style:family="paragraph" style:parent-style-name="Table_20_Contents">
      <style:text-properties officeooo:paragraph-rsid="103b327b"/>
    </style:style>
    <style:style style:name="P596" style:family="paragraph" style:parent-style-name="Table_20_Contents">
      <style:text-properties officeooo:paragraph-rsid="12c8037e"/>
    </style:style>
    <style:style style:name="P597" style:family="paragraph" style:parent-style-name="Subtitle">
      <style:text-properties officeooo:paragraph-rsid="022dda61"/>
    </style:style>
    <style:style style:name="P598" style:family="paragraph" style:parent-style-name="Heading">
      <style:text-properties officeooo:rsid="13158e2d" officeooo:paragraph-rsid="13158e2d"/>
    </style:style>
    <style:style style:name="P599" style:family="paragraph" style:parent-style-name="Text_20_body">
      <style:text-properties officeooo:rsid="13158e2d" officeooo:paragraph-rsid="13158e2d"/>
    </style:style>
    <style:style style:name="P600" style:family="paragraph" style:parent-style-name="Text_20_body">
      <style:text-properties officeooo:rsid="13158e2d" officeooo:paragraph-rsid="1318a3ac"/>
    </style:style>
    <style:style style:name="P601" style:family="paragraph" style:parent-style-name="Text_20_body">
      <style:text-properties officeooo:rsid="1305e736" officeooo:paragraph-rsid="1305e736"/>
    </style:style>
    <style:style style:name="P602" style:family="paragraph" style:parent-style-name="Preformatted_20_Text">
      <style:text-properties officeooo:rsid="1305e736" officeooo:paragraph-rsid="1305e736"/>
    </style:style>
    <style:style style:name="P603" style:family="paragraph" style:parent-style-name="Standard">
      <style:text-properties officeooo:rsid="131152c9" officeooo:paragraph-rsid="131152c9"/>
    </style:style>
    <style:style style:name="P604" style:family="paragraph" style:parent-style-name="Text_20_body">
      <style:text-properties officeooo:rsid="131152c9" officeooo:paragraph-rsid="131152c9"/>
    </style:style>
    <style:style style:name="P605" style:family="paragraph" style:parent-style-name="Text_20_body">
      <style:text-properties officeooo:rsid="131152c9" officeooo:paragraph-rsid="10d934be"/>
    </style:style>
    <style:style style:name="P606" style:family="paragraph" style:parent-style-name="Text_20_body">
      <style:text-properties officeooo:rsid="130aaf4c" officeooo:paragraph-rsid="130aaf4c"/>
    </style:style>
    <style:style style:name="P607" style:family="paragraph" style:parent-style-name="Preformatted_20_Text">
      <style:text-properties officeooo:rsid="1309d918" officeooo:paragraph-rsid="1309d918"/>
    </style:style>
    <style:style style:name="P608" style:family="paragraph" style:parent-style-name="Text_20_body">
      <style:text-properties officeooo:rsid="1309d918" officeooo:paragraph-rsid="1309d918"/>
    </style:style>
    <style:style style:name="P609" style:family="paragraph" style:parent-style-name="Preformatted_20_Text">
      <style:text-properties fo:font-size="8pt" style:font-size-asian="8pt" style:font-size-complex="8pt"/>
    </style:style>
    <style:style style:name="P610" style:family="paragraph" style:parent-style-name="Preformatted_20_Text">
      <style:text-properties fo:font-size="8pt" officeooo:rsid="1309d918" officeooo:paragraph-rsid="130aaf4c" style:font-size-asian="8pt" style:font-size-complex="8pt"/>
    </style:style>
    <style:style style:name="P611" style:family="paragraph" style:parent-style-name="Text_20_body">
      <style:text-properties fo:font-size="8pt" officeooo:rsid="1309d918" officeooo:paragraph-rsid="130aaf4c" style:font-size-asian="8pt" style:font-size-complex="8pt"/>
    </style:style>
    <style:style style:name="P612" style:family="paragraph" style:parent-style-name="Preformatted_20_Text">
      <style:text-properties fo:font-size="8pt" officeooo:rsid="130aaf4c" officeooo:paragraph-rsid="130aaf4c" style:font-size-asian="8pt" style:font-size-complex="8pt"/>
    </style:style>
    <style:style style:name="P613" style:family="paragraph" style:parent-style-name="Preformatted_20_Text">
      <style:text-properties officeooo:rsid="130be2eb" officeooo:paragraph-rsid="130be2eb"/>
    </style:style>
    <style:style style:name="P614" style:family="paragraph" style:parent-style-name="Text_20_body">
      <style:text-properties officeooo:rsid="130be2eb" officeooo:paragraph-rsid="130be2eb"/>
    </style:style>
    <style:style style:name="P615" style:family="paragraph" style:parent-style-name="Preformatted_20_Text">
      <style:text-properties officeooo:paragraph-rsid="13158e2d"/>
    </style:style>
    <style:style style:name="P616" style:family="paragraph" style:parent-style-name="Preformatted_20_Text">
      <style:text-properties officeooo:rsid="1318a3ac" officeooo:paragraph-rsid="1318a3ac"/>
    </style:style>
    <style:style style:name="P617" style:family="paragraph" style:parent-style-name="Text_20_body">
      <style:text-properties officeooo:rsid="1318a3ac" officeooo:paragraph-rsid="1318a3ac"/>
    </style:style>
    <style:style style:name="P618" style:family="paragraph" style:parent-style-name="Standard">
      <style:text-properties officeooo:paragraph-rsid="1305e736"/>
    </style:style>
    <style:style style:name="P619" style:family="paragraph" style:parent-style-name="Standard">
      <style:text-properties officeooo:rsid="1290d2cf" officeooo:paragraph-rsid="1290d2cf"/>
    </style:style>
    <style:style style:name="P620" style:family="paragraph" style:parent-style-name="Text_20_body">
      <style:text-properties officeooo:rsid="0098ef9b" officeooo:paragraph-rsid="0098ef9b"/>
    </style:style>
    <style:style style:name="P621" style:family="paragraph" style:parent-style-name="Text_20_body">
      <style:text-properties officeooo:rsid="1307a88d" officeooo:paragraph-rsid="1307a88d"/>
    </style:style>
    <style:style style:name="P622" style:family="paragraph" style:parent-style-name="Text_20_body">
      <style:text-properties officeooo:rsid="1308d550" officeooo:paragraph-rsid="1308d550"/>
    </style:style>
    <style:style style:name="P623" style:family="paragraph" style:parent-style-name="Text_20_body">
      <style:text-properties officeooo:rsid="130dd933" officeooo:paragraph-rsid="130dd933"/>
    </style:style>
    <style:style style:name="P624" style:family="paragraph" style:parent-style-name="Text_20_body">
      <style:text-properties officeooo:rsid="130efa25" officeooo:paragraph-rsid="130efa25"/>
    </style:style>
    <style:style style:name="P625" style:family="paragraph" style:parent-style-name="Text_20_body">
      <style:text-properties officeooo:rsid="131237c2" officeooo:paragraph-rsid="131237c2"/>
    </style:style>
    <style:style style:name="P626" style:family="paragraph" style:parent-style-name="Text_20_body">
      <style:text-properties officeooo:rsid="108e5899" officeooo:paragraph-rsid="108e5899"/>
    </style:style>
    <style:style style:name="P627" style:family="paragraph" style:parent-style-name="Text_20_body">
      <style:text-properties officeooo:rsid="1315cc99" officeooo:paragraph-rsid="1315cc99"/>
    </style:style>
    <style:style style:name="P628" style:family="paragraph" style:parent-style-name="Text_20_body">
      <style:text-properties officeooo:rsid="1315cc99" officeooo:paragraph-rsid="1316633b"/>
    </style:style>
    <style:style style:name="P629" style:family="paragraph" style:parent-style-name="Text_20_body">
      <style:text-properties officeooo:rsid="1317be29" officeooo:paragraph-rsid="1317be29"/>
    </style:style>
    <style:style style:name="P630" style:family="paragraph" style:parent-style-name="Text_20_body">
      <style:text-properties officeooo:paragraph-rsid="1318a3ac"/>
    </style:style>
    <style:style style:name="P631" style:family="paragraph" style:parent-style-name="Text_20_body">
      <style:text-properties officeooo:rsid="131a23ef" officeooo:paragraph-rsid="131a23ef"/>
    </style:style>
    <style:style style:name="P632" style:family="paragraph" style:parent-style-name="Heading">
      <style:text-properties officeooo:rsid="1316633b" officeooo:paragraph-rsid="1316633b"/>
    </style:style>
    <style:style style:name="P633" style:family="paragraph" style:parent-style-name="Heading_20_1">
      <style:text-properties officeooo:rsid="1305e736" officeooo:paragraph-rsid="1305e736"/>
    </style:style>
    <style:style style:name="P634" style:family="paragraph" style:parent-style-name="Heading_20_1">
      <style:text-properties officeooo:rsid="12c55bf7" officeooo:paragraph-rsid="12c55bf7"/>
    </style:style>
    <style:style style:name="P635" style:family="paragraph" style:parent-style-name="Heading_20_1">
      <style:text-properties officeooo:rsid="12ac2ee8" officeooo:paragraph-rsid="12ac2ee8"/>
    </style:style>
    <style:style style:name="P636" style:family="paragraph" style:parent-style-name="Heading_20_1">
      <style:text-properties officeooo:rsid="12d908c1" officeooo:paragraph-rsid="12d908c1"/>
    </style:style>
    <style:style style:name="P637" style:family="paragraph" style:parent-style-name="Heading_20_1" style:list-style-name="">
      <style:text-properties officeooo:rsid="066ae693" officeooo:paragraph-rsid="066ae693"/>
    </style:style>
    <style:style style:name="P638" style:family="paragraph" style:parent-style-name="Heading_20_2">
      <style:text-properties officeooo:rsid="00ba6c9c" officeooo:paragraph-rsid="00ba6c9c"/>
    </style:style>
    <style:style style:name="P639" style:family="paragraph" style:parent-style-name="Heading_20_2">
      <style:text-properties officeooo:rsid="124eba6e" officeooo:paragraph-rsid="124eba6e"/>
    </style:style>
    <style:style style:name="P640" style:family="paragraph" style:parent-style-name="Heading_20_2">
      <style:text-properties officeooo:rsid="00f67afd" officeooo:paragraph-rsid="00f67afd"/>
    </style:style>
    <style:style style:name="P641" style:family="paragraph" style:parent-style-name="Heading_20_2">
      <style:text-properties officeooo:rsid="009dd8d4" officeooo:paragraph-rsid="00a4a497"/>
    </style:style>
    <style:style style:name="P642" style:family="paragraph" style:parent-style-name="Heading_20_2">
      <style:text-properties officeooo:paragraph-rsid="00a4a497"/>
    </style:style>
    <style:style style:name="P643" style:family="paragraph" style:parent-style-name="Heading_20_2">
      <style:text-properties officeooo:rsid="0077e2b5" officeooo:paragraph-rsid="00a4a497"/>
    </style:style>
    <style:style style:name="P644" style:family="paragraph" style:parent-style-name="Heading_20_2">
      <style:text-properties officeooo:rsid="00993621" officeooo:paragraph-rsid="00993621"/>
    </style:style>
    <style:style style:name="P645" style:family="paragraph" style:parent-style-name="Heading_20_2">
      <style:text-properties officeooo:rsid="12c55bf7" officeooo:paragraph-rsid="12c55bf7"/>
    </style:style>
    <style:style style:name="P646" style:family="paragraph" style:parent-style-name="Heading_20_2">
      <style:text-properties officeooo:rsid="1064311b" officeooo:paragraph-rsid="1064311b"/>
    </style:style>
    <style:style style:name="P647" style:family="paragraph" style:parent-style-name="Heading_20_2">
      <style:text-properties officeooo:rsid="106593a2" officeooo:paragraph-rsid="106593a2"/>
    </style:style>
    <style:style style:name="P648" style:family="paragraph" style:parent-style-name="Heading_20_2">
      <style:text-properties officeooo:rsid="12ac2ee8" officeooo:paragraph-rsid="12ac2ee8"/>
    </style:style>
    <style:style style:name="P649" style:family="paragraph" style:parent-style-name="Heading_20_2">
      <style:text-properties officeooo:paragraph-rsid="12d908c1"/>
    </style:style>
    <style:style style:name="P650" style:family="paragraph" style:parent-style-name="Heading_20_2">
      <style:text-properties officeooo:paragraph-rsid="12e50996"/>
    </style:style>
    <style:style style:name="P651" style:family="paragraph" style:parent-style-name="Heading_20_2">
      <style:text-properties officeooo:rsid="12ffc636"/>
    </style:style>
    <style:style style:name="P652" style:family="paragraph" style:parent-style-name="Heading_20_2">
      <style:text-properties officeooo:rsid="126f5e4a"/>
    </style:style>
    <style:style style:name="P653" style:family="paragraph" style:parent-style-name="Heading_20_3">
      <style:text-properties officeooo:paragraph-rsid="124d955d"/>
    </style:style>
    <style:style style:name="P654" style:family="paragraph" style:parent-style-name="Heading_20_3">
      <style:text-properties officeooo:rsid="12d2f833" officeooo:paragraph-rsid="12d2f833"/>
    </style:style>
    <style:style style:name="P655" style:family="paragraph" style:parent-style-name="Heading_20_3">
      <style:text-properties officeooo:rsid="12d4eaec" officeooo:paragraph-rsid="12d4eaec"/>
    </style:style>
    <style:style style:name="P656" style:family="paragraph" style:parent-style-name="Heading_20_3">
      <style:text-properties officeooo:paragraph-rsid="101549a0"/>
    </style:style>
    <style:style style:name="P657" style:family="paragraph" style:parent-style-name="Heading_20_3">
      <style:text-properties officeooo:rsid="1305e736" officeooo:paragraph-rsid="1305e736"/>
    </style:style>
    <style:style style:name="P658" style:family="paragraph" style:parent-style-name="Heading_20_3">
      <style:text-properties officeooo:rsid="131152c9" officeooo:paragraph-rsid="131152c9"/>
    </style:style>
    <style:style style:name="P659" style:family="paragraph" style:parent-style-name="Heading_20_3">
      <style:text-properties officeooo:rsid="131237c2" officeooo:paragraph-rsid="131237c2"/>
    </style:style>
    <style:style style:name="P660" style:family="paragraph" style:parent-style-name="Heading_20_3">
      <style:text-properties officeooo:paragraph-rsid="124eba6e"/>
    </style:style>
    <style:style style:name="P661" style:family="paragraph" style:parent-style-name="Heading_20_3">
      <style:text-properties officeooo:rsid="125a7afd" officeooo:paragraph-rsid="125a7afd"/>
    </style:style>
    <style:style style:name="P662" style:family="paragraph" style:parent-style-name="Heading_20_3">
      <style:text-properties officeooo:rsid="129cba07" officeooo:paragraph-rsid="129cba07"/>
    </style:style>
    <style:style style:name="P663" style:family="paragraph" style:parent-style-name="Heading_20_3">
      <style:text-properties officeooo:rsid="0c0b04ab" officeooo:paragraph-rsid="0c0b04ab"/>
    </style:style>
    <style:style style:name="P664" style:family="paragraph" style:parent-style-name="Heading_20_4">
      <style:text-properties officeooo:rsid="130aaf4c" officeooo:paragraph-rsid="130aaf4c"/>
    </style:style>
    <style:style style:name="P665" style:family="paragraph" style:parent-style-name="Preformatted_20_Text">
      <style:text-properties officeooo:paragraph-rsid="1364c33f"/>
    </style:style>
    <style:style style:name="P666" style:family="paragraph" style:parent-style-name="Preformatted_20_Text">
      <style:text-properties officeooo:rsid="1364c33f" officeooo:paragraph-rsid="1364c33f"/>
    </style:style>
    <style:style style:name="P667" style:family="paragraph" style:parent-style-name="Preformatted_20_Text">
      <style:text-properties officeooo:paragraph-rsid="13665b49"/>
    </style:style>
    <style:style style:name="P668" style:family="paragraph" style:parent-style-name="Standard" style:list-style-name="L3">
      <style:text-properties officeooo:rsid="001a4a19" officeooo:paragraph-rsid="009118fd"/>
    </style:style>
    <style:style style:name="P669" style:family="paragraph" style:parent-style-name="Standard" style:list-style-name="L3">
      <style:text-properties officeooo:rsid="001a4a19" officeooo:paragraph-rsid="001a4a19"/>
    </style:style>
    <style:style style:name="P670" style:family="paragraph" style:parent-style-name="Standard" style:list-style-name="L5"/>
    <style:style style:name="P671" style:family="paragraph" style:parent-style-name="Standard" style:list-style-name="L5">
      <style:text-properties officeooo:paragraph-rsid="00959559"/>
    </style:style>
    <style:style style:name="P672" style:family="paragraph" style:parent-style-name="Standard" style:list-style-name="L5">
      <style:text-properties officeooo:paragraph-rsid="0fedcb7d"/>
    </style:style>
    <style:style style:name="P673" style:family="paragraph" style:parent-style-name="Standard" style:list-style-name="L5">
      <style:text-properties officeooo:rsid="00959559" officeooo:paragraph-rsid="00959559"/>
    </style:style>
    <style:style style:name="P674"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675"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676" style:family="paragraph" style:parent-style-name="Standard">
      <style:text-properties officeooo:paragraph-rsid="125bd64f"/>
    </style:style>
    <style:style style:name="P677" style:family="paragraph" style:parent-style-name="Table_20_Contents">
      <style:text-properties officeooo:rsid="1368c38c" officeooo:paragraph-rsid="1368c38c"/>
    </style:style>
    <style:style style:name="P678" style:family="paragraph" style:parent-style-name="Text_20_body" style:list-style-name="L1"/>
    <style:style style:name="P679"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680"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681"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682" style:family="paragraph" style:parent-style-name="Text_20_body" style:list-style-name="L8">
      <style:text-properties fo:font-style="normal" fo:font-weight="normal" officeooo:rsid="1265f6e7" officeooo:paragraph-rsid="1265f6e7" style:font-style-asian="normal" style:font-weight-asian="normal" style:font-style-complex="normal" style:font-weight-complex="normal"/>
    </style:style>
    <style:style style:name="P683" style:family="paragraph" style:parent-style-name="Text_20_body" style:list-style-name="L12">
      <style:text-properties fo:font-style="normal" fo:font-weight="normal" officeooo:rsid="001fa6b7" officeooo:paragraph-rsid="12e50996" style:font-style-asian="normal" style:font-weight-asian="normal" style:font-style-complex="normal" style:font-weight-complex="normal"/>
    </style:style>
    <style:style style:name="P68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68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686" style:family="paragraph" style:parent-style-name="Text_20_body">
      <style:text-properties fo:font-style="normal" fo:font-weight="normal" officeooo:rsid="13665b49" officeooo:paragraph-rsid="13665b49" style:font-style-asian="normal" style:font-weight-asian="normal" style:font-style-complex="normal" style:font-weight-complex="normal"/>
    </style:style>
    <style:style style:name="P687" style:family="paragraph" style:parent-style-name="Text_20_body" style:list-style-name="L4">
      <style:text-properties officeooo:paragraph-rsid="12088adf"/>
    </style:style>
    <style:style style:name="P688" style:family="paragraph" style:parent-style-name="Text_20_body" style:list-style-name="L4">
      <style:text-properties officeooo:paragraph-rsid="115af25b"/>
    </style:style>
    <style:style style:name="P689" style:family="paragraph" style:parent-style-name="Text_20_body" style:list-style-name="L4">
      <style:text-properties officeooo:paragraph-rsid="115beb4a"/>
    </style:style>
    <style:style style:name="P690" style:family="paragraph" style:parent-style-name="Text_20_body" style:list-style-name="L4">
      <style:text-properties officeooo:rsid="11607646" officeooo:paragraph-rsid="11607646"/>
    </style:style>
    <style:style style:name="P691" style:family="paragraph" style:parent-style-name="Text_20_body" style:list-style-name="L4">
      <style:text-properties officeooo:rsid="115af25b" officeooo:paragraph-rsid="115beb4a"/>
    </style:style>
    <style:style style:name="P692" style:family="paragraph" style:parent-style-name="Text_20_body" style:list-style-name="L4">
      <style:text-properties officeooo:rsid="114ddaca" officeooo:paragraph-rsid="115beb4a"/>
    </style:style>
    <style:style style:name="P693" style:family="paragraph" style:parent-style-name="Text_20_body" style:list-style-name="L4">
      <style:text-properties officeooo:rsid="115beb4a" officeooo:paragraph-rsid="115beb4a"/>
    </style:style>
    <style:style style:name="P694" style:family="paragraph" style:parent-style-name="Text_20_body" style:list-style-name="L6">
      <style:text-properties officeooo:paragraph-rsid="124eba6e"/>
    </style:style>
    <style:style style:name="P695" style:family="paragraph" style:parent-style-name="Text_20_body" style:list-style-name="L7">
      <style:text-properties officeooo:paragraph-rsid="124eba6e"/>
    </style:style>
    <style:style style:name="P696" style:family="paragraph" style:parent-style-name="Text_20_body" style:list-style-name="L7">
      <style:text-properties officeooo:rsid="1046db7e" officeooo:paragraph-rsid="124eba6e"/>
    </style:style>
    <style:style style:name="P697" style:family="paragraph" style:parent-style-name="Text_20_body" style:list-style-name="L8">
      <style:text-properties officeooo:paragraph-rsid="1254b6dc"/>
    </style:style>
    <style:style style:name="P698" style:family="paragraph" style:parent-style-name="Text_20_body" style:list-style-name="L8">
      <style:text-properties officeooo:paragraph-rsid="1256d18b"/>
    </style:style>
    <style:style style:name="P699" style:family="paragraph" style:parent-style-name="Text_20_body" style:list-style-name="L8">
      <style:text-properties officeooo:paragraph-rsid="1259d233"/>
    </style:style>
    <style:style style:name="P700" style:family="paragraph" style:parent-style-name="Text_20_body" style:list-style-name="L8">
      <style:text-properties officeooo:rsid="124fefa5" officeooo:paragraph-rsid="124fefa5"/>
    </style:style>
    <style:style style:name="P701" style:family="paragraph" style:parent-style-name="Text_20_body" style:list-style-name="L8">
      <style:text-properties officeooo:rsid="125a7afd" officeooo:paragraph-rsid="125a7afd"/>
    </style:style>
    <style:style style:name="P702" style:family="paragraph" style:parent-style-name="Text_20_body" style:list-style-name="L8">
      <style:text-properties officeooo:rsid="12562724" officeooo:paragraph-rsid="12562724"/>
    </style:style>
    <style:style style:name="P703" style:family="paragraph" style:parent-style-name="Text_20_body" style:list-style-name="L8">
      <style:text-properties officeooo:rsid="12571f80" officeooo:paragraph-rsid="12571f80"/>
    </style:style>
    <style:style style:name="P704" style:family="paragraph" style:parent-style-name="Text_20_body" style:list-style-name="L9"/>
    <style:style style:name="P705" style:family="paragraph" style:parent-style-name="Text_20_body" style:list-style-name="L9">
      <style:text-properties officeooo:rsid="001f596a" officeooo:paragraph-rsid="001f596a"/>
    </style:style>
    <style:style style:name="P706" style:family="paragraph" style:parent-style-name="Text_20_body" style:list-style-name="L9">
      <style:text-properties officeooo:rsid="00993621" officeooo:paragraph-rsid="00993621"/>
    </style:style>
    <style:style style:name="P707" style:family="paragraph" style:parent-style-name="Text_20_body" style:list-style-name="L9">
      <style:text-properties officeooo:rsid="105b6939" officeooo:paragraph-rsid="105b6939"/>
    </style:style>
    <style:style style:name="P708" style:family="paragraph" style:parent-style-name="Text_20_body" style:list-style-name="L10"/>
    <style:style style:name="P709" style:family="paragraph" style:parent-style-name="Text_20_body" style:list-style-name="L10">
      <style:text-properties fo:font-weight="bold" officeooo:rsid="12d908c1" officeooo:paragraph-rsid="12d908c1" style:font-weight-asian="bold" style:font-weight-complex="bold"/>
    </style:style>
    <style:style style:name="P710" style:family="paragraph" style:parent-style-name="Text_20_body" style:list-style-name="L10">
      <style:text-properties fo:font-weight="bold" officeooo:rsid="12db074b" officeooo:paragraph-rsid="12db074b" style:font-weight-asian="bold" style:font-weight-complex="bold"/>
    </style:style>
    <style:style style:name="P711" style:family="paragraph" style:parent-style-name="Text_20_body" style:list-style-name="L11">
      <style:text-properties fo:font-weight="bold" officeooo:rsid="12db074b" officeooo:paragraph-rsid="12db074b" style:font-weight-asian="bold" style:font-weight-complex="bold"/>
    </style:style>
    <style:style style:name="P712" style:family="paragraph" style:parent-style-name="Text_20_body" style:list-style-name="L12">
      <style:text-properties officeooo:rsid="001fa6b7" officeooo:paragraph-rsid="12e50996"/>
    </style:style>
    <style:style style:name="P713" style:family="paragraph" style:parent-style-name="Text_20_body">
      <style:text-properties officeooo:paragraph-rsid="125bd64f"/>
    </style:style>
    <style:style style:name="P714" style:family="paragraph" style:parent-style-name="Text_20_body">
      <style:text-properties officeooo:rsid="1368c38c" officeooo:paragraph-rsid="1368c38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079d3c1d"/>
    </style:style>
    <style:style style:name="T23" style:family="text">
      <style:text-properties fo:font-style="italic" style:font-style-asian="italic" style:font-style-complex="italic"/>
    </style:style>
    <style:style style:name="T24" style:family="text">
      <style:text-properties fo:font-style="italic" officeooo:rsid="00fa1fc4" style:font-style-asian="italic" style:font-style-complex="italic"/>
    </style:style>
    <style:style style:name="T25" style:family="text">
      <style:text-properties fo:font-style="italic" officeooo:rsid="01446f4f" style:font-style-asian="italic" style:font-style-complex="italic"/>
    </style:style>
    <style:style style:name="T26" style:family="text">
      <style:text-properties fo:font-style="italic" officeooo:rsid="0170de5c" style:font-style-asian="italic" style:font-style-complex="italic"/>
    </style:style>
    <style:style style:name="T27" style:family="text">
      <style:text-properties fo:font-style="italic" officeooo:rsid="01741a9d" style:font-style-asian="italic" style:font-style-complex="italic"/>
    </style:style>
    <style:style style:name="T28" style:family="text">
      <style:text-properties fo:font-style="italic" officeooo:rsid="01748726" style:font-style-asian="italic" style:font-style-complex="italic"/>
    </style:style>
    <style:style style:name="T29" style:family="text">
      <style:text-properties fo:font-style="italic" officeooo:rsid="01cb23c4" style:font-style-asian="italic" style:font-style-complex="italic"/>
    </style:style>
    <style:style style:name="T30" style:family="text">
      <style:text-properties fo:font-style="italic" officeooo:rsid="020c5064" style:font-style-asian="italic" style:font-style-complex="italic"/>
    </style:style>
    <style:style style:name="T31" style:family="text">
      <style:text-properties fo:font-style="italic" officeooo:rsid="020c80f8" style:font-style-asian="italic" style:font-style-complex="italic"/>
    </style:style>
    <style:style style:name="T32" style:family="text">
      <style:text-properties fo:font-style="italic" officeooo:rsid="020ef690" style:font-style-asian="italic" style:font-style-complex="italic"/>
    </style:style>
    <style:style style:name="T33" style:family="text">
      <style:text-properties fo:font-style="italic" officeooo:rsid="0125f43e" style:font-style-asian="italic" style:font-style-complex="italic"/>
    </style:style>
    <style:style style:name="T34" style:family="text">
      <style:text-properties fo:font-style="italic" officeooo:rsid="049131f6" style:font-style-asian="italic" style:font-style-complex="italic"/>
    </style:style>
    <style:style style:name="T35" style:family="text">
      <style:text-properties fo:font-style="italic" officeooo:rsid="051dfdd3" style:font-style-asian="italic" style:font-style-complex="italic"/>
    </style:style>
    <style:style style:name="T36" style:family="text">
      <style:text-properties fo:font-style="italic" officeooo:rsid="0601b349" style:font-style-asian="italic" style:font-style-complex="italic"/>
    </style:style>
    <style:style style:name="T37" style:family="text">
      <style:text-properties fo:font-style="italic" officeooo:rsid="066ae693" style:font-style-asian="italic" style:font-style-complex="italic"/>
    </style:style>
    <style:style style:name="T38" style:family="text">
      <style:text-properties fo:font-style="italic" officeooo:rsid="0c79d0c1" style:font-style-asian="italic" style:font-style-complex="italic"/>
    </style:style>
    <style:style style:name="T39" style:family="text">
      <style:text-properties fo:font-style="italic" officeooo:rsid="0d33ebf6" style:font-style-asian="italic" style:font-style-complex="italic"/>
    </style:style>
    <style:style style:name="T40" style:family="text">
      <style:text-properties fo:font-style="italic" officeooo:rsid="0d350d37" style:font-style-asian="italic" style:font-style-complex="italic"/>
    </style:style>
    <style:style style:name="T41" style:family="text">
      <style:text-properties fo:font-style="italic" officeooo:rsid="0e40909b" style:font-style-asian="italic" style:font-style-complex="italic"/>
    </style:style>
    <style:style style:name="T42" style:family="text">
      <style:text-properties fo:font-style="italic" officeooo:rsid="0fedd881" style:font-style-asian="italic" style:font-style-complex="italic"/>
    </style:style>
    <style:style style:name="T43" style:family="text">
      <style:text-properties fo:font-style="italic" officeooo:rsid="0fee14c0" style:font-style-asian="italic" style:font-style-complex="italic"/>
    </style:style>
    <style:style style:name="T44" style:family="text">
      <style:text-properties fo:font-style="italic" officeooo:rsid="100c42b2" style:font-style-asian="italic" style:font-style-complex="italic"/>
    </style:style>
    <style:style style:name="T45" style:family="text">
      <style:text-properties fo:font-style="italic" officeooo:rsid="1017608c" style:font-style-asian="italic" style:font-style-complex="italic"/>
    </style:style>
    <style:style style:name="T46" style:family="text">
      <style:text-properties fo:font-style="italic" officeooo:rsid="1025d6db" style:font-style-asian="italic" style:font-style-complex="italic"/>
    </style:style>
    <style:style style:name="T47" style:family="text">
      <style:text-properties fo:font-style="italic" officeooo:rsid="10453146" style:font-style-asian="italic" style:font-style-complex="italic"/>
    </style:style>
    <style:style style:name="T48" style:family="text">
      <style:text-properties fo:font-style="italic" officeooo:rsid="0c0ca152" style:font-style-asian="italic" style:font-style-complex="italic"/>
    </style:style>
    <style:style style:name="T49" style:family="text">
      <style:text-properties fo:font-style="italic" officeooo:rsid="1064311b" style:font-style-asian="italic" style:font-style-complex="italic"/>
    </style:style>
    <style:style style:name="T50" style:family="text">
      <style:text-properties fo:font-style="italic" officeooo:rsid="106d2959" style:font-style-asian="italic" style:font-style-complex="italic"/>
    </style:style>
    <style:style style:name="T51" style:family="text">
      <style:text-properties fo:font-style="italic" officeooo:rsid="1070c9c9" style:font-style-asian="italic" style:font-style-complex="italic"/>
    </style:style>
    <style:style style:name="T52" style:family="text">
      <style:text-properties fo:font-style="italic" officeooo:rsid="1092c938" style:font-style-asian="italic" style:font-style-complex="italic"/>
    </style:style>
    <style:style style:name="T53" style:family="text">
      <style:text-properties fo:font-style="italic" officeooo:rsid="101f92e9" style:font-style-asian="italic" style:font-style-complex="italic"/>
    </style:style>
    <style:style style:name="T54" style:family="text">
      <style:text-properties fo:font-style="italic" officeooo:rsid="0099d1a2" style:font-style-asian="italic" style:font-style-complex="italic"/>
    </style:style>
    <style:style style:name="T55" style:family="text">
      <style:text-properties fo:font-style="italic" officeooo:rsid="01ddc984" style:font-style-asian="italic" style:font-style-complex="italic"/>
    </style:style>
    <style:style style:name="T56" style:family="text">
      <style:text-properties fo:font-style="italic" officeooo:rsid="12053c40" style:font-style-asian="italic" style:font-style-complex="italic"/>
    </style:style>
    <style:style style:name="T57" style:family="text">
      <style:text-properties fo:font-style="italic" officeooo:rsid="00f03c35" style:font-style-asian="italic" style:font-style-complex="italic"/>
    </style:style>
    <style:style style:name="T58" style:family="text">
      <style:text-properties fo:font-style="italic" officeooo:rsid="12217bc8" style:font-style-asian="italic" style:font-style-complex="italic"/>
    </style:style>
    <style:style style:name="T59" style:family="text">
      <style:text-properties fo:font-style="italic" officeooo:rsid="122c3849" style:font-style-asian="italic" style:font-style-complex="italic"/>
    </style:style>
    <style:style style:name="T60" style:family="text">
      <style:text-properties fo:font-style="italic" officeooo:rsid="12454cbc" style:font-style-asian="italic" style:font-style-complex="italic"/>
    </style:style>
    <style:style style:name="T61" style:family="text">
      <style:text-properties fo:font-style="italic" officeooo:rsid="124d955d" style:font-style-asian="italic" style:font-style-complex="italic"/>
    </style:style>
    <style:style style:name="T62" style:family="text">
      <style:text-properties fo:font-style="italic" officeooo:rsid="124f4d54" style:font-style-asian="italic" style:font-style-complex="italic"/>
    </style:style>
    <style:style style:name="T63" style:family="text">
      <style:text-properties fo:font-style="italic" officeooo:rsid="125bd64f" style:font-style-asian="italic" style:font-style-complex="italic"/>
    </style:style>
    <style:style style:name="T64" style:family="text">
      <style:text-properties fo:font-style="italic" officeooo:rsid="0111a231" style:font-style-asian="italic" style:font-style-complex="italic"/>
    </style:style>
    <style:style style:name="T65" style:family="text">
      <style:text-properties fo:font-style="italic" officeooo:rsid="129cba07" style:font-style-asian="italic" style:font-style-complex="italic"/>
    </style:style>
    <style:style style:name="T66" style:family="text">
      <style:text-properties fo:font-style="italic" officeooo:rsid="12c26965" style:font-style-asian="italic" style:font-style-complex="italic"/>
    </style:style>
    <style:style style:name="T67" style:family="text">
      <style:text-properties fo:font-style="italic" officeooo:rsid="12c63042" style:font-style-asian="italic" style:font-style-complex="italic"/>
    </style:style>
    <style:style style:name="T68" style:family="text">
      <style:text-properties fo:font-style="italic" officeooo:rsid="12c8037e" style:font-style-asian="italic" style:font-style-complex="italic"/>
    </style:style>
    <style:style style:name="T69" style:family="text">
      <style:text-properties fo:font-style="italic" officeooo:rsid="12d21e61" style:font-style-asian="italic" style:font-style-complex="italic"/>
    </style:style>
    <style:style style:name="T70" style:family="text">
      <style:text-properties fo:font-style="italic" officeooo:rsid="12d908c1" style:font-style-asian="italic" style:font-style-complex="italic"/>
    </style:style>
    <style:style style:name="T71" style:family="text">
      <style:text-properties fo:font-style="italic" officeooo:rsid="12eddd0f" style:font-style-asian="italic" style:font-style-complex="italic"/>
    </style:style>
    <style:style style:name="T72" style:family="text">
      <style:text-properties fo:font-style="italic" officeooo:rsid="12f3210a" style:font-style-asian="italic" style:font-style-complex="italic"/>
    </style:style>
    <style:style style:name="T73" style:family="text">
      <style:text-properties fo:font-style="italic" officeooo:rsid="131237c2"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7f9437" style:font-style-asian="italic" style:font-weight-asian="bold" style:font-style-complex="italic" style:font-weight-complex="bold"/>
    </style:style>
    <style:style style:name="T76" style:family="text">
      <style:text-properties fo:font-style="italic" fo:font-weight="bold" officeooo:rsid="00855305" style:font-style-asian="italic" style:font-weight-asian="bold" style:font-style-complex="italic" style:font-weight-complex="bold"/>
    </style:style>
    <style:style style:name="T77" style:family="text">
      <style:text-properties fo:font-style="italic" fo:font-weight="bold" officeooo:rsid="00959559" style:font-style-asian="italic" style:font-weight-asian="bold" style:font-style-complex="italic" style:font-weight-complex="bold"/>
    </style:style>
    <style:style style:name="T78" style:family="text">
      <style:text-properties fo:font-style="italic" fo:font-weight="bold" officeooo:rsid="052a3994" style:font-style-asian="italic" style:font-weight-asian="bold" style:font-style-complex="italic" style:font-weight-complex="bold"/>
    </style:style>
    <style:style style:name="T79" style:family="text">
      <style:text-properties fo:font-style="italic" fo:font-weight="bold" officeooo:rsid="0c0ca152" style:font-style-asian="italic" style:font-weight-asian="bold" style:font-style-complex="italic" style:font-weight-complex="bold"/>
    </style:style>
    <style:style style:name="T80" style:family="text">
      <style:text-properties fo:font-style="italic" fo:font-weight="bold" officeooo:rsid="0c953938" style:font-style-asian="italic" style:font-weight-asian="bold" style:font-style-complex="italic" style:font-weight-complex="bold"/>
    </style:style>
    <style:style style:name="T81" style:family="text">
      <style:text-properties fo:font-style="italic" fo:font-weight="bold" officeooo:rsid="0e8859af" style:font-style-asian="italic" style:font-weight-asian="bold" style:font-style-complex="italic" style:font-weight-complex="bold"/>
    </style:style>
    <style:style style:name="T82" style:family="text">
      <style:text-properties fo:font-style="italic" fo:font-weight="bold" officeooo:rsid="0fedcb7d" style:font-style-asian="italic" style:font-weight-asian="bold" style:font-style-complex="italic" style:font-weight-complex="bold"/>
    </style:style>
    <style:style style:name="T83" style:family="text">
      <style:text-properties fo:font-style="italic" fo:font-weight="bold" officeooo:rsid="0e7f370b" style:font-style-asian="italic" style:font-weight-asian="bold" style:font-style-complex="italic" style:font-weight-complex="bold"/>
    </style:style>
    <style:style style:name="T84" style:family="text">
      <style:text-properties fo:font-style="italic" fo:font-weight="bold" officeooo:rsid="0ff5ac79" style:font-style-asian="italic" style:font-weight-asian="bold" style:font-style-complex="italic" style:font-weight-complex="bold"/>
    </style:style>
    <style:style style:name="T85" style:family="text">
      <style:text-properties fo:font-style="italic" fo:font-weight="bold" officeooo:rsid="1023366d" style:font-style-asian="italic" style:font-weight-asian="bold" style:font-style-complex="italic" style:font-weight-complex="bold"/>
    </style:style>
    <style:style style:name="T86" style:family="text">
      <style:text-properties fo:font-style="italic" fo:font-weight="bold" officeooo:rsid="00baef1e" style:font-style-asian="italic" style:font-weight-asian="bold" style:font-style-complex="italic" style:font-weight-complex="bold"/>
    </style:style>
    <style:style style:name="T87" style:family="text">
      <style:text-properties fo:font-style="italic" fo:font-weight="bold" officeooo:rsid="10751ca7" style:font-style-asian="italic" style:font-weight-asian="bold" style:font-style-complex="italic" style:font-weight-complex="bold"/>
    </style:style>
    <style:style style:name="T88" style:family="text">
      <style:text-properties fo:font-style="italic" fo:font-weight="bold" officeooo:rsid="113025d2" style:font-style-asian="italic" style:font-weight-asian="bold" style:font-style-complex="italic" style:font-weight-complex="bold"/>
    </style:style>
    <style:style style:name="T89" style:family="text">
      <style:text-properties fo:font-style="italic" fo:font-weight="bold" officeooo:rsid="101f92e9" style:font-style-asian="italic" style:font-weight-asian="bold" style:font-style-complex="italic" style:font-weight-complex="bold"/>
    </style:style>
    <style:style style:name="T90" style:family="text">
      <style:text-properties fo:font-style="italic" fo:font-weight="bold" officeooo:rsid="121781a8" style:font-style-asian="italic" style:font-weight-asian="bold" style:font-style-complex="italic" style:font-weight-complex="bold"/>
    </style:style>
    <style:style style:name="T91" style:family="text">
      <style:text-properties fo:font-style="italic" fo:font-weight="bold" officeooo:rsid="100d9d8f" style:font-style-asian="italic" style:font-weight-asian="bold" style:font-style-complex="italic" style:font-weight-complex="bold"/>
    </style:style>
    <style:style style:name="T92" style:family="text">
      <style:text-properties fo:font-style="italic" fo:font-weight="bold" officeooo:rsid="124eba6e" style:font-style-asian="italic" style:font-weight-asian="bold" style:font-style-complex="italic" style:font-weight-complex="bold"/>
    </style:style>
    <style:style style:name="T93" style:family="text">
      <style:text-properties fo:font-style="italic" fo:font-weight="bold" officeooo:rsid="1256d18b" style:font-style-asian="italic" style:font-weight-asian="bold" style:font-style-complex="italic" style:font-weight-complex="bold"/>
    </style:style>
    <style:style style:name="T94" style:family="text">
      <style:text-properties fo:font-style="italic" fo:font-weight="bold" officeooo:rsid="12591c9e" style:font-style-asian="italic" style:font-weight-asian="bold" style:font-style-complex="italic" style:font-weight-complex="bold"/>
    </style:style>
    <style:style style:name="T95" style:family="text">
      <style:text-properties fo:font-style="italic" fo:font-weight="bold" officeooo:rsid="125bd64f" style:font-style-asian="italic" style:font-weight-asian="bold" style:font-style-complex="italic" style:font-weight-complex="bold"/>
    </style:style>
    <style:style style:name="T96" style:family="text">
      <style:text-properties fo:font-style="italic" fo:font-weight="bold" officeooo:rsid="12c50dab" style:font-style-asian="italic" style:font-weight-asian="bold" style:font-style-complex="italic" style:font-weight-complex="bold"/>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096821e" style:font-style-asian="italic" style:font-weight-asian="normal" style:font-style-complex="italic" style:font-weight-complex="normal"/>
    </style:style>
    <style:style style:name="T99" style:family="text">
      <style:text-properties fo:font-style="italic" fo:font-weight="normal" officeooo:rsid="016dffa2" style:font-style-asian="italic" style:font-weight-asian="normal" style:font-style-complex="italic" style:font-weight-complex="normal"/>
    </style:style>
    <style:style style:name="T100" style:family="text">
      <style:text-properties fo:font-style="italic" fo:font-weight="normal" officeooo:rsid="015afb60" style:font-style-asian="italic" style:font-weight-asian="normal" style:font-style-complex="italic" style:font-weight-complex="normal"/>
    </style:style>
    <style:style style:name="T101" style:family="text">
      <style:text-properties fo:font-style="italic" fo:font-weight="normal" officeooo:rsid="0098ef9b" style:font-style-asian="italic" style:font-weight-asian="normal" style:font-style-complex="italic" style:font-weight-complex="normal"/>
    </style:style>
    <style:style style:name="T102" style:family="text">
      <style:text-properties fo:font-style="italic" fo:font-weight="normal" officeooo:rsid="0d32d56e" style:font-style-asian="italic" style:font-weight-asian="normal" style:font-style-complex="italic" style:font-weight-complex="normal"/>
    </style:style>
    <style:style style:name="T103" style:family="text">
      <style:text-properties fo:font-style="italic" fo:font-weight="normal" officeooo:rsid="0d33ebf6" style:font-style-asian="italic" style:font-weight-asian="normal" style:font-style-complex="italic" style:font-weight-complex="normal"/>
    </style:style>
    <style:style style:name="T104" style:family="text">
      <style:text-properties fo:font-style="italic" fo:font-weight="normal" officeooo:rsid="0e40909b" style:font-style-asian="italic" style:font-weight-asian="normal" style:font-style-complex="italic" style:font-weight-complex="normal"/>
    </style:style>
    <style:style style:name="T105" style:family="text">
      <style:text-properties fo:font-style="italic" fo:font-weight="normal" officeooo:rsid="0e8859af" style:font-style-asian="italic" style:font-weight-asian="normal" style:font-style-complex="italic" style:font-weight-complex="normal"/>
    </style:style>
    <style:style style:name="T106" style:family="text">
      <style:text-properties fo:font-style="italic" fo:font-weight="normal" officeooo:rsid="0fedcb7d" style:font-style-asian="italic" style:font-weight-asian="normal" style:font-style-complex="italic" style:font-weight-complex="normal"/>
    </style:style>
    <style:style style:name="T107" style:family="text">
      <style:text-properties fo:font-style="italic" fo:font-weight="normal" officeooo:rsid="0e7db5c2" style:font-style-asian="italic" style:font-weight-asian="normal" style:font-style-complex="italic" style:font-weight-complex="normal"/>
    </style:style>
    <style:style style:name="T108" style:family="text">
      <style:text-properties fo:font-style="italic" fo:font-weight="normal" officeooo:rsid="1030709b" style:font-style-asian="italic" style:font-weight-asian="normal" style:font-style-complex="italic" style:font-weight-complex="normal"/>
    </style:style>
    <style:style style:name="T109" style:family="text">
      <style:text-properties fo:font-style="italic" fo:font-weight="normal" officeooo:rsid="1046247a" style:font-style-asian="italic" style:font-weight-asian="normal" style:font-style-complex="italic" style:font-weight-complex="normal"/>
    </style:style>
    <style:style style:name="T110" style:family="text">
      <style:text-properties fo:font-style="italic" fo:font-weight="normal" officeooo:rsid="1031f014" style:font-style-asian="italic" style:font-weight-asian="normal" style:font-style-complex="italic" style:font-weight-complex="normal"/>
    </style:style>
    <style:style style:name="T111" style:family="text">
      <style:text-properties fo:font-style="italic" fo:font-weight="normal" officeooo:rsid="0e445387" style:font-style-asian="italic" style:font-weight-asian="normal" style:font-style-complex="italic" style:font-weight-complex="normal"/>
    </style:style>
    <style:style style:name="T112" style:family="text">
      <style:text-properties fo:font-style="italic" fo:font-weight="normal" officeooo:rsid="115beb4a" style:font-style-asian="italic" style:font-weight-asian="normal" style:font-style-complex="italic" style:font-weight-complex="normal"/>
    </style:style>
    <style:style style:name="T113" style:family="text">
      <style:text-properties fo:font-style="italic" fo:font-weight="normal" officeooo:rsid="12088adf" style:font-style-asian="italic" style:font-weight-asian="normal" style:font-style-complex="italic" style:font-weight-complex="normal"/>
    </style:style>
    <style:style style:name="T114" style:family="text">
      <style:text-properties fo:font-style="italic" fo:font-weight="normal" officeooo:rsid="100d9d8f" style:font-style-asian="italic" style:font-weight-asian="normal" style:font-style-complex="italic" style:font-weight-complex="normal"/>
    </style:style>
    <style:style style:name="T115" style:family="text">
      <style:text-properties fo:font-style="italic" fo:font-weight="normal" officeooo:rsid="124eba6e" style:font-style-asian="italic" style:font-weight-asian="normal" style:font-style-complex="italic" style:font-weight-complex="normal"/>
    </style:style>
    <style:style style:name="T116" style:family="text">
      <style:text-properties fo:font-style="italic" fo:font-weight="normal" officeooo:rsid="100f05ee" style:font-style-asian="italic" style:font-weight-asian="normal" style:font-style-complex="italic" style:font-weight-complex="normal"/>
    </style:style>
    <style:style style:name="T117" style:family="text">
      <style:text-properties fo:font-style="italic" fo:font-weight="normal" officeooo:rsid="12d21e61" style:font-style-asian="italic" style:font-weight-asian="normal" style:font-style-complex="italic" style:font-weight-complex="normal"/>
    </style:style>
    <style:style style:name="T118" style:family="text">
      <style:text-properties fo:font-style="italic" fo:font-weight="normal" officeooo:rsid="12d908c1" style:font-style-asian="italic" style:font-weight-asian="normal" style:font-style-complex="italic" style:font-weight-complex="normal"/>
    </style:style>
    <style:style style:name="T119" style:family="text">
      <style:text-properties fo:font-style="italic" fo:font-weight="normal" officeooo:rsid="12fb665b" style:font-style-asian="italic" style:font-weight-asian="normal" style:font-style-complex="italic" style:font-weight-complex="normal"/>
    </style:style>
    <style:style style:name="T120" style:family="text">
      <style:text-properties fo:font-weight="normal" style:font-weight-asian="normal" style:font-weight-complex="normal"/>
    </style:style>
    <style:style style:name="T121" style:family="text">
      <style:text-properties fo:font-weight="normal" officeooo:rsid="00959559" style:font-weight-asian="normal" style:font-weight-complex="normal"/>
    </style:style>
    <style:style style:name="T122" style:family="text">
      <style:text-properties fo:font-weight="normal" officeooo:rsid="00993621" style:font-weight-asian="normal" style:font-weight-complex="normal"/>
    </style:style>
    <style:style style:name="T123" style:family="text">
      <style:text-properties fo:font-weight="normal" officeooo:rsid="00b3ad7e" style:font-weight-asian="normal" style:font-weight-complex="normal"/>
    </style:style>
    <style:style style:name="T124" style:family="text">
      <style:text-properties fo:font-weight="normal" officeooo:rsid="00f8a84d" style:font-weight-asian="normal" style:font-weight-complex="normal"/>
    </style:style>
    <style:style style:name="T125" style:family="text">
      <style:text-properties fo:font-weight="normal" officeooo:rsid="00fa1fc4" style:font-weight-asian="normal" style:font-weight-complex="normal"/>
    </style:style>
    <style:style style:name="T126" style:family="text">
      <style:text-properties fo:font-weight="normal" officeooo:rsid="010fbfa9" style:font-weight-asian="normal" style:font-weight-complex="normal"/>
    </style:style>
    <style:style style:name="T127" style:family="text">
      <style:text-properties fo:font-weight="normal" officeooo:rsid="020ef690" style:font-weight-asian="normal" style:font-weight-complex="normal"/>
    </style:style>
    <style:style style:name="T128" style:family="text">
      <style:text-properties fo:font-weight="normal" officeooo:rsid="06a8f7df" style:font-weight-asian="normal" style:font-weight-complex="normal"/>
    </style:style>
    <style:style style:name="T129" style:family="text">
      <style:text-properties fo:font-weight="normal" officeooo:rsid="075fb756" style:font-weight-asian="normal" style:font-weight-complex="normal"/>
    </style:style>
    <style:style style:name="T130" style:family="text">
      <style:text-properties fo:font-weight="normal" officeooo:rsid="079d3c1d" style:font-weight-asian="normal" style:font-weight-complex="normal"/>
    </style:style>
    <style:style style:name="T131" style:family="text">
      <style:text-properties fo:font-weight="normal" officeooo:rsid="0bf5a5ee" style:font-weight-asian="normal" style:font-weight-complex="normal"/>
    </style:style>
    <style:style style:name="T132" style:family="text">
      <style:text-properties fo:font-weight="normal" officeooo:rsid="0c79d0c1" style:font-weight-asian="normal" style:font-weight-complex="normal"/>
    </style:style>
    <style:style style:name="T133" style:family="text">
      <style:text-properties fo:font-weight="normal" officeooo:rsid="0c953938" style:font-weight-asian="normal" style:font-weight-complex="normal"/>
    </style:style>
    <style:style style:name="T134" style:family="text">
      <style:text-properties fo:font-weight="normal" officeooo:rsid="0d32d56e" style:font-weight-asian="normal" style:font-weight-complex="normal"/>
    </style:style>
    <style:style style:name="T135" style:family="text">
      <style:text-properties fo:font-weight="normal" officeooo:rsid="0d33ebf6" style:font-weight-asian="normal" style:font-weight-complex="normal"/>
    </style:style>
    <style:style style:name="T136" style:family="text">
      <style:text-properties fo:font-weight="normal" officeooo:rsid="0e448a4b" style:font-weight-asian="normal" style:font-weight-complex="normal"/>
    </style:style>
    <style:style style:name="T137" style:family="text">
      <style:text-properties fo:font-weight="normal" officeooo:rsid="0e46652b" style:font-weight-asian="normal" style:font-weight-complex="normal"/>
    </style:style>
    <style:style style:name="T138" style:family="text">
      <style:text-properties fo:font-weight="normal" officeooo:rsid="0e75d3e8" style:font-weight-asian="normal" style:font-weight-complex="normal"/>
    </style:style>
    <style:style style:name="T139" style:family="text">
      <style:text-properties fo:font-weight="normal" officeooo:rsid="0ff5ac79" style:font-weight-asian="normal" style:font-weight-complex="normal"/>
    </style:style>
    <style:style style:name="T140" style:family="text">
      <style:text-properties fo:font-weight="normal" officeooo:rsid="103c0359" style:font-weight-asian="normal" style:font-weight-complex="normal"/>
    </style:style>
    <style:style style:name="T141" style:family="text">
      <style:text-properties fo:font-weight="normal" officeooo:rsid="079e4ac7" style:font-weight-asian="normal" style:font-weight-complex="normal"/>
    </style:style>
    <style:style style:name="T142" style:family="text">
      <style:text-properties fo:font-weight="normal" officeooo:rsid="10489e14" style:font-weight-asian="normal" style:font-weight-complex="normal"/>
    </style:style>
    <style:style style:name="T143" style:family="text">
      <style:text-properties fo:font-weight="normal" officeooo:rsid="105e3be7" style:font-weight-asian="normal" style:font-weight-complex="normal"/>
    </style:style>
    <style:style style:name="T144" style:family="text">
      <style:text-properties fo:font-weight="normal" officeooo:rsid="105e56dc" style:font-weight-asian="normal" style:font-weight-complex="normal"/>
    </style:style>
    <style:style style:name="T145" style:family="text">
      <style:text-properties fo:font-weight="normal" officeooo:rsid="105b6939" style:font-weight-asian="normal" style:font-weight-complex="normal"/>
    </style:style>
    <style:style style:name="T146" style:family="text">
      <style:text-properties fo:font-weight="normal" officeooo:rsid="1031f014" style:font-weight-asian="normal" style:font-weight-complex="normal"/>
    </style:style>
    <style:style style:name="T147" style:family="text">
      <style:text-properties fo:font-weight="normal" officeooo:rsid="10751ca7" style:font-weight-asian="normal" style:font-weight-complex="normal"/>
    </style:style>
    <style:style style:name="T148" style:family="text">
      <style:text-properties fo:font-weight="normal" officeooo:rsid="10c4bac3" style:font-weight-asian="normal" style:font-weight-complex="normal"/>
    </style:style>
    <style:style style:name="T149" style:family="text">
      <style:text-properties fo:font-weight="normal" officeooo:rsid="113025d2" style:font-weight-asian="normal" style:font-weight-complex="normal"/>
    </style:style>
    <style:style style:name="T150" style:family="text">
      <style:text-properties fo:font-weight="normal" officeooo:rsid="1156c8b2" style:font-weight-asian="normal" style:font-weight-complex="normal"/>
    </style:style>
    <style:style style:name="T151" style:family="text">
      <style:text-properties fo:font-weight="normal" officeooo:rsid="12164df9" style:font-weight-asian="normal" style:font-weight-complex="normal"/>
    </style:style>
    <style:style style:name="T152" style:family="text">
      <style:text-properties fo:font-weight="normal" officeooo:rsid="124f4d54" style:font-weight-asian="normal" style:font-weight-complex="normal"/>
    </style:style>
    <style:style style:name="T153" style:family="text">
      <style:text-properties fo:font-weight="normal" officeooo:rsid="12d908c1" style:font-weight-asian="normal" style:font-weight-complex="normal"/>
    </style:style>
    <style:style style:name="T154" style:family="text">
      <style:text-properties fo:font-weight="normal" officeooo:rsid="12db074b" style:font-weight-asian="normal" style:font-weight-complex="normal"/>
    </style:style>
    <style:style style:name="T155" style:family="text">
      <style:text-properties fo:font-weight="normal" officeooo:rsid="12e3eebe" style:font-weight-asian="normal" style:font-weight-complex="normal"/>
    </style:style>
    <style:style style:name="T156" style:family="text">
      <style:text-properties fo:font-weight="normal" officeooo:rsid="130f532d" style:font-weight-asian="normal" style:font-weight-complex="normal"/>
    </style:style>
    <style:style style:name="T157" style:family="text">
      <style:text-properties fo:font-style="normal" style:font-style-asian="normal" style:font-style-complex="normal"/>
    </style:style>
    <style:style style:name="T158" style:family="text">
      <style:text-properties fo:font-style="normal" officeooo:rsid="002a9c1f" style:font-style-asian="normal" style:font-style-complex="normal"/>
    </style:style>
    <style:style style:name="T159" style:family="text">
      <style:text-properties fo:font-style="normal" officeooo:rsid="007f9437" style:font-style-asian="normal" style:font-style-complex="normal"/>
    </style:style>
    <style:style style:name="T160" style:family="text">
      <style:text-properties fo:font-style="normal" officeooo:rsid="00855305" style:font-style-asian="normal" style:font-style-complex="normal"/>
    </style:style>
    <style:style style:name="T161" style:family="text">
      <style:text-properties fo:font-style="normal" officeooo:rsid="00959559" style:font-style-asian="normal" style:font-style-complex="normal"/>
    </style:style>
    <style:style style:name="T162" style:family="text">
      <style:text-properties fo:font-style="normal" officeooo:rsid="00f1130d" style:font-style-asian="normal" style:font-style-complex="normal"/>
    </style:style>
    <style:style style:name="T163" style:family="text">
      <style:text-properties fo:font-style="normal" officeooo:rsid="00fa1fc4" style:font-style-asian="normal" style:font-style-complex="normal"/>
    </style:style>
    <style:style style:name="T164" style:family="text">
      <style:text-properties fo:font-style="normal" officeooo:rsid="01446f4f" style:font-style-asian="normal" style:font-style-complex="normal"/>
    </style:style>
    <style:style style:name="T165" style:family="text">
      <style:text-properties fo:font-style="normal" officeooo:rsid="0170de5c" style:font-style-asian="normal" style:font-style-complex="normal"/>
    </style:style>
    <style:style style:name="T166" style:family="text">
      <style:text-properties fo:font-style="normal" officeooo:rsid="01748726" style:font-style-asian="normal" style:font-style-complex="normal"/>
    </style:style>
    <style:style style:name="T167" style:family="text">
      <style:text-properties fo:font-style="normal" officeooo:rsid="01cb23c4" style:font-style-asian="normal" style:font-style-complex="normal"/>
    </style:style>
    <style:style style:name="T168" style:family="text">
      <style:text-properties fo:font-style="normal" officeooo:rsid="01cd336c" style:font-style-asian="normal" style:font-style-complex="normal"/>
    </style:style>
    <style:style style:name="T169" style:family="text">
      <style:text-properties fo:font-style="normal" officeooo:rsid="01d01259" style:font-style-asian="normal" style:font-style-complex="normal"/>
    </style:style>
    <style:style style:name="T170" style:family="text">
      <style:text-properties fo:font-style="normal" officeooo:rsid="01de5895" style:font-style-asian="normal" style:font-style-complex="normal"/>
    </style:style>
    <style:style style:name="T171" style:family="text">
      <style:text-properties fo:font-style="normal" officeooo:rsid="01df79bc" style:font-style-asian="normal" style:font-style-complex="normal"/>
    </style:style>
    <style:style style:name="T172" style:family="text">
      <style:text-properties fo:font-style="normal" officeooo:rsid="01f2ce26" style:font-style-asian="normal" style:font-style-complex="normal"/>
    </style:style>
    <style:style style:name="T173" style:family="text">
      <style:text-properties fo:font-style="normal" officeooo:rsid="020c5064" style:font-style-asian="normal" style:font-style-complex="normal"/>
    </style:style>
    <style:style style:name="T174" style:family="text">
      <style:text-properties fo:font-style="normal" officeooo:rsid="020c80f8" style:font-style-asian="normal" style:font-style-complex="normal"/>
    </style:style>
    <style:style style:name="T175" style:family="text">
      <style:text-properties fo:font-style="normal" officeooo:rsid="020e2ea5" style:font-style-asian="normal" style:font-style-complex="normal"/>
    </style:style>
    <style:style style:name="T176" style:family="text">
      <style:text-properties fo:font-style="normal" officeooo:rsid="020ef690" style:font-style-asian="normal" style:font-style-complex="normal"/>
    </style:style>
    <style:style style:name="T177" style:family="text">
      <style:text-properties fo:font-style="normal" officeooo:rsid="0234f024" style:font-style-asian="normal" style:font-style-complex="normal"/>
    </style:style>
    <style:style style:name="T178" style:family="text">
      <style:text-properties fo:font-style="normal" officeooo:rsid="0125f43e" style:font-style-asian="normal" style:font-style-complex="normal"/>
    </style:style>
    <style:style style:name="T179" style:family="text">
      <style:text-properties fo:font-style="normal" officeooo:rsid="02376ca5" style:font-style-asian="normal" style:font-style-complex="normal"/>
    </style:style>
    <style:style style:name="T180" style:family="text">
      <style:text-properties fo:font-style="normal" officeooo:rsid="02399bfc" style:font-style-asian="normal" style:font-style-complex="normal"/>
    </style:style>
    <style:style style:name="T181" style:family="text">
      <style:text-properties fo:font-style="normal" officeooo:rsid="023b4683" style:font-style-asian="normal" style:font-style-complex="normal"/>
    </style:style>
    <style:style style:name="T182" style:family="text">
      <style:text-properties fo:font-style="normal" officeooo:rsid="049131f6" style:font-style-asian="normal" style:font-style-complex="normal"/>
    </style:style>
    <style:style style:name="T183" style:family="text">
      <style:text-properties fo:font-style="normal" officeooo:rsid="051dfdd3" style:font-style-asian="normal" style:font-style-complex="normal"/>
    </style:style>
    <style:style style:name="T184" style:family="text">
      <style:text-properties fo:font-style="normal" officeooo:rsid="052c14ff" style:font-style-asian="normal" style:font-style-complex="normal"/>
    </style:style>
    <style:style style:name="T185" style:family="text">
      <style:text-properties fo:font-style="normal" officeooo:rsid="0601b349" style:font-style-asian="normal" style:font-style-complex="normal"/>
    </style:style>
    <style:style style:name="T186" style:family="text">
      <style:text-properties fo:font-style="normal" officeooo:rsid="066ae693" style:font-style-asian="normal" style:font-style-complex="normal"/>
    </style:style>
    <style:style style:name="T187" style:family="text">
      <style:text-properties fo:font-style="normal" officeooo:rsid="066bdf73" style:font-style-asian="normal" style:font-style-complex="normal"/>
    </style:style>
    <style:style style:name="T188" style:family="text">
      <style:text-properties fo:font-style="normal" officeooo:rsid="09f1b92f" style:font-style-asian="normal" style:font-style-complex="normal"/>
    </style:style>
    <style:style style:name="T189" style:family="text">
      <style:text-properties fo:font-style="normal" officeooo:rsid="09f359e0" style:font-style-asian="normal" style:font-style-complex="normal"/>
    </style:style>
    <style:style style:name="T190" style:family="text">
      <style:text-properties fo:font-style="normal" officeooo:rsid="0a7b8727" style:font-style-asian="normal" style:font-style-complex="normal"/>
    </style:style>
    <style:style style:name="T191" style:family="text">
      <style:text-properties fo:font-style="normal" officeooo:rsid="0a7def2c" style:font-style-asian="normal" style:font-style-complex="normal"/>
    </style:style>
    <style:style style:name="T192" style:family="text">
      <style:text-properties fo:font-style="normal" officeooo:rsid="0a80910b" style:font-style-asian="normal" style:font-style-complex="normal"/>
    </style:style>
    <style:style style:name="T193" style:family="text">
      <style:text-properties fo:font-style="normal" officeooo:rsid="0bf5a5ee" style:font-style-asian="normal" style:font-style-complex="normal"/>
    </style:style>
    <style:style style:name="T194" style:family="text">
      <style:text-properties fo:font-style="normal" officeooo:rsid="0bf3f5c8" style:font-style-asian="normal" style:font-style-complex="normal"/>
    </style:style>
    <style:style style:name="T195" style:family="text">
      <style:text-properties fo:font-style="normal" officeooo:rsid="0c79d0c1" style:font-style-asian="normal" style:font-style-complex="normal"/>
    </style:style>
    <style:style style:name="T196" style:family="text">
      <style:text-properties fo:font-style="normal" officeooo:rsid="0d33ebf6" style:font-style-asian="normal" style:font-style-complex="normal"/>
    </style:style>
    <style:style style:name="T197" style:family="text">
      <style:text-properties fo:font-style="normal" officeooo:rsid="0d35fdf2" style:font-style-asian="normal" style:font-style-complex="normal"/>
    </style:style>
    <style:style style:name="T198" style:family="text">
      <style:text-properties fo:font-style="normal" officeooo:rsid="0d350d37" style:font-style-asian="normal" style:font-style-complex="normal"/>
    </style:style>
    <style:style style:name="T199" style:family="text">
      <style:text-properties fo:font-style="normal" officeooo:rsid="0e40909b" style:font-style-asian="normal" style:font-style-complex="normal"/>
    </style:style>
    <style:style style:name="T200" style:family="text">
      <style:text-properties fo:font-style="normal" officeooo:rsid="0e75d3e8" style:font-style-asian="normal" style:font-style-complex="normal"/>
    </style:style>
    <style:style style:name="T201" style:family="text">
      <style:text-properties fo:font-style="normal" officeooo:rsid="0fedd881" style:font-style-asian="normal" style:font-style-complex="normal"/>
    </style:style>
    <style:style style:name="T202" style:family="text">
      <style:text-properties fo:font-style="normal" officeooo:rsid="0fee14c0" style:font-style-asian="normal" style:font-style-complex="normal"/>
    </style:style>
    <style:style style:name="T203" style:family="text">
      <style:text-properties fo:font-style="normal" officeooo:rsid="0fef65c2" style:font-style-asian="normal" style:font-style-complex="normal"/>
    </style:style>
    <style:style style:name="T204" style:family="text">
      <style:text-properties fo:font-style="normal" officeooo:rsid="1017608c" style:font-style-asian="normal" style:font-style-complex="normal"/>
    </style:style>
    <style:style style:name="T205" style:family="text">
      <style:text-properties fo:font-style="normal" officeooo:rsid="1023366d" style:font-style-asian="normal" style:font-style-complex="normal"/>
    </style:style>
    <style:style style:name="T206" style:family="text">
      <style:text-properties fo:font-style="normal" officeooo:rsid="1025d6db" style:font-style-asian="normal" style:font-style-complex="normal"/>
    </style:style>
    <style:style style:name="T207" style:family="text">
      <style:text-properties fo:font-style="normal" officeooo:rsid="1034024b" style:font-style-asian="normal" style:font-style-complex="normal"/>
    </style:style>
    <style:style style:name="T208" style:family="text">
      <style:text-properties fo:font-style="normal" officeooo:rsid="10453146" style:font-style-asian="normal" style:font-style-complex="normal"/>
    </style:style>
    <style:style style:name="T209" style:family="text">
      <style:text-properties fo:font-style="normal" officeooo:rsid="10489e14" style:font-style-asian="normal" style:font-style-complex="normal"/>
    </style:style>
    <style:style style:name="T210" style:family="text">
      <style:text-properties fo:font-style="normal" officeooo:rsid="10490489" style:font-style-asian="normal" style:font-style-complex="normal"/>
    </style:style>
    <style:style style:name="T211" style:family="text">
      <style:text-properties fo:font-style="normal" officeooo:rsid="10496f38" style:font-style-asian="normal" style:font-style-complex="normal"/>
    </style:style>
    <style:style style:name="T212" style:family="text">
      <style:text-properties fo:font-style="normal" officeooo:rsid="0c0ca152" style:font-style-asian="normal" style:font-style-complex="normal"/>
    </style:style>
    <style:style style:name="T213" style:family="text">
      <style:text-properties fo:font-style="normal" officeooo:rsid="105b6939" style:font-style-asian="normal" style:font-style-complex="normal"/>
    </style:style>
    <style:style style:name="T214" style:family="text">
      <style:text-properties fo:font-style="normal" officeooo:rsid="106593a2" style:font-style-asian="normal" style:font-style-complex="normal"/>
    </style:style>
    <style:style style:name="T215" style:family="text">
      <style:text-properties fo:font-style="normal" officeooo:rsid="1064311b" style:font-style-asian="normal" style:font-style-complex="normal"/>
    </style:style>
    <style:style style:name="T216" style:family="text">
      <style:text-properties fo:font-style="normal" officeooo:rsid="106782da" style:font-style-asian="normal" style:font-style-complex="normal"/>
    </style:style>
    <style:style style:name="T217" style:family="text">
      <style:text-properties fo:font-style="normal" officeooo:rsid="1027a8ba" style:font-style-asian="normal" style:font-style-complex="normal"/>
    </style:style>
    <style:style style:name="T218" style:family="text">
      <style:text-properties fo:font-style="normal" officeooo:rsid="106d2959" style:font-style-asian="normal" style:font-style-complex="normal"/>
    </style:style>
    <style:style style:name="T219" style:family="text">
      <style:text-properties fo:font-style="normal" officeooo:rsid="1070b3c1" style:font-style-asian="normal" style:font-style-complex="normal"/>
    </style:style>
    <style:style style:name="T220" style:family="text">
      <style:text-properties fo:font-style="normal" officeooo:rsid="1070c9c9" style:font-style-asian="normal" style:font-style-complex="normal"/>
    </style:style>
    <style:style style:name="T221" style:family="text">
      <style:text-properties fo:font-style="normal" officeooo:rsid="109f7a1a" style:font-style-asian="normal" style:font-style-complex="normal"/>
    </style:style>
    <style:style style:name="T222" style:family="text">
      <style:text-properties fo:font-style="normal" officeooo:rsid="101f92e9" style:font-style-asian="normal" style:font-style-complex="normal"/>
    </style:style>
    <style:style style:name="T223" style:family="text">
      <style:text-properties fo:font-style="normal" officeooo:rsid="1136c354" style:font-style-asian="normal" style:font-style-complex="normal"/>
    </style:style>
    <style:style style:name="T224" style:family="text">
      <style:text-properties fo:font-style="normal" officeooo:rsid="0099d1a2" style:font-style-asian="normal" style:font-style-complex="normal"/>
    </style:style>
    <style:style style:name="T225" style:family="text">
      <style:text-properties fo:font-style="normal" officeooo:rsid="11d7510b" style:font-style-asian="normal" style:font-style-complex="normal"/>
    </style:style>
    <style:style style:name="T226" style:family="text">
      <style:text-properties fo:font-style="normal" officeooo:rsid="114c1438" style:font-style-asian="normal" style:font-style-complex="normal"/>
    </style:style>
    <style:style style:name="T227" style:family="text">
      <style:text-properties fo:font-style="normal" officeooo:rsid="01ddc984" style:font-style-asian="normal" style:font-style-complex="normal"/>
    </style:style>
    <style:style style:name="T228" style:family="text">
      <style:text-properties fo:font-style="normal" officeooo:rsid="1204010f" style:font-style-asian="normal" style:font-style-complex="normal"/>
    </style:style>
    <style:style style:name="T229" style:family="text">
      <style:text-properties fo:font-style="normal" officeooo:rsid="12053c40" style:font-style-asian="normal" style:font-style-complex="normal"/>
    </style:style>
    <style:style style:name="T230" style:family="text">
      <style:text-properties fo:font-style="normal" officeooo:rsid="12088adf" style:font-style-asian="normal" style:font-style-complex="normal"/>
    </style:style>
    <style:style style:name="T231" style:family="text">
      <style:text-properties fo:font-style="normal" officeooo:rsid="00f03c35" style:font-style-asian="normal" style:font-style-complex="normal"/>
    </style:style>
    <style:style style:name="T232" style:family="text">
      <style:text-properties fo:font-style="normal" officeooo:rsid="122c3849" style:font-style-asian="normal" style:font-style-complex="normal"/>
    </style:style>
    <style:style style:name="T233" style:family="text">
      <style:text-properties fo:font-style="normal" officeooo:rsid="12454cbc" style:font-style-asian="normal" style:font-style-complex="normal"/>
    </style:style>
    <style:style style:name="T234" style:family="text">
      <style:text-properties fo:font-style="normal" officeooo:rsid="124d955d" style:font-style-asian="normal" style:font-style-complex="normal"/>
    </style:style>
    <style:style style:name="T235" style:family="text">
      <style:text-properties fo:font-style="normal" officeooo:rsid="124f4d54" style:font-style-asian="normal" style:font-style-complex="normal"/>
    </style:style>
    <style:style style:name="T236" style:family="text">
      <style:text-properties fo:font-style="normal" officeooo:rsid="125bd64f" style:font-style-asian="normal" style:font-style-complex="normal"/>
    </style:style>
    <style:style style:name="T237" style:family="text">
      <style:text-properties fo:font-style="normal" officeooo:rsid="126210db" style:font-style-asian="normal" style:font-style-complex="normal"/>
    </style:style>
    <style:style style:name="T238" style:family="text">
      <style:text-properties fo:font-style="normal" officeooo:rsid="128c72d6" style:font-style-asian="normal" style:font-style-complex="normal"/>
    </style:style>
    <style:style style:name="T239" style:family="text">
      <style:text-properties fo:font-style="normal" officeooo:rsid="129cba07" style:font-style-asian="normal" style:font-style-complex="normal"/>
    </style:style>
    <style:style style:name="T240" style:family="text">
      <style:text-properties fo:font-style="normal" officeooo:rsid="12ac2ee8" style:font-style-asian="normal" style:font-style-complex="normal"/>
    </style:style>
    <style:style style:name="T241" style:family="text">
      <style:text-properties fo:font-style="normal" officeooo:rsid="12c26965" style:font-style-asian="normal" style:font-style-complex="normal"/>
    </style:style>
    <style:style style:name="T242" style:family="text">
      <style:text-properties fo:font-style="normal" officeooo:rsid="12c63042" style:font-style-asian="normal" style:font-style-complex="normal"/>
    </style:style>
    <style:style style:name="T243" style:family="text">
      <style:text-properties fo:font-style="normal" officeooo:rsid="12c70875" style:font-style-asian="normal" style:font-style-complex="normal"/>
    </style:style>
    <style:style style:name="T244" style:family="text">
      <style:text-properties fo:font-style="normal" officeooo:rsid="12c8037e" style:font-style-asian="normal" style:font-style-complex="normal"/>
    </style:style>
    <style:style style:name="T245" style:family="text">
      <style:text-properties fo:font-style="normal" officeooo:rsid="12ccddb5" style:font-style-asian="normal" style:font-style-complex="normal"/>
    </style:style>
    <style:style style:name="T246" style:family="text">
      <style:text-properties fo:font-style="normal" officeooo:rsid="12d1d126" style:font-style-asian="normal" style:font-style-complex="normal"/>
    </style:style>
    <style:style style:name="T247" style:family="text">
      <style:text-properties fo:font-style="normal" officeooo:rsid="12d908c1" style:font-style-asian="normal" style:font-style-complex="normal"/>
    </style:style>
    <style:style style:name="T248" style:family="text">
      <style:text-properties fo:font-style="normal" officeooo:rsid="12ec445c" style:font-style-asian="normal" style:font-style-complex="normal"/>
    </style:style>
    <style:style style:name="T249" style:family="text">
      <style:text-properties fo:font-style="normal" officeooo:rsid="12eddd0f" style:font-style-asian="normal" style:font-style-complex="normal"/>
    </style:style>
    <style:style style:name="T250" style:family="text">
      <style:text-properties fo:font-style="normal" officeooo:rsid="10351029" style:font-style-asian="normal" style:font-style-complex="normal"/>
    </style:style>
    <style:style style:name="T251" style:family="text">
      <style:text-properties fo:font-style="normal" officeooo:rsid="12ee1026" style:font-style-asian="normal" style:font-style-complex="normal"/>
    </style:style>
    <style:style style:name="T252" style:family="text">
      <style:text-properties fo:font-style="normal" officeooo:rsid="12f3210a" style:font-style-asian="normal" style:font-style-complex="normal"/>
    </style:style>
    <style:style style:name="T253" style:family="text">
      <style:text-properties fo:font-style="normal" officeooo:rsid="12f61b9b" style:font-style-asian="normal" style:font-style-complex="normal"/>
    </style:style>
    <style:style style:name="T254" style:family="text">
      <style:text-properties fo:font-style="normal" officeooo:rsid="131237c2" style:font-style-asian="normal" style:font-style-complex="normal"/>
    </style:style>
    <style:style style:name="T255" style:family="text">
      <style:text-properties fo:font-style="normal" officeooo:rsid="13158e2d" style:font-style-asian="normal" style:font-style-complex="normal"/>
    </style:style>
    <style:style style:name="T256" style:family="text">
      <style:text-properties fo:font-style="normal" officeooo:rsid="1315cc99" style:font-style-asian="normal" style:font-style-complex="normal"/>
    </style:style>
    <style:style style:name="T257" style:family="text">
      <style:text-properties fo:font-style="normal" officeooo:rsid="1318a3ac"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2a9c1f" style:font-style-asian="normal" style:font-weight-asian="normal" style:font-style-complex="normal" style:font-weight-complex="normal"/>
    </style:style>
    <style:style style:name="T260" style:family="text">
      <style:text-properties fo:font-style="normal" fo:font-weight="normal" officeooo:rsid="0031f245" style:font-style-asian="normal" style:font-weight-asian="normal" style:font-style-complex="normal" style:font-weight-complex="normal"/>
    </style:style>
    <style:style style:name="T261" style:family="text">
      <style:text-properties fo:font-style="normal" fo:font-weight="normal" officeooo:rsid="003478e0" style:font-style-asian="normal" style:font-weight-asian="normal" style:font-style-complex="normal" style:font-weight-complex="normal"/>
    </style:style>
    <style:style style:name="T262" style:family="text">
      <style:text-properties fo:font-style="normal" fo:font-weight="normal" officeooo:rsid="007f9437" style:font-style-asian="normal" style:font-weight-asian="normal" style:font-style-complex="normal" style:font-weight-complex="normal"/>
    </style:style>
    <style:style style:name="T263" style:family="text">
      <style:text-properties fo:font-style="normal" fo:font-weight="normal" officeooo:rsid="00855305" style:font-style-asian="normal" style:font-weight-asian="normal" style:font-style-complex="normal" style:font-weight-complex="normal"/>
    </style:style>
    <style:style style:name="T264" style:family="text">
      <style:text-properties fo:font-style="normal" fo:font-weight="normal" officeooo:rsid="00959559" style:font-style-asian="normal" style:font-weight-asian="normal" style:font-style-complex="normal" style:font-weight-complex="normal"/>
    </style:style>
    <style:style style:name="T265" style:family="text">
      <style:text-properties fo:font-style="normal" fo:font-weight="normal" officeooo:rsid="0096821e" style:font-style-asian="normal" style:font-weight-asian="normal" style:font-style-complex="normal" style:font-weight-complex="normal"/>
    </style:style>
    <style:style style:name="T266" style:family="text">
      <style:text-properties fo:font-style="normal" fo:font-weight="normal" officeooo:rsid="0098ef9b" style:font-style-asian="normal" style:font-weight-asian="normal" style:font-style-complex="normal" style:font-weight-complex="normal"/>
    </style:style>
    <style:style style:name="T267" style:family="text">
      <style:text-properties fo:font-style="normal" fo:font-weight="normal" officeooo:rsid="009a362e" style:font-style-asian="normal" style:font-weight-asian="normal" style:font-style-complex="normal" style:font-weight-complex="normal"/>
    </style:style>
    <style:style style:name="T268" style:family="text">
      <style:text-properties fo:font-style="normal" fo:font-weight="normal" officeooo:rsid="010fbfa9" style:font-style-asian="normal" style:font-weight-asian="normal" style:font-style-complex="normal" style:font-weight-complex="normal"/>
    </style:style>
    <style:style style:name="T269" style:family="text">
      <style:text-properties fo:font-style="normal" fo:font-weight="normal" officeooo:rsid="016b839a" style:font-style-asian="normal" style:font-weight-asian="normal" style:font-style-complex="normal" style:font-weight-complex="normal"/>
    </style:style>
    <style:style style:name="T270" style:family="text">
      <style:text-properties fo:font-style="normal" fo:font-weight="normal" officeooo:rsid="016d286d" style:font-style-asian="normal" style:font-weight-asian="normal" style:font-style-complex="normal" style:font-weight-complex="normal"/>
    </style:style>
    <style:style style:name="T271" style:family="text">
      <style:text-properties fo:font-style="normal" fo:font-weight="normal" officeooo:rsid="016d5f7e" style:font-style-asian="normal" style:font-weight-asian="normal" style:font-style-complex="normal" style:font-weight-complex="normal"/>
    </style:style>
    <style:style style:name="T272" style:family="text">
      <style:text-properties fo:font-style="normal" fo:font-weight="normal" officeooo:rsid="01741a9d" style:font-style-asian="normal" style:font-weight-asian="normal" style:font-style-complex="normal" style:font-weight-complex="normal"/>
    </style:style>
    <style:style style:name="T273" style:family="text">
      <style:text-properties fo:font-style="normal" fo:font-weight="normal" officeooo:rsid="018a7c53" style:font-style-asian="normal" style:font-weight-asian="normal" style:font-style-complex="normal" style:font-weight-complex="normal"/>
    </style:style>
    <style:style style:name="T274" style:family="text">
      <style:text-properties fo:font-style="normal" fo:font-weight="normal" officeooo:rsid="020ef690" style:font-style-asian="normal" style:font-weight-asian="normal" style:font-style-complex="normal" style:font-weight-complex="normal"/>
    </style:style>
    <style:style style:name="T275" style:family="text">
      <style:text-properties fo:font-style="normal" fo:font-weight="normal" officeooo:rsid="0210cee3" style:font-style-asian="normal" style:font-weight-asian="normal" style:font-style-complex="normal" style:font-weight-complex="normal"/>
    </style:style>
    <style:style style:name="T276" style:family="text">
      <style:text-properties fo:font-style="normal" fo:font-weight="normal" officeooo:rsid="024369e2" style:font-style-asian="normal" style:font-weight-asian="normal" style:font-style-complex="normal" style:font-weight-complex="normal"/>
    </style:style>
    <style:style style:name="T277" style:family="text">
      <style:text-properties fo:font-style="normal" fo:font-weight="normal" officeooo:rsid="05354ae9" style:font-style-asian="normal" style:font-weight-asian="normal" style:font-style-complex="normal" style:font-weight-complex="normal"/>
    </style:style>
    <style:style style:name="T278" style:family="text">
      <style:text-properties fo:font-style="normal" fo:font-weight="normal" officeooo:rsid="05357f06" style:font-style-asian="normal" style:font-weight-asian="normal" style:font-style-complex="normal" style:font-weight-complex="normal"/>
    </style:style>
    <style:style style:name="T279" style:family="text">
      <style:text-properties fo:font-style="normal" fo:font-weight="normal" officeooo:rsid="052a3994" style:font-style-asian="normal" style:font-weight-asian="normal" style:font-style-complex="normal" style:font-weight-complex="normal"/>
    </style:style>
    <style:style style:name="T280" style:family="text">
      <style:text-properties fo:font-style="normal" fo:font-weight="normal" officeooo:rsid="0536e29b" style:font-style-asian="normal" style:font-weight-asian="normal" style:font-style-complex="normal" style:font-weight-complex="normal"/>
    </style:style>
    <style:style style:name="T281" style:family="text">
      <style:text-properties fo:font-style="normal" fo:font-weight="normal" officeooo:rsid="052ba80a" style:font-style-asian="normal" style:font-weight-asian="normal" style:font-style-complex="normal" style:font-weight-complex="normal"/>
    </style:style>
    <style:style style:name="T282" style:family="text">
      <style:text-properties fo:font-style="normal" fo:font-weight="normal" officeooo:rsid="06941ed4" style:font-style-asian="normal" style:font-weight-asian="normal" style:font-style-complex="normal" style:font-weight-complex="normal"/>
    </style:style>
    <style:style style:name="T283" style:family="text">
      <style:text-properties fo:font-style="normal" fo:font-weight="normal" officeooo:rsid="0a80910b" style:font-style-asian="normal" style:font-weight-asian="normal" style:font-style-complex="normal" style:font-weight-complex="normal"/>
    </style:style>
    <style:style style:name="T284" style:family="text">
      <style:text-properties fo:font-style="normal" fo:font-weight="normal" officeooo:rsid="02376ca5" style:font-style-asian="normal" style:font-weight-asian="normal" style:font-style-complex="normal" style:font-weight-complex="normal"/>
    </style:style>
    <style:style style:name="T285" style:family="text">
      <style:text-properties fo:font-style="normal" fo:font-weight="normal" officeooo:rsid="0c0ca152" style:font-style-asian="normal" style:font-weight-asian="normal" style:font-style-complex="normal" style:font-weight-complex="normal"/>
    </style:style>
    <style:style style:name="T286" style:family="text">
      <style:text-properties fo:font-style="normal" fo:font-weight="normal" officeooo:rsid="0c953938" style:font-style-asian="normal" style:font-weight-asian="normal" style:font-style-complex="normal" style:font-weight-complex="normal"/>
    </style:style>
    <style:style style:name="T287" style:family="text">
      <style:text-properties fo:font-style="normal" fo:font-weight="normal" officeooo:rsid="0c963a01" style:font-style-asian="normal" style:font-weight-asian="normal" style:font-style-complex="normal" style:font-weight-complex="normal"/>
    </style:style>
    <style:style style:name="T288" style:family="text">
      <style:text-properties fo:font-style="normal" fo:font-weight="normal" officeooo:rsid="0d32d56e" style:font-style-asian="normal" style:font-weight-asian="normal" style:font-style-complex="normal" style:font-weight-complex="normal"/>
    </style:style>
    <style:style style:name="T289" style:family="text">
      <style:text-properties fo:font-style="normal" fo:font-weight="normal" officeooo:rsid="0d33ebf6" style:font-style-asian="normal" style:font-weight-asian="normal" style:font-style-complex="normal" style:font-weight-complex="normal"/>
    </style:style>
    <style:style style:name="T290" style:family="text">
      <style:text-properties fo:font-style="normal" fo:font-weight="normal" officeooo:rsid="0d350d37" style:font-style-asian="normal" style:font-weight-asian="normal" style:font-style-complex="normal" style:font-weight-complex="normal"/>
    </style:style>
    <style:style style:name="T291" style:family="text">
      <style:text-properties fo:font-style="normal" fo:font-weight="normal" officeooo:rsid="0de45ac6" style:font-style-asian="normal" style:font-weight-asian="normal" style:font-style-complex="normal" style:font-weight-complex="normal"/>
    </style:style>
    <style:style style:name="T292" style:family="text">
      <style:text-properties fo:font-style="normal" fo:font-weight="normal" officeooo:rsid="0e40909b" style:font-style-asian="normal" style:font-weight-asian="normal" style:font-style-complex="normal" style:font-weight-complex="normal"/>
    </style:style>
    <style:style style:name="T293" style:family="text">
      <style:text-properties fo:font-style="normal" fo:font-weight="normal" officeooo:rsid="0e426f4f" style:font-style-asian="normal" style:font-weight-asian="normal" style:font-style-complex="normal" style:font-weight-complex="normal"/>
    </style:style>
    <style:style style:name="T294" style:family="text">
      <style:text-properties fo:font-style="normal" fo:font-weight="normal" officeooo:rsid="0e445387" style:font-style-asian="normal" style:font-weight-asian="normal" style:font-style-complex="normal" style:font-weight-complex="normal"/>
    </style:style>
    <style:style style:name="T295" style:family="text">
      <style:text-properties fo:font-style="normal" fo:font-weight="normal" officeooo:rsid="0e7db5c2" style:font-style-asian="normal" style:font-weight-asian="normal" style:font-style-complex="normal" style:font-weight-complex="normal"/>
    </style:style>
    <style:style style:name="T296" style:family="text">
      <style:text-properties fo:font-style="normal" fo:font-weight="normal" officeooo:rsid="0e7f370b" style:font-style-asian="normal" style:font-weight-asian="normal" style:font-style-complex="normal" style:font-weight-complex="normal"/>
    </style:style>
    <style:style style:name="T297" style:family="text">
      <style:text-properties fo:font-style="normal" fo:font-weight="normal" officeooo:rsid="0e8859af" style:font-style-asian="normal" style:font-weight-asian="normal" style:font-style-complex="normal" style:font-weight-complex="normal"/>
    </style:style>
    <style:style style:name="T298" style:family="text">
      <style:text-properties fo:font-style="normal" fo:font-weight="normal" officeooo:rsid="0e89d9ae" style:font-style-asian="normal" style:font-weight-asian="normal" style:font-style-complex="normal" style:font-weight-complex="normal"/>
    </style:style>
    <style:style style:name="T299" style:family="text">
      <style:text-properties fo:font-style="normal" fo:font-weight="normal" officeooo:rsid="0fec0eee" style:font-style-asian="normal" style:font-weight-asian="normal" style:font-style-complex="normal" style:font-weight-complex="normal"/>
    </style:style>
    <style:style style:name="T300" style:family="text">
      <style:text-properties fo:font-style="normal" fo:font-weight="normal" officeooo:rsid="0fedcb7d" style:font-style-asian="normal" style:font-weight-asian="normal" style:font-style-complex="normal" style:font-weight-complex="normal"/>
    </style:style>
    <style:style style:name="T301" style:family="text">
      <style:text-properties fo:font-style="normal" fo:font-weight="normal" officeooo:rsid="0fedd881" style:font-style-asian="normal" style:font-weight-asian="normal" style:font-style-complex="normal" style:font-weight-complex="normal"/>
    </style:style>
    <style:style style:name="T302" style:family="text">
      <style:text-properties fo:font-style="normal" fo:font-weight="normal" officeooo:rsid="0ff5ac79" style:font-style-asian="normal" style:font-weight-asian="normal" style:font-style-complex="normal" style:font-weight-complex="normal"/>
    </style:style>
    <style:style style:name="T303" style:family="text">
      <style:text-properties fo:font-style="normal" fo:font-weight="normal" officeooo:rsid="100c42b2" style:font-style-asian="normal" style:font-weight-asian="normal" style:font-style-complex="normal" style:font-weight-complex="normal"/>
    </style:style>
    <style:style style:name="T304" style:family="text">
      <style:text-properties fo:font-style="normal" fo:font-weight="normal" officeooo:rsid="100f05ee" style:font-style-asian="normal" style:font-weight-asian="normal" style:font-style-complex="normal" style:font-weight-complex="normal"/>
    </style:style>
    <style:style style:name="T305" style:family="text">
      <style:text-properties fo:font-style="normal" fo:font-weight="normal" officeooo:rsid="101126be" style:font-style-asian="normal" style:font-weight-asian="normal" style:font-style-complex="normal" style:font-weight-complex="normal"/>
    </style:style>
    <style:style style:name="T306" style:family="text">
      <style:text-properties fo:font-style="normal" fo:font-weight="normal" officeooo:rsid="1017608c" style:font-style-asian="normal" style:font-weight-asian="normal" style:font-style-complex="normal" style:font-weight-complex="normal"/>
    </style:style>
    <style:style style:name="T307" style:family="text">
      <style:text-properties fo:font-style="normal" fo:font-weight="normal" officeooo:rsid="1030709b" style:font-style-asian="normal" style:font-weight-asian="normal" style:font-style-complex="normal" style:font-weight-complex="normal"/>
    </style:style>
    <style:style style:name="T308" style:family="text">
      <style:text-properties fo:font-style="normal" fo:font-weight="normal" officeooo:rsid="00baef1e" style:font-style-asian="normal" style:font-weight-asian="normal" style:font-style-complex="normal" style:font-weight-complex="normal"/>
    </style:style>
    <style:style style:name="T309" style:family="text">
      <style:text-properties fo:font-style="normal" fo:font-weight="normal" officeooo:rsid="1046247a" style:font-style-asian="normal" style:font-weight-asian="normal" style:font-style-complex="normal" style:font-weight-complex="normal"/>
    </style:style>
    <style:style style:name="T310" style:family="text">
      <style:text-properties fo:font-style="normal" fo:font-weight="normal" officeooo:rsid="10490489" style:font-style-asian="normal" style:font-weight-asian="normal" style:font-style-complex="normal" style:font-weight-complex="normal"/>
    </style:style>
    <style:style style:name="T311" style:family="text">
      <style:text-properties fo:font-style="normal" fo:font-weight="normal" officeooo:rsid="1054ec52" style:font-style-asian="normal" style:font-weight-asian="normal" style:font-style-complex="normal" style:font-weight-complex="normal"/>
    </style:style>
    <style:style style:name="T312" style:family="text">
      <style:text-properties fo:font-style="normal" fo:font-weight="normal" officeooo:rsid="10571c33" style:font-style-asian="normal" style:font-weight-asian="normal" style:font-style-complex="normal" style:font-weight-complex="normal"/>
    </style:style>
    <style:style style:name="T313" style:family="text">
      <style:text-properties fo:font-style="normal" fo:font-weight="normal" officeooo:rsid="10584865" style:font-style-asian="normal" style:font-weight-asian="normal" style:font-style-complex="normal" style:font-weight-complex="normal"/>
    </style:style>
    <style:style style:name="T314" style:family="text">
      <style:text-properties fo:font-style="normal" fo:font-weight="normal" officeooo:rsid="10679c37" style:font-style-asian="normal" style:font-weight-asian="normal" style:font-style-complex="normal" style:font-weight-complex="normal"/>
    </style:style>
    <style:style style:name="T315" style:family="text">
      <style:text-properties fo:font-style="normal" fo:font-weight="normal" officeooo:rsid="069d26c8" style:font-style-asian="normal" style:font-weight-asian="normal" style:font-style-complex="normal" style:font-weight-complex="normal"/>
    </style:style>
    <style:style style:name="T316" style:family="text">
      <style:text-properties fo:font-style="normal" fo:font-weight="normal" officeooo:rsid="1071da26" style:font-style-asian="normal" style:font-weight-asian="normal" style:font-style-complex="normal" style:font-weight-complex="normal"/>
    </style:style>
    <style:style style:name="T317" style:family="text">
      <style:text-properties fo:font-style="normal" fo:font-weight="normal" officeooo:rsid="1031f014" style:font-style-asian="normal" style:font-weight-asian="normal" style:font-style-complex="normal" style:font-weight-complex="normal"/>
    </style:style>
    <style:style style:name="T318" style:family="text">
      <style:text-properties fo:font-style="normal" fo:font-weight="normal" officeooo:rsid="10751ca7" style:font-style-asian="normal" style:font-weight-asian="normal" style:font-style-complex="normal" style:font-weight-complex="normal"/>
    </style:style>
    <style:style style:name="T319" style:family="text">
      <style:text-properties fo:font-style="normal" fo:font-weight="normal" officeooo:rsid="10d934be" style:font-style-asian="normal" style:font-weight-asian="normal" style:font-style-complex="normal" style:font-weight-complex="normal"/>
    </style:style>
    <style:style style:name="T320" style:family="text">
      <style:text-properties fo:font-style="normal" fo:font-weight="normal" officeooo:rsid="10e19946" style:font-style-asian="normal" style:font-weight-asian="normal" style:font-style-complex="normal" style:font-weight-complex="normal"/>
    </style:style>
    <style:style style:name="T321" style:family="text">
      <style:text-properties fo:font-style="normal" fo:font-weight="normal" officeooo:rsid="112f8f15" style:font-style-asian="normal" style:font-weight-asian="normal" style:font-style-complex="normal" style:font-weight-complex="normal"/>
    </style:style>
    <style:style style:name="T322" style:family="text">
      <style:text-properties fo:font-style="normal" fo:font-weight="normal" officeooo:rsid="113025d2" style:font-style-asian="normal" style:font-weight-asian="normal" style:font-style-complex="normal" style:font-weight-complex="normal"/>
    </style:style>
    <style:style style:name="T323" style:family="text">
      <style:text-properties fo:font-style="normal" fo:font-weight="normal" officeooo:rsid="113630d1" style:font-style-asian="normal" style:font-weight-asian="normal" style:font-style-complex="normal" style:font-weight-complex="normal"/>
    </style:style>
    <style:style style:name="T324" style:family="text">
      <style:text-properties fo:font-style="normal" fo:font-weight="normal" officeooo:rsid="11498421" style:font-style-asian="normal" style:font-weight-asian="normal" style:font-style-complex="normal" style:font-weight-complex="normal"/>
    </style:style>
    <style:style style:name="T325" style:family="text">
      <style:text-properties fo:font-style="normal" fo:font-weight="normal" officeooo:rsid="115beb4a" style:font-style-asian="normal" style:font-weight-asian="normal" style:font-style-complex="normal" style:font-weight-complex="normal"/>
    </style:style>
    <style:style style:name="T326" style:family="text">
      <style:text-properties fo:font-style="normal" fo:font-weight="normal" officeooo:rsid="115af25b" style:font-style-asian="normal" style:font-weight-asian="normal" style:font-style-complex="normal" style:font-weight-complex="normal"/>
    </style:style>
    <style:style style:name="T327" style:family="text">
      <style:text-properties fo:font-style="normal" fo:font-weight="normal" officeooo:rsid="114c391a" style:font-style-asian="normal" style:font-weight-asian="normal" style:font-style-complex="normal" style:font-weight-complex="normal"/>
    </style:style>
    <style:style style:name="T328" style:family="text">
      <style:text-properties fo:font-style="normal" fo:font-weight="normal" officeooo:rsid="115f1570" style:font-style-asian="normal" style:font-weight-asian="normal" style:font-style-complex="normal" style:font-weight-complex="normal"/>
    </style:style>
    <style:style style:name="T329" style:family="text">
      <style:text-properties fo:font-style="normal" fo:font-weight="normal" officeooo:rsid="1167b766" style:font-style-asian="normal" style:font-weight-asian="normal" style:font-style-complex="normal" style:font-weight-complex="normal"/>
    </style:style>
    <style:style style:name="T330" style:family="text">
      <style:text-properties fo:font-style="normal" fo:font-weight="normal" officeooo:rsid="11ffc38a" style:font-style-asian="normal" style:font-weight-asian="normal" style:font-style-complex="normal" style:font-weight-complex="normal"/>
    </style:style>
    <style:style style:name="T331" style:family="text">
      <style:text-properties fo:font-style="normal" fo:font-weight="normal" officeooo:rsid="1203a3ad" style:font-style-asian="normal" style:font-weight-asian="normal" style:font-style-complex="normal" style:font-weight-complex="normal"/>
    </style:style>
    <style:style style:name="T332" style:family="text">
      <style:text-properties fo:font-style="normal" fo:font-weight="normal" officeooo:rsid="115d5b80" style:font-style-asian="normal" style:font-weight-asian="normal" style:font-style-complex="normal" style:font-weight-complex="normal"/>
    </style:style>
    <style:style style:name="T333" style:family="text">
      <style:text-properties fo:font-style="normal" fo:font-weight="normal" officeooo:rsid="12088adf" style:font-style-asian="normal" style:font-weight-asian="normal" style:font-style-complex="normal" style:font-weight-complex="normal"/>
    </style:style>
    <style:style style:name="T334" style:family="text">
      <style:text-properties fo:font-style="normal" fo:font-weight="normal" officeooo:rsid="121781a8" style:font-style-asian="normal" style:font-weight-asian="normal" style:font-style-complex="normal" style:font-weight-complex="normal"/>
    </style:style>
    <style:style style:name="T335" style:family="text">
      <style:text-properties fo:font-style="normal" fo:font-weight="normal" officeooo:rsid="12164df9" style:font-style-asian="normal" style:font-weight-asian="normal" style:font-style-complex="normal" style:font-weight-complex="normal"/>
    </style:style>
    <style:style style:name="T336" style:family="text">
      <style:text-properties fo:font-style="normal" fo:font-weight="normal" officeooo:rsid="123673ea" style:font-style-asian="normal" style:font-weight-asian="normal" style:font-style-complex="normal" style:font-weight-complex="normal"/>
    </style:style>
    <style:style style:name="T337" style:family="text">
      <style:text-properties fo:font-style="normal" fo:font-weight="normal" officeooo:rsid="100d9d8f" style:font-style-asian="normal" style:font-weight-asian="normal" style:font-style-complex="normal" style:font-weight-complex="normal"/>
    </style:style>
    <style:style style:name="T338" style:family="text">
      <style:text-properties fo:font-style="normal" fo:font-weight="normal" officeooo:rsid="1256d18b" style:font-style-asian="normal" style:font-weight-asian="normal" style:font-style-complex="normal" style:font-weight-complex="normal"/>
    </style:style>
    <style:style style:name="T339" style:family="text">
      <style:text-properties fo:font-style="normal" fo:font-weight="normal" officeooo:rsid="1259d233" style:font-style-asian="normal" style:font-weight-asian="normal" style:font-style-complex="normal" style:font-weight-complex="normal"/>
    </style:style>
    <style:style style:name="T340" style:family="text">
      <style:text-properties fo:font-style="normal" fo:font-weight="normal" officeooo:rsid="1266a3ac" style:font-style-asian="normal" style:font-weight-asian="normal" style:font-style-complex="normal" style:font-weight-complex="normal"/>
    </style:style>
    <style:style style:name="T341" style:family="text">
      <style:text-properties fo:font-style="normal" fo:font-weight="normal" officeooo:rsid="12b64d45" style:font-style-asian="normal" style:font-weight-asian="normal" style:font-style-complex="normal" style:font-weight-complex="normal"/>
    </style:style>
    <style:style style:name="T342" style:family="text">
      <style:text-properties fo:font-style="normal" fo:font-weight="normal" officeooo:rsid="12c50dab" style:font-style-asian="normal" style:font-weight-asian="normal" style:font-style-complex="normal" style:font-weight-complex="normal"/>
    </style:style>
    <style:style style:name="T343" style:family="text">
      <style:text-properties fo:font-style="normal" fo:font-weight="normal" officeooo:rsid="12c55bf7" style:font-style-asian="normal" style:font-weight-asian="normal" style:font-style-complex="normal" style:font-weight-complex="normal"/>
    </style:style>
    <style:style style:name="T344" style:family="text">
      <style:text-properties fo:font-style="normal" fo:font-weight="normal" officeooo:rsid="12d1d126" style:font-style-asian="normal" style:font-weight-asian="normal" style:font-style-complex="normal" style:font-weight-complex="normal"/>
    </style:style>
    <style:style style:name="T345" style:family="text">
      <style:text-properties fo:font-style="normal" fo:font-weight="normal" officeooo:rsid="12d2f833" style:font-style-asian="normal" style:font-weight-asian="normal" style:font-style-complex="normal" style:font-weight-complex="normal"/>
    </style:style>
    <style:style style:name="T346" style:family="text">
      <style:text-properties fo:font-style="normal" fo:font-weight="normal" officeooo:rsid="12d21e61" style:font-style-asian="normal" style:font-weight-asian="normal" style:font-style-complex="normal" style:font-weight-complex="normal"/>
    </style:style>
    <style:style style:name="T347" style:family="text">
      <style:text-properties fo:font-style="normal" fo:font-weight="normal" officeooo:rsid="12d908c1" style:font-style-asian="normal" style:font-weight-asian="normal" style:font-style-complex="normal" style:font-weight-complex="normal"/>
    </style:style>
    <style:style style:name="T348" style:family="text">
      <style:text-properties fo:font-style="normal" fo:font-weight="normal" officeooo:rsid="12fb665b" style:font-style-asian="normal" style:font-weight-asian="normal" style:font-style-complex="normal" style:font-weight-complex="normal"/>
    </style:style>
    <style:style style:name="T349" style:family="text">
      <style:text-properties fo:font-style="normal" fo:font-weight="normal" officeooo:rsid="001a4a19" style:font-style-asian="normal" style:font-weight-asian="normal" style:font-style-complex="normal" style:font-weight-complex="normal"/>
    </style:style>
    <style:style style:name="T350" style:family="text">
      <style:text-properties fo:font-style="normal" fo:font-weight="normal" officeooo:rsid="130f532d" style:font-style-asian="normal" style:font-weight-asian="normal" style:font-style-complex="normal" style:font-weight-complex="normal"/>
    </style:style>
    <style:style style:name="T351" style:family="text">
      <style:text-properties fo:font-style="normal" fo:font-weight="bold" style:font-style-asian="normal" style:font-weight-asian="bold" style:font-style-complex="normal" style:font-weight-complex="bold"/>
    </style:style>
    <style:style style:name="T352" style:family="text">
      <style:text-properties fo:font-style="normal" fo:font-weight="bold" officeooo:rsid="05357f06" style:font-style-asian="normal" style:font-weight-asian="bold" style:font-style-complex="normal" style:font-weight-complex="bold"/>
    </style:style>
    <style:style style:name="T353" style:family="text">
      <style:text-properties fo:font-style="normal" fo:font-weight="bold" officeooo:rsid="052a3994" style:font-style-asian="normal" style:font-weight-asian="bold" style:font-style-complex="normal" style:font-weight-complex="bold"/>
    </style:style>
    <style:style style:name="T354" style:family="text">
      <style:text-properties fo:font-style="normal" fo:font-weight="bold" officeooo:rsid="0c953938" style:font-style-asian="normal" style:font-weight-asian="bold" style:font-style-complex="normal" style:font-weight-complex="bold"/>
    </style:style>
    <style:style style:name="T355" style:family="text">
      <style:text-properties fo:font-style="normal" fo:font-weight="bold" officeooo:rsid="0d33ebf6" style:font-style-asian="normal" style:font-weight-asian="bold" style:font-style-complex="normal" style:font-weight-complex="bold"/>
    </style:style>
    <style:style style:name="T356" style:family="text">
      <style:text-properties fo:font-style="normal" fo:font-weight="bold" officeooo:rsid="0c0ca152" style:font-style-asian="normal" style:font-weight-asian="bold" style:font-style-complex="normal" style:font-weight-complex="bold"/>
    </style:style>
    <style:style style:name="T357" style:family="text">
      <style:text-properties fo:font-style="normal" fo:font-weight="bold" officeooo:rsid="0e7db5c2" style:font-style-asian="normal" style:font-weight-asian="bold" style:font-style-complex="normal" style:font-weight-complex="bold"/>
    </style:style>
    <style:style style:name="T358" style:family="text">
      <style:text-properties fo:font-style="normal" fo:font-weight="bold" officeooo:rsid="0e7f370b" style:font-style-asian="normal" style:font-weight-asian="bold" style:font-style-complex="normal" style:font-weight-complex="bold"/>
    </style:style>
    <style:style style:name="T359" style:family="text">
      <style:text-properties fo:font-style="normal" fo:font-weight="bold" officeooo:rsid="0ff5ac79" style:font-style-asian="normal" style:font-weight-asian="bold" style:font-style-complex="normal" style:font-weight-complex="bold"/>
    </style:style>
    <style:style style:name="T360" style:family="text">
      <style:text-properties fo:font-style="normal" fo:font-weight="bold" officeooo:rsid="1017608c" style:font-style-asian="normal" style:font-weight-asian="bold" style:font-style-complex="normal" style:font-weight-complex="bold"/>
    </style:style>
    <style:style style:name="T361" style:family="text">
      <style:text-properties fo:font-style="normal" fo:font-weight="bold" officeooo:rsid="10490489" style:font-style-asian="normal" style:font-weight-asian="bold" style:font-style-complex="normal" style:font-weight-complex="bold"/>
    </style:style>
    <style:style style:name="T362" style:family="text">
      <style:text-properties fo:font-style="normal" fo:font-weight="bold" officeooo:rsid="12d908c1" style:font-style-asian="normal" style:font-weight-asian="bold" style:font-style-complex="normal" style:font-weight-complex="bold"/>
    </style:style>
    <style:style style:name="T363" style:family="text">
      <style:text-properties officeooo:rsid="001e30f4"/>
    </style:style>
    <style:style style:name="T364" style:family="text">
      <style:text-properties officeooo:rsid="0025604c"/>
    </style:style>
    <style:style style:name="T365" style:family="text">
      <style:text-properties officeooo:rsid="002a13ff"/>
    </style:style>
    <style:style style:name="T366" style:family="text">
      <style:text-properties officeooo:rsid="002a9c1f"/>
    </style:style>
    <style:style style:name="T367" style:family="text">
      <style:text-properties officeooo:rsid="002aba47"/>
    </style:style>
    <style:style style:name="T368" style:family="text">
      <style:text-properties officeooo:rsid="002f1486"/>
    </style:style>
    <style:style style:name="T369" style:family="text">
      <style:text-properties officeooo:rsid="0033058e"/>
    </style:style>
    <style:style style:name="T370" style:family="text">
      <style:text-properties officeooo:rsid="00346180"/>
    </style:style>
    <style:style style:name="T371" style:family="text">
      <style:text-properties officeooo:rsid="0035435f"/>
    </style:style>
    <style:style style:name="T372" style:family="text">
      <style:text-properties officeooo:rsid="00386bd6"/>
    </style:style>
    <style:style style:name="T373" style:family="text">
      <style:text-properties officeooo:rsid="003b4026"/>
    </style:style>
    <style:style style:name="T374" style:family="text">
      <style:text-properties officeooo:rsid="003cabba"/>
    </style:style>
    <style:style style:name="T375" style:family="text">
      <style:text-properties style:font-name="Liberation Mono1" fo:font-size="10pt" style:font-size-asian="10pt" style:font-size-complex="10pt"/>
    </style:style>
    <style:style style:name="T376" style:family="text">
      <style:text-properties style:font-name="Liberation Mono1" fo:font-size="10pt" officeooo:rsid="00ed816b" style:font-size-asian="10pt" style:font-size-complex="10pt"/>
    </style:style>
    <style:style style:name="T377" style:family="text">
      <style:text-properties style:font-name="Liberation Mono1" fo:font-size="10pt" officeooo:rsid="00203c5b" style:font-size-asian="10pt" style:font-size-complex="10pt"/>
    </style:style>
    <style:style style:name="T378" style:family="text">
      <style:text-properties style:font-name="Liberation Mono1" fo:font-size="10pt" officeooo:rsid="016ebdff" style:font-size-asian="10pt" style:font-size-complex="10pt"/>
    </style:style>
    <style:style style:name="T379" style:family="text">
      <style:text-properties style:font-name="Liberation Mono1" fo:font-size="10pt" officeooo:rsid="0110149b" style:font-size-asian="10pt" style:font-size-complex="10pt"/>
    </style:style>
    <style:style style:name="T380" style:family="text">
      <style:text-properties style:font-name="Liberation Mono1" fo:font-size="10pt" officeooo:rsid="00830df8" style:font-size-asian="10pt" style:font-size-complex="10pt"/>
    </style:style>
    <style:style style:name="T381" style:family="text">
      <style:text-properties style:font-name="Liberation Mono1" fo:font-size="10pt" officeooo:rsid="0601b349" style:font-size-asian="10pt" style:font-size-complex="10pt"/>
    </style:style>
    <style:style style:name="T382" style:family="text">
      <style:text-properties style:font-name="Liberation Mono1" fo:font-size="10pt" officeooo:rsid="1025d6db" style:font-size-asian="10pt" style:font-size-complex="10pt"/>
    </style:style>
    <style:style style:name="T383" style:family="text">
      <style:text-properties style:font-name="Liberation Mono1" fo:font-size="10pt" officeooo:rsid="00a96e14" style:font-size-asian="10pt" style:font-size-complex="10pt"/>
    </style:style>
    <style:style style:name="T384" style:family="text">
      <style:text-properties style:font-name="Liberation Mono1" fo:font-size="10pt" officeooo:rsid="001f596a" style:font-size-asian="10pt" style:font-size-complex="10pt"/>
    </style:style>
    <style:style style:name="T385" style:family="text">
      <style:text-properties style:font-name="Liberation Mono1" fo:font-size="10pt" officeooo:rsid="112d01e3" style:font-size-asian="10pt" style:font-size-complex="10pt"/>
    </style:style>
    <style:style style:name="T386" style:family="text">
      <style:text-properties style:font-name="Liberation Mono1" fo:font-size="10pt" officeooo:rsid="113025d2" style:font-size-asian="10pt" style:font-size-complex="10pt"/>
    </style:style>
    <style:style style:name="T387" style:family="text">
      <style:text-properties style:font-name="Liberation Mono1" fo:font-size="10pt" officeooo:rsid="113630d1" style:font-size-asian="10pt" style:font-size-complex="10pt"/>
    </style:style>
    <style:style style:name="T388" style:family="text">
      <style:text-properties style:font-name="Liberation Mono1" fo:font-size="10pt" officeooo:rsid="115beb4a" style:font-size-asian="10pt" style:font-size-complex="10pt"/>
    </style:style>
    <style:style style:name="T389" style:family="text">
      <style:text-properties style:font-name="Liberation Mono1" fo:font-size="10pt" officeooo:rsid="120bc9df" style:font-size-asian="10pt" style:font-size-complex="10pt"/>
    </style:style>
    <style:style style:name="T390" style:family="text">
      <style:text-properties style:font-name="Liberation Mono1" fo:font-size="10pt" officeooo:rsid="124fefa5" style:font-size-asian="10pt" style:font-size-complex="10pt"/>
    </style:style>
    <style:style style:name="T391" style:family="text">
      <style:text-properties style:font-name="Liberation Mono1" fo:font-size="10pt" officeooo:rsid="126d7504" style:font-size-asian="10pt" style:font-size-complex="10pt"/>
    </style:style>
    <style:style style:name="T392" style:family="text">
      <style:text-properties style:font-name="Liberation Mono1" fo:font-size="10pt" officeooo:rsid="12ac2ee8" style:font-size-asian="10pt" style:font-size-complex="10pt"/>
    </style:style>
    <style:style style:name="T393" style:family="text">
      <style:text-properties style:font-name="Liberation Mono1" fo:font-size="10pt" officeooo:rsid="12a016af" style:font-size-asian="10pt" style:font-size-complex="10pt"/>
    </style:style>
    <style:style style:name="T394" style:family="text">
      <style:text-properties style:font-name="Liberation Mono1" fo:font-size="10pt" officeooo:rsid="122c3849" style:font-size-asian="10pt" style:font-size-complex="10pt"/>
    </style:style>
    <style:style style:name="T395" style:family="text">
      <style:text-properties style:font-name="Liberation Mono1" fo:font-size="10pt" officeooo:rsid="1293925b" style:font-size-asian="10pt" style:font-size-complex="10pt"/>
    </style:style>
    <style:style style:name="T396" style:family="text">
      <style:text-properties style:font-name="Liberation Mono1" fo:font-size="10pt" officeooo:rsid="12f3210a" style:font-size-asian="10pt" style:font-size-complex="10pt"/>
    </style:style>
    <style:style style:name="T397" style:family="text">
      <style:text-properties style:font-name="Liberation Mono1" fo:font-size="10pt" fo:font-weight="bold" style:font-size-asian="10pt" style:font-weight-asian="bold" style:font-size-complex="10pt" style:font-weight-complex="bold"/>
    </style:style>
    <style:style style:name="T398" style:family="text">
      <style:text-properties style:font-name="Liberation Mono1" fo:font-size="10pt" fo:font-weight="bold" officeooo:rsid="003cabba" style:font-size-asian="10pt" style:font-weight-asian="bold" style:font-size-complex="10pt" style:font-weight-complex="bold"/>
    </style:style>
    <style:style style:name="T399" style:family="text">
      <style:text-properties style:font-name="Liberation Mono1" fo:font-size="10pt" fo:font-weight="bold" officeooo:rsid="014e1472" style:font-size-asian="10pt" style:font-weight-asian="bold" style:font-size-complex="10pt" style:font-weight-complex="bold"/>
    </style:style>
    <style:style style:name="T400" style:family="text">
      <style:text-properties style:font-name="Liberation Mono1" fo:font-size="10pt" fo:font-weight="bold" officeooo:rsid="00203c5b" style:font-size-asian="10pt" style:font-weight-asian="bold" style:font-size-complex="10pt" style:font-weight-complex="bold"/>
    </style:style>
    <style:style style:name="T401" style:family="text">
      <style:text-properties style:font-name="Liberation Mono1" fo:font-size="10pt" fo:font-weight="bold" officeooo:rsid="002dd297" style:font-size-asian="10pt" style:font-weight-asian="bold" style:font-size-complex="10pt" style:font-weight-complex="bold"/>
    </style:style>
    <style:style style:name="T402" style:family="text">
      <style:text-properties style:font-name="Liberation Mono1" fo:font-size="10pt" fo:font-weight="bold" officeooo:rsid="016ebdff" style:font-size-asian="10pt" style:font-weight-asian="bold" style:font-size-complex="10pt" style:font-weight-complex="bold"/>
    </style:style>
    <style:style style:name="T403" style:family="text">
      <style:text-properties style:font-name="Liberation Mono1" fo:font-size="10pt" fo:font-weight="bold" officeooo:rsid="0240b116" style:font-size-asian="10pt" style:font-weight-asian="bold" style:font-size-complex="10pt" style:font-weight-complex="bold"/>
    </style:style>
    <style:style style:name="T404" style:family="text">
      <style:text-properties style:font-name="Liberation Mono1" fo:font-size="10pt" fo:font-weight="bold" officeooo:rsid="101e0e00" style:font-size-asian="10pt" style:font-weight-asian="bold" style:font-size-complex="10pt" style:font-weight-complex="bold"/>
    </style:style>
    <style:style style:name="T405" style:family="text">
      <style:text-properties style:font-name="Liberation Mono1" fo:font-size="10pt" fo:font-weight="bold" officeooo:rsid="1025d6db" style:font-size-asian="10pt" style:font-weight-asian="bold" style:font-size-complex="10pt" style:font-weight-complex="bold"/>
    </style:style>
    <style:style style:name="T406" style:family="text">
      <style:text-properties style:font-name="Liberation Mono1" fo:font-size="10pt" fo:font-weight="bold" officeooo:rsid="102a4320" style:font-size-asian="10pt" style:font-weight-asian="bold" style:font-size-complex="10pt" style:font-weight-complex="bold"/>
    </style:style>
    <style:style style:name="T407" style:family="text">
      <style:text-properties style:font-name="Liberation Mono1" fo:font-size="10pt" fo:font-weight="bold" officeooo:rsid="103b327b" style:font-size-asian="10pt" style:font-weight-asian="bold" style:font-size-complex="10pt" style:font-weight-complex="bold"/>
    </style:style>
    <style:style style:name="T408" style:family="text">
      <style:text-properties style:font-name="Liberation Mono1" fo:font-size="10pt" fo:font-weight="bold" officeooo:rsid="103e3ca1" style:font-size-asian="10pt" style:font-weight-asian="bold" style:font-size-complex="10pt" style:font-weight-complex="bold"/>
    </style:style>
    <style:style style:name="T409" style:family="text">
      <style:text-properties style:font-name="Liberation Mono1" fo:font-size="10pt" fo:font-weight="bold" officeooo:rsid="0de45ac6" style:font-size-asian="10pt" style:font-weight-asian="bold" style:font-size-complex="10pt" style:font-weight-complex="bold"/>
    </style:style>
    <style:style style:name="T410" style:family="text">
      <style:text-properties style:font-name="Liberation Mono1" fo:font-size="10pt" fo:font-weight="bold" officeooo:rsid="001f596a" style:font-size-asian="10pt" style:font-weight-asian="bold" style:font-size-complex="10pt" style:font-weight-complex="bold"/>
    </style:style>
    <style:style style:name="T411" style:family="text">
      <style:text-properties style:font-name="Liberation Mono1" fo:font-size="10pt" fo:font-weight="bold" officeooo:rsid="06a8f7df" style:font-size-asian="10pt" style:font-weight-asian="bold" style:font-size-complex="10pt" style:font-weight-complex="bold"/>
    </style:style>
    <style:style style:name="T412" style:family="text">
      <style:text-properties style:font-name="Liberation Mono1" fo:font-size="10pt" fo:font-weight="bold" officeooo:rsid="10982582" style:font-size-asian="10pt" style:font-weight-asian="bold" style:font-size-complex="10pt" style:font-weight-complex="bold"/>
    </style:style>
    <style:style style:name="T413" style:family="text">
      <style:text-properties style:font-name="Liberation Mono1" fo:font-size="10pt" fo:font-weight="bold" officeooo:rsid="105b6939" style:font-size-asian="10pt" style:font-weight-asian="bold" style:font-size-complex="10pt" style:font-weight-complex="bold"/>
    </style:style>
    <style:style style:name="T414" style:family="text">
      <style:text-properties style:font-name="Liberation Mono1" fo:font-size="10pt" fo:font-weight="bold" officeooo:rsid="105ce03b" style:font-size-asian="10pt" style:font-weight-asian="bold" style:font-size-complex="10pt" style:font-weight-complex="bold"/>
    </style:style>
    <style:style style:name="T415" style:family="text">
      <style:text-properties style:font-name="Liberation Mono1" fo:font-size="10pt" fo:font-weight="bold" officeooo:rsid="105e56dc" style:font-size-asian="10pt" style:font-weight-asian="bold" style:font-size-complex="10pt" style:font-weight-complex="bold"/>
    </style:style>
    <style:style style:name="T416" style:family="text">
      <style:text-properties style:font-name="Liberation Mono1" fo:font-size="10pt" fo:font-weight="bold" officeooo:rsid="106593a2" style:font-size-asian="10pt" style:font-weight-asian="bold" style:font-size-complex="10pt" style:font-weight-complex="bold"/>
    </style:style>
    <style:style style:name="T417" style:family="text">
      <style:text-properties style:font-name="Liberation Mono1" fo:font-size="10pt" fo:font-weight="bold" officeooo:rsid="106782da" style:font-size-asian="10pt" style:font-weight-asian="bold" style:font-size-complex="10pt" style:font-weight-complex="bold"/>
    </style:style>
    <style:style style:name="T418" style:family="text">
      <style:text-properties style:font-name="Liberation Mono1" fo:font-size="10pt" fo:font-weight="bold" officeooo:rsid="1071da26" style:font-size-asian="10pt" style:font-weight-asian="bold" style:font-size-complex="10pt" style:font-weight-complex="bold"/>
    </style:style>
    <style:style style:name="T419" style:family="text">
      <style:text-properties style:font-name="Liberation Mono1" fo:font-size="10pt" fo:font-weight="bold" officeooo:rsid="0c953938" style:font-size-asian="10pt" style:font-weight-asian="bold" style:font-size-complex="10pt" style:font-weight-complex="bold"/>
    </style:style>
    <style:style style:name="T420" style:family="text">
      <style:text-properties style:font-name="Liberation Mono1" fo:font-size="10pt" fo:font-weight="bold" officeooo:rsid="10751ca7" style:font-size-asian="10pt" style:font-weight-asian="bold" style:font-size-complex="10pt" style:font-weight-complex="bold"/>
    </style:style>
    <style:style style:name="T421" style:family="text">
      <style:text-properties style:font-name="Liberation Mono1" fo:font-size="10pt" fo:font-weight="bold" officeooo:rsid="002f1486" style:font-size-asian="10pt" style:font-weight-asian="bold" style:font-size-complex="10pt" style:font-weight-complex="bold"/>
    </style:style>
    <style:style style:name="T422" style:family="text">
      <style:text-properties style:font-name="Liberation Mono1" fo:font-size="10pt" fo:font-weight="bold" officeooo:rsid="108e5899" style:font-size-asian="10pt" style:font-weight-asian="bold" style:font-size-complex="10pt" style:font-weight-complex="bold"/>
    </style:style>
    <style:style style:name="T423" style:family="text">
      <style:text-properties style:font-name="Liberation Mono1" fo:font-size="10pt" fo:font-weight="bold" officeooo:rsid="1091d084" style:font-size-asian="10pt" style:font-weight-asian="bold" style:font-size-complex="10pt" style:font-weight-complex="bold"/>
    </style:style>
    <style:style style:name="T424" style:family="text">
      <style:text-properties style:font-name="Liberation Mono1" fo:font-size="10pt" fo:font-weight="bold" officeooo:rsid="10679c37" style:font-size-asian="10pt" style:font-weight-asian="bold" style:font-size-complex="10pt" style:font-weight-complex="bold"/>
    </style:style>
    <style:style style:name="T425" style:family="text">
      <style:text-properties style:font-name="Liberation Mono1" fo:font-size="10pt" fo:font-weight="bold" officeooo:rsid="109f7a1a" style:font-size-asian="10pt" style:font-weight-asian="bold" style:font-size-complex="10pt" style:font-weight-complex="bold"/>
    </style:style>
    <style:style style:name="T426" style:family="text">
      <style:text-properties style:font-name="Liberation Mono1" fo:font-size="10pt" fo:font-weight="bold" officeooo:rsid="100d9d8f" style:font-size-asian="10pt" style:font-weight-asian="bold" style:font-size-complex="10pt" style:font-weight-complex="bold"/>
    </style:style>
    <style:style style:name="T427" style:family="text">
      <style:text-properties style:font-name="Liberation Mono1" fo:font-size="10pt" fo:font-weight="bold" officeooo:rsid="12088adf" style:font-size-asian="10pt" style:font-weight-asian="bold" style:font-size-complex="10pt" style:font-weight-complex="bold"/>
    </style:style>
    <style:style style:name="T428" style:family="text">
      <style:text-properties style:font-name="Liberation Mono1" fo:font-size="10pt" fo:font-weight="bold" officeooo:rsid="1251dc8a" style:font-size-asian="10pt" style:font-weight-asian="bold" style:font-size-complex="10pt" style:font-weight-complex="bold"/>
    </style:style>
    <style:style style:name="T429" style:family="text">
      <style:text-properties style:font-name="Liberation Mono1" fo:font-size="10pt" fo:font-weight="bold" officeooo:rsid="125bd64f" style:font-size-asian="10pt" style:font-weight-asian="bold" style:font-size-complex="10pt" style:font-weight-complex="bold"/>
    </style:style>
    <style:style style:name="T430" style:family="text">
      <style:text-properties style:font-name="Liberation Mono1" fo:font-size="10pt" fo:font-weight="bold" officeooo:rsid="124eba6e" style:font-size-asian="10pt" style:font-weight-asian="bold" style:font-size-complex="10pt" style:font-weight-complex="bold"/>
    </style:style>
    <style:style style:name="T431" style:family="text">
      <style:text-properties style:font-name="Liberation Mono1" fo:font-size="10pt" fo:font-weight="bold" officeooo:rsid="124f4d54" style:font-size-asian="10pt" style:font-weight-asian="bold" style:font-size-complex="10pt" style:font-weight-complex="bold"/>
    </style:style>
    <style:style style:name="T432" style:family="text">
      <style:text-properties style:font-name="Liberation Mono1" fo:font-size="10pt" fo:font-weight="bold" officeooo:rsid="128fd76e" style:font-size-asian="10pt" style:font-weight-asian="bold" style:font-size-complex="10pt" style:font-weight-complex="bold"/>
    </style:style>
    <style:style style:name="T433" style:family="text">
      <style:text-properties style:font-name="Liberation Mono1" fo:font-size="10pt" fo:font-weight="bold" officeooo:rsid="104e6249" style:font-size-asian="10pt" style:font-weight-asian="bold" style:font-size-complex="10pt" style:font-weight-complex="bold"/>
    </style:style>
    <style:style style:name="T434" style:family="text">
      <style:text-properties style:font-name="Liberation Mono1" fo:font-size="10pt" fo:font-weight="bold" officeooo:rsid="12928d6a" style:font-size-asian="10pt" style:font-weight-asian="bold" style:font-size-complex="10pt" style:font-weight-complex="bold"/>
    </style:style>
    <style:style style:name="T435" style:family="text">
      <style:text-properties style:font-name="Liberation Mono1" fo:font-size="10pt" fo:font-weight="bold" officeooo:rsid="12d41240" style:font-size-asian="10pt" style:font-weight-asian="bold" style:font-size-complex="10pt" style:font-weight-complex="bold"/>
    </style:style>
    <style:style style:name="T436" style:family="text">
      <style:text-properties style:font-name="Liberation Mono1" fo:font-size="10pt" fo:font-weight="bold" officeooo:rsid="001fa6b7" style:font-size-asian="10pt" style:font-weight-asian="bold" style:font-size-complex="10pt" style:font-weight-complex="bold"/>
    </style:style>
    <style:style style:name="T437" style:family="text">
      <style:text-properties style:font-name="Liberation Mono1" fo:font-size="10pt" fo:font-weight="bold" officeooo:rsid="130aaf4c" style:font-size-asian="10pt" style:font-weight-asian="bold" style:font-size-complex="10pt" style:font-weight-complex="bold"/>
    </style:style>
    <style:style style:name="T438" style:family="text">
      <style:text-properties style:font-name="Liberation Mono1" fo:font-size="10pt" fo:font-weight="bold" officeooo:rsid="130be2eb" style:font-size-asian="10pt" style:font-weight-asian="bold" style:font-size-complex="10pt" style:font-weight-complex="bold"/>
    </style:style>
    <style:style style:name="T439" style:family="text">
      <style:text-properties style:font-name="Liberation Mono1" fo:font-size="10pt" fo:font-weight="bold" officeooo:rsid="131152c9" style:font-size-asian="10pt" style:font-weight-asian="bold" style:font-size-complex="10pt" style:font-weight-complex="bold"/>
    </style:style>
    <style:style style:name="T440" style:family="text">
      <style:text-properties style:font-name="Liberation Mono1" fo:font-size="10pt" fo:font-weight="bold" officeooo:rsid="1318a3ac" style:font-size-asian="10pt" style:font-weight-asian="bold" style:font-size-complex="10pt" style:font-weight-complex="bold"/>
    </style:style>
    <style:style style:name="T441" style:family="text">
      <style:text-properties style:font-name="Liberation Mono1" fo:font-size="10pt" fo:font-weight="bold" style:font-weight-asian="bold" style:font-weight-complex="bold"/>
    </style:style>
    <style:style style:name="T442" style:family="text">
      <style:text-properties style:font-name="Liberation Mono1" fo:font-size="10pt" fo:font-weight="bold" officeooo:rsid="101253bb" style:font-weight-asian="bold" style:font-weight-complex="bold"/>
    </style:style>
    <style:style style:name="T443" style:family="text">
      <style:text-properties style:font-name="Liberation Mono1" fo:font-size="10pt" fo:font-weight="bold" officeooo:rsid="101f82fc" style:font-weight-asian="bold" style:font-weight-complex="bold"/>
    </style:style>
    <style:style style:name="T444" style:family="text">
      <style:text-properties style:font-name="Liberation Mono1" fo:font-size="10pt" fo:font-weight="bold" officeooo:rsid="113630d1" style:font-weight-asian="bold" style:font-weight-complex="bold"/>
    </style:style>
    <style:style style:name="T445" style:family="text">
      <style:text-properties style:font-name="Liberation Mono1" fo:font-size="10pt" fo:font-style="normal" style:font-size-asian="10pt" style:font-style-asian="normal" style:font-size-complex="10pt" style:font-style-complex="normal"/>
    </style:style>
    <style:style style:name="T446" style:family="text">
      <style:text-properties style:font-name="Liberation Mono1" fo:font-size="10pt" fo:font-style="normal" officeooo:rsid="0234f024" style:font-size-asian="10pt" style:font-style-asian="normal" style:font-size-complex="10pt" style:font-style-complex="normal"/>
    </style:style>
    <style:style style:name="T447" style:family="text">
      <style:text-properties style:font-name="Liberation Mono1" fo:font-size="10pt" fo:font-style="normal" officeooo:rsid="0e40909b" style:font-size-asian="10pt" style:font-style-asian="normal" style:font-size-complex="10pt" style:font-style-complex="normal"/>
    </style:style>
    <style:style style:name="T448" style:family="text">
      <style:text-properties style:font-name="Liberation Mono1" fo:font-size="10pt" fo:font-style="normal" officeooo:rsid="122c3849" style:font-size-asian="10pt" style:font-style-asian="normal" style:font-size-complex="10pt" style:font-style-complex="normal"/>
    </style:style>
    <style:style style:name="T449"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50"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51"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452"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53"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54"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55"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56"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57"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58"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59"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6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61"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62"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63"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64"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65"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66"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67"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68"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69"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70"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71"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72"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73"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7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75"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476"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477"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478"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479"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480"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481"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482"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483"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484"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1046247a" style:font-style-asian="normal" style:font-weight-asian="bold" style:font-style-complex="normal" style:font-weight-complex="bold"/>
    </style:style>
    <style:style style:name="T491" style:family="text">
      <style:text-properties style:font-name="Liberation Mono1" fo:font-size="10pt" fo:font-style="normal" fo:font-weight="bold" officeooo:rsid="101f82fc" style:font-style-asian="normal" style:font-weight-asian="bold" style:font-style-complex="normal" style:font-weight-complex="bold"/>
    </style:style>
    <style:style style:name="T492" style:family="text">
      <style:text-properties style:font-name="Liberation Mono1" fo:font-size="10pt" fo:font-style="normal" fo:font-weight="bold" officeooo:rsid="1031f014" style:font-style-asian="normal" style:font-weight-asian="bold" style:font-style-complex="normal" style:font-weight-complex="bold"/>
    </style:style>
    <style:style style:name="T493" style:family="text">
      <style:text-properties style:font-name="Liberation Mono1" fo:font-size="10pt" fo:font-weight="normal" style:font-size-asian="10pt" style:font-weight-asian="normal" style:font-size-complex="10pt" style:font-weight-complex="normal"/>
    </style:style>
    <style:style style:name="T494" style:family="text">
      <style:text-properties style:font-name="Liberation Mono1" fo:font-size="10pt" fo:font-weight="normal" officeooo:rsid="06a8f7df" style:font-size-asian="10pt" style:font-weight-asian="normal" style:font-size-complex="10pt" style:font-weight-complex="normal"/>
    </style:style>
    <style:style style:name="T495" style:family="text">
      <style:text-properties style:font-name="Liberation Mono1" fo:font-size="10pt" fo:font-weight="normal" officeooo:rsid="06aa3b26" style:font-size-asian="10pt" style:font-weight-asian="normal" style:font-size-complex="10pt" style:font-weight-complex="normal"/>
    </style:style>
    <style:style style:name="T496" style:family="text">
      <style:text-properties style:font-name="Liberation Mono1" fo:font-size="10pt" fo:font-weight="normal" officeooo:rsid="1128ca69" style:font-size-asian="10pt" style:font-weight-asian="normal" style:font-size-complex="10pt" style:font-weight-complex="normal"/>
    </style:style>
    <style:style style:name="T497" style:family="text">
      <style:text-properties style:font-name="Liberation Mono1" fo:font-size="10pt" fo:font-weight="normal" officeooo:rsid="112ea7a0" style:font-size-asian="10pt" style:font-weight-asian="normal" style:font-size-complex="10pt" style:font-weight-complex="normal"/>
    </style:style>
    <style:style style:name="T498" style:family="text">
      <style:text-properties style:font-name="Liberation Mono1" fo:font-size="10pt" fo:font-weight="normal" officeooo:rsid="113025d2" style:font-size-asian="10pt" style:font-weight-asian="normal" style:font-size-complex="10pt" style:font-weight-complex="normal"/>
    </style:style>
    <style:style style:name="T499" style:family="text">
      <style:text-properties style:font-name="Liberation Mono1" fo:font-size="10pt" fo:font-weight="normal" officeooo:rsid="11341104" style:font-size-asian="10pt" style:font-weight-asian="normal" style:font-size-complex="10pt" style:font-weight-complex="normal"/>
    </style:style>
    <style:style style:name="T500" style:family="text">
      <style:text-properties style:font-name="Liberation Mono1" fo:font-size="10pt" fo:font-weight="normal" officeooo:rsid="124eba6e" style:font-size-asian="10pt" style:font-weight-asian="normal" style:font-size-complex="10pt" style:font-weight-complex="normal"/>
    </style:style>
    <style:style style:name="T501" style:family="text">
      <style:text-properties style:font-name="Liberation Mono1" fo:font-size="10pt" fo:font-style="italic" style:font-size-asian="10pt" style:font-style-asian="italic" style:font-size-complex="10pt" style:font-style-complex="italic"/>
    </style:style>
    <style:style style:name="T502"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03"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04"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05"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06" style:family="text">
      <style:text-properties style:font-name="Liberation Mono1" fo:font-style="normal" fo:font-weight="bold" officeooo:rsid="0e445387" style:font-style-asian="normal" style:font-weight-asian="bold" style:font-style-complex="normal" style:font-weight-complex="bold"/>
    </style:style>
    <style:style style:name="T507" style:family="text">
      <style:text-properties fo:font-size="10pt" officeooo:rsid="100f05ee" style:font-size-asian="10pt" style:font-size-complex="10pt"/>
    </style:style>
    <style:style style:name="T508" style:family="text">
      <style:text-properties style:font-name="Liberation Serif" fo:font-size="12pt" style:font-size-asian="10.5pt" style:font-size-complex="12pt"/>
    </style:style>
    <style:style style:name="T509" style:family="text">
      <style:text-properties style:font-name="Liberation Serif" fo:font-size="12pt" officeooo:rsid="00981577" style:font-size-asian="10.5pt" style:font-size-complex="12pt"/>
    </style:style>
    <style:style style:name="T510" style:family="text">
      <style:text-properties style:font-name="Liberation Serif" fo:font-size="12pt" officeooo:rsid="0096821e" style:font-size-asian="10.5pt" style:font-size-complex="12pt"/>
    </style:style>
    <style:style style:name="T511" style:family="text">
      <style:text-properties style:font-name="Liberation Serif" fo:font-size="12pt" fo:font-style="italic" style:font-size-asian="10.5pt" style:font-style-asian="italic" style:font-size-complex="12pt" style:font-style-complex="italic"/>
    </style:style>
    <style:style style:name="T512" style:family="text">
      <style:text-properties style:font-name="Liberation Serif" fo:font-size="12pt" fo:font-style="normal" style:font-size-asian="10.5pt" style:font-style-asian="normal" style:font-size-complex="12pt" style:font-style-complex="normal"/>
    </style:style>
    <style:style style:name="T513" style:family="text">
      <style:text-properties style:font-name="Liberation Serif" fo:font-size="12pt" fo:font-weight="normal" officeooo:rsid="06a8f7df" style:font-size-asian="10.5pt" style:font-weight-asian="normal" style:font-size-complex="12pt" style:font-weight-complex="normal"/>
    </style:style>
    <style:style style:name="T514" style:family="text">
      <style:text-properties style:font-name="Liberation Serif" fo:font-size="12pt" fo:font-weight="normal" officeooo:rsid="06aa3b26" style:font-size-asian="10.5pt" style:font-weight-asian="normal" style:font-size-complex="12pt" style:font-weight-complex="normal"/>
    </style:style>
    <style:style style:name="T515" style:family="text">
      <style:text-properties style:font-name="Liberation Serif" fo:font-size="12pt" fo:font-weight="normal" officeooo:rsid="06aba816" style:font-size-asian="10.5pt" style:font-weight-asian="normal" style:font-size-complex="12pt" style:font-weight-complex="normal"/>
    </style:style>
    <style:style style:name="T516" style:family="text">
      <style:text-properties style:font-name="Liberation Serif" fo:font-size="12pt" fo:font-weight="normal" officeooo:rsid="1128ca69" style:font-size-asian="10.5pt" style:font-weight-asian="normal" style:font-size-complex="12pt" style:font-weight-complex="normal"/>
    </style:style>
    <style:style style:name="T517" style:family="text">
      <style:text-properties officeooo:rsid="00773729"/>
    </style:style>
    <style:style style:name="T518" style:family="text">
      <style:text-properties officeooo:rsid="007f9437"/>
    </style:style>
    <style:style style:name="T519" style:family="text">
      <style:text-properties officeooo:rsid="008115f6"/>
    </style:style>
    <style:style style:name="T520" style:family="text">
      <style:text-properties officeooo:rsid="00830df8"/>
    </style:style>
    <style:style style:name="T521" style:family="text">
      <style:text-properties style:text-underline-style="solid" style:text-underline-type="double" style:text-underline-width="auto" style:text-underline-color="font-color" officeooo:rsid="114c1438"/>
    </style:style>
    <style:style style:name="T522" style:family="text">
      <style:text-properties style:text-underline-style="solid" style:text-underline-type="double" style:text-underline-width="auto" style:text-underline-color="font-color" officeooo:rsid="1158af21"/>
    </style:style>
    <style:style style:name="T523" style:family="text">
      <style:text-properties officeooo:rsid="00959559"/>
    </style:style>
    <style:style style:name="T524" style:family="text">
      <style:text-properties officeooo:rsid="0096821e"/>
    </style:style>
    <style:style style:name="T525" style:family="text">
      <style:text-properties officeooo:rsid="00993621"/>
    </style:style>
    <style:style style:name="T526" style:family="text">
      <style:text-properties officeooo:rsid="0099d1a2"/>
    </style:style>
    <style:style style:name="T527" style:family="text">
      <style:text-properties officeooo:rsid="009dd8d4"/>
    </style:style>
    <style:style style:name="T528" style:family="text">
      <style:text-properties officeooo:rsid="00a13599"/>
    </style:style>
    <style:style style:name="T529" style:family="text">
      <style:text-properties officeooo:rsid="00a1e122"/>
    </style:style>
    <style:style style:name="T530" style:family="text">
      <style:text-properties officeooo:rsid="00a4692b"/>
    </style:style>
    <style:style style:name="T531" style:family="text">
      <style:text-properties officeooo:rsid="00a673ae"/>
    </style:style>
    <style:style style:name="T532" style:family="text">
      <style:text-properties officeooo:rsid="00a96e14"/>
    </style:style>
    <style:style style:name="T533" style:family="text">
      <style:text-properties officeooo:rsid="00ba6c9c"/>
    </style:style>
    <style:style style:name="T534" style:family="text">
      <style:text-properties officeooo:rsid="00baef1e"/>
    </style:style>
    <style:style style:name="T535" style:family="text">
      <style:text-properties officeooo:rsid="00bc4111"/>
    </style:style>
    <style:style style:name="T536" style:family="text">
      <style:text-properties officeooo:rsid="00ed2a43"/>
    </style:style>
    <style:style style:name="T537" style:family="text">
      <style:text-properties officeooo:rsid="00ed816b"/>
    </style:style>
    <style:style style:name="T538" style:family="text">
      <style:text-properties style:text-position="super 58%" fo:font-style="italic" officeooo:rsid="00f03c35" style:font-style-asian="italic" style:font-style-complex="italic"/>
    </style:style>
    <style:style style:name="T539" style:family="text">
      <style:text-properties style:text-position="super 58%" officeooo:rsid="015c457f"/>
    </style:style>
    <style:style style:name="T540" style:family="text">
      <style:text-properties style:text-position="super 58%" fo:font-size="12pt" style:font-size-asian="12pt" style:font-size-complex="12pt"/>
    </style:style>
    <style:style style:name="T541" style:family="text">
      <style:text-properties style:text-position="super 58%" fo:font-size="12pt" officeooo:rsid="122c3849" style:font-size-asian="12pt" style:font-size-complex="12pt"/>
    </style:style>
    <style:style style:name="T542" style:family="text">
      <style:text-properties style:text-position="super 58%" fo:font-size="12pt" fo:font-style="normal" officeooo:rsid="122c3849" style:font-size-asian="12pt" style:font-style-asian="normal" style:font-size-complex="12pt" style:font-style-complex="normal"/>
    </style:style>
    <style:style style:name="T543"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44" style:family="text">
      <style:text-properties style:text-position="0% 100%" fo:font-style="italic" officeooo:rsid="00f03c35" style:font-style-asian="italic" style:font-style-complex="italic"/>
    </style:style>
    <style:style style:name="T545" style:family="text">
      <style:text-properties officeooo:rsid="00fa1fc4"/>
    </style:style>
    <style:style style:name="T546" style:family="text">
      <style:text-properties officeooo:rsid="010fbfa9"/>
    </style:style>
    <style:style style:name="T547" style:family="text">
      <style:text-properties officeooo:rsid="0110149b"/>
    </style:style>
    <style:style style:name="T548" style:family="text">
      <style:text-properties officeooo:rsid="01107191"/>
    </style:style>
    <style:style style:name="T549" style:family="text">
      <style:text-properties officeooo:rsid="0111a231"/>
    </style:style>
    <style:style style:name="T550" style:family="text">
      <style:text-properties officeooo:rsid="013ebbcd"/>
    </style:style>
    <style:style style:name="T551" style:family="text">
      <style:text-properties officeooo:rsid="01446f4f"/>
    </style:style>
    <style:style style:name="T552" style:family="text">
      <style:text-properties officeooo:rsid="014e1472"/>
    </style:style>
    <style:style style:name="T553" style:family="text">
      <style:text-properties officeooo:rsid="015afb60"/>
    </style:style>
    <style:style style:name="T554" style:family="text">
      <style:text-properties officeooo:rsid="015c457f"/>
    </style:style>
    <style:style style:name="T555" style:family="text">
      <style:text-properties officeooo:rsid="016d5f7e"/>
    </style:style>
    <style:style style:name="T556" style:family="text">
      <style:text-properties officeooo:rsid="016dffa2"/>
    </style:style>
    <style:style style:name="T557" style:family="text">
      <style:text-properties style:font-name="FetteFraktur"/>
    </style:style>
    <style:style style:name="T558" style:family="text">
      <style:text-properties officeooo:rsid="01741a9d"/>
    </style:style>
    <style:style style:name="T559" style:family="text">
      <style:text-properties officeooo:rsid="01748726"/>
    </style:style>
    <style:style style:name="T560" style:family="text">
      <style:text-properties officeooo:rsid="0175ae42"/>
    </style:style>
    <style:style style:name="T561" style:family="text">
      <style:text-properties officeooo:rsid="017744f5"/>
    </style:style>
    <style:style style:name="T562" style:family="text">
      <style:text-properties officeooo:rsid="0178cc13"/>
    </style:style>
    <style:style style:name="T563" style:family="text">
      <style:text-properties officeooo:rsid="01796b64"/>
    </style:style>
    <style:style style:name="T564" style:family="text">
      <style:text-properties officeooo:rsid="01ca99a2"/>
    </style:style>
    <style:style style:name="T565" style:family="text">
      <style:text-properties officeooo:rsid="01cb23c4"/>
    </style:style>
    <style:style style:name="T566" style:family="text">
      <style:text-properties officeooo:rsid="01cc9f53"/>
    </style:style>
    <style:style style:name="T567" style:family="text">
      <style:text-properties officeooo:rsid="01cd336c"/>
    </style:style>
    <style:style style:name="T568" style:family="text">
      <style:text-properties officeooo:rsid="01ce03fe"/>
    </style:style>
    <style:style style:name="T569" style:family="text">
      <style:text-properties officeooo:rsid="01df79bc"/>
    </style:style>
    <style:style style:name="T570" style:family="text">
      <style:text-properties officeooo:rsid="01e1562a"/>
    </style:style>
    <style:style style:name="T571" style:family="text">
      <style:text-properties officeooo:rsid="020c5064"/>
    </style:style>
    <style:style style:name="T572" style:family="text">
      <style:text-properties officeooo:rsid="020c80f8"/>
    </style:style>
    <style:style style:name="T573" style:family="text">
      <style:text-properties officeooo:rsid="020e2ea5"/>
    </style:style>
    <style:style style:name="T574" style:family="text">
      <style:text-properties officeooo:rsid="020ef690"/>
    </style:style>
    <style:style style:name="T575" style:family="text">
      <style:text-properties officeooo:rsid="0125f43e"/>
    </style:style>
    <style:style style:name="T576" style:family="text">
      <style:text-properties officeooo:rsid="0240b116"/>
    </style:style>
    <style:style style:name="T577" style:family="text">
      <style:text-properties officeooo:rsid="0241a3db"/>
    </style:style>
    <style:style style:name="T578" style:family="text">
      <style:text-properties officeooo:rsid="0241c9fe"/>
    </style:style>
    <style:style style:name="T579" style:family="text">
      <style:text-properties officeooo:rsid="024369e2"/>
    </style:style>
    <style:style style:name="T580"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581"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585"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586"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09" style:family="text">
      <style:text-properties fo:color="#fff200" loext:opacity="100%" style:font-name="Liberation Mono1" fo:font-weight="bold" officeooo:rsid="12ba21bc" style:font-name-asian="DejaVu Sans Mono" style:font-name-complex="Liberation Mono1"/>
    </style:style>
    <style:style style:name="T610" style:family="text">
      <style:text-properties fo:color="#fff200" loext:opacity="100%" style:font-name="Liberation Mono1" fo:font-weight="bold" officeooo:rsid="12c02d88" style:font-name-asian="DejaVu Sans Mono" style:font-name-complex="Liberation Mono1"/>
    </style:style>
    <style:style style:name="T611"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12"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13"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14" style:family="text">
      <style:text-properties officeooo:rsid="02f749fe"/>
    </style:style>
    <style:style style:name="T615" style:family="text">
      <style:text-properties officeooo:rsid="0491231b"/>
    </style:style>
    <style:style style:name="T616" style:family="text">
      <style:text-properties officeooo:rsid="049131f6"/>
    </style:style>
    <style:style style:name="T617" style:family="text">
      <style:text-properties officeooo:rsid="052ba80a"/>
    </style:style>
    <style:style style:name="T618" style:family="text">
      <style:text-properties officeooo:rsid="052c14ff"/>
    </style:style>
    <style:style style:name="T619" style:family="text">
      <style:text-properties officeooo:rsid="0601b349"/>
    </style:style>
    <style:style style:name="T620" style:family="text">
      <style:text-properties officeooo:rsid="066ae693"/>
    </style:style>
    <style:style style:name="T621" style:family="text">
      <style:text-properties officeooo:rsid="066dc662"/>
    </style:style>
    <style:style style:name="T622" style:family="text">
      <style:text-properties officeooo:rsid="06941ed4"/>
    </style:style>
    <style:style style:name="T623" style:family="text">
      <style:text-properties officeooo:rsid="0091caf7"/>
    </style:style>
    <style:style style:name="T624" style:family="text">
      <style:text-properties style:font-name="Courier New"/>
    </style:style>
    <style:style style:name="T625" style:family="text">
      <style:text-properties style:font-name="Courier New" officeooo:rsid="020c80f8"/>
    </style:style>
    <style:style style:name="T626" style:family="text">
      <style:text-properties style:font-name="Courier New" fo:font-style="normal" officeooo:rsid="0bf5a5ee" style:font-style-asian="normal" style:font-style-complex="normal"/>
    </style:style>
    <style:style style:name="T627" style:family="text">
      <style:text-properties style:font-name="Courier New" officeooo:rsid="0bf5a5ee"/>
    </style:style>
    <style:style style:name="T628" style:family="text">
      <style:text-properties officeooo:rsid="06a8f7df"/>
    </style:style>
    <style:style style:name="T629" style:family="text">
      <style:text-properties officeooo:rsid="022dda61"/>
    </style:style>
    <style:style style:name="T630" style:family="text">
      <style:text-properties style:font-name="Liberation Sans1" fo:font-size="18pt" officeooo:rsid="13029216" style:font-name-asian="Noto Sans CJK SC" style:font-size-asian="18pt" style:font-name-complex="Lohit Devanagari2" style:font-size-complex="18pt"/>
    </style:style>
    <style:style style:name="T631" style:family="text">
      <style:text-properties style:font-name="Liberation Sans1" fo:font-size="14pt" officeooo:rsid="12d2f833" style:font-name-asian="Noto Sans CJK SC" style:font-size-asian="14pt" style:font-name-complex="Lohit Devanagari2" style:font-size-complex="14pt"/>
    </style:style>
    <style:style style:name="T632"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33"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34"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35" style:family="text">
      <style:text-properties officeooo:rsid="075fb756"/>
    </style:style>
    <style:style style:name="T636" style:family="text">
      <style:text-properties officeooo:rsid="008397dd"/>
    </style:style>
    <style:style style:name="T637" style:family="text">
      <style:text-properties officeooo:rsid="079bbc05"/>
    </style:style>
    <style:style style:name="T638" style:family="text">
      <style:text-properties officeooo:rsid="079d3c1d"/>
    </style:style>
    <style:style style:name="T639" style:family="text">
      <style:text-properties officeooo:rsid="079d4340"/>
    </style:style>
    <style:style style:name="T640" style:family="text">
      <style:text-properties officeooo:rsid="079e4ac7"/>
    </style:style>
    <style:style style:name="T641" style:family="text">
      <style:text-properties officeooo:rsid="09f1b92f"/>
    </style:style>
    <style:style style:name="T642" style:family="text">
      <style:text-properties officeooo:rsid="0a7b8727"/>
    </style:style>
    <style:style style:name="T643" style:family="text">
      <style:text-properties officeooo:rsid="0a7ca497"/>
    </style:style>
    <style:style style:name="T644" style:family="text">
      <style:text-properties officeooo:rsid="0a80910b"/>
    </style:style>
    <style:style style:name="T645" style:family="text">
      <style:text-properties officeooo:rsid="0bf3f5c8"/>
    </style:style>
    <style:style style:name="T646" style:family="text">
      <style:text-properties officeooo:rsid="0bf5a5ee"/>
    </style:style>
    <style:style style:name="T647" style:family="text">
      <style:text-properties officeooo:rsid="0c0ca152"/>
    </style:style>
    <style:style style:name="T648" style:family="text">
      <style:text-properties officeooo:rsid="0c79d0c1"/>
    </style:style>
    <style:style style:name="T649" style:family="text">
      <style:text-properties style:text-line-through-style="none" style:text-line-through-type="none" fo:font-weight="normal" style:font-weight-asian="normal" style:font-weight-complex="normal"/>
    </style:style>
    <style:style style:name="T650" style:family="text">
      <style:text-properties style:text-line-through-style="none" style:text-line-through-type="none" fo:font-weight="normal" officeooo:rsid="0c79d0c1" style:font-weight-asian="normal" style:font-weight-complex="normal"/>
    </style:style>
    <style:style style:name="T651" style:family="text">
      <style:text-properties style:text-line-through-style="none" style:text-line-through-type="none" fo:font-weight="normal" officeooo:rsid="0d5f48e4" style:font-weight-asian="normal" style:font-weight-complex="normal"/>
    </style:style>
    <style:style style:name="T652"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53"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54" style:family="text">
      <style:text-properties style:text-line-through-style="none" style:text-line-through-type="none" fo:font-weight="bold" officeooo:rsid="0c79d0c1" style:font-weight-asian="bold" style:font-weight-complex="bold"/>
    </style:style>
    <style:style style:name="T655" style:family="text">
      <style:text-properties officeooo:rsid="0c7bab02"/>
    </style:style>
    <style:style style:name="T656" style:family="text">
      <style:text-properties style:text-position="sub 58%" fo:font-style="normal" fo:font-weight="normal" officeooo:rsid="130f532d" style:font-style-asian="normal" style:font-weight-asian="normal" style:font-style-complex="normal" style:font-weight-complex="normal"/>
    </style:style>
    <style:style style:name="T657" style:family="text">
      <style:text-properties style:text-position="sub 58%" officeooo:rsid="130f532d"/>
    </style:style>
    <style:style style:name="T658" style:family="text">
      <style:text-properties style:text-position="sub 58%" officeooo:rsid="131152c9"/>
    </style:style>
    <style:style style:name="T659" style:family="text">
      <style:text-properties officeooo:rsid="0c853bc1"/>
    </style:style>
    <style:style style:name="T660" style:family="text">
      <style:text-properties officeooo:rsid="0c953938"/>
    </style:style>
    <style:style style:name="T661" style:family="text">
      <style:text-properties officeooo:rsid="0caea03a"/>
    </style:style>
    <style:style style:name="T662" style:family="text">
      <style:text-properties officeooo:rsid="0d062779"/>
    </style:style>
    <style:style style:name="T663" style:family="text">
      <style:text-properties officeooo:rsid="0d32d56e"/>
    </style:style>
    <style:style style:name="T664" style:family="text">
      <style:text-properties officeooo:rsid="0d33ebf6"/>
    </style:style>
    <style:style style:name="T665" style:family="text">
      <style:text-properties officeooo:rsid="0d350d37"/>
    </style:style>
    <style:style style:name="T666" style:family="text">
      <style:text-properties officeooo:rsid="0c0b04ab"/>
    </style:style>
    <style:style style:name="T667" style:family="text">
      <style:text-properties officeooo:rsid="0de45ac6"/>
    </style:style>
    <style:style style:name="T668" style:family="text">
      <style:text-properties officeooo:rsid="0e426f4f"/>
    </style:style>
    <style:style style:name="T669" style:family="text">
      <style:text-properties officeooo:rsid="0e445387"/>
    </style:style>
    <style:style style:name="T670" style:family="text">
      <style:text-properties officeooo:rsid="0e448a4b"/>
    </style:style>
    <style:style style:name="T671" style:family="text">
      <style:text-properties officeooo:rsid="0e75d3e8"/>
    </style:style>
    <style:style style:name="T672" style:family="text">
      <style:text-properties officeooo:rsid="0e7f370b"/>
    </style:style>
    <style:style style:name="T673" style:family="text">
      <style:text-properties officeooo:rsid="0e82d262"/>
    </style:style>
    <style:style style:name="T674" style:family="text">
      <style:text-properties officeooo:rsid="0e836958"/>
    </style:style>
    <style:style style:name="T675" style:family="text">
      <style:text-properties officeooo:rsid="0e855120"/>
    </style:style>
    <style:style style:name="T676" style:family="text">
      <style:text-properties officeooo:rsid="0e8859af"/>
    </style:style>
    <style:style style:name="T677" style:family="text">
      <style:text-properties officeooo:rsid="0e9ea603"/>
    </style:style>
    <style:style style:name="T678" style:family="text">
      <style:text-properties officeooo:rsid="0ea09681"/>
    </style:style>
    <style:style style:name="T679" style:family="text">
      <style:text-properties officeooo:rsid="0fedcb7d"/>
    </style:style>
    <style:style style:name="T680" style:family="text">
      <style:text-properties officeooo:rsid="0fedd881"/>
    </style:style>
    <style:style style:name="T681" style:family="text">
      <style:text-properties officeooo:rsid="0fee14c0"/>
    </style:style>
    <style:style style:name="T682" style:family="text">
      <style:text-properties officeooo:rsid="00927514"/>
    </style:style>
    <style:style style:name="T683" style:family="text">
      <style:text-properties officeooo:rsid="0ff0cc90"/>
    </style:style>
    <style:style style:name="T684" style:family="text">
      <style:text-properties fo:font-size="12pt" fo:font-weight="normal" officeooo:rsid="10679c37" style:font-size-asian="12pt" style:font-weight-asian="normal" style:font-size-complex="12pt" style:font-weight-complex="normal"/>
    </style:style>
    <style:style style:name="T685" style:family="text">
      <style:text-properties fo:font-size="12pt" fo:font-weight="normal" officeooo:rsid="11d6558b" style:font-size-asian="12pt" style:font-weight-asian="normal" style:font-size-complex="12pt" style:font-weight-complex="normal"/>
    </style:style>
    <style:style style:name="T686" style:family="text">
      <style:text-properties fo:font-size="12pt" fo:font-weight="normal" officeooo:rsid="100d9d8f" style:font-size-asian="12pt" style:font-weight-asian="normal" style:font-size-complex="12pt" style:font-weight-complex="normal"/>
    </style:style>
    <style:style style:name="T687" style:family="text">
      <style:text-properties fo:font-size="12pt" fo:font-weight="normal" officeooo:rsid="11d7510b" style:font-size-asian="12pt" style:font-weight-asian="normal" style:font-size-complex="12pt" style:font-weight-complex="normal"/>
    </style:style>
    <style:style style:name="T688" style:family="text">
      <style:text-properties fo:font-size="12pt" fo:font-weight="normal" officeooo:rsid="124d955d" style:font-size-asian="12pt" style:font-weight-asian="normal" style:font-size-complex="12pt" style:font-weight-complex="normal"/>
    </style:style>
    <style:style style:name="T689" style:family="text">
      <style:text-properties fo:font-size="12pt" fo:font-weight="normal" officeooo:rsid="12d21e61" style:font-size-asian="12pt" style:font-weight-asian="normal" style:font-size-complex="12pt" style:font-weight-complex="normal"/>
    </style:style>
    <style:style style:name="T690" style:family="text">
      <style:text-properties fo:font-size="12pt" style:font-size-asian="12pt" style:font-size-complex="12pt"/>
    </style:style>
    <style:style style:name="T691" style:family="text">
      <style:text-properties fo:font-size="12pt" fo:font-weight="bold" officeooo:rsid="11d6558b" style:font-size-asian="12pt" style:font-weight-asian="bold" style:font-size-complex="12pt" style:font-weight-complex="bold"/>
    </style:style>
    <style:style style:name="T692" style:family="text">
      <style:text-properties officeooo:rsid="0ff5ac79"/>
    </style:style>
    <style:style style:name="T693" style:family="text">
      <style:text-properties officeooo:rsid="0ff622f3"/>
    </style:style>
    <style:style style:name="T694" style:family="text">
      <style:text-properties officeooo:rsid="0ff63123"/>
    </style:style>
    <style:style style:name="T695" style:family="text">
      <style:text-properties officeooo:rsid="0ff80d16"/>
    </style:style>
    <style:style style:name="T696" style:family="text">
      <style:text-properties officeooo:rsid="1003ff23"/>
    </style:style>
    <style:style style:name="T697" style:family="text">
      <style:text-properties officeooo:rsid="1006f840"/>
    </style:style>
    <style:style style:name="T698" style:family="text">
      <style:text-properties officeooo:rsid="100c42b2"/>
    </style:style>
    <style:style style:name="T699" style:family="text">
      <style:text-properties officeooo:rsid="100f05ee"/>
    </style:style>
    <style:style style:name="T700" style:family="text">
      <style:text-properties fo:font-size="14pt" fo:font-weight="bold" style:font-weight-asian="bold" style:font-weight-complex="bold"/>
    </style:style>
    <style:style style:name="T701" style:family="text">
      <style:text-properties fo:font-size="14pt" fo:font-weight="normal" style:font-weight-asian="normal" style:font-weight-complex="normal"/>
    </style:style>
    <style:style style:name="T702" style:family="text">
      <style:text-properties officeooo:rsid="1010b1be"/>
    </style:style>
    <style:style style:name="T703" style:family="text">
      <style:text-properties officeooo:rsid="101126be"/>
    </style:style>
    <style:style style:name="T704" style:family="text">
      <style:text-properties officeooo:rsid="101253bb"/>
    </style:style>
    <style:style style:name="T705" style:family="text">
      <style:text-properties officeooo:rsid="1014a34c"/>
    </style:style>
    <style:style style:name="T706" style:family="text">
      <style:text-properties officeooo:rsid="101549a0"/>
    </style:style>
    <style:style style:name="T707" style:family="text">
      <style:text-properties officeooo:rsid="1017608c"/>
    </style:style>
    <style:style style:name="T708" style:family="text">
      <style:text-properties officeooo:rsid="101e0e00"/>
    </style:style>
    <style:style style:name="T709" style:family="text">
      <style:text-properties officeooo:rsid="101f82fc"/>
    </style:style>
    <style:style style:name="T710" style:family="text">
      <style:text-properties officeooo:rsid="101f92e9"/>
    </style:style>
    <style:style style:name="T711" style:family="text">
      <style:text-properties officeooo:rsid="10204772"/>
    </style:style>
    <style:style style:name="T712" style:family="text">
      <style:text-properties officeooo:rsid="10230930"/>
    </style:style>
    <style:style style:name="T713" style:family="text">
      <style:text-properties officeooo:rsid="1023366d"/>
    </style:style>
    <style:style style:name="T714" style:family="text">
      <style:text-properties officeooo:rsid="102518d7"/>
    </style:style>
    <style:style style:name="T715" style:family="text">
      <style:text-properties officeooo:rsid="1025d6db"/>
    </style:style>
    <style:style style:name="T716" style:family="text">
      <style:text-properties officeooo:rsid="1027a8ba"/>
    </style:style>
    <style:style style:name="T717" style:family="text">
      <style:text-properties officeooo:rsid="102902fd"/>
    </style:style>
    <style:style style:name="T718" style:family="text">
      <style:text-properties officeooo:rsid="102a4320"/>
    </style:style>
    <style:style style:name="T719" style:family="text">
      <style:text-properties officeooo:rsid="102fcb4c"/>
    </style:style>
    <style:style style:name="T720" style:family="text">
      <style:text-properties officeooo:rsid="100b0302"/>
    </style:style>
    <style:style style:name="T721" style:family="text">
      <style:text-properties officeooo:rsid="10351029"/>
    </style:style>
    <style:style style:name="T722" style:family="text">
      <style:text-properties officeooo:rsid="103a7290"/>
    </style:style>
    <style:style style:name="T723" style:family="text">
      <style:text-properties officeooo:rsid="103b327b"/>
    </style:style>
    <style:style style:name="T724" style:family="text">
      <style:text-properties officeooo:rsid="103c0359"/>
    </style:style>
    <style:style style:name="T725" style:family="text">
      <style:text-properties officeooo:rsid="103e3ca1"/>
    </style:style>
    <style:style style:name="T726" style:family="text">
      <style:text-properties officeooo:rsid="103e5c2e"/>
    </style:style>
    <style:style style:name="T727" style:family="text">
      <style:text-properties officeooo:rsid="10457cb4"/>
    </style:style>
    <style:style style:name="T728" style:family="text">
      <style:text-properties officeooo:rsid="1046247a"/>
    </style:style>
    <style:style style:name="T729" style:family="text">
      <style:text-properties officeooo:rsid="1046db7e"/>
    </style:style>
    <style:style style:name="T730" style:family="text">
      <style:text-properties officeooo:rsid="10490489"/>
    </style:style>
    <style:style style:name="T731" style:family="text">
      <style:text-properties officeooo:rsid="10496f38"/>
    </style:style>
    <style:style style:name="T732" style:family="text">
      <style:text-properties officeooo:rsid="104ee245"/>
    </style:style>
    <style:style style:name="T733" style:family="text">
      <style:text-properties officeooo:rsid="104fc86f"/>
    </style:style>
    <style:style style:name="T734" style:family="text">
      <style:text-properties officeooo:rsid="1054ec52"/>
    </style:style>
    <style:style style:name="T735" style:family="text">
      <style:text-properties officeooo:rsid="105b6939"/>
    </style:style>
    <style:style style:name="T736" style:family="text">
      <style:text-properties officeooo:rsid="105ce03b"/>
    </style:style>
    <style:style style:name="T737" style:family="text">
      <style:text-properties officeooo:rsid="105e56dc"/>
    </style:style>
    <style:style style:name="T738" style:family="text">
      <style:text-properties officeooo:rsid="1064311b"/>
    </style:style>
    <style:style style:name="T739" style:family="text">
      <style:text-properties officeooo:rsid="106593a2"/>
    </style:style>
    <style:style style:name="T740" style:family="text">
      <style:text-properties style:text-line-through-style="solid" style:text-line-through-type="single" fo:font-weight="bold" officeooo:rsid="0d33ebf6" style:font-weight-asian="bold" style:font-weight-complex="bold"/>
    </style:style>
    <style:style style:name="T741" style:family="text">
      <style:text-properties officeooo:rsid="106782da"/>
    </style:style>
    <style:style style:name="T742" style:family="text">
      <style:text-properties officeooo:rsid="10679c37"/>
    </style:style>
    <style:style style:name="T743" style:family="text">
      <style:text-properties officeooo:rsid="106d2959"/>
    </style:style>
    <style:style style:name="T744" style:family="text">
      <style:text-properties officeooo:rsid="106e851c"/>
    </style:style>
    <style:style style:name="T745" style:family="text">
      <style:text-properties officeooo:rsid="106f2e81"/>
    </style:style>
    <style:style style:name="T746" style:family="text">
      <style:text-properties officeooo:rsid="1070c9c9"/>
    </style:style>
    <style:style style:name="T747" style:family="text">
      <style:text-properties officeooo:rsid="1071da26"/>
    </style:style>
    <style:style style:name="T748" style:family="text">
      <style:text-properties officeooo:rsid="107369e0"/>
    </style:style>
    <style:style style:name="T749" style:family="text">
      <style:text-properties officeooo:rsid="10751ca7"/>
    </style:style>
    <style:style style:name="T750" style:family="text">
      <style:text-properties officeooo:rsid="108a66ca"/>
    </style:style>
    <style:style style:name="T751" style:family="text">
      <style:text-properties officeooo:rsid="108ad683"/>
    </style:style>
    <style:style style:name="T752" style:family="text">
      <style:text-properties officeooo:rsid="108cc94b"/>
    </style:style>
    <style:style style:name="T753" style:family="text">
      <style:text-properties officeooo:rsid="108e5899"/>
    </style:style>
    <style:style style:name="T754" style:family="text">
      <style:text-properties officeooo:rsid="1091d084"/>
    </style:style>
    <style:style style:name="T755" style:family="text">
      <style:text-properties officeooo:rsid="1092c938"/>
    </style:style>
    <style:style style:name="T756" style:family="text">
      <style:text-properties officeooo:rsid="10982582"/>
    </style:style>
    <style:style style:name="T757" style:family="text">
      <style:text-properties officeooo:rsid="109c84c4"/>
    </style:style>
    <style:style style:name="T758" style:family="text">
      <style:text-properties officeooo:rsid="109f7a1a"/>
    </style:style>
    <style:style style:name="T759" style:family="text">
      <style:text-properties officeooo:rsid="10a76d3d"/>
    </style:style>
    <style:style style:name="T760" style:family="text">
      <style:text-properties officeooo:rsid="10c0071b"/>
    </style:style>
    <style:style style:name="T761" style:family="text">
      <style:text-properties officeooo:rsid="0028bbd3"/>
    </style:style>
    <style:style style:name="T762" style:family="text">
      <style:text-properties officeooo:rsid="10c4bac3"/>
    </style:style>
    <style:style style:name="T763" style:family="text">
      <style:text-properties officeooo:rsid="10d934be"/>
    </style:style>
    <style:style style:name="T764" style:family="text">
      <style:text-properties officeooo:rsid="10f01da5"/>
    </style:style>
    <style:style style:name="T765" style:family="text">
      <style:text-properties officeooo:rsid="112b2112"/>
    </style:style>
    <style:style style:name="T766" style:family="text">
      <style:text-properties officeooo:rsid="112d01e3"/>
    </style:style>
    <style:style style:name="T767" style:family="text">
      <style:text-properties officeooo:rsid="113025d2"/>
    </style:style>
    <style:style style:name="T768" style:family="text">
      <style:text-properties officeooo:rsid="113630d1"/>
    </style:style>
    <style:style style:name="T769" style:family="text">
      <style:text-properties officeooo:rsid="1136c354"/>
    </style:style>
    <style:style style:name="T770" style:family="text">
      <style:text-properties officeooo:rsid="1144f2ef"/>
    </style:style>
    <style:style style:name="T771" style:family="text">
      <style:text-properties officeooo:rsid="1145c4c7"/>
    </style:style>
    <style:style style:name="T772" style:family="text">
      <style:text-properties fo:font-size="11pt" style:font-size-asian="11pt" style:font-size-complex="11pt"/>
    </style:style>
    <style:style style:name="T773" style:family="text">
      <style:text-properties fo:font-size="11pt" officeooo:rsid="10680865" style:font-size-asian="11pt" style:font-size-complex="11pt"/>
    </style:style>
    <style:style style:name="T774" style:family="text">
      <style:text-properties fo:font-size="11pt" officeooo:rsid="1069b26f" style:font-size-asian="11pt" style:font-size-complex="11pt"/>
    </style:style>
    <style:style style:name="T775" style:family="text">
      <style:text-properties fo:font-size="11pt" officeooo:rsid="106b7dc8" style:font-size-asian="11pt" style:font-size-complex="11pt"/>
    </style:style>
    <style:style style:name="T776" style:family="text">
      <style:text-properties fo:font-size="11pt" officeooo:rsid="11498421" style:font-size-asian="11pt" style:font-size-complex="11pt"/>
    </style:style>
    <style:style style:name="T777" style:family="text">
      <style:text-properties officeooo:rsid="114a9c65"/>
    </style:style>
    <style:style style:name="T778" style:family="text">
      <style:text-properties officeooo:rsid="114c1438"/>
    </style:style>
    <style:style style:name="T779" style:family="text">
      <style:text-properties officeooo:rsid="114c391a"/>
    </style:style>
    <style:style style:name="T780" style:family="text">
      <style:text-properties officeooo:rsid="114ddaca"/>
    </style:style>
    <style:style style:name="T781" style:family="text">
      <style:text-properties officeooo:rsid="11552bb5"/>
    </style:style>
    <style:style style:name="T782" style:family="text">
      <style:text-properties officeooo:rsid="1156c8b2"/>
    </style:style>
    <style:style style:name="T783" style:family="text">
      <style:text-properties officeooo:rsid="1158af21"/>
    </style:style>
    <style:style style:name="T784" style:family="text">
      <style:text-properties officeooo:rsid="115af25b"/>
    </style:style>
    <style:style style:name="T785" style:family="text">
      <style:text-properties officeooo:rsid="115beb4a"/>
    </style:style>
    <style:style style:name="T786" style:family="text">
      <style:text-properties officeooo:rsid="1168af9c"/>
    </style:style>
    <style:style style:name="T787" style:family="text">
      <style:text-properties officeooo:rsid="11782d6e"/>
    </style:style>
    <style:style style:name="T788" style:family="text">
      <style:text-properties officeooo:rsid="11797bef"/>
    </style:style>
    <style:style style:name="T789" style:family="text">
      <style:text-properties officeooo:rsid="117a4550"/>
    </style:style>
    <style:style style:name="T790" style:family="text">
      <style:text-properties officeooo:rsid="11d51035"/>
    </style:style>
    <style:style style:name="T791" style:family="text">
      <style:text-properties officeooo:rsid="11d6558b"/>
    </style:style>
    <style:style style:name="T792" style:family="text">
      <style:text-properties officeooo:rsid="100d9d8f"/>
    </style:style>
    <style:style style:name="T793" style:family="text">
      <style:text-properties officeooo:rsid="11d7510b"/>
    </style:style>
    <style:style style:name="T794" style:family="text">
      <style:text-properties officeooo:rsid="1203a3ad"/>
    </style:style>
    <style:style style:name="T795" style:family="text">
      <style:text-properties officeooo:rsid="1204010f"/>
    </style:style>
    <style:style style:name="T796" style:family="text">
      <style:text-properties officeooo:rsid="01ddc984"/>
    </style:style>
    <style:style style:name="T797" style:family="text">
      <style:text-properties officeooo:rsid="12053c40"/>
    </style:style>
    <style:style style:name="T798" style:family="text">
      <style:text-properties officeooo:rsid="12070727"/>
    </style:style>
    <style:style style:name="T799" style:family="text">
      <style:text-properties officeooo:rsid="12084f60"/>
    </style:style>
    <style:style style:name="T800" style:family="text">
      <style:text-properties officeooo:rsid="12088adf"/>
    </style:style>
    <style:style style:name="T801" style:family="text">
      <style:text-properties officeooo:rsid="1209d15b"/>
    </style:style>
    <style:style style:name="T802" style:family="text">
      <style:text-properties officeooo:rsid="120a3cdf"/>
    </style:style>
    <style:style style:name="T803" style:family="text">
      <style:text-properties officeooo:rsid="120bc9df"/>
    </style:style>
    <style:style style:name="T804" style:family="text">
      <style:text-properties officeooo:rsid="120d9965"/>
    </style:style>
    <style:style style:name="T805" style:family="text">
      <style:text-properties officeooo:rsid="12164df9"/>
    </style:style>
    <style:style style:name="T806" style:family="text">
      <style:text-properties officeooo:rsid="121781a8"/>
    </style:style>
    <style:style style:name="T807" style:family="text">
      <style:text-properties officeooo:rsid="1217d44c"/>
    </style:style>
    <style:style style:name="T808" style:family="text">
      <style:text-properties officeooo:rsid="121b2d79"/>
    </style:style>
    <style:style style:name="T809" style:family="text">
      <style:text-properties officeooo:rsid="00f03c35"/>
    </style:style>
    <style:style style:name="T810" style:family="text">
      <style:text-properties officeooo:rsid="121ba9d3"/>
    </style:style>
    <style:style style:name="T811" style:family="text">
      <style:text-properties officeooo:rsid="121cf19a"/>
    </style:style>
    <style:style style:name="T812" style:family="text">
      <style:text-properties officeooo:rsid="1220988c"/>
    </style:style>
    <style:style style:name="T813" style:family="text">
      <style:text-properties officeooo:rsid="12217bc8"/>
    </style:style>
    <style:style style:name="T814" style:family="text">
      <style:text-properties officeooo:rsid="12227599"/>
    </style:style>
    <style:style style:name="T815" style:family="text">
      <style:text-properties officeooo:rsid="1225a1f7"/>
    </style:style>
    <style:style style:name="T816" style:family="text">
      <style:text-properties officeooo:rsid="122614f7"/>
    </style:style>
    <style:style style:name="T817" style:family="text">
      <style:text-properties officeooo:rsid="122a57eb"/>
    </style:style>
    <style:style style:name="T818" style:family="text">
      <style:text-properties officeooo:rsid="122c3849"/>
    </style:style>
    <style:style style:name="T819" style:family="text">
      <style:text-properties officeooo:rsid="122d979b"/>
    </style:style>
    <style:style style:name="T820" style:family="text">
      <style:text-properties officeooo:rsid="122f0dbb"/>
    </style:style>
    <style:style style:name="T821" style:family="text">
      <style:text-properties officeooo:rsid="12352dc6"/>
    </style:style>
    <style:style style:name="T822" style:family="text">
      <style:text-properties officeooo:rsid="123673ea"/>
    </style:style>
    <style:style style:name="T823" style:family="text">
      <style:text-properties officeooo:rsid="123c2ed1"/>
    </style:style>
    <style:style style:name="T824" style:family="text">
      <style:text-properties officeooo:rsid="123d9ff6"/>
    </style:style>
    <style:style style:name="T825" style:family="text">
      <style:text-properties officeooo:rsid="1240aacb"/>
    </style:style>
    <style:style style:name="T826" style:family="text">
      <style:text-properties officeooo:rsid="1244f6a0"/>
    </style:style>
    <style:style style:name="T827" style:family="text">
      <style:text-properties officeooo:rsid="124d955d"/>
    </style:style>
    <style:style style:name="T828" style:family="text">
      <style:text-properties officeooo:rsid="124eba6e"/>
    </style:style>
    <style:style style:name="T829" style:family="text">
      <style:text-properties officeooo:rsid="124f4d54"/>
    </style:style>
    <style:style style:name="T830" style:family="text">
      <style:text-properties officeooo:rsid="124fefa5"/>
    </style:style>
    <style:style style:name="T831" style:family="text">
      <style:text-properties officeooo:rsid="1251dc8a"/>
    </style:style>
    <style:style style:name="T832" style:family="text">
      <style:text-properties officeooo:rsid="1254b6dc"/>
    </style:style>
    <style:style style:name="T833" style:family="text">
      <style:text-properties officeooo:rsid="1256d18b"/>
    </style:style>
    <style:style style:name="T834" style:family="text">
      <style:text-properties officeooo:rsid="12571f80"/>
    </style:style>
    <style:style style:name="T835" style:family="text">
      <style:text-properties officeooo:rsid="12591c9e"/>
    </style:style>
    <style:style style:name="T836" style:family="text">
      <style:text-properties officeooo:rsid="125a7afd"/>
    </style:style>
    <style:style style:name="T837" style:family="text">
      <style:text-properties officeooo:rsid="125bd64f"/>
    </style:style>
    <style:style style:name="T838" style:family="text">
      <style:text-properties officeooo:rsid="12616c31"/>
    </style:style>
    <style:style style:name="T839" style:family="text">
      <style:text-properties officeooo:rsid="126210db"/>
    </style:style>
    <style:style style:name="T840" style:family="text">
      <style:text-properties officeooo:rsid="126403f1"/>
    </style:style>
    <style:style style:name="T841" style:family="text">
      <style:text-properties officeooo:rsid="1265f6e7"/>
    </style:style>
    <style:style style:name="T842" style:family="text">
      <style:text-properties officeooo:rsid="126a19aa"/>
    </style:style>
    <style:style style:name="T843" style:family="text">
      <style:text-properties officeooo:rsid="126bacd4"/>
    </style:style>
    <style:style style:name="T844" style:family="text">
      <style:text-properties officeooo:rsid="126d7504"/>
    </style:style>
    <style:style style:name="T845" style:family="text">
      <style:text-properties officeooo:rsid="127ee7dd"/>
    </style:style>
    <style:style style:name="T846" style:family="text">
      <style:text-properties officeooo:rsid="12873ec6"/>
    </style:style>
    <style:style style:name="T847" style:family="text">
      <style:text-properties officeooo:rsid="00e3044c"/>
    </style:style>
    <style:style style:name="T848" style:family="text">
      <style:text-properties officeooo:rsid="128fd76e"/>
    </style:style>
    <style:style style:name="T849" style:family="text">
      <style:text-properties officeooo:rsid="104e6249"/>
    </style:style>
    <style:style style:name="T850" style:family="text">
      <style:text-properties officeooo:rsid="1290d2cf"/>
    </style:style>
    <style:style style:name="T851" style:family="text">
      <style:text-properties officeooo:rsid="12925057"/>
    </style:style>
    <style:style style:name="T852" style:family="text">
      <style:text-properties officeooo:rsid="12928d6a"/>
    </style:style>
    <style:style style:name="T853" style:family="text">
      <style:text-properties officeooo:rsid="1293925b"/>
    </style:style>
    <style:style style:name="T854" style:family="text">
      <style:text-properties officeooo:rsid="129cba07"/>
    </style:style>
    <style:style style:name="T855" style:family="text">
      <style:text-properties officeooo:rsid="12ac2ee8"/>
    </style:style>
    <style:style style:name="T856" style:family="text">
      <style:text-properties officeooo:rsid="12ada781"/>
    </style:style>
    <style:style style:name="T857" style:family="text">
      <style:text-properties officeooo:rsid="12b78165"/>
    </style:style>
    <style:style style:name="T858" style:family="text">
      <style:text-properties officeooo:rsid="12ba21bc"/>
    </style:style>
    <style:style style:name="T859" style:family="text">
      <style:text-properties officeooo:rsid="12bbbdbe"/>
    </style:style>
    <style:style style:name="T860" style:family="text">
      <style:text-properties officeooo:rsid="12bc92b4"/>
    </style:style>
    <style:style style:name="T861" style:family="text">
      <style:text-properties officeooo:rsid="12c02d88"/>
    </style:style>
    <style:style style:name="T862" style:family="text">
      <style:text-properties officeooo:rsid="066edfb2"/>
    </style:style>
    <style:style style:name="T863" style:family="text">
      <style:text-properties officeooo:rsid="12c0bf65"/>
    </style:style>
    <style:style style:name="T864" style:family="text">
      <style:text-properties officeooo:rsid="12c26965"/>
    </style:style>
    <style:style style:name="T865" style:family="text">
      <style:text-properties officeooo:rsid="12c50dab"/>
    </style:style>
    <style:style style:name="T866" style:family="text">
      <style:text-properties officeooo:rsid="12c54d70"/>
    </style:style>
    <style:style style:name="T867" style:family="text">
      <style:text-properties officeooo:rsid="12c55bf7"/>
    </style:style>
    <style:style style:name="T868" style:family="text">
      <style:text-properties officeooo:rsid="12c63042"/>
    </style:style>
    <style:style style:name="T869" style:family="text">
      <style:text-properties officeooo:rsid="12c8027c"/>
    </style:style>
    <style:style style:name="T870" style:family="text">
      <style:text-properties officeooo:rsid="12c8037e"/>
    </style:style>
    <style:style style:name="T871" style:family="text">
      <style:text-properties officeooo:rsid="12cb3018"/>
    </style:style>
    <style:style style:name="T872" style:family="text">
      <style:text-properties officeooo:rsid="12ccddb5"/>
    </style:style>
    <style:style style:name="T873" style:family="text">
      <style:text-properties officeooo:rsid="12cd255a"/>
    </style:style>
    <style:style style:name="T874" style:family="text">
      <style:text-properties officeooo:rsid="12d1d126"/>
    </style:style>
    <style:style style:name="T875" style:family="text">
      <style:text-properties officeooo:rsid="12d21e61"/>
    </style:style>
    <style:style style:name="T876" style:family="text">
      <style:text-properties officeooo:rsid="12d2f833"/>
    </style:style>
    <style:style style:name="T877" style:family="text">
      <style:text-properties officeooo:rsid="12d41240"/>
    </style:style>
    <style:style style:name="T878" style:family="text">
      <style:text-properties officeooo:rsid="12d4eaec"/>
    </style:style>
    <style:style style:name="T879" style:family="text">
      <style:text-properties officeooo:rsid="12d908c1"/>
    </style:style>
    <style:style style:name="T880" style:family="text">
      <style:text-properties officeooo:rsid="12db074b"/>
    </style:style>
    <style:style style:name="T881" style:family="text">
      <style:text-properties officeooo:rsid="12dcc164"/>
    </style:style>
    <style:style style:name="T882" style:family="text">
      <style:text-properties officeooo:rsid="12e18c1c"/>
    </style:style>
    <style:style style:name="T883" style:family="text">
      <style:text-properties officeooo:rsid="12e3eebe"/>
    </style:style>
    <style:style style:name="T884" style:family="text">
      <style:text-properties officeooo:rsid="001fa6b7"/>
    </style:style>
    <style:style style:name="T885" style:family="text">
      <style:text-properties officeooo:rsid="002047ca"/>
    </style:style>
    <style:style style:name="T886" style:family="text">
      <style:text-properties officeooo:rsid="12e50996"/>
    </style:style>
    <style:style style:name="T887" style:family="text">
      <style:text-properties officeooo:rsid="12e71b8f"/>
    </style:style>
    <style:style style:name="T888" style:family="text">
      <style:text-properties officeooo:rsid="12eddd0f"/>
    </style:style>
    <style:style style:name="T889" style:family="text">
      <style:text-properties officeooo:rsid="12ee1026"/>
    </style:style>
    <style:style style:name="T890" style:family="text">
      <style:text-properties officeooo:rsid="12f2f1ef"/>
    </style:style>
    <style:style style:name="T891" style:family="text">
      <style:text-properties officeooo:rsid="12f3210a"/>
    </style:style>
    <style:style style:name="T892" style:family="text">
      <style:text-properties officeooo:rsid="12f3d3e3"/>
    </style:style>
    <style:style style:name="T893" style:family="text">
      <style:text-properties officeooo:rsid="12f3e79d"/>
    </style:style>
    <style:style style:name="T894" style:family="text">
      <style:text-properties officeooo:rsid="12f49188"/>
    </style:style>
    <style:style style:name="T895" style:family="text">
      <style:text-properties officeooo:rsid="12f58a5b"/>
    </style:style>
    <style:style style:name="T896" style:family="text">
      <style:text-properties officeooo:rsid="12f7a5ca"/>
    </style:style>
    <style:style style:name="T897" style:family="text">
      <style:text-properties officeooo:rsid="12fa33f1"/>
    </style:style>
    <style:style style:name="T898" style:family="text">
      <style:text-properties officeooo:rsid="12fb665b"/>
    </style:style>
    <style:style style:name="T899" style:family="text">
      <style:text-properties officeooo:rsid="1305e736"/>
    </style:style>
    <style:style style:name="T900" style:family="text">
      <style:text-properties officeooo:rsid="1308d550"/>
    </style:style>
    <style:style style:name="T901" style:family="text">
      <style:text-properties officeooo:rsid="13096ad9"/>
    </style:style>
    <style:style style:name="T902" style:family="text">
      <style:text-properties officeooo:rsid="1309d918"/>
    </style:style>
    <style:style style:name="T903" style:family="text">
      <style:text-properties fo:font-size="8pt" style:font-size-asian="8pt" style:font-size-complex="8pt"/>
    </style:style>
    <style:style style:name="T904" style:family="text">
      <style:text-properties officeooo:rsid="130aaf4c"/>
    </style:style>
    <style:style style:name="T905" style:family="text">
      <style:text-properties officeooo:rsid="130adf71"/>
    </style:style>
    <style:style style:name="T906" style:family="text">
      <style:text-properties officeooo:rsid="130be2eb"/>
    </style:style>
    <style:style style:name="T907" style:family="text">
      <style:text-properties officeooo:rsid="130c022a"/>
    </style:style>
    <style:style style:name="T908" style:family="text">
      <style:text-properties officeooo:rsid="130dd933"/>
    </style:style>
    <style:style style:name="T909" style:family="text">
      <style:text-properties officeooo:rsid="130f532d"/>
    </style:style>
    <style:style style:name="T910" style:family="text">
      <style:text-properties officeooo:rsid="131152c9"/>
    </style:style>
    <style:style style:name="T911" style:family="text">
      <style:text-properties officeooo:rsid="131237c2"/>
    </style:style>
    <style:style style:name="T912" style:family="text">
      <style:text-properties officeooo:rsid="13158e2d"/>
    </style:style>
    <style:style style:name="T913" style:family="text">
      <style:text-properties officeooo:rsid="1315cc99"/>
    </style:style>
    <style:style style:name="T914" style:family="text">
      <style:text-properties officeooo:rsid="1317be29"/>
    </style:style>
    <style:style style:name="T915" style:family="text">
      <style:text-properties officeooo:rsid="1318a3ac"/>
    </style:style>
    <style:style style:name="T916" style:family="text">
      <style:text-properties officeooo:rsid="131a23ef"/>
    </style:style>
    <style:style style:name="T917" style:family="text">
      <style:text-properties officeooo:rsid="131b0d80"/>
    </style:style>
    <style:style style:name="T918" style:family="text">
      <style:text-properties officeooo:rsid="131b9d51"/>
    </style:style>
    <style:style style:name="T919" style:family="text">
      <style:text-properties officeooo:rsid="13626dbc"/>
    </style:style>
    <style:style style:name="T920" style:family="text">
      <style:text-properties officeooo:rsid="1364c33f"/>
    </style:style>
    <style:style style:name="T921" style:family="text">
      <style:text-properties officeooo:rsid="13665b49"/>
    </style:style>
    <style:style style:name="T922" style:family="text">
      <style:text-properties fo:color="#ff0000" loext:opacity="100%" style:font-name="Courier" fo:font-size="9.5pt" fo:font-weight="bold" style:font-size-asian="9.5pt" style:font-weight-asian="bold"/>
    </style:style>
    <style:style style:name="T923" style:family="text">
      <style:text-properties fo:color="#ff0000" loext:opacity="100%" style:font-name="Courier" fo:font-size="9.5pt" fo:font-style="normal" fo:font-weight="bold" officeooo:rsid="13665b49" style:font-size-asian="9.5pt" style:font-style-asian="normal" style:font-weight-asian="bold" style:font-style-complex="normal" style:font-weight-complex="normal"/>
    </style:style>
    <style:style style:name="T924" style:family="text">
      <style:text-properties style:font-name="Liberation Mono1" fo:font-size="10pt" fo:font-weight="bold" style:font-size-asian="10pt" style:font-weight-asian="bold" style:font-size-complex="10pt" style:font-weight-complex="bold"/>
    </style:style>
    <style:style style:name="T925" style:family="text">
      <style:text-properties style:font-name="Liberation Mono1" fo:font-size="10pt" fo:font-weight="bold" officeooo:rsid="13687ad1" style:font-size-asian="10pt" style:font-weight-asian="bold" style:font-size-complex="10pt" style:font-weight-complex="bold"/>
    </style:style>
    <style:style style:name="T926" style:family="text">
      <style:text-properties officeooo:rsid="13687ad1"/>
    </style:style>
    <style:style style:name="T927" style:family="text">
      <style:text-properties fo:color="#080808" loext:opacity="100%" style:font-name="JetBrains Mono" fo:font-size="11.5pt" fo:font-style="normal" fo:font-weight="normal" style:font-size-asian="11.5pt" style:font-style-asian="normal" style:font-weight-asian="normal"/>
    </style:style>
    <style:style style:name="T928" style:family="text">
      <style:text-properties officeooo:rsid="1368c38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08367431174688" text:id="ct108367431174688">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62">Reference Manual</text:span><text:bookmark-end text:name="__RefHeading___Toc474_3277173355"/></text:p>
      <text:p text:style-name="P597"><text:span text:style-name="T629">Version 1.</text:span><text:span text:style-name="T630">5</text:span></text:p>
      <text:h text:style-name="Heading_20_1" text:outline-level="1"><text:bookmark-start text:name="__RefHeading___Toc765_3277173355"/>Introduction<text:bookmark-end text:name="__RefHeading___Toc765_3277173355"/></text:h>
      <text:p text:style-name="P4">This document is the <text:span text:style-name="T563">reference manual</text:span> for the QDL (pronounced “quiddle”) <text:span text:style-name="T830">jokingly referred to as the</text:span> <text:span text:style-name="T74">Q</text:span><text:span text:style-name="T258">uick and </text:span><text:span text:style-name="T74">D</text:span><text:span text:style-name="T258">irty </text:span><text:span text:style-name="T74">L</text:span><text:span text:style-name="T258">anguage, which </text:span><text:span text:style-name="T341">wa</text:span><text:span text:style-name="T258">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33" text:outline-level="1">Concise synopsis of what QDL is</text:h>
      <text:list text:style-name="L1">
        <text:list-item>
          <text:p text:style-name="P678">An aggregate processing language with rank polymorphism</text:p>
        </text:list-item>
        <text:list-item>
          <text:p text:style-name="P678"><text:span text:style-name="T899">The b</text:span>asic aggregate is a stem which is a generalized map.</text:p>
        </text:list-item>
        <text:list-item>
          <text:p text:style-name="P678">Operations are extended to aggregates via “freshman Algebra” i.e., linearized. </text:p>
        </text:list-item>
        <text:list-item>
          <text:p text:style-name="P678">Offers one solution to Backus’ “von Neumann bottleneck”</text:p>
        </text:list-item>
        <text:list-item>
          <text:p text:style-name="P678">Many control structures are implicit in the data structures.</text:p>
        </text:list-item>
        <text:list-item>
          <text:p text:style-name="P678">Solely aggregate operations are sub-Turing, hence explicit control structures are present and Church’s λ-calculus is supported.</text:p>
        </text:list-item>
      </text:list>
      <text:p text:style-name="P618"/>
      <text:h text:style-name="Heading_20_2" text:outline-level="2">Origin<text:span text:style-name="T899">s</text:span></text:h>
      <text:p text:style-name="P33">“Quiddle” by itself has two meaning. </text:p>
      <text:list text:style-name="L2">
        <text:list-item>
          <text:p text:style-name="P679"><text:span text:style-name="T558">(</text:span><text:span text:style-name="T27">noun</text:span><text:span text:style-name="T558">)</text:span><text:span text:style-name="T27"> </text:span>A small or trifling thing</text:p>
        </text:list-item>
        <text:list-item>
          <text:p text:style-name="P679"><text:span text:style-name="T558">(</text:span><text:span text:style-name="T27">verb</text:span><text:span text:style-name="T558">)</text:span>Treating a serious topic in a trifling way.</text:p>
        </text:list-item>
      </text:list>
      <text:p text:style-name="P280"><text:span text:style-name="T269">QDL (as a moniker) comes from aviation navigation (“Q-codes”) which refers not to something trifling at all but a (usually </text:span><text:span text:style-name="T314">essential</text:span><text:span text:style-name="T269"> ) set of navigation bearings taken at regular intervals. </text:span><text:span text:style-name="T31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6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273">As it were, scripting keeps the OAuth flow on course. (The logo has the Morse code for Q-D-L in it, by the way.) </text:span></text:p>
      <text:p text:style-name="P280"><text:span text:style-name="T269">The second meaning of quiddle is </text:span><text:span text:style-name="T299">a bit more lighthearted</text:span><text:span text:style-name="T269">. </text:span><text:span text:style-name="T108">E.g.</text:span><text:span text:style-name="T307"> Monty Python quiddled the Middle Ages in </text:span><text:span text:style-name="T324">their movie </text:span><text:span text:style-name="T307"><text:s/>“Monty Python and the Holy Grail.” </text:span><text:span text:style-name="T269">This is not a trivial language – far from it – but rather than take the approach of having an exhaustively complete language this is purposefully as </text:span><text:soft-page-break/><text:span text:style-name="T269">minimal as possible. The specification is barely a page and it should take nobody with a smattering of computer background more than 15 - 20 minutes to be writing </text:span><text:span text:style-name="T270">productively</text:span><text:span text:style-name="T269"> in it. </text:span><text:span text:style-name="T270">Life is too short to learn another C++… <text:s/></text:span></text:p>
      <text:p text:style-name="P281"><text:span text:style-name="T258">The way this is done is that the </text:span><text:span text:style-name="T299">data types for the language (stems and scalars) have embedded control structures and additionally there are </text:span><text:span text:style-name="T258">major constructs for the language (loop</text:span><text:span text:style-name="T270">ing</text:span><text:span text:style-name="T258">, conditionals, encapsulation &amp;c.) </text:span><text:span text:style-name="T299">which </text:span><text:span text:style-name="T258">are very bare-bones. </text:span><text:span text:style-name="T299"><text:s/></text:span><text:span text:style-name="T258">This covers the dictum of aiming at the probabilities <text:s/></text:span><text:span text:style-name="T270">(what you are most likely to do) </text:span><text:span text:style-name="T258">not the possibilities </text:span><text:span text:style-name="T270">(what your wildest dreams envision)</text:span><text:span text:style-name="T258">. So you may need a loop and there is one – <text:s/></text:span><text:span text:style-name="T272">j</text:span><text:span text:style-name="T258">ust one – rather than having several with niggling syntax that covers every possible variation. If you need something more, than there are tools to cobble it together. <text:s/></text:span></text:p>
      <text:p text:style-name="P280"><text:span text:style-name="T270">(A</text:span><text:span text:style-name="T269"> much more complete language was designed </text:span><text:span text:style-name="T273">and a specific subset implemented, </text:span><text:span text:style-name="T269">so if there is a hue and cry for something more, it would actually be pretty easy to add it. </text:span><text:span text:style-name="T270">In other words, backwards compatibility is built in for future extensions. </text:span><text:span text:style-name="T269"><text:s/></text:span><text:span text:style-name="T270">Just saying</text:span><text:span text:style-name="T261"> </text:span><text:span text:style-name="T270">it so we are clear.)</text:span></text:p>
      <text:p text:style-name="P2"><text:span text:style-name="T260">A bit of motivation </text:span><text:span text:style-name="T270">about aggregate variables since this strikes many people as offbeat</text:span><text:span text:style-name="T260">. </text:span><text:span text:style-name="T270">QDL works very well as a server-side policy language. </text:span><text:span text:style-name="T266">A very common situation is having to configure many rules for doing fairly simple tasks, </text:span><text:span text:style-name="T101">e.g.</text:span><text:span text:style-name="T266">, if a user has logged in through an institution, belongs to any of a few groups, has an affiliation with a third institution, then some subset of information should be returned. In large blocks</text:span></text:p>
      <text:p text:style-name="P101"><text:span text:style-name="T122">huge </text:span><text:span text:style-name="T120">rats nest of conditions </text:span><text:span text:style-name="T351"><text:s/></text:span></text:p>
      <text:p text:style-name="P101"><text:span text:style-name="T351"><text:s text:c="5"/>==&gt; <text:s/></text:span><text:span text:style-name="T120">do something </text:span><text:span text:style-name="T122">conceptually easy but </text:span><text:span text:style-name="T120">very repetitive to a large set of data</text:span></text:p>
      <text:p text:style-name="P3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44">Think of it as a notation that happens to have some control structures.</text:span></text:p>
      <text:p text:style-name="Quotations"><text:span text:style-name="T772">How did this start? </text:span><text:span text:style-name="T773">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774">This minimalist approach is everywhere, since creating a new computer language normally leads to lots of bloat </text:span><text:span text:style-name="T775">to cover all sorts of general purpose cases</text:span><text:span text:style-name="T774">. If you need something, write it, but the language itself should be the toolkit for such things, not (like C++ or Java) an ever growing welter of constructs and arcane libraries that make programming sometimes quite a chore. <text:s/></text:span><text:span text:style-name="T776">No</text:span><text:span text:style-name="T775">body knows all of Java or C++ because it is not humanly possible. </text:span></text:p>
      <text:p text:style-name="P188">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13">etc. </text:span><text:span text:style-name="T58">ad nauseam</text:span><text:span text:style-name="T813">, </text:span><text:s/>all the time which can get hidden in all of the things designed to prevent bad code. I can’t count the number of times I’ve seen a welter of objects in Java trying to implement a design pattern <text:span text:style-name="T813">(for the sake of using patterns since we all know they solve all bad programming issues, right?)</text:span> when a <text:soft-page-break/>few lines of well aimed code would be <text:span text:style-name="T813">more understandable, perform </text:span>better and <text:span text:style-name="T813">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391"><text:span text:style-name="T760">Constant </text:span><text:span text:style-name="T761">types: null, boolean, </text:span><text:span text:style-name="T518">number, </text:span><text:span text:style-name="T761">string</text:span></text:p>
      <text:p text:style-name="P259"><text:span text:style-name="T365">V</text:span>ariable <text:span text:style-name="T365">types</text:span>: <text:span text:style-name="T558">scalar, </text:span><text:span text:style-name="T777">c</text:span>ompound <text:span text:style-name="T365">(aka stem variables), </text:span><text:span text:style-name="T777">sets</text:span></text:p>
      <text:p text:style-name="P259">Control structures: if..then...else, while loop, switch statement, <text:span text:style-name="T536">try...catch</text:span>.</text:p>
      <text:p text:style-name="P620">Encapsulation: module</text:p>
      <text:h text:style-name="P633" text:outline-level="1">Getting QDL</text:h>
      <text:p text:style-name="P601">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21">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22">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22">You generally want the interpreter to simply echo back results. <text:span text:style-name="T901">The Swing GUI does this, but if you are runnign it from the command line</text:span> issue</text:p>
      <text:p text:style-name="Preformatted_20_Text"><text:s text:c="3"/>)<text:span text:style-name="T900">ws set echo on</text:span></text:p>
      <text:p text:style-name="Preformatted_20_Text"><text:s text:c="3"/><text:span text:style-name="T900">)ws set pp on</text:span></text:p>
      <text:p text:style-name="Text_20_body"/>
      <text:p text:style-name="P622">which sets echo mode on and enables pretty printing of output.</text:p>
      <text:h text:style-name="Heading_20_1" text:outline-level="1"><text:bookmark-start text:name="__RefHeading___Toc478_3277173355"/>Basic syntactic concepts.<text:bookmark-end text:name="__RefHeading___Toc478_3277173355"/></text:h>
      <text:list text:style-name="L3">
        <text:list-item>
          <text:p text:style-name="P668">Weakly typed</text:p>
        </text:list-item>
        <text:list-item>
          <text:p text:style-name="P668"><text:span text:style-name="T525">Simple and s</text:span>tem variables</text:p>
        </text:list-item>
        <text:list-item>
          <text:p text:style-name="P669">A <text:span text:style-name="T558">very </text:span>full set of <text:span text:style-name="T525">logic/algebraic </text:span>operations</text:p>
        </text:list-item>
        <text:list-item>
          <text:p text:style-name="P669">A full but minimal set of control structures</text:p>
        </text:list-item>
      </text:list>
      <text:p text:style-name="P1"/>
      <text:h text:style-name="P638" text:outline-level="2"><text:bookmark-start text:name="__RefHeading___Toc724_3277173355"/>Constants and expressions<text:bookmark-end text:name="__RefHeading___Toc724_3277173355"/></text:h>
      <text:p text:style-name="P273">There are boolean, <text:span text:style-name="T546">number (</text:span>int<text:span text:style-name="T546">egers are </text:span><text:s/>(64 bit), decimal <text:s/><text:span text:style-name="T546">are </text:span>unlimited, <text:span text:style-name="T821">if you exceed 64 bits, it will get converted to a large decimal (using scientific notation)</text:span><text:span text:style-name="T546">)</text:span>, string and stems. Valid identifiers a-z, <text:soft-page-break/>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3"/>
      <text:p text:style-name="P278">Note that in some cases, the dollar sign may be used for escaping disallowed characters. See <text:span text:style-name="T23">encode</text:span> and <text:span text:style-name="T23">decode</text:span> for <text:span text:style-name="T824">type 0 and </text:span>the particulars <text:span text:style-name="T559">as relates to working with, </text:span><text:span text:style-name="T28">e.g.</text:span><text:span text:style-name="T166">, JSON</text:span>.</text:p>
      <text:p text:style-name="P273">QDL supports the following standard algebraic operations:</text:p>
      <text:p text:style-name="Preformatted_20_Text">+ - * / % <text:span text:style-name="T534">^ ⌈ ⌊</text:span></text:p>
      <text:p text:style-name="P273"/>
      <text:p text:style-name="P399">as well as several operations on sets (see below).</text:p>
      <text:p text:style-name="P440"><text:span text:style-name="T537">Note that the operator % is </text:span><text:span text:style-name="T844">the </text:span><text:span text:style-name="T537">integer </text:span><text:span text:style-name="T844">part of </text:span><text:span text:style-name="T537">division. So </text:span></text:p>
      <text:p text:style-name="P130"><text:s text:c="3"/>42/9 </text:p>
      <text:p text:style-name="P441"><text:span text:style-name="T376">4.666</text:span><text:span text:style-name="T391">666667</text:span></text:p>
      <text:p text:style-name="P441"><text:span text:style-name="T391"><text:s text:c="3"/></text:span><text:span text:style-name="T376">42%9</text:span></text:p>
      <text:p text:style-name="P130">4</text:p>
      <text:p text:style-name="P441"><text:s text:c="3"/><text:span text:style-name="T844">14.2%7.5</text:span></text:p>
      <text:p text:style-name="P567">1</text:p>
      <text:p text:style-name="P440"/>
      <text:p text:style-name="P388">Raising a number to a power works with all exponents, so <text:s text:c="2"/></text:p>
      <text:p text:style-name="Preformatted_20_Text"><text:s text:c="3"/>1.2^1.3 </text:p>
      <text:p text:style-name="Preformatted_20_Text">1.2674639621271</text:p>
      <text:p text:style-name="P274"/>
      <text:p text:style-name="P387">So to get the square root of a number, raise it to the <text:span text:style-name="T842">0</text:span>.5 power.</text:p>
      <text:p text:style-name="P389">The floor and ceiling operators, resp. ⌊, ⌈ (unicode 230a, 2308) are supported. Note that there are standard functions named <text:span text:style-name="T397">floor()</text:span> and <text:span text:style-name="T425">ceiling</text:span><text:span text:style-name="T397">() </text:span>if you do not want to use the special symbols for them:</text:p>
      <text:p text:style-name="P389"><text:span text:style-name="T397">⌊</text:span><text:span text:style-name="T425">x == floor(x)</text:span><text:span text:style-name="T758"> and </text:span><text:span text:style-name="T425">⌈x == ceiling(x)</text:span><text:span text:style-name="T758"> are always true.</text:span></text:p>
      <text:p text:style-name="Text_20_body"><text:span text:style-name="T15">Note: </text:span><text:span text:style-name="T146">Decimals </text:span><text:span text:style-name="T110">require</text:span><text:span text:style-name="T317"> a leading number. So </text:span><text:span text:style-name="T492">0.3</text:span><text:span text:style-name="T317"> is acceptable but </text:span><text:span text:style-name="T492">.3</text:span><text:span text:style-name="T317"> is not. This prevents ambiguity with stem variables in parsing (and saves you from having a ton of parentheses to disambiguate cases). </text:span><text:span text:style-name="T316">Basically if you write </text:span><text:span text:style-name="T451">.23 </text:span>QDL <text:span text:style-name="T747">cannot tell if you intended a number of forgot the stem </text:span><text:span text:style-name="T831">and will tell you so in no uncertain terms</text:span><text:span text:style-name="T747">. </text:span></text:p>
      <text:p text:style-name="P376"><text:span text:style-name="T8">Note:</text:span><text:span text:style-name="T659"> </text:span><text:span text:style-name="T660">D</text:span><text:span text:style-name="T659">ecimal exponents require the base be non-negative. </text:span><text:span text:style-name="T660">You may wonder why </text:span><text:span text:style-name="T7">^ </text:span><text:span text:style-name="T133">will fail for something like </text:span><text:span text:style-name="T419">(-2)^</text:span><text:span text:style-name="T418">0</text:span><text:span text:style-name="T419">.333</text:span><text:span text:style-name="T133">, isn’t that basically the cube root? Note that </text:span><text:span text:style-name="T418">0</text:span><text:span text:style-name="T419">.333 = 333/1000</text:span><text:span text:style-name="T133"> hence this actually means </text:span><text:span text:style-name="T419">((-2)^</text:span><text:span text:style-name="T425">(1/1000)</text:span><text:span text:style-name="T419">)^333 </text:span><text:span text:style-name="T133">said more plainly, <text:s text:c="2"/></text:span><text:span text:style-name="T80">every </text:span><text:span text:style-name="T286">decimal exponent is an even root on a computer(!) There is, of course, a way to do this in QDL, see </text:span><text:span text:style-name="T472">nroot</text:span><text:span text:style-name="T354"> </text:span><text:span text:style-name="T286">which allows you to take integer nth roots, </text:span><text:span text:style-name="T287">in this example, <text:s/></text:span><text:span text:style-name="T472">nroot(-2,3)</text:span><text:span text:style-name="T287">.</text:span></text:p>
      <text:h text:style-name="Heading_20_3" text:outline-level="3"><text:bookmark-start text:name="__RefHeading___Toc674148_1332219333"/><text:soft-page-break/>Other notations for numbers<text:bookmark-end text:name="__RefHeading___Toc674148_1332219333"/></text:h>
      <text:p text:style-name="P318"><text:span text:style-name="T292">It is easy to write</text:span><text:span text:style-name="T104"> scientific notation</text:span><text:span text:style-name="T292"> <text:s/>in QDL. This is of the form </text:span><text:span text:style-name="T466">m*10^k</text:span><text:span text:style-name="T502">.</text:span>The so-called <text:span text:style-name="T41">standard form </text:span><text:span text:style-name="T199"><text:s/>has m restricted to a single digit decimal. So </text:span><text:span text:style-name="T466">350 = 3.5*10^2</text:span><text:span text:style-name="T447">. </text:span>QDL <text:span text:style-name="T668">does no specific parsing since this is just arithmetic.</text:span></text:p>
      <text:p text:style-name="P20"><text:span text:style-name="T258"><text:s/>QDL also supports </text:span><text:span text:style-name="T97">engineering notation </text:span><text:span text:style-name="T258">for numbers. <text:s/></text:span><text:span text:style-name="T293">These </text:span><text:span text:style-name="T294">are of the form </text:span></text:p>
      <text:p text:style-name="P390"><text:span text:style-name="T111">decimal</text:span><text:span text:style-name="T506">E</text:span><text:span text:style-name="T23">e</text:span><text:span text:style-name="T111">xponent </text:span><text:span text:style-name="T294">or </text:span><text:span text:style-name="T111">decimal</text:span><text:span text:style-name="T506">e</text:span><text:span text:style-name="T23">e</text:span><text:span text:style-name="T111">xponent</text:span></text:p>
      <text:p text:style-name="P87"><text:span text:style-name="T120">Note the the exponent </text:span><text:span text:style-name="T137">must be an integer but</text:span><text:span text:style-name="T120"> may preceded by a + or - sign. </text:span><text:span text:style-name="T136">You may have any decimal for the left side, and QDL will normalize it to a single digit, adjusting the exponent as needed.</text:span></text:p>
      <text:p text:style-name="P35">For instance </text:p>
      <text:p text:style-name="Preformatted_20_Text"><text:s text:c="2"/>1234.567E5; // <text:span text:style-name="T669">show how numbers are normalized.</text:span></text:p>
      <text:p text:style-name="Preformatted_20_Text">1.234567E+8 <text:s text:c="4"/></text:p>
      <text:p text:style-name="Preformatted_20_Text"/>
      <text:p text:style-name="Preformatted_20_Text"><text:s text:c="2"/>2.34E5/5.67<text:span text:style-name="T670">e</text:span>3; // <text:span text:style-name="T669">== 234000/5670</text:span></text:p>
      <text:p text:style-name="Preformatted_20_Text">41.269841269841269</text:p>
      <text:p text:style-name="Preformatted_20_Text"/>
      <text:p text:style-name="Preformatted_20_Text"><text:s text:c="4"/>2.34E5*5.67E-3; // <text:span text:style-name="T669">== 234000*.00567</text:span></text:p>
      <text:p text:style-name="Preformatted_20_Text">1326.78</text:p>
      <text:p text:style-name="Preformatted_20_Text"/>
      <text:p text:style-name="Preformatted_20_Text"><text:s text:c="2"/>2^1.2E2; // <text:span text:style-name="T758">== 2^120 </text:span></text:p>
      <text:p text:style-name="Preformatted_20_Text">1.32922799578492E+36</text:p>
      <text:p text:style-name="P314"/>
      <text:p text:style-name="P31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20">0.002</text:p>
      <text:p text:style-name="P320"><text:s/></text:p>
      <text:p text:style-name="P21">Note:<text:span text:style-name="T120"> the exponential function for base </text:span><text:span text:style-name="T97">e</text:span><text:span text:style-name="T258"> is supported and is </text:span><text:span text:style-name="T449">e</text:span><text:span text:style-name="T452">xp</text:span><text:span text:style-name="T449">(r).</text:span></text:p>
      <text:p text:style-name="P314"><text:span text:style-name="T659">QDL</text:span><text:span text:style-name="T533"> also supports the following logical operators</text:span></text:p>
      <text:p text:style-name="Preformatted_20_Text">&lt; &lt;= &gt; &gt;= &amp;&amp; || ! <text:span text:style-name="T821">=~ </text:span><text:span text:style-name="T823">&lt;&lt;</text:span></text:p>
      <text:p text:style-name="P273"><text:line-break/>and the following increment and decrement operators, which may be used before or after variables. </text:p>
      <text:p text:style-name="Preformatted_20_Text">-- <text:span text:style-name="T533">++ </text:span></text:p>
      <text:p text:style-name="Text_20_body"><text:line-break/><text:span text:style-name="T56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text:soft-page-break/>4</text:p>
      <text:p text:style-name="Preformatted_20_Text"><text:s text:c="2"/>i</text:p>
      <text:p text:style-name="Preformatted_20_Text">4</text:p>
      <text:p text:style-name="P421">The limited character set <text:span text:style-name="T551">for </text:span><text:span text:style-name="T25">symbols</text:span><text:span text:style-name="T164"> </text:span><text:span text:style-name="T157">is</text:span> intentional since this sidesteps running it on systems that may have character encoding issues <text:span text:style-name="T546">or more usually, working on a system where the supported terminal types are very limited</text:span>. <text:s/><text:span text:style-name="T551">Generally however, the contents of a string may be UTF-8 with no issues.</text:span></text:p>
      <text:h text:style-name="P653" text:outline-level="3"><text:bookmark-start text:name="__RefHeading___Toc674150_1332219333"/>Inline conditional <text:span text:style-name="T791">expressions</text:span><text:bookmark-end text:name="__RefHeading___Toc674150_1332219333"/></text:h>
      <text:p text:style-name="P479"><text:span text:style-name="T792">There is a control structure of </text:span><text:span text:style-name="T426">if[ … ]then[ … ]else[ … ]</text:span><text:span text:style-name="T686"> but this is a pretty heavy weight solution.</text:span><text:span text:style-name="T689"> There are blocks with local state inside the []. </text:span><text:span text:style-name="T686"><text:s/></text:span><text:span text:style-name="T688">See below.</text:span><text:span text:style-name="T686"> </text:span><text:span text:style-name="T685">Anything with square brackets in QDL is referred to as a</text:span><text:span text:style-name="T691"> statement</text:span><text:span text:style-name="T685"> and is a syntactical unit. Statements do not return values. </text:span><text:span text:style-name="T691">Expressions</text:span><text:span text:style-name="T685">, however do return values. </text:span><text:span text:style-name="T686"><text:s/></text:span><text:span text:style-name="T687">I</text:span><text:span text:style-name="T686">f you just need to check a conditional, QDL also supports </text:span><text:span text:style-name="T689">two different </text:span><text:span text:style-name="T684">(ternary) </text:span><text:span text:style-name="T686">syntax </text:span><text:span text:style-name="T685">expression </text:span><text:span text:style-name="T686">of</text:span></text:p>
      <text:p text:style-name="P106">boolean <text:span text:style-name="T822">|boolean.</text:span><text:span text:style-name="T157"> ?</text:span><text:span text:style-name="T238">|⇒</text:span><text:span text:style-name="T157"> </text:span>expression0<text:span text:style-name="T157"> </text:span><text:span text:style-name="T246">{</text:span><text:span text:style-name="T157">: </text:span>expression1<text:span text:style-name="T874">}</text:span></text:p>
      <text:p text:style-name="P107"><text:span text:style-name="T822">boolean.</text:span><text:span text:style-name="T157"> ?!</text:span><text:span text:style-name="T238">|¿</text:span><text:span text:style-name="T157"> </text:span>expression0.<text:span text:style-name="T157"> </text:span><text:span text:style-name="T246">{</text:span><text:span text:style-name="T157">: </text:span>expression1<text:span text:style-name="T874">}</text:span></text:p>
      <text:p text:style-name="Text_20_body"/>
      <text:p text:style-name="Text_20_body"><text:span text:style-name="T69">For the first</text:span><text:span text:style-name="T875">, this means </text:span><text:span text:style-name="T792">that the boolean is evaluated and if </text:span><text:span text:style-name="T91">true </text:span><text:span text:style-name="T337">then </text:span><text:span text:style-name="T480">expression0</text:span><text:span text:style-name="T114"> </text:span><text:span text:style-name="T337"><text:s/>is returned and if </text:span><text:span text:style-name="T91">false </text:span><text:span text:style-name="T337">then </text:span><text:span text:style-name="T480">expression1</text:span><text:span text:style-name="T114"> </text:span><text:span text:style-name="T337"><text:s/>is returned. </text:span><text:span text:style-name="T344">(</text:span><text:span text:style-name="T480">expression1</text:span><text:span text:style-name="T114"> </text:span><text:span text:style-name="T337"><text:s/></text:span><text:span text:style-name="T874">may be omitted in which case it is assumed to be null.) </text:span><text:span text:style-name="T321">The boolean is a scalar, </text:span><text:span text:style-name="T336">or a simple </text:span><text:span text:style-name="T321">stem </text:span><text:span text:style-name="T336">(so a list or stem with no nesting)</text:span><text:span text:style-name="T321">. </text:span><text:span text:style-name="T337">More to the point, th</text:span><text:span text:style-name="T336">e inline conditional</text:span><text:span text:style-name="T337"> is “just another expression”, so you can nest these or use them pretty much any place you want </text:span><text:span text:style-name="T305">as if they were algebraic quantities</text:span><text:span text:style-name="T337">. </text:span><text:span text:style-name="T304">The major difference is scope – the conditional allows for variables in the bodies of the blocks and you can write even who</text:span><text:span text:style-name="T305">l</text:span><text:span text:style-name="T304">e programs there. The inline conditional is for all the much more simple cases.</text:span></text:p>
      <text:p text:style-name="P479"><text:span text:style-name="T116">F</text:span><text:span text:style-name="T117">or the second </text:span><text:span text:style-name="T346">this is an exclusive or construction (called a switch or </text:span><text:span text:style-name="T345">select s</text:span><text:span text:style-name="T346">tatement in other languages) and the left argument is a boolean stem with </text:span><text:span text:style-name="T117">at most </text:span><text:span text:style-name="T346">a single true value. </text:span><text:span text:style-name="T345">Again, if the else clause is omitted (which is the default if all booleans are false), a null is returned.</text:span></text:p>
      <text:p text:style-name="P39">E.g.<text:span text:style-name="T791">s</text:span></text:p>
      <text:p text:style-name="P194"><text:s text:c="3"/>x := mod(date_ms(), 2); // <text:span text:style-name="T791">equals 0 or 1 randomly</text:span></text:p>
      <text:p text:style-name="P194"><text:s text:c="3"/>say(3*(x==0?4:5));</text:p>
      <text:p text:style-name="P194">15</text:p>
      <text:p text:style-name="P194">// <text:span text:style-name="T791">guess x == 1 this time...</text:span></text:p>
      <text:p text:style-name="P40"><text:line-break/>This shows that the inline conditional is just another expression.</text:p>
      <text:p text:style-name="P194"><text:bookmark-start text:name="__DdeLink__16357_4001340964"/><text:s text:c="4"/><text:span text:style-name="T699">pi()^exp() &lt; exp()^pi() ? 'left is bigger' : 'right' + ' is' + ' bigger'</text:span></text:p>
      <text:p text:style-name="P194">left is bigger</text:p>
      <text:p text:style-name="P194"><text:s text:c="5"/>3 &lt; 2 ? 4&gt;3 ?'a':'b':'c'</text:p>
      <text:p text:style-name="P194">c<text:bookmark-end text:name="__DdeLink__16357_4001340964"/></text:p>
      <text:p text:style-name="P193"/>
      <text:p text:style-name="P445">Note that the last one could be written with parentheses, <text:s/><text:span text:style-name="T441"><text:s/></text:span><text:span text:style-name="T442">(</text:span><text:span text:style-name="T441">3 &lt; 2</text:span><text:span text:style-name="T442">)</text:span><text:span text:style-name="T441"> ? (</text:span><text:span text:style-name="T442">(</text:span><text:span text:style-name="T441">4 &gt; 3</text:span><text:span text:style-name="T442">)</text:span><text:span text:style-name="T441"> ?'a':'b'):'c'</text:span> but <text:span text:style-name="T704">the aim </text:span>was to show that it is resolvable as written. <text:span text:style-name="T704">T</text:span><text:span text:style-name="T702">he precedence of inline conditionals is generally about the lowest, so everything else gets evaluated first. </text:span><text:span text:style-name="T703">Finally, the else clause (after the </text:span><text:span text:style-name="T11">:</text:span><text:span text:style-name="T703">) is not optional. </text:span></text:p>
      <text:p text:style-name="P446"><text:soft-page-break/>In place of ? you may also use logical implies (unicode 21d2, ⇒):</text:p>
      <text:p text:style-name="P571"><text:s text:c="4"/><text:span text:style-name="T699">pi()^exp() &lt; exp()^pi() </text:span><text:span text:style-name="T507">⇒</text:span><text:span text:style-name="T699"> 'left is bigger' : 'right' + ' is' + ' bigger'</text:span></text:p>
      <text:p text:style-name="P195"><text:span text:style-name="T631">C</text:span><text:span text:style-name="T876">onditional </text:span>example with a stem <text:span text:style-name="T831">as the left argument</text:span>.</text:p>
      <text:p text:style-name="P422">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4"><text:s text:c="3"/>p. := ['a:/x/y','a:/x/z/','b:/p/q']<text:line-break/> <text:s text:c="2"/>p.+('.*/' =~ p.?'':'/');// regex to test if an element ends with a slash<text:line-break/>[a:/x/y/,a:/x/z/,b:/p/q/]</text:p>
      <text:p text:style-name="P192"/>
      <text:p text:style-name="P191">The stem does not have to be a list. There is no subsetting that occurs with the expressions and they are returned as is:</text:p>
      <text:p text:style-name="P191"/>
      <text:p text:style-name="P194"><text:s text:c="3"/>a.0 := false; a.'foo' := true; a.3 := false;</text:p>
      <text:p text:style-name="P194"><text:s text:c="3"/>a.?[-2;2]:<text:span text:style-name="T600">{0,1}</text:span></text:p>
      <text:p text:style-name="P194"><text:span text:style-name="T534">{foo: [-2,-1,0,1], 0:</text:span><text:span text:style-name="T600">{0,1}</text:span><text:span text:style-name="T534">, 3:</text:span><text:span text:style-name="T600">{0,1}</text:span><text:span text:style-name="T534">}</text:span></text:p>
      <text:h text:style-name="P654" text:outline-level="3"><text:bookmark-start text:name="__RefHeading___Toc46691_3045913216"/>Switch/Select example<text:bookmark-end text:name="__RefHeading___Toc46691_3045913216"/></text:h>
      <text:p text:style-name="P481"><text:s/><text:span text:style-name="T877">rc:= </text:span><text:span text:style-name="T876">script_load(</text:span></text:p>
      <text:p text:style-name="P581"><text:s/>['post_auth','post_token','post_refresh']==exec_phase</text:p>
      <text:p text:style-name="P481"><text:span text:style-name="T876">¿['auth.qdl',’token.qdl','rtx.qdl']:'</text:span><text:span text:style-name="T877">init.qdl'</text:span><text:span text:style-name="T876">);</text:span></text:p>
      <text:p text:style-name="P481"/>
      <text:p text:style-name="P579"><text:s text:c="2"/>if[rc != 0]</text:p>
      <text:p text:style-name="P579">then[ //… other stuff </text:p>
      <text:p text:style-name="Text_20_body"/>
      <text:p text:style-name="P480"><text:span text:style-name="T877">In this case, one of four scripts will execute, setting a </text:span><text:span text:style-name="T435">rc</text:span><text:span text:style-name="T877"> (return code) variable for further processing.</text:span></text:p>
      <text:h text:style-name="P655" text:outline-level="3"><text:bookmark-start text:name="__RefHeading___Toc46693_3045913216"/>Comparison with select, conditional and mask.<text:bookmark-end text:name="__RefHeading___Toc46693_3045913216"/></text:h>
      <text:p text:style-name="P482">The mask function at first glance seems like the same as ?! or perhaps ?:</text:p>
      <text:p text:style-name="Preformatted_20_Text"><text:s text:c="3"/>mask([false,true],[1,3])</text:p>
      <text:p text:style-name="Preformatted_20_Text">3</text:p>
      <text:p text:style-name="Preformatted_20_Text"><text:s text:c="3"/><text:span text:style-name="T878">[false,true]?![1,3]</text:span></text:p>
      <text:p text:style-name="P483">3</text:p>
      <text:p text:style-name="P482">So what is the difference? </text:p>
      <text:p text:style-name="P484">In mask, the argument is evaluated. In select, only the true value is evaluated.</text:p>
      <text:p text:style-name="P485">So you can do this</text:p>
      <text:p text:style-name="Preformatted_20_Text"><text:s text:c="3"/><text:span text:style-name="T878">a:=4;</text:span></text:p>
      <text:p text:style-name="Preformatted_20_Text"><text:s text:c="3"/>∃<text:span text:style-name="T878">[a,b]?![a++,b++]; // Asaumption is that a or b exists, increment which exists</text:span></text:p>
      <text:p text:style-name="P483">4</text:p>
      <text:p text:style-name="P580"><text:s text:c="3"/><text:span text:style-name="T878">a</text:span></text:p>
      <text:p text:style-name="P483">5</text:p>
      <text:p text:style-name="Text_20_body"/>
      <text:p text:style-name="P482">where using mask would fail since it would attempt to evaluate b++ when it does not exist. In the same way, <text:s/>the argument to ? is only evaulated if it is true:</text:p>
      <text:p text:style-name="P580"><text:soft-page-break/><text:s text:c="3"/><text:span text:style-name="T878">a :=4;</text:span></text:p>
      <text:p text:style-name="P580"><text:s text:c="3"/>∃<text:span text:style-name="T878">a?a++:0; // Assumption is that a or b exists, increment which exists</text:span></text:p>
      <text:p text:style-name="P580"><text:span text:style-name="T878">4</text:span> <text:s text:c="2"/></text:p>
      <text:h text:style-name="Heading_20_3" text:outline-level="3"><text:bookmark-start text:name="__RefHeading___Toc674152_1332219333"/><text:span text:style-name="T827">Monadic operators, or, </text:span><text:span text:style-name="T867">o</text:span>ne gotcha.<text:bookmark-end text:name="__RefHeading___Toc674152_1332219333"/></text:h>
      <text:p text:style-name="P193"><text:span text:style-name="T742">You should be aware that the negation operator, </text:span><text:span text:style-name="T424">!</text:span><text:span text:style-name="T742"> or </text:span><text:span text:style-name="T424">¬</text:span><text:span text:style-name="T742"> is a monadic operator, hence it affects everything to its right, </text:span><text:span text:style-name="T827">it is not part of the value. This goes for the negative of a number as well. <text:s/>-3 means take three and apply the negative operator to it and will result in the </text:span><text:span text:style-name="T61">number</text:span><text:span text:style-name="T234"> negative 3. Continuing with logical negation, t</text:span><text:span text:style-name="T742">he</text:span><text:span text:style-name="T787">s</text:span><text:span text:style-name="T742">e are equivalent</text:span></text:p>
      <text:p text:style-name="P194"><text:s text:c="3"/>!<text:span text:style-name="T742">a&lt;2 &amp;&amp; b &lt; 3 &lt;==&gt; !(a&lt;2 &amp;&amp; b&lt;3)</text:span></text:p>
      <text:p text:style-name="P170"/>
      <text:p text:style-name="P192"><text:span text:style-name="T742">If you wanted ! to apply to the left hand </text:span><text:span text:style-name="T791">expression</text:span><text:span text:style-name="T742">, you would write</text:span></text:p>
      <text:p text:style-name="P170"><text:s/></text:p>
      <text:p text:style-name="P171"><text:s text:c="3"/>(!a&lt;2) &amp;&amp; b &lt; 3</text:p>
      <text:p text:style-name="P170"/>
      <text:p text:style-name="P170">If you intended the latter, and wrote the former, you would get the opposite value than you expect. The same goes for monaic minus and plus – they affect the result to their right. Usually this is what you want, just be aware. <text:span text:style-name="T786">Here is about the simplest example of its operation<text:line-break/></text:span></text:p>
      <text:p text:style-name="P194"><text:s text:c="2"/>! <text:span text:style-name="T786">true &amp;&amp; false </text:span></text:p>
      <text:p text:style-name="P426">true</text:p>
      <text:p text:style-name="P426"><text:s text:c="3"/>(! true) &amp;&amp; false</text:p>
      <text:p text:style-name="P426">false</text:p>
      <text:p text:style-name="P193"/>
      <text:p text:style-name="P425">Again, in the first example, everything to the right is evaluated then fed to the ! (which is a monadic operator). <text:span text:style-name="T791">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11">The basic types in QDL are Null, Boolean, String, Integer, Decimal, <text:s/>Number, Stem, List and Set. You may check a value against these with the type operator, <text:span text:style-name="T397">&lt;&lt;</text:span>, which returns a true or false.</text:p>
      <text:p text:style-name="Preformatted_20_Text"><text:s text:c="3"/><text:span text:style-name="T823">[;5] &lt;&lt; Stem</text:span></text:p>
      <text:p text:style-name="P412">true</text:p>
      <text:p text:style-name="P412"><text:s text:c="3"/>[;5] &lt;&lt; Integer</text:p>
      <text:p text:style-name="P412">false</text:p>
      <text:p text:style-name="P412"><text:s text:c="3"/>5 &lt;&lt; Boolean</text:p>
      <text:p text:style-name="P412">false</text:p>
      <text:p text:style-name="Text_20_body"/>
      <text:p text:style-name="P411">A little difference between the type operator and other operators is that it works on the entire left hand argument rather than being extended to each element. <text:s/></text:p>
      <text:p text:style-name="P288"><text:soft-page-break/>Note<text:span text:style-name="T619">s</text:span></text:p>
      <text:p text:style-name="P287"><text:span text:style-name="T619">1. </text:span>You should make it a point of <text:span text:style-name="T765">either </text:span>enclosing leading negative numbers in parentheses to cut down on ambiguity <text:span text:style-name="T765">or just use alternate lead minus and plus signs (¯, unicode 00af, <text:s/>or ⁺, unicode 207a)</text:span>. Also be careful <text:span text:style-name="T619">of</text:span> spaces, <text:span text:style-name="T619">since “++” and others are properly digraphs and will be interpreted differently than “+ <text:s/>+”</text:span>. How should QDL interpret</text:p>
      <text:p text:style-name="Preformatted_20_Text">a---b</text:p>
      <text:p text:style-name="Text_20_body"/>
      <text:p text:style-name="P287">Should this mean (a- - ) - b or perhaps a-(- - b)? <text:span text:style-name="T756">(QDL will actually do the first, but that is not obvious at all.) </text:span><text:span text:style-name="T577">Such error can be very hard to track down.</text:span></text:p>
      <text:p text:style-name="P384"><text:span text:style-name="T619">2. QDL does “short-circuit” conditionals, so </text:span><text:span text:style-name="T36">e.g., </text:span><text:span text:style-name="T185"><text:s/></text:span><text:span text:style-name="T619">in </text:span><text:span text:style-name="T381">A &amp;&amp; B &amp;&amp; C</text:span><text:span text:style-name="T619"> each of A, B, C will be evaluated </text:span><text:span text:style-name="T628">only if the previous element evaluates to </text:span><text:span text:style-name="T411">true</text:span><text:span text:style-name="T494"> </text:span><text:span text:style-name="T128">. E.g. </text:span><text:span text:style-name="T494">false &amp;&amp; true &amp;&amp; true </text:span><text:span text:style-name="T513">will stop evaluation after the left argument is found to be </text:span><text:span text:style-name="T412">false</text:span><text:span text:style-name="T494"> </text:span><text:span text:style-name="T513">, since the rest of the conditional cannot be </text:span><text:span text:style-name="T411">true</text:span><text:span text:style-name="T513">.</text:span></text:p>
      <text:p text:style-name="P384"><text:span text:style-name="T513">S</text:span><text:span text:style-name="T514">imilarly for <text:s/></text:span><text:span text:style-name="T495">true</text:span><text:span text:style-name="T494"> </text:span><text:span text:style-name="T495">||</text:span><text:span text:style-name="T494"> </text:span><text:span text:style-name="T495">false ||</text:span><text:span text:style-name="T494"> </text:span><text:span text:style-name="T495">false </text:span><text:span text:style-name="T514">since this must evaluate to true since </text:span><text:span text:style-name="T515">the first</text:span><text:span text:style-name="T514"> term is </text:span><text:span text:style-name="T411">true</text:span><text:span text:style-name="T514">.</text:span></text:p>
      <text:p text:style-name="Text_20_body"><text:span text:style-name="T514">3. </text:span><text:span text:style-name="T516">QDL allows for chained comparisons, so a statement like </text:span><text:span text:style-name="T496">a≤x&lt;b</text:span><text:span text:style-name="T516"> is perfectly fine and is equivalent to </text:span><text:span text:style-name="T496">(a≤x)∧(x&lt;b). </text:span>Similar for<text:span text:style-name="T496"> a!=x&lt;b </text:span>which is the same as <text:span text:style-name="T496">(a!=x)∧(x&lt;b). </text:span>This includes:<text:span text:style-name="T497"> </text:span><text:span text:style-name="T766">Note well that something like </text:span><text:span text:style-name="T385">x&lt;a&lt;b</text:span><text:span text:style-name="T766"> is most emphatically not </text:span><text:span text:style-name="T385">(x&lt;a) &amp;&amp; (x&lt;b)</text:span><text:span text:style-name="T766">!</text:span></text:p>
      <text:h text:style-name="Heading_20_2" text:outline-level="2"><text:bookmark-start text:name="__RefHeading___Toc738_3277173355"/>Assigning values<text:bookmark-end text:name="__RefHeading___Toc738_3277173355"/></text:h>
      <text:p text:style-name="P353"><text:span text:style-name="T534">There is a specific </text:span><text:span text:style-name="T86"><text:s/>operator</text:span><text:span text:style-name="T308">, denotes := which is used when setting a variable. This is a fine example:</text:span></text:p>
      <text:p text:style-name="Preformatted_20_Text">c := 4;</text:p>
      <text:p text:style-name="P162"><text:line-break/>As we will see later, you may also use this to assign a value to a stem variable by including the final period:</text:p>
      <text:p text:style-name="Preformatted_20_Text">a. := <text:span text:style-name="T595">[;</text:span>3<text:span text:style-name="T764">]</text:span>;</text:p>
      <text:p text:style-name="P279"><text:line-break/>You may chain these</text:p>
      <text:p text:style-name="Preformatted_20_Text">a := b := c := 1;</text:p>
      <text:p text:style-name="P279"><text:line-break/>will assign each variable a, b, and c to the value of 1.</text:p>
      <text:p text:style-name="P385">You may also use the reverse assignment <text:span text:style-name="T412">=:</text:span> (the colon goes next to the thing being defined) to do</text:p>
      <text:p text:style-name="Preformatted_20_Text">5+3^4 =: x</text:p>
      <text:p text:style-name="P279"/>
      <text:p text:style-name="P35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352"><text:soft-page-break/><text:s text:c="2"/></text:p>
      <text:p text:style-name="P415"><text:span text:style-name="T720">However, there is a caveat and that is the reverse assignment cannot be chained </text:span><text:span text:style-name="T719">easily</text:span><text:span text:style-name="T720">, since it is far to easy to write ambiguous assignment statements (which may end up assigning unexpected values). </text:span><text:span text:style-name="T719">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79">There are also shorthand assignment operators for each basic operation of <text:span text:style-name="T397">+ - * / % ^</text:span>. So i<text:span text:style-name="T157">f</text:span><text:span text:style-name="T23"> op</text:span><text:span text:style-name="T157"> is one of these operators </text:span><text:span text:style-name="T233">(referred to as </text:span><text:span text:style-name="T60">overloaded assignments</text:span><text:span text:style-name="T233">) </text:span><text:span text:style-name="T157">then </text:span></text:p>
      <text:p text:style-name="P279"><text:span text:style-name="T157">A </text:span><text:span text:style-name="T23">op</text:span><text:span text:style-name="T157">= B</text:span></text:p>
      <text:p text:style-name="P64">is identical to <text:s/>issuing</text:p>
      <text:p text:style-name="P279"><text:span text:style-name="T157">A := A </text:span><text:span text:style-name="T23">op B</text:span></text:p>
      <text:p text:style-name="P386">these only exist for left-hand assignments, by the way.</text:p>
      <text:p text:style-name="P386"/>
      <text:p text:style-name="P102">Example:</text:p>
      <text:p text:style-name="Preformatted_20_Text"><text:s text:c="2"/>a := 3;</text:p>
      <text:p text:style-name="Preformatted_20_Text"><text:s text:c="2"/>a ^= 2</text:p>
      <text:p text:style-name="Preformatted_20_Text"><text:s text:c="2"/>a</text:p>
      <text:p text:style-name="Preformatted_20_Text">9</text:p>
      <text:p text:style-name="P282"><text:line-break/>This takes <text:span text:style-name="T23">a</text:span>, which is assigned the value of 3, squares it and assigns the new value of 9 to <text:span text:style-name="T23">a</text:span><text:span text:style-name="T157">.</text:span></text:p>
      <text:p text:style-name="P102">Another example.</text:p>
      <text:p text:style-name="P65"><text:s text:c="2"/>A := 'a'</text:p>
      <text:p text:style-name="P65"><text:s text:c="2"/>B := 'b'</text:p>
      <text:p text:style-name="P65"><text:s text:c="2"/>q := A += B += 'c'</text:p>
      <text:p text:style-name="P65"><text:s text:c="2"/>q</text:p>
      <text:p text:style-name="P65">abc</text:p>
      <text:p text:style-name="P65"><text:s text:c="2"/>A</text:p>
      <text:p text:style-name="P65">abc</text:p>
      <text:p text:style-name="P65"><text:s text:c="2"/>B</text:p>
      <text:p text:style-name="P65">bc</text:p>
      <text:p text:style-name="P65"/>
      <text:p text:style-name="P283">So in summary, here are all the supported assignment operators</text:p>
      <text:p text:style-name="Preformatted_20_Text">:<text:span text:style-name="T561">= += -= *= /= %= ^=</text:span></text:p>
      <text:p text:style-name="P419"><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6">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58"><text:s text:c="2"/>[a, b., c] := [3, [;5], 6]</text:p>
      <text:p text:style-name="P558"><text:s text:c="2"/><text:span text:style-name="T826">a</text:span></text:p>
      <text:p text:style-name="P417">3</text:p>
      <text:p text:style-name="P558"><text:s text:c="2"/>[a, b., c]</text:p>
      <text:p text:style-name="P558">[3,</text:p>
      <text:p text:style-name="P558"><text:s text:c="2"/>[0,1,2,3,4],</text:p>
      <text:p text:style-name="P558"><text:s/>6]</text:p>
      <text:p text:style-name="P416"/>
      <text:p text:style-name="P418">This works for overloaded and left assignments too.</text:p>
      <text:p text:style-name="P558"><text:s text:c="2"/>[a, b., c] += <text:s/>[3, [;5], 6]</text:p>
      <text:p text:style-name="P558"><text:s text:c="2"/>[a, b., c]</text:p>
      <text:p text:style-name="P558">[6,</text:p>
      <text:p text:style-name="P558"><text:s text:c="2"/>[0,2,4,6,8],</text:p>
      <text:p text:style-name="P420"><text:s/>12]</text:p>
      <text:h text:style-name="Heading_20_2" text:outline-level="2"><text:bookmark-start text:name="__RefHeading___Toc480_3277173355"/>Weak typing<text:bookmark-end text:name="__RefHeading___Toc480_3277173355"/></text:h>
      <text:p text:style-name="P265"><text:span text:style-name="T535">As we have said, there </text:span>are <text:span text:style-name="T555">4</text:span> primitive or <text:span text:style-name="T74">scalar</text:span><text:span text:style-name="T258"> types: </text:span><text:span text:style-name="T271">null, </text:span><text:span text:style-name="T258">boolean, </text:span><text:span text:style-name="T268">number </text:span><text:span text:style-name="T258">and string. Booleans are either </text:span><text:span text:style-name="T351">true</text:span><text:span text:style-name="T258"> or </text:span><text:span text:style-name="T351">false,</text:span><text:span text:style-name="T258"> e.g.</text:span></text:p>
      <text:p text:style-name="Preformatted_20_Text">a := true;</text:p>
      <text:p text:style-name="P305"><text:span text:style-name="T546"><text:line-break/>Numbers are of two sorts which are used seamlessly as needed. </text:span><text:span text:style-name="T62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22">a fixed </text:span><text:span text:style-name="T623">decimal precision. </text:span><text:span text:style-name="T622">The default is </text:span><text:span text:style-name="T661">15</text:span><text:span text:style-name="T622"> digits. See numeric_digits() for how to change this, or set it in the configuration.</text:span><text:span text:style-name="T623"> </text:span></text:p>
      <text:p text:style-name="Preformatted_20_Text"><text:s text:c="5"/><text:span text:style-name="T661">numeric_digits(50)</text:span></text:p>
      <text:p text:style-name="P356">15</text:p>
      <text:p text:style-name="Preformatted_20_Text"><text:s text:c="5"/>say(234234234.234234234*987987349857349);</text:p>
      <text:p text:style-name="P505">231420460326946612381192.152285666 </text:p>
      <text:p text:style-name="Preformatted_20_Text"><text:s text:c="4"/>say(1/3);</text:p>
      <text:p text:style-name="Preformatted_20_Text">0.33333333333333333333333333333333333333333333333333</text:p>
      <text:p text:style-name="P321"><text:line-break/>The first result is exact because we specified the number of digits. In the second case, there is no exact decimal representation of 1/3, so it is truncated. </text:p>
      <text:p text:style-name="P266"><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27"><text:soft-page-break/><text:span text:style-name="T556">While QDL has very a limited character set for variables, all string are fully UTF-8, </text:span><text:span text:style-name="T43">except</text:span><text:span text:style-name="T202"> control characters are not allowed, </text:span><text:span text:style-name="T203">tho</text:span><text:span text:style-name="T221">u</text:span><text:span text:style-name="T203">gh a few of the more common ones may be escaped as per this table:</text:span><text:span text:style-name="T556"> </text:span></text:p>
      <table:table table:name="Table5" table:style-name="Table5">
        <table:table-column table:style-name="Table5.A"/>
        <table:table-column table:style-name="Table5.B"/>
        <table:table-column table:style-name="Table5.C"/>
        <table:table-row>
          <table:table-cell table:style-name="Table5.A1" office:value-type="string">
            <text:p text:style-name="P331">Sequence</text:p>
          </table:table-cell>
          <table:table-cell table:style-name="Table5.A1" office:value-type="string">
            <text:p text:style-name="P331">Name</text:p>
          </table:table-cell>
          <table:table-cell table:style-name="Table5.C1" office:value-type="string">
            <text:p text:style-name="P331">Description</text:p>
          </table:table-cell>
        </table:table-row>
        <table:table-row>
          <table:table-cell table:style-name="Table5.A2" office:value-type="string">
            <text:p text:style-name="P331">\b</text:p>
          </table:table-cell>
          <table:table-cell table:style-name="Table5.A2" office:value-type="string">
            <text:p text:style-name="P331">backspace</text:p>
          </table:table-cell>
          <table:table-cell table:style-name="Table5.C2" office:value-type="string">
            <text:p text:style-name="P330">move cursor back one space</text:p>
          </table:table-cell>
        </table:table-row>
        <table:table-row>
          <table:table-cell table:style-name="Table5.A2" office:value-type="string">
            <text:p text:style-name="P331">\t</text:p>
          </table:table-cell>
          <table:table-cell table:style-name="Table5.A2" office:value-type="string">
            <text:p text:style-name="P331">tab</text:p>
          </table:table-cell>
          <table:table-cell table:style-name="Table5.C2" office:value-type="string">
            <text:p text:style-name="P330">insert tab character</text:p>
          </table:table-cell>
        </table:table-row>
        <table:table-row>
          <table:table-cell table:style-name="Table5.A2" office:value-type="string">
            <text:p text:style-name="P331">\r</text:p>
          </table:table-cell>
          <table:table-cell table:style-name="Table5.A2" office:value-type="string">
            <text:p text:style-name="P331">return</text:p>
          </table:table-cell>
          <table:table-cell table:style-name="Table5.C2" office:value-type="string">
            <text:p text:style-name="P330">return cursor to start of the line</text:p>
          </table:table-cell>
        </table:table-row>
        <table:table-row>
          <table:table-cell table:style-name="Table5.A2" office:value-type="string">
            <text:p text:style-name="P331">\n</text:p>
          </table:table-cell>
          <table:table-cell table:style-name="Table5.A2" office:value-type="string">
            <text:p text:style-name="P331">new line</text:p>
          </table:table-cell>
          <table:table-cell table:style-name="Table5.C2" office:value-type="string">
            <text:p text:style-name="P330">return cursor to start of line and advance to next line</text:p>
          </table:table-cell>
        </table:table-row>
        <table:table-row>
          <table:table-cell table:style-name="Table5.A2" office:value-type="string">
            <text:p text:style-name="P332">\'</text:p>
          </table:table-cell>
          <table:table-cell table:style-name="Table5.A2" office:value-type="string">
            <text:p text:style-name="P331">single quote</text:p>
          </table:table-cell>
          <table:table-cell table:style-name="Table5.C2" office:value-type="string">
            <text:p text:style-name="P330">a single quote</text:p>
          </table:table-cell>
        </table:table-row>
        <table:table-row>
          <table:table-cell table:style-name="Table5.A2" office:value-type="string">
            <text:p text:style-name="P331">\\</text:p>
          </table:table-cell>
          <table:table-cell table:style-name="Table5.A2" office:value-type="string">
            <text:p text:style-name="P331">slash</text:p>
          </table:table-cell>
          <table:table-cell table:style-name="Table5.C2" office:value-type="string">
            <text:p text:style-name="P330">a slash</text:p>
          </table:table-cell>
        </table:table-row>
        <table:table-row>
          <table:table-cell table:style-name="Table5.A2" office:value-type="string">
            <text:p text:style-name="P331">\uxxxx</text:p>
          </table:table-cell>
          <table:table-cell table:style-name="Table5.A2" office:value-type="string">
            <text:p text:style-name="P331">unicode</text:p>
          </table:table-cell>
          <table:table-cell table:style-name="Table5.C2" office:value-type="string">
            <text:p text:style-name="P330">Any non-control unicode character. xxxx is a 4 digit hex value</text:p>
          </table:table-cell>
        </table:table-row>
      </table:table>
      <text:p text:style-name="P327"/>
      <text:p text:style-name="Preformatted_20_Text"><text:s text:c="7"/>'\u00f7\u2234\n\u2235'</text:p>
      <text:p text:style-name="Preformatted_20_Text">÷∴</text:p>
      <text:p text:style-name="Preformatted_20_Text">∵</text:p>
      <text:p text:style-name="P329">Here there are 3 unicode characters and a new line.</text:p>
      <text:h text:style-name="Heading_20_3" text:outline-level="3"><text:bookmark-start text:name="__RefHeading___Toc16280_4001340964"/><text:span text:style-name="T695">Unicode and a</text:span>lternate characters<text:bookmark-end text:name="__RefHeading___Toc16280_4001340964"/></text:h>
      <text:p text:style-name="P333">QDL uses ASCII 7 characters, but a few alternates are also allowed <text:span text:style-name="T692">(mostly for replacing digraphs) </text:span>f you prefer – this is a matter of taste more than anything else. </text:p>
      <text:p text:style-name="P334"><text:bookmark-start text:name="__DdeLink__18334_4001340964"/>Standard<text:tab/>Unicode<text:tab/><text:span text:style-name="T722">ALT<text:tab/></text:span>unicode escape <text:tab/><text:span text:style-name="T705">What is it</text:span></text:p>
      <text:p text:style-name="P334">!<text:tab/><text:tab/>¬ <text:s text:c="6"/><text:tab/><text:tab/>! <text:s text:c="2"/><text:tab/>\u00ac <text:s text:c="8"/><text:tab/><text:tab/>logical not</text:p>
      <text:p text:style-name="P334">-<text:tab/><text:tab/>¯<text:tab/><text:tab/>_<text:tab/><text:span text:style-name="T734">\u00af<text:tab/><text:tab/><text:tab/>unary minus, the negative sign</text:span></text:p>
      <text:p text:style-name="P449">===<text:tab/><text:tab/>»<text:tab/><text:tab/>‘<text:tab/>\u00bb<text:tab/><text:tab/><text:tab/>function/module documentation</text:p>
      <text:p text:style-name="P334">*<text:tab/><text:tab/>×<text:tab/><text:tab/>* <text:tab/>\u00d7<text:tab/><text:tab/><text:tab/>multiplication</text:p>
      <text:p text:style-name="P334">/<text:tab/><text:tab/>÷<text:tab/><text:tab/>/<text:tab/>\u00f7<text:tab/><text:tab/><text:tab/>division</text:p>
      <text:p text:style-name="P334">- <text:span text:style-name="T722">&gt;</text:span><text:tab/><text:tab/>→ <text:s text:c="5"/><text:tab/><text:tab/>d <text:s text:c="2"/><text:tab/>\u2192 <text:s text:c="8"/><text:tab/><text:tab/>lambda function</text:p>
      <text:p text:style-name="P334">?<text:tab/><text:tab/>⇒<text:tab/><text:tab/>?<text:tab/><text:span text:style-name="T854">\u21d2<text:tab/><text:tab/><text:tab/>alternate for ternary conditional expression</text:span></text:p>
      <text:p text:style-name="P334"><text:span text:style-name="T854">has_value</text:span> <text:s text:c="7"/>∈<text:tab/><text:tab/><text:span text:style-name="T778">e <text:s text:c="9"/>\</text:span><text:span text:style-name="T521">u2208</text:span><text:span text:style-name="T778"> <text:s text:c="14"/><text:tab/>set is member of</text:span></text:p>
      <text:p text:style-name="P337">!<text:span text:style-name="T854">has_value</text:span> <text:s text:c="5"/>∉<text:tab/><text:tab/><text:span text:style-name="T783">E</text:span><text:span text:style-name="T778"> <text:s text:c="9"/>\</text:span><text:span text:style-name="T521">u220</text:span><text:span text:style-name="T522">9</text:span><text:span text:style-name="T778"> <text:s text:c="14"/><text:tab/>set is </text:span><text:span text:style-name="T18">not </text:span><text:span text:style-name="T778">member of</text:span></text:p>
      <text:p text:style-name="P337">/\ <text:s text:c="12"/><text:tab/>∩ <text:s text:c="6"/><text:tab/><text:tab/>i <text:s text:c="2"/><text:tab/> \u2229 <text:s text:c="8"/><text:tab/><text:tab/>set intersection</text:p>
      <text:p text:style-name="P334"><text:span text:style-name="T799">{}</text:span><text:tab/><text:tab/>∅<text:tab/><text:tab/>n<text:tab/>\u2205<text:tab/><text:tab/><text:tab/><text:span text:style-name="T799">the empty set</text:span></text:p>
      <text:p text:style-name="P334">\/ <text:s text:c="12"/><text:tab/>∪ <text:s text:c="6"/><text:tab/><text:tab/>u <text:s text:c="3"/><text:tab/>\u222a <text:s text:c="7"/><text:tab/> <text:tab/>set union</text:p>
      <text:p text:style-name="P334">&amp;&amp;<text:tab/><text:tab/>∧<text:tab/><text:tab/>&amp;<text:tab/>\u2227<text:tab/><text:tab/><text:tab/>logical and</text:p>
      <text:p text:style-name="P334">||<text:tab/><text:tab/>∨<text:tab/><text:tab/>|<text:tab/>\u2228<text:tab/><text:tab/><text:tab/>logical or</text:p>
      <text:p text:style-name="P334">:=<text:tab/><text:tab/>≔<text:tab/><text:tab/>:<text:tab/>\u2254<text:tab/><text:tab/><text:tab/>left assignment</text:p>
      <text:p text:style-name="P334">=:<text:tab/><text:tab/>≕<text:tab/><text:tab/>"<text:tab/>\u2255<text:tab/><text:tab/><text:tab/>right assignment</text:p>
      <text:p text:style-name="P334">=~<text:tab/><text:tab/>≈<text:tab/><text:tab/>-<text:tab/>\u2248<text:tab/><text:tab/><text:tab/>regex matches</text:p>
      <text:p text:style-name="Standard">`<text:tab/><text:tab/>· <text:tab/><text:tab/>.<text:tab/>\u00b7<text:tab/><text:tab/><text:tab/>raised dot</text:p>
      <text:p text:style-name="P334">!=<text:tab/><text:tab/>≠<text:tab/><text:tab/>+<text:tab/>\u2260<text:tab/><text:tab/><text:tab/>not equal to</text:p>
      <text:p text:style-name="P334">==<text:tab/><text:tab/>≡<text:tab/><text:tab/>=<text:tab/>\u2261<text:tab/><text:tab/><text:tab/>logical equality</text:p>
      <text:p text:style-name="P334">&lt;=<text:tab/><text:tab/>≤<text:tab/><text:tab/>&lt;<text:tab/>\u2264<text:tab/><text:tab/><text:tab/>less than or equals</text:p>
      <text:p text:style-name="P334"><text:span text:style-name="T789">&gt;</text:span>=<text:tab/><text:tab/>≥<text:tab/><text:tab/>&gt;<text:tab/>\u2265<text:tab/><text:tab/><text:tab/>greater than or equals</text:p>
      <text:p text:style-name="P588">ceiling<text:tab/><text:tab/>⌈<text:tab/><text:tab/>k<text:tab/>\u2308<text:tab/><text:tab/><text:tab/>ceiling operator</text:p>
      <text:p text:style-name="P588">floor<text:tab/><text:tab/>⌊<text:tab/><text:tab/>l<text:tab/>\u230a<text:tab/><text:tab/><text:tab/>floor operator <text:s/></text:p>
      <text:p text:style-name="P591"><text:soft-page-break/><text:span text:style-name="T758">|^ <text:s text:c="12"/><text:tab/>⊢ <text:s text:c="6"/><text:tab/><text:tab/>s <text:s text:c="3"/><text:tab/>\u22a2 <text:s text:c="8"/><text:tab/><text:tab/></text:span><text:span text:style-name="T800">set conversion </text:span></text:p>
      <text:p text:style-name="P334">[|<text:tab/><text:tab/>⟦<text:tab/><text:tab/>{<text:tab/>\u27e6<text:tab/><text:tab/><text:tab/>left closed slice bracket</text:p>
      <text:p text:style-name="P334">|]<text:tab/><text:tab/>⟧<text:tab/><text:tab/>}<text:tab/>\u27e7<text:tab/><text:tab/><text:tab/>right closed slice bracket</text:p>
      <text:p text:style-name="P334">assert[][]<text:tab/>⊨<text:tab/><text:tab/><text:span text:style-name="T854">a</text:span><text:tab/>\u22a8<text:tab/><text:tab/><text:tab/>assert</text:p>
      <text:p text:style-name="P449">for_each <text:s text:c="9"/>∀ <text:s text:c="11"/><text:tab/><text:span text:style-name="T857">A</text:span><text:tab/>\u2200<text:tab/><text:tab/><text:tab/>for_each as an operator</text:p>
      <text:p text:style-name="P449">is_defined<text:tab/>∃<text:tab/><text:tab/>i<text:tab/>\u2203<text:tab/><text:tab/><text:tab/>is_defined for variables, is_function</text:p>
      <text:p text:style-name="P449">!is_defined<text:tab/>∄<text:tab/><text:tab/>I<text:tab/>\u2204<text:tab/><text:tab/><text:tab/>negation of is_defined, is_function</text:p>
      <text:p text:style-name="P449">has_key<text:tab/>∋<text:tab/><text:tab/>h<text:tab/>\u2203<text:tab/><text:tab/><text:tab/>has_key</text:p>
      <text:p text:style-name="P449">!has_key<text:tab/>∌<text:tab/><text:tab/>H<text:tab/>\u220c<text:tab/><text:tab/><text:tab/>negation of has_key</text:p>
      <text:p text:style-name="P449">transpose<text:tab/>⦰<text:tab/><text:tab/>t<text:tab/>\u29b0<text:tab/><text:tab/><text:tab/>transpose <text:span text:style-name="T869">operator</text:span></text:p>
      <text:p text:style-name="P593">expand <text:s text:c="8"/><text:tab/>⊕ <text:s text:c="6"/><text:tab/><text:tab/>X <text:s text:c="3"/><text:tab/>\u2295 <text:s text:c="8"/><text:tab/><text:tab/><text:span text:style-name="T869">expand operator </text:span></text:p>
      <text:p text:style-name="P593">@ <text:s text:c="13"/><text:tab/>⊗ <text:s text:c="6"/><text:tab/><text:tab/>@ <text:s text:c="3"/><text:tab/>\u2297<text:tab/><text:tab/><text:tab/><text:span text:style-name="T869">function reference</text:span></text:p>
      <text:p text:style-name="P593">reduce <text:s text:c="8"/><text:tab/>⊙ <text:s text:c="6"/><text:tab/><text:tab/>x <text:s text:c="3"/><text:tab/>\u2299 <text:s text:c="8"/><text:tab/><text:tab/>reduce operator</text:p>
      <text:p text:style-name="P592">mask<text:tab/><text:tab/>⌆<text:tab/><text:tab/>⌆<text:tab/>\u2306<text:tab/><text:tab/><text:tab/>mask operator</text:p>
      <text:p text:style-name="P594"><text:bookmark-start text:name="__DdeLink__23756_2743472970"/>pi<text:tab/><text:tab/>π<text:tab/><text:tab/>p<text:tab/>\u03c0<text:tab/><text:tab/><text:tab/>Greek letter pi.</text:p>
      <text:p text:style-name="P334"><text:bookmark-end text:name="__DdeLink__23756_2743472970"/></text:p>
      <text:p text:style-name="P595"><text:bookmark-end text:name="__DdeLink__18334_4001340964"/><text:span text:style-name="T723">(If you are running QDL with the </text:span><text:span text:style-name="T407">-ansi</text:span><text:span text:style-name="T723"> option, then the ALT characters are available. </text:span><text:span text:style-name="T724">See the appropriate blurb for more.</text:span><text:span text:style-name="T723">) </text:span><text:span text:style-name="T800">You can always get this list in the workspace with </text:span><text:span text:style-name="T427">)help unicode</text:span><text:span text:style-name="T800">.</text:span></text:p>
      <text:p text:style-name="P578">Note that there are some differences in function vs. operator notation. The usual pattern is </text:p>
      <text:p text:style-name="P578"/>
      <text:p text:style-name="P596"><text:span text:style-name="T68">function_name</text:span><text:span text:style-name="T244">(object, args…)</text:span></text:p>
      <text:p text:style-name="P82"/>
      <text:p text:style-name="P108">i.e., <text:span text:style-name="T157">that the main object the function works on is the first argument. In the operator version, the main object is the left argument, </text:span></text:p>
      <text:p text:style-name="P82"/>
      <text:p text:style-name="P577">reduce(@f, a.) iff @f⊙a,</text:p>
      <text:p text:style-name="P338"><text:tab/><text:tab/></text:p>
      <text:p text:style-name="P578">That said, </text:p>
      <text:p text:style-name="P578"/>
      <text:p text:style-name="P340"><text:span text:style-name="T683"><text:s text:c="3"/>f(x) → (0 ≤ x) ∧ (</text:span><text:span text:style-name="T800">0</text:span><text:span text:style-name="T683">.</text:span><text:span text:style-name="T692">7 </text:span><text:span text:style-name="T683">≥ x ÷ 11)</text:span><text:tab/></text:p>
      <text:p text:style-name="P526"><text:s text:c="3"/>f(2)</text:p>
      <text:p text:style-name="P526">true<text:tab/></text:p>
      <text:p text:style-name="P335"/>
      <text:p text:style-name="P336"><text:span text:style-name="T870">i</text:span><text:span text:style-name="T683">s also a perfectly fine function definition. </text:span><text:span text:style-name="T694">Greek letters </text:span><text:span text:style-name="T717">(upper and lower case) </text:span><text:span text:style-name="T694">are also allowed for function and variable names, but that is again a matter of taste (and keyboard availability). </text:span><text:span text:style-name="T800">A full table of Greek letters is available in the workspace with </text:span><text:span text:style-name="T427">)help greek</text:span><text:span text:style-name="T800">. </text:span><text:span text:style-name="T695">Remember that while the escape sequence can be used inside of strings, they do not work at the command line, so </text:span></text:p>
      <text:p text:style-name="P336"/>
      <text:p text:style-name="Preformatted_20_Text"><text:span text:style-name="T588">\u03a9</text:span><text:span text:style-name="T695"> \u2254 \u2205;</text:span><text:span text:style-name="T694"> // </text:span><text:span text:style-name="T695">Fails!</text:span><text:tab/><text:tab/></text:p>
      <text:p text:style-name="P342">Ω ≔ ∅ ; <text:s text:c="4"/>// Works!</text:p>
      <text:p text:style-name="P333"/>
      <text:p text:style-name="P341">the first will fail. You must use the character (the reason for adding in the alternates is to increase readability). </text:p>
      <text:p text:style-name="P339"><text:span text:style-name="T682">Since there are many time</text:span><text:span text:style-name="T556">s</text:span><text:span text:style-name="T682"> external programs use double quotes and one of the aims of QDL is to make it interoperate nicely with </text:span><text:span text:style-name="T692">other languages</text:span><text:span text:style-name="T682">, </text:span><text:span text:style-name="T681">using single quotes </text:span><text:span text:style-name="T682">saves a lot of time dealing with niggling issues about where an extra double quote crept in.</text:span></text:p>
      <text:p text:style-name="P161"><text:soft-page-break/>You may also concatenate strings easily using the + operator, so<text:line-break/></text:p>
      <text:p text:style-name="P509"><text:s text:c="4"/>say('abc'+ '123');</text:p>
      <text:p text:style-name="P328">abc123</text:p>
      <text:p text:style-name="P275"><text:line-break/>Similarly, the “-” works on strings too and removes the right elements from the left:</text:p>
      <text:p text:style-name="Preformatted_20_Text"><text:s text:c="7"/>say('abcdeababghabijab' - 'ab');</text:p>
      <text:p text:style-name="Preformatted_20_Text">cdeghij</text:p>
      <text:p text:style-name="P277"><text:line-break/><text:span text:style-name="T801">Extending + to *, you may create multiple copies of strings</text:span></text:p>
      <text:p text:style-name="Preformatted_20_Text"><text:s text:c="4"/>3*'a'</text:p>
      <text:p text:style-name="Preformatted_20_Text">aaa</text:p>
      <text:p text:style-name="P277"/>
      <text:p text:style-name="P444"><text:span text:style-name="T801">Multiplication for string</text:span><text:span text:style-name="T804">s</text:span><text:span text:style-name="T801"> is defined for non-negative integers. Multiplying a string by zero returns the empty string. </text:span><text:span text:style-name="T803">Division </text:span><text:span text:style-name="T846">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4"/>
      <text:p text:style-name="P444"><text:span text:style-name="T846">E</text:span><text:span text:style-name="T803">xponentiation of strings </text:span><text:span text:style-name="T846">is </text:span><text:span text:style-name="T803">not defined. </text:span></text:p>
      <text:p text:style-name="P443"><text:span text:style-name="T847">Strings may be compared </text:span><text:span text:style-name="T846">as substrings using </text:span><text:span text:style-name="T802">&lt;, &lt;=, &gt;, &gt;=, </text:span><text:span text:style-name="T847">==, <text:s/>!= </text:span><text:span text:style-name="T696">and =~</text:span><text:span text:style-name="T847"> so</text:span></text:p>
      <text:p text:style-name="P510"><text:s text:c="4"/>'foo' == 'foo'</text:p>
      <text:p text:style-name="P549">true</text:p>
      <text:p text:style-name="P550"><text:s text:c="3"/>'<text:span text:style-name="T802">abc' &lt; 'abcd'; // </text:span><text:span text:style-name="T846">so abc is a proper substring of abcd</text:span></text:p>
      <text:p text:style-name="P184">true</text:p>
      <text:p text:style-name="P184"><text:s text:c="3"/>'abc'&lt;'abc'; // <text:span text:style-name="T846">abc is not a proper substring of itself</text:span></text:p>
      <text:p text:style-name="P184">false</text:p>
      <text:p text:style-name="P186"><text:s text:c="3"/>'abc'&lt;<text:span text:style-name="T846">=</text:span>'abc'; // <text:span text:style-name="T846">abc is equal to itself (yup!) or is a proper substring</text:span></text:p>
      <text:p text:style-name="P148">true</text:p>
      <text:p text:style-name="P184"><text:s text:c="3"/>'foo'&lt;'bar'</text:p>
      <text:p text:style-name="P185">false</text:p>
      <text:p text:style-name="P511"><text:s text:c="3"/>'arba'&lt;3*'bar'</text:p>
      <text:p text:style-name="P551">true</text:p>
      <text:p text:style-name="P183"/>
      <text:p text:style-name="P276"/>
      <text:p text:style-name="P276"><text:span text:style-name="T802">Inequalities test for substring. </text:span><text:span text:style-name="T803">Cf. </text:span><text:span text:style-name="T389">starts_with </text:span><text:span text:style-name="T803">which tests if the substring starts on the first character.</text:span></text:p>
      <text:p text:style-name="P276"/>
      <text:h text:style-name="P656" text:outline-level="3"><text:bookmark-start text:name="__RefHeading___Toc15085_2743472970"/>Regular expression<text:span text:style-name="T706">s</text:span> <text:bookmark-end text:name="__RefHeading___Toc15085_2743472970"/></text:h>
      <text:p text:style-name="P347">There is support in QDL for regular expressions aka regexes. </text:p>
      <text:p text:style-name="Heading"><text:soft-page-break/><text:span text:style-name="T706">M</text:span>atching</text:p>
      <text:p text:style-name="P343"><text:span text:style-name="T120">The special comparison of </text:span><text:span text:style-name="T2">=~ </text:span><text:span text:style-name="T120">(or </text:span><text:span text:style-name="T2">≈</text:span><text:span text:style-name="T120">) compares the value on the right with a regular expression on the left:</text:span></text:p>
      <text:p text:style-name="Preformatted_20_Text"><text:bookmark-start text:name="__DdeLink__16162_4001340964"/><text:bookmark-start text:name="__DdeLink__16381_4001340964"/><text:s text:c="3"/>'[a-zA-Z]{3}' =~ 'aBc'; // <text:span text:style-name="T696">Checks if the argument has 3 letters</text:span></text:p>
      <text:p text:style-name="P344">true<text:bookmark-end text:name="__DdeLink__16381_4001340964"/></text:p>
      <text:p text:style-name="P344"><text:s text:c="4"/>'[Yy][Ee][Ss]' =~ 'yEs'; //Checks that the argument is case insensitive ‘yes’</text:p>
      <text:p text:style-name="P344">true</text:p>
      <text:p text:style-name="P345"><text:s text:c="2"/>'[0-9]{5}' =~ [234,34567,5432345]; // <text:span text:style-name="T697">Check </text:span><text:span text:style-name="T594">which are </text:span><text:span text:style-name="T697">5 digit number</text:span><text:span text:style-name="T759">s</text:span></text:p>
      <text:p text:style-name="P542">[false,true,false]</text:p>
      <text:p text:style-name="P257"><text:bookmark-end text:name="__DdeLink__16162_4001340964"/></text:p>
      <text:p text:style-name="P346">Note that the right hand argument is <text:span text:style-name="T23">always</text:span><text:span text:style-name="T157"> converted to a string before the regular expression is matched to it. </text:span></text:p>
      <text:p text:style-name="P257">Unlike many languages, there is no explicit type set forth for most languages and indeed, you may even change the type on the fly without penalty. For instance, this causes no error:</text:p>
      <text:p text:style-name="Preformatted_20_Text">my_<text:span text:style-name="T363">v</text:span>ar := 'Avast ye scurvy dogs!';</text:p>
      <text:p text:style-name="Preformatted_20_Text">my_<text:span text:style-name="T363">v</text:span>ar := <text:span text:style-name="T568">size(my_var)</text:span>;</text:p>
      <text:p text:style-name="P257"/>
      <text:p text:style-name="P257">Where in many languages this would raise an exception. This is the “dirty” part of the name: the onus is on the programmer to keep this straight. <text:span text:style-name="T363">Variables may contain the letters (upper or lower case), digits, underscore and dollar sign. Variables are case sensitive, so do be careful.</text:span></text:p>
      <text:p text:style-name="Heading">Splitting</text:p>
      <text:p text:style-name="P159">Splitting is of the form</text:p>
      <text:p text:style-name="P159"/>
      <text:p text:style-name="P527">tokenize(arg, 'regex', true)</text:p>
      <text:p text:style-name="P159"/>
      <text:p text:style-name="P159">There is a separate section below about the tokenize function, but this section is to consolidate information about regexes in QDL.</text:p>
      <text:p text:style-name="P159"/>
      <text:p text:style-name="Heading">Replacing</text:p>
      <text:p text:style-name="P348">Replace using regular expressions is of the form</text:p>
      <text:p text:style-name="Preformatted_20_Text">replace(arg, 'regex', <text:s/>'replacement', true)</text:p>
      <text:p text:style-name="Text_20_body"/>
      <text:p text:style-name="Text_20_body"><text:span text:style-name="T707">Note that </text:span><text:span text:style-name="T45">replacement</text:span><text:span text:style-name="T204"> is just a string, not any sort of regular expression. Every place that the </text:span><text:span text:style-name="T45">regex</text:span><text:span text:style-name="T204"> matches in </text:span><text:span text:style-name="T476">arg</text:span><text:span text:style-name="T360"> </text:span><text:span text:style-name="T707">will be replaced with </text:span><text:span text:style-name="T45">replacement</text:span><text:span text:style-name="T204">. See the section below on </text:span><text:span text:style-name="T476">replace</text:span><text:span text:style-name="T306">.</text:span></text:p>
      <text:h text:style-name="Heading_20_2" text:outline-level="2"><text:bookmark-start text:name="__RefHeading___Toc9966_1246888521"/>Reserved keywords<text:bookmark-end text:name="__RefHeading___Toc9966_1246888521"/></text:h>
      <text:p text:style-name="P284">There are <text:span text:style-name="T708">a few</text:span> reserved key words in QDL:</text:p>
      <text:p text:style-name="P126"><text:bookmark-start text:name="__DdeLink__515526_127364881"/>true <text:tab/><text:tab/><text:span text:style-name="T708">if<text:tab/><text:tab/>while<text:tab/><text:tab/>try<text:tab/><text:tab/>module<text:tab/>define<text:tab/></text:span><text:span text:style-name="T755">block</text:span></text:p>
      <text:p text:style-name="P126">false <text:tab/><text:span text:style-name="T708">then<text:tab/><text:tab/>do<text:tab/><text:tab/>catch<text:tab/><text:tab/>body<text:tab/><text:tab/><text:tab/><text:tab/></text:span><text:span text:style-name="T800">local</text:span><text:span text:style-name="T708"><text:tab/></text:span></text:p>
      <text:p text:style-name="P98"><text:soft-page-break/><text:span text:style-name="T460">null<text:tab/><text:tab/></text:span><text:span text:style-name="T475">else</text:span><text:span text:style-name="T708"><text:tab/><text:tab/></text:span><text:bookmark-end text:name="__DdeLink__515526_127364881"/><text:span text:style-name="T479">assert <text:s text:c="29"/></text:span></text:p>
      <text:p text:style-name="P128"/>
      <text:p text:style-name="P98"><text:span text:style-name="T482">Boolean <text:s text:c="4"/>String <text:s text:c="5"/></text:span><text:span text:style-name="T481">Null <text:s text:c="7"/>Integer <text:s text:c="4"/>Decimal <text:s text:c="4"/>Number <text:s text:c="5"/>Stem</text:span></text:p>
      <text:p text:style-name="P98"><text:span text:style-name="T481">List <text:s text:c="7"/>Set</text:span><text:span text:style-name="T479"><text:tab/></text:span></text:p>
      <text:p text:style-name="P71"><text:line-break/><text:span text:style-name="T831">(Capitalized keywords are types, so </text:span><text:span text:style-name="T428">Null</text:span><text:span text:style-name="T831"> is the type but </text:span><text:span text:style-name="T428">null</text:span><text:span text:style-name="T831"> is a value.) </text:span>The first two, <text:span text:style-name="T397">true</text:span> and <text:span text:style-name="T397">false </text:span>are boolean values. The third, <text:span text:style-name="T397">null </text:span>is the null value for variables. <text:s/>So these are fine variables in QDL <text:span text:style-name="T567">one and all</text:span>:</text:p>
      <text:p text:style-name="P285">integer := .5;</text:p>
      <text:p text:style-name="P285">boolean := 3.3^11;</text:p>
      <text:p text:style-name="P285">decimal := <text:span text:style-name="T566">true</text:span>;</text:p>
      <text:p text:style-name="P512">scalar. := random(1000);</text:p>
      <text:p text:style-name="Standard"/>
      <text:p text:style-name="P164">But</text:p>
      <text:p text:style-name="P164"/>
      <text:p text:style-name="Preformatted_20_Text">if :=2</text:p>
      <text:p text:style-name="P160"/>
      <text:p text:style-name="P163">causes a syntax error..</text:p>
      <text:p text:style-name="P160"><text:line-break/><text:span text:style-name="T565">Now as to whether you really </text:span><text:span text:style-name="T29">want</text:span><text:span text:style-name="T167"> to set those variables to those values is your issue. </text:span><text:span text:style-name="T168">The point is that there are very few such </text:span><text:span text:style-name="T172">reserved </text:span><text:span text:style-name="T168">word</text:span><text:span text:style-name="T172">s</text:span><text:span text:style-name="T168"> and they are actually constants. The aim was to keep structures as cleanly separated as possible from code. <text:s/></text:span></text:p>
      <text:h text:style-name="Heading_20_1" text:outline-level="1"><text:bookmark-start text:name="__RefHeading___Toc482_3277173355"/><text:span text:style-name="T634">Basic Data types</text:span>. <text:span text:style-name="T827">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00"><text:span text:style-name="T158">A</text:span><text:span text:style-name="T366"> s</text:span><text:span text:style-name="T2">imple</text:span><text:span text:style-name="T157"> </text:span><text:span text:style-name="T158">variable, </text:span><text:span text:style-name="T161">also called a </text:span><text:span text:style-name="T3">scalar</text:span><text:span text:style-name="T157"> consists of primitive types, which are boolean, </text:span><text:span text:style-name="T159">number (both integer and decimal) </text:span><text:span text:style-name="T157"><text:s/>and strings. These look just like any other variable from most programming languages (the “:=” is the assignment operator). So for instance</text:span></text:p>
      <text:p text:style-name="Preformatted_20_Text">a := 'foo';</text:p>
      <text:p text:style-name="Preformatted_20_Text">my_<text:span text:style-name="T363">b</text:span>oolean := true;</text:p>
      <text:p text:style-name="Preformatted_20_Text">my_integer := 123;</text:p>
      <text:p text:style-name="P205">my_decimal := 432.3454;</text:p>
      <text:p text:style-name="P205">b := 'Trăm năm trong cõi người ta, Chữ tài chữ mệnh khéo là ghét nhau.';</text:p>
      <text:p text:style-name="P44"><text:line-break/>are all valid simple variables. <text:span text:style-name="T902">A fuller discussion of the various basic types follows.</text:span></text:p>
      <text:h text:style-name="P657" text:outline-level="3">String</text:h>
      <text:p text:style-name="P601">String are enclosed between single quotes.:</text:p>
      <text:p text:style-name="P206"><text:s text:c="3"/>'<text:span text:style-name="T899">Twas brillig and the slithy toves</text:span>'</text:p>
      <text:p text:style-name="P602">Twas brillig and the slithy toves</text:p>
      <text:h text:style-name="P664" text:outline-level="4">Basic operations</text:h>
      <text:p text:style-name="P608">There are many operations on strings. To joing two strings, use the + (catenation) operator:</text:p>
      <text:p text:style-name="Preformatted_20_Text"><text:s text:c="3"/><text:span text:style-name="T518">'</text:span>mairzy doats<text:span text:style-name="T518">' </text:span>+ <text:span text:style-name="T518">' </text:span>and <text:span text:style-name="T518">' </text:span>+ <text:span text:style-name="T518">'</text:span>does eat stoats<text:span text:style-name="T518">'</text:span></text:p>
      <text:p text:style-name="P607">mairzy doats and does eat stoats</text:p>
      <text:p text:style-name="P608"><text:soft-page-break/>Similarly, to remove a substring form a string, use the – operator:</text:p>
      <text:p text:style-name="Preformatted_20_Text"><text:span text:style-name="T903"><text:s text:c="2"/>'One Ring to rule them all, One Ring to find them, One Ring to bring them all' - 'One Ring to '</text:span><text:line-break/><text:span text:style-name="T903">rule them all, find them, bring them all</text:span></text:p>
      <text:p text:style-name="P608">To replicate a string, use the * (multiplication) operator</text:p>
      <text:p text:style-name="Preformatted_20_Text"><text:span text:style-name="T902"><text:s text:c="3"/></text:span><text:bookmark-start text:name="__DdeLink__360147_801132944"/><text:span text:style-name="T902">3*</text:span>'<text:span text:style-name="T902">w00f </text:span>'<text:bookmark-end text:name="__DdeLink__360147_801132944"/></text:p>
      <text:p text:style-name="Preformatted_20_Text">w00f w00f w00f </text:p>
      <text:p text:style-name="P608">The division operator tells you how many times a substring occurs</text:p>
      <text:p text:style-name="P609"><text:s text:c="2"/>'One Ring to rule them all, One Ring to find them, One Ring to bring them all' / 'One Ring to '</text:p>
      <text:p text:style-name="P609">3</text:p>
      <text:h text:style-name="Heading_20_4" text:outline-level="4">Comparisons</text:h>
      <text:p text:style-name="P608">Equality <text:span text:style-name="T906">(==) </text:span>tells you if two strings match exactly, and is case sensitive</text:p>
      <text:p text:style-name="P610"><text:s text:c="3"/>'<text:span text:style-name="T904">ragg mopp' == 'Ragg mopp'</text:span></text:p>
      <text:p text:style-name="P612">false</text:p>
      <text:p text:style-name="P610"><text:s text:c="3"/>'<text:span text:style-name="T904">ragg mopp' != 'Ragg mopp'</text:span></text:p>
      <text:p text:style-name="P612">true</text:p>
      <text:p text:style-name="P611"/>
      <text:p text:style-name="Text_20_body">Similarly, inequality (!=) tells you if they do not match.</text:p>
      <text:p text:style-name="P608"><text:span text:style-name="T904">The comparison operators </text:span>&lt;, &lt;<text:span text:style-name="T904">=, &gt; and &gt;= <text:s/>refer to substrings.</text:span></text:p>
      <text:p text:style-name="P610"><text:s text:c="3"/>'<text:span text:style-name="T904">ragg' &lt; 'ragg mopp'</text:span></text:p>
      <text:p text:style-name="P612">true</text:p>
      <text:p text:style-name="P610"><text:s text:c="3"/>'<text:span text:style-name="T904">Ragg' &lt; 'ragg mopp'</text:span></text:p>
      <text:p text:style-name="P612">false</text:p>
      <text:p text:style-name="P606">and is case-sensitive.</text:p>
      <text:p text:style-name="P606">Finally, you may use regular expressions with the =~ operator to check if a string matches. <text:span text:style-name="T905">In this example, we check if a string that consists of letters or numbers, </text:span></text:p>
      <text:p text:style-name="Preformatted_20_Text"><text:s text:c="3"/>'[a-zA-Z_]\\w*'=~'_florid<text:span text:style-name="T905">3</text:span>'</text:p>
      <text:p text:style-name="Preformatted_20_Text">true<text:line-break/></text:p>
      <text:h text:style-name="P664" text:outline-level="4">Other useful operators on strings</text:h>
      <text:p text:style-name="P606">QDL has a really nice set of string operators. </text:p>
      <text:p text:style-name="Text_20_body"><text:span text:style-name="T437">differ_at</text:span><text:span text:style-name="T904"> takes two strings and returns the first index where they differ or -1 if they are equal:</text:span></text:p>
      <text:p text:style-name="Preformatted_20_Text"><text:s text:c="2"/><text:bookmark-start text:name="__DdeLink__434222_801132944"/><text:s/>differ_at('abcde', 'ab<text:span text:style-name="T904">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38">head</text:span><text:span text:style-name="T906">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14">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13">3.141592653589793238462643383279502884197169399375105820974944592307816406286208998628034825342117068</text:p>
      <text:p text:style-name="P614"><text:bookmark-end text:name="__DdeLink__512133_801132944"/></text:p>
      <text:p text:style-name="P614">There is a full set of mathematical functions that QDL supports, including trigonometric, <text:span text:style-name="T908">hyperbolic, </text:span>exponential, logarithmic <text:span text:style-name="T908">and gcd, lcm, plus many others</text:span>. <text:span text:style-name="T907">Remember as a practical matter that convergence can be slow, so if you planning on running everything to 1,000 places, you might have to wait. That said, the default uses nicely optimized algorithms and should work acceptably fast. </text:span></text:p>
      <text:h text:style-name="P657" text:outline-level="3">Booleans</text:h>
      <text:p text:style-name="P623">There are <text:span text:style-name="T23">two </text:span><text:span text:style-name="T157"><text:s/>and only two reserved words for booleans, </text:span><text:span text:style-name="T351">true</text:span><text:span text:style-name="T157"> and </text:span><text:span text:style-name="T351">false</text:span><text:span text:style-name="T157">. So yes, they are case sensitive. The negation operator is !</text:span></text:p>
      <text:p text:style-name="Preformatted_20_Text"><text:s text:c="3"/>!true</text:p>
      <text:p text:style-name="Preformatted_20_Text">false</text:p>
      <text:p text:style-name="P83"/>
      <text:h text:style-name="P657" text:outline-level="3">null</text:h>
      <text:p text:style-name="P624">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8">QDL also allows for sets. A set is an immutable, unordered and every element is unique. These are normally written as {element0, element1,…}</text:p>
      <text:p text:style-name="Preformatted_20_Text"><text:s text:c="4"/>a := {4,1,-11,17}</text:p>
      <text:p text:style-name="P545">{17,-11,1,4}</text:p>
      <text:p text:style-name="Standard"><text:line-break/><text:span text:style-name="T778">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4"><text:span text:style-name="T230">|^, </text:span><text:span text:style-name="T226">⊢</text:span></text:p>
          </table:table-cell>
          <table:table-cell table:style-name="Table6.A2" office:value-type="string">
            <text:p text:style-name="P589">convert list to set</text:p>
          </table:table-cell>
          <table:table-cell table:style-name="Table6.A2" office:value-type="string">
            <text:p text:style-name="P454"><text:span text:style-name="T794">|^</text:span><text:span text:style-name="T778">[;5]</text:span></text:p>
          </table:table-cell>
          <table:table-cell table:style-name="Table6.D2" office:value-type="string">
            <text:p text:style-name="P589">{0,1,2,3,4}</text:p>
          </table:table-cell>
        </table:table-row>
        <table:table-row>
          <table:table-cell table:style-name="Table6.A2" office:value-type="string">
            <text:p text:style-name="P546">/<text:span text:style-name="T784">\ ,∩</text:span></text:p>
          </table:table-cell>
          <table:table-cell table:style-name="Table6.A2" office:value-type="string">
            <text:p text:style-name="P589">intersection</text:p>
          </table:table-cell>
          <table:table-cell table:style-name="Table6.A2" office:value-type="string">
            <text:p text:style-name="P589">{1,2,3} /<text:span text:style-name="T784">\</text:span> {2,4,6}</text:p>
          </table:table-cell>
          <table:table-cell table:style-name="Table6.D2" office:value-type="string">
            <text:p text:style-name="P589">{2}</text:p>
          </table:table-cell>
        </table:table-row>
        <table:table-row>
          <table:table-cell table:style-name="Table6.A2" office:value-type="string">
            <text:p text:style-name="P590">\/ ,∪</text:p>
          </table:table-cell>
          <table:table-cell table:style-name="Table6.A2" office:value-type="string">
            <text:p text:style-name="P589">union</text:p>
          </table:table-cell>
          <table:table-cell table:style-name="Table6.A2" office:value-type="string">
            <text:p text:style-name="P589">{1,2,3} <text:span text:style-name="T784">\/</text:span> {2,4,6} </text:p>
          </table:table-cell>
          <table:table-cell table:style-name="Table6.D2" office:value-type="string">
            <text:p text:style-name="P589">{1,2,3,4,6}</text:p>
          </table:table-cell>
        </table:table-row>
        <table:table-row>
          <table:table-cell table:style-name="Table6.A2" office:value-type="string">
            <text:p text:style-name="P453">/</text:p>
          </table:table-cell>
          <table:table-cell table:style-name="Table6.A2" office:value-type="string">
            <text:p text:style-name="P589">difference</text:p>
          </table:table-cell>
          <table:table-cell table:style-name="Table6.A2" office:value-type="string">
            <text:p text:style-name="P589">{1,2,3}/{2,4,6} </text:p>
          </table:table-cell>
          <table:table-cell table:style-name="Table6.D2" office:value-type="string">
            <text:p text:style-name="P589">{1.3}</text:p>
          </table:table-cell>
        </table:table-row>
        <table:table-row>
          <table:table-cell table:style-name="Table6.A2" office:value-type="string">
            <text:p text:style-name="P453">%, ∆</text:p>
          </table:table-cell>
          <table:table-cell table:style-name="Table6.A2" office:value-type="string">
            <text:p text:style-name="P589">symmetric difference</text:p>
          </table:table-cell>
          <table:table-cell table:style-name="Table6.A2" office:value-type="string">
            <text:p text:style-name="P589">{1,2,3}%{2,4,6}</text:p>
          </table:table-cell>
          <table:table-cell table:style-name="Table6.D2" office:value-type="string">
            <text:p text:style-name="P589">{1,3,4,6}</text:p>
          </table:table-cell>
        </table:table-row>
        <table:table-row>
          <table:table-cell table:style-name="Table6.A2" office:value-type="string">
            <text:p text:style-name="P589">==</text:p>
          </table:table-cell>
          <table:table-cell table:style-name="Table6.A2" office:value-type="string">
            <text:p text:style-name="P589">equality</text:p>
          </table:table-cell>
          <table:table-cell table:style-name="Table6.A2" office:value-type="string">
            <text:p text:style-name="P589">{1,2,3} == {3,1,2}</text:p>
          </table:table-cell>
          <table:table-cell table:style-name="Table6.D2" office:value-type="string">
            <text:p text:style-name="P589">true</text:p>
          </table:table-cell>
        </table:table-row>
        <table:table-row>
          <table:table-cell table:style-name="Table6.A2" office:value-type="string">
            <text:p text:style-name="P589">&lt;, &gt;, &lt;=, <text:span text:style-name="T789">&gt;</text:span>=</text:p>
          </table:table-cell>
          <table:table-cell table:style-name="Table6.A2" office:value-type="string">
            <text:p text:style-name="P589">Set inclusion.</text:p>
          </table:table-cell>
          <table:table-cell table:style-name="Table6.A2" office:value-type="string">
            <text:p text:style-name="P589">{1,2} &lt; {1,2,3}</text:p>
          </table:table-cell>
          <table:table-cell table:style-name="Table6.D2" office:value-type="string">
            <text:p text:style-name="P589">true</text:p>
          </table:table-cell>
        </table:table-row>
        <table:table-row>
          <table:table-cell table:style-name="Table6.A2" office:value-type="string">
            <text:p text:style-name="P589">∈, ∉</text:p>
          </table:table-cell>
          <table:table-cell table:style-name="Table6.A2" office:value-type="string">
            <text:p text:style-name="P589">set membership</text:p>
          </table:table-cell>
          <table:table-cell table:style-name="Table6.A2" office:value-type="string">
            <text:p text:style-name="P589">1 ∈ a, [1,5]∈a</text:p>
          </table:table-cell>
          <table:table-cell table:style-name="Table6.D2" office:value-type="string">
            <text:p text:style-name="P589">true, [true, false]</text:p>
          </table:table-cell>
        </table:table-row>
        <table:table-row>
          <table:table-cell table:style-name="Table6.A2" office:value-type="string">
            <text:p text:style-name="P589">~</text:p>
          </table:table-cell>
          <table:table-cell table:style-name="Table6.A2" office:value-type="string">
            <text:p text:style-name="P589">convert set to list</text:p>
          </table:table-cell>
          <table:table-cell table:style-name="Table6.A2" office:value-type="string">
            <text:p text:style-name="P589">~{1,2,3} </text:p>
          </table:table-cell>
          <table:table-cell table:style-name="Table6.D2" office:value-type="string">
            <text:p text:style-name="P589">[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text:style-name="L4">
        <text:list-item>
          <text:p text:style-name="P687"><text:span text:style-name="T454">|^</text:span><text:span text:style-name="T458"> </text:span><text:span text:style-name="T332">converts a list </text:span><text:span text:style-name="T330">or scalar</text:span><text:span text:style-name="T332"> to a set. ~ (monadic tilde) applied to a set turns it into a list. </text:span><text:span text:style-name="T328">If the set is nested, the resulting list will be too. </text:span><text:span text:style-name="T330">You can use the operator </text:span><text:span text:style-name="T455">⊢</text:span><text:span text:style-name="T330"> (\u22a2) or its digraph </text:span><text:span text:style-name="T455">|</text:span><text:span text:style-name="T456">&gt;</text:span><text:span text:style-name="T455"> </text:span><text:span text:style-name="T330">for this </text:span><text:span text:style-name="T331">interchangeably</text:span><text:span text:style-name="T330">. Note that </text:span><text:span text:style-name="T455">⊢~A ≠ ~⊢A</text:span><text:span text:style-name="T330"> in general since the order of sets is not guaranteed (and sets have unique elements only). </text:span><text:span text:style-name="T333">Of course, you can just type in a the elements of the set between </text:span><text:span text:style-name="T457">{}</text:span><text:span text:style-name="T333">, <text:s/></text:span><text:span text:style-name="T113">e.g. </text:span><text:span text:style-name="T457">{2,4,6}</text:span></text:p>
        </text:list-item>
        <text:list-item>
          <text:p text:style-name="P680">Union and intersection are either the unicode symbols, ∩ (\u2229) or ∪(\u222a), or may be ascii digraphs made of \ and /, viz /\ is intersection and \/ is union. </text:p>
        </text:list-item>
        <text:list-item>
          <text:p text:style-name="P690"><text:span text:style-name="T326">S</text:span><text:span text:style-name="T258">ymmetric difference is either done with the % sign or the operator </text:span><text:bookmark-start text:name="__DdeLink__2068001_2405510422"/><text:span text:style-name="T258">∆</text:span><text:bookmark-end text:name="__DdeLink__2068001_2405510422"/><text:span text:style-name="T258"> (\u2206).</text:span></text:p>
        </text:list-item>
        <text:list-item>
          <text:p text:style-name="P688"><text:span text:style-name="T326">Order of operations is that union and intersection are at the same level, so will be interpreted from right to left in order when encountered. These are higher in pre</text:span><text:span text:style-name="T325">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691"><text:span text:style-name="T325">Note about the empty set. <text:s/>This is denoted by </text:span><text:span text:style-name="T453">{}</text:span><text:span text:style-name="T325">. Note that the empty </text:span><text:span text:style-name="T112">stem </text:span><text:span text:style-name="T325"><text:s/>is an empty list, denoted by []. You may also use the symbol ∅ (\u2205) for this. </text:span></text:p>
        </text:list-item>
        <text:list-item>
          <text:p text:style-name="P692"><text:span text:style-name="T325">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29">e</text:span><text:span text:style-name="T325">y.</text:span></text:p>
        </text:list-item>
        <text:list-item>
          <text:p text:style-name="P681">Scalar operations on sets apply to each element (similar to stems).</text:p>
        </text:list-item>
        <text:list-item>
          <text:p text:style-name="P681">Operations on sets such as intersection, ordering, membership apply to whole sets.</text:p>
        </text:list-item>
        <text:list-item>
          <text:p text:style-name="P693"><text:span text:style-name="T258">Selecting elements is done with the </text:span><text:span text:style-name="T97">subset </text:span><text:span text:style-name="T258">function.</text:span></text:p>
        </text:list-item>
        <text:list-item>
          <text:p text:style-name="P693"><text:span text:style-name="T258">Comparisons are done with the standard &lt;, &gt; etc. be advised that these are strict, so </text:span><text:span text:style-name="T449">A &lt; A</text:span><text:span text:style-name="T258"> will always fail, but </text:span><text:span text:style-name="T449">A == A</text:span><text:span text:style-name="T258"> or </text:span><text:span text:style-name="T449">A &lt;= A</text:span><text:span text:style-name="T258"> will work.</text:span></text:p>
        </text:list-item>
        <text:list-item>
          <text:p text:style-name="P689"><text:span text:style-name="T453">a∈b</text:span><text:span text:style-name="T325"> can be fully replaced with the function </text:span><text:span text:style-name="T453">has_value(a,b), </text:span>however, <text:span text:style-name="T388">a</text:span><text:span text:style-name="T375">∉</text:span><text:span text:style-name="T388">b</text:span><text:span text:style-name="T785"> must be replaced with !</text:span><text:span text:style-name="T453">has_value(a,b). </text:span></text:p>
        </text:list-item>
      </text:list>
      <text:p text:style-name="P123"/>
      <text:p text:style-name="P587">Example. Scalar operations on sets</text:p>
      <text:p text:style-name="P398"><text:span text:style-name="T325">S</text:span><text:span text:style-name="T327">calar operations on sets return a set with the operator applied to each element:</text:span></text:p>
      <text:p text:style-name="Preformatted_20_Text"><text:s text:c="3"/>3+{2,4,6}</text:p>
      <text:p text:style-name="Preformatted_20_Text">{<text:span text:style-name="T780">9,</text:span>5,7}</text:p>
      <text:p text:style-name="Preformatted_20_Text"><text:s text:c="5"/>4&lt;{1,2,3,4,5,6,7,8,9}</text:p>
      <text:p text:style-name="Preformatted_20_Text">{true,false}</text:p>
      <text:p text:style-name="Text_20_body"><text:line-break/><text:span text:style-name="T780">In the last case, the less than operator is applied to each element of the set and the result is added to the </text:span><text:soft-page-break/><text:span text:style-name="T780">answer. Since true and false are repeated, the final answer has at most two elements. </text:span><text:span text:style-name="T779">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09"><text:span text:style-name="T259">A </text:span><text:span text:style-name="T2">stem </text:span><text:span text:style-name="T258">is the term used in QDL for what is called a map, symbol table, dictionary or associative array in other languages. It is a data structure that of pairs (</text:span><text:span text:style-name="T120">key, value</text:span><text:span text:style-name="T258">) in which each key is unique. In QDL, keys are either integers or strings. <text:s/>The notation QDL uses is </text:span><text:span text:style-name="T349">of the form </text:span></text:p>
      <text:p text:style-name="P554">head.tail</text:p>
      <text:p text:style-name="P166"><text:span text:style-name="T545"><text:line-break/>(Geeky stuff, the period is actually called </text:span><text:span text:style-name="T837">either </text:span><text:span text:style-name="T63">reference </text:span><text:span text:style-name="T236"><text:s/>or </text:span><text:span text:style-name="T545">the </text:span><text:span text:style-name="T42">child-</text:span><text:span text:style-name="T52">of</text:span><text:span text:style-name="T42"> </text:span><text:span text:style-name="T24">operator</text:span><text:span text:style-name="T163">.) </text:span><text:span text:style-name="T207"><text:s/></text:span><text:span text:style-name="T163"><text:s/>Remember</text:span><text:span text:style-name="T545"> that the variable is </text:span><text:span text:style-name="T3">head.</text:span><text:span text:style-name="T121"> <text:s/>(note the trailing period!!) and the tail – which may be complicated -- is just indexing. </text:span><text:span text:style-name="T127">The tail consists of </text:span><text:span text:style-name="T156">keys</text:span><text:span text:style-name="T127"> separated by periods, but see the section below on tail resolution for the full story. <text:s/></text:span><text:span text:style-name="T121"><text:s/></text:span><text:span text:style-name="T139">Pretty much anything but a dot can be used as part of the name in the tail. </text:span><text:span text:style-name="T124">This effectiv</text:span><text:span text:style-name="T125">e</text:span><text:span text:style-name="T124">ly means that a stem can be something as simple as a list or quite a complex data structure indeed. </text:span><text:span text:style-name="T121"><text:s/></text:span><text:span text:style-name="T126">As a matter of fact, any data structure an be modeled with a stem. </text:span><text:span text:style-name="T523">Some definitions:<text:line-break/></text:span></text:p>
      <text:list text:style-name="L5">
        <text:list-item>
          <text:p text:style-name="P671"><text:span text:style-name="T523">A </text:span><text:span text:style-name="T77">list</text:span><text:span text:style-name="T264"> is a stem </text:span><text:span text:style-name="T277">whose </text:span><text:span text:style-name="T282">keys</text:span><text:span text:style-name="T264"> </text:span><text:span text:style-name="T277">are </text:span><text:span text:style-name="T302">non-negative integers</text:span></text:p>
        </text:list-item>
        <text:list-item>
          <text:p text:style-name="P673"><text:span text:style-name="T258">Two stems are </text:span><text:span text:style-name="T74">conformable</text:span><text:span text:style-name="T258"> if they have the same keys</text:span></text:p>
        </text:list-item>
        <text:list-item>
          <text:p text:style-name="P674">Tail resolution<text:span text:style-name="T258"> means that if a stem has many indices, like a.b.c.d, then it is resolved from right to left, with the system checking each index to see if that variable has been defined, then substituting. </text:span><text:span text:style-name="T274">You may have stems embedded.</text:span></text:p>
        </text:list-item>
        <text:list-item>
          <text:p text:style-name="P675">Subsetting<text:span text:style-name="T258"> is in effect for most stem operations. This means that if the result is a stem, it contains only the keys common to its arguments. If two stems are conformable, no subsetting </text:span><text:span text:style-name="T319">is needed</text:span><text:span text:style-name="T258">.</text:span></text:p>
        </text:list-item>
        <text:list-item>
          <text:p text:style-name="P672"><text:span text:style-name="T300">The </text:span><text:span text:style-name="T82">dimension</text:span><text:span text:style-name="T300"> of a stem is </text:span><text:span text:style-name="T295">the actual number of independent indices</text:span><text:span text:style-name="T106"> </text:span><text:span text:style-name="T107">The</text:span><text:span text:style-name="T357"> rank </text:span><text:span text:style-name="T295"><text:s/>of a stem is </text:span><text:span text:style-name="T300">the number of dimensions</text:span><text:span text:style-name="T295">. </text:span><text:span text:style-name="T296">Scalars have rank 0, stems have 0 &lt; rank. </text:span><text:span text:style-name="T295">The </text:span><text:span text:style-name="T357">axis</text:span><text:span text:style-name="T295"> of a stem </text:span><text:span text:style-name="T300">refers to</text:span><text:span text:style-name="T274"> </text:span><text:span text:style-name="T295">which </text:span><text:span text:style-name="T300">dimension</text:span><text:span text:style-name="T295">. </text:span><text:span text:style-name="T296">The axis starts at 0 (as in, every stem has a 0 or first axis). The </text:span><text:span text:style-name="T358">size</text:span><text:span text:style-name="T296"> of an axis is the number of elements in that axis. </text:span></text:p>
        </text:list-item>
        <text:list-item>
          <text:p text:style-name="P670"><text:span text:style-name="T83">W</text:span><text:span text:style-name="T84">rap around</text:span><text:span text:style-name="T359"> </text:span><text:span text:style-name="T302"><text:s/>for list indices is supported. This means that negative indices count from the end of a list. </text:span><text:span text:style-name="T461">x.(-1)</text:span><text:span text:style-name="T302"> is the last element in the list, </text:span><text:span text:style-name="T461">x.(-2) </text:span><text:span text:style-name="T692">is the next to last, etc. </text:span><text:span text:style-name="T897">Wraparound is not extended indefinitely, so </text:span><text:span text:style-name="T461">x.(-2) </text:span><text:span text:style-name="T897">has to exist. </text:span></text:p>
        </text:list-item>
        <text:list-item>
          <text:p text:style-name="P670"><text:span text:style-name="T763">Unknown variables are replaced with the identical constant. </text:span><text:span text:style-name="T771">So if <text:s/></text:span><text:span text:style-name="T477">foo</text:span><text:span text:style-name="T461"> </text:span><text:span text:style-name="T771">is undefined, then </text:span><text:span text:style-name="T461">x.</text:span><text:span text:style-name="T477">foo</text:span> <text:span text:style-name="T771">and <text:s/></text:span><text:span text:style-name="T461">x.</text:span><text:span text:style-name="T478">'</text:span><text:span text:style-name="T477">foo</text:span><text:span text:style-name="T478">'</text:span><text:span text:style-name="T477"> </text:span><text:span text:style-name="T771">are identical. However, if you set <text:s/></text:span><text:span text:style-name="T477">foo </text:span><text:span text:style-name="T771">to be a value, that will be used.</text:span></text:p>
        </text:list-item>
      </text:list>
      <text:p text:style-name="P42"/>
      <text:h text:style-name="Heading_20_3" text:outline-level="3">Lists</text:h>
      <text:p text:style-name="P43">Since lists are a frequent occurrence, there is a specific notation for them,</text:p>
      <text:p text:style-name="Preformatted_20_Text"><text:span text:style-name="T350">[i</text:span><text:span text:style-name="T656">0, </text:span><text:span text:style-name="T909">i</text:span><text:span text:style-name="T657">1</text:span>, <text:span text:style-name="T909">i</text:span><text:span text:style-name="T657">2</text:span>, … <text:span text:style-name="T909">]</text:span></text:p>
      <text:p text:style-name="Heading"><text:span text:style-name="T295">E</text:span><text:span text:style-name="T258">xample</text:span></text:p>
      <text:p text:style-name="P153"><text:span text:style-name="T258">In </text:span><text:span text:style-name="T449">[1,2,3]</text:span><text:span text:style-name="T258">, the rank is 1 and there is one axis, zero and the size is 3</text:span></text:p>
      <text:p text:style-name="P45">Lists may be nested to form higher rank lists:</text:p>
      <text:p text:style-name="P522"><text:span text:style-name="T672">x.:=[ // axis 0 </text:span><text:span text:style-name="T585">are </text:span><text:span text:style-name="T672">the rows</text:span></text:p>
      <text:p text:style-name="P152"><text:s text:c="5"/>[1,2], // axis 1 are the columns</text:p>
      <text:p text:style-name="P152"><text:soft-page-break/><text:s text:c="5"/>[3,4],</text:p>
      <text:p text:style-name="P152"><text:s text:c="5"/>[5,6],</text:p>
      <text:p text:style-name="P152"><text:s text:c="3"/>]</text:p>
      <text:p text:style-name="P3"/>
      <text:p text:style-name="P150">The rank is 2. <text:span text:style-name="T397">size(x.)</text:span> is 3, <text:span text:style-name="T397">size(x.0)</text:span> is 2. <text:span text:style-name="T674">And for names</text:span></text:p>
      <text:p text:style-name="P150"/>
      <text:p text:style-name="P156"><text:span text:style-name="T672">x.:=[ // axis 0 </text:span><text:span text:style-name="T585">are </text:span><text:span text:style-name="T672">the rows</text:span></text:p>
      <text:p text:style-name="P151"><text:s text:c="5"/>[ // axis 1 are the columns</text:p>
      <text:p text:style-name="P151"><text:s text:c="5"/>// <text:span text:style-name="T675">data</text:span></text:p>
      <text:p text:style-name="Text_20_body"/>
      <text:p text:style-name="P523"><text:span text:style-name="T674">y</text:span><text:span text:style-name="T672">.:=[ // </text:span><text:span text:style-name="T674">axis </text:span><text:span text:style-name="T755">0</text:span><text:span text:style-name="T674"> is </text:span><text:span text:style-name="T586">box (1)</text:span></text:p>
      <text:p text:style-name="P154"><text:s text:c="5"/>[ // axis <text:span text:style-name="T755">1</text:span> are the columns</text:p>
      <text:p text:style-name="P523"><text:span text:style-name="T672"><text:s text:c="7"/></text:span><text:span text:style-name="T673">[ // axis </text:span><text:span text:style-name="T755">2</text:span><text:span text:style-name="T673"> </text:span><text:span text:style-name="T586">are the rows</text:span><text:span text:style-name="T673"> </text:span></text:p>
      <text:p text:style-name="P523"><text:s text:c="9"/>// <text:span text:style-name="T675">data</text:span></text:p>
      <text:p text:style-name="P150"><text:s text:c="4"/></text:p>
      <text:p text:style-name="P155"><text:span text:style-name="T674">and you can nest </text:span><text:span text:style-name="T673">boxes </text:span><text:span text:style-name="T674">as you like</text:span><text:span text:style-name="T673">. </text:span><text:span text:style-name="T910">The function </text:span><text:span text:style-name="T439">n(i,j,…)</text:span><text:span text:style-name="T910"> creates a nested list of dimensions i, j, ...</text:span></text:p>
      <text:p text:style-name="P158"/>
      <text:p text:style-name="Preformatted_20_Text"><text:s text:c="3"/><text:span text:style-name="T679">y. := n(3,4,5,6); // a rank 4 stem with 360 elements in it</text:span></text:p>
      <text:p text:style-name="P525"><text:s text:c="3"/>dim(y.)</text:p>
      <text:p text:style-name="P525">[3,4,5,6]</text:p>
      <text:p text:style-name="P525"><text:s text:c="3"/>rank(y.)</text:p>
      <text:p text:style-name="P525">4</text:p>
      <text:p text:style-name="P92"/>
      <text:p text:style-name="P92">Note that this is one of the very few strict pattern enforced in QDL – a stem must end in a period <text:span text:style-name="T32">i.e, </text:span><text:span text:style-name="T176">so the period is an assertion that this refers to an aggregate.</text:span> <text:span text:style-name="T574">I</text:span>ssuing something like this (to make a list of integers)</text:p>
      <text:p text:style-name="P92"/>
      <text:p text:style-name="Preformatted_20_Text">a := <text:span text:style-name="T580">[1,2,3]</text:span>;</text:p>
      <text:p text:style-name="P92"/>
      <text:p text:style-name="P92">fails with a message like <text:span text:style-name="T375">“Error: You cannot set a scalar variable to a stem value”</text:span>. This is because the item on the right is an aggregate, aka a stem and on the one on the left is a simple scalar. </text:p>
      <text:p text:style-name="P92"/>
      <text:h text:style-name="Heading_20_3" text:outline-level="3">The general notation</text:h>
      <text:p text:style-name="P604">For a general stem, the notation is</text:p>
      <text:p text:style-name="Preformatted_20_Text"><text:span text:style-name="T910">{k</text:span><text:span text:style-name="T658">0</text:span>:<text:span text:style-name="T910">v</text:span><text:span text:style-name="T658">0</text:span>, <text:span text:style-name="T910">k</text:span><text:span text:style-name="T658">1 </text:span>:<text:span text:style-name="T910">v</text:span><text:span text:style-name="T658">1</text:span>, …<text:span text:style-name="T910">}</text:span></text:p>
      <text:p text:style-name="P604">Yes, the values may be stems. You may set the stem in this fashion directly</text:p>
      <text:p text:style-name="Preformatted_20_Text">a. := {'time':'midnight', 'manner':'candlestick', 'place':'library'}</text:p>
      <text:p text:style-name="P544"/>
      <text:p text:style-name="P605">or individually</text:p>
      <text:p text:style-name="P543"><text:s text:c="2"/>a.'time' := '<text:span text:style-name="T763">midnight'</text:span>;</text:p>
      <text:p text:style-name="Preformatted_20_Text">a.'manner' := 'candlestick';</text:p>
      <text:p text:style-name="Preformatted_20_Text"><text:s/>a.'place' := 'library’;</text:p>
      <text:p text:style-name="Text_20_body"/>
      <text:p text:style-name="P394">or <text:span text:style-name="T74">if </text:span><text:span text:style-name="T258">the variables have not been defined, their name is used as the constant, so </text:span></text:p>
      <text:p text:style-name="P543"><text:s text:c="2"/>a.time := '<text:span text:style-name="T763">midnight'</text:span>;</text:p>
      <text:p text:style-name="P543">a.manner := 'candlestick';</text:p>
      <text:p text:style-name="P543"><text:span text:style-name="T319"><text:s/></text:span>a.place := 'library’;</text:p>
      <text:p text:style-name="Text_20_body"><text:soft-page-break/></text:p>
      <text:p text:style-name="P394">is equivalent. Generally it is a good idea to stick with constants for things that are constant and reserve variables for things that vary, but there are times where this is quite convenient.</text:p>
      <text:h text:style-name="P658" text:outline-level="3">The ~ (tilde) append operator</text:h>
      <text:p text:style-name="P604">You may add elements to a stem individually using the ~ operator</text:p>
      <text:p text:style-name="Preformatted_20_Text"><text:s text:c="3"/>[0]~'foo'</text:p>
      <text:p text:style-name="Preformatted_20_Text">[0, foo]</text:p>
      <text:p text:style-name="P6"/>
      <text:p text:style-name="P603">simply appends 'foo' to the list. This also works with general stems</text:p>
      <text:p text:style-name="Preformatted_20_Text"><text:s text:c="3"/>{'a':'b'}~{'p':'q'}<text:line-break/>{a:b, p:q}</text:p>
      <text:p text:style-name="P603"/>
      <text:p text:style-name="P95">It is certainly possible to have mixed data, for instance</text:p>
      <text:p text:style-name="P95"/>
      <text:p text:style-name="Preformatted_20_Text"><text:s text:c="3"/>my_stem.help := 'this is my stem'</text:p>
      <text:p text:style-name="Preformatted_20_Text"><text:s text:c="3"/>my_stem.<text:span text:style-name="T770">~</text:span><text:span text:style-name="T595">[;</text:span>5<text:span text:style-name="T764">]</text:span></text:p>
      <text:p text:style-name="Preformatted_20_Text">[0,1,2,3,4]~{help:this is my stem}</text:p>
      <text:p text:style-name="P5"/>
      <text:p text:style-name="P121"><text:span text:style-name="T575">which shows that this stem includes a list and has another entry called </text:span><text:span text:style-name="T33">help</text:span><text:span text:style-name="T178">. </text:span></text:p>
      <text:p text:style-name="P53"/>
      <text:p text:style-name="P157"><text:span text:style-name="T81">Note: </text:span><text:span text:style-name="T297">list indices are signed in QDL. This means that for index 0 &lt;= </text:span><text:span text:style-name="T105">k,</text:span><text:span text:style-name="T297"> the index is exactly the index. For</text:span><text:span text:style-name="T105"> k &lt;</text:span><text:span text:style-name="T297"> 0</text:span><text:span text:style-name="T105">,</text:span><text:span text:style-name="T297"> the index is relative and will start from the other end of the list, effectively being</text:span><text:span text:style-name="T105"> length + k.</text:span></text:p>
      <text:p text:style-name="Preformatted_20_Text"><text:s text:c="4"/>a. := <text:span text:style-name="T595">n(</text:span><text:span text:style-name="T676">5</text:span>)</text:p>
      <text:p text:style-name="Preformatted_20_Text"><text:s text:c="4"/>j : -1;</text:p>
      <text:p text:style-name="Preformatted_20_Text"><text:s text:c="4"/>a.j</text:p>
      <text:p text:style-name="P524">4</text:p>
      <text:p text:style-name="P29"/>
      <text:p text:style-name="P96"><text:span text:style-name="T258">This shows the first entry from the right, </text:span><text:span text:style-name="T298">5</text:span><text:span text:style-name="T258"> + (-1) = </text:span><text:span text:style-name="T298">4</text:span><text:span text:style-name="T258">.</text:span><text:span text:style-name="T120"> </text:span></text:p>
      <text:p text:style-name="Preformatted_20_Text"><text:span text:style-name="T120"><text:s text:c="4"/></text:span><text:s/>remove(a.j)</text:p>
      <text:p text:style-name="Preformatted_20_Text"><text:s text:c="4"/>a.</text:p>
      <text:p text:style-name="Preformatted_20_Text">[0,1,2,3]</text:p>
      <text:p text:style-name="P29"/>
      <text:p text:style-name="P29">This removed the last entry and the list now has 4 entries, not 5.</text:p>
      <text:p text:style-name="Heading">Reading the <text:span text:style-name="T618">printed </text:span>output</text:p>
      <text:p text:style-name="P26"/>
      <text:p text:style-name="P26">In the last example, how to read the result printed? The general form is</text:p>
      <text:p text:style-name="P26"/>
      <text:p text:style-name="P122">[list] ~ {map}</text:p>
      <text:p text:style-name="P26"/>
      <text:p text:style-name="P26">where the list is an ordered set (hence no need to write down the indices, since they are 0,1,2…) and the map has entries of the form</text:p>
      <text:p text:style-name="P26"/>
      <text:p text:style-name="P127">key : value</text:p>
      <text:p text:style-name="P26"/>
      <text:p text:style-name="P131"><text:span text:style-name="T278">The tilde, </text:span><text:span text:style-name="T352">~</text:span><text:span text:style-name="T278">, is a union operator and means these are a single entity. Note that this is a printed version for human readability. </text:span><text:span text:style-name="T279">So here, the key is </text:span><text:span text:style-name="T78">help</text:span><text:span text:style-name="T353"> </text:span><text:span text:style-name="T279">and the value is </text:span><text:span text:style-name="T78">this is my stem</text:span><text:span text:style-name="T279">. <text:s/>Note that if you create a list with sparse or missing entries, </text:span><text:span text:style-name="T280">(so sparse data means only creating the entries you need, not some, </text:span><text:soft-page-break/><text:span text:style-name="T280">vast empty array) </text:span><text:span text:style-name="T279">then printing it will have the keys just written in map notation. Let us say you wanted to keep a listing of </text:span><text:span text:style-name="T281">your favorite </text:span><text:span text:style-name="T279">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7"/>
      <text:p text:style-name="P401"><text:span text:style-name="T177">I</text:span><text:span text:style-name="T157">f we were to use [] notation, how would we represent the missing 99950 elements? </text:span></text:p>
      <text:p text:style-name="Heading">Example: <text:span text:style-name="T790">sparse matrix</text:span></text:p>
      <text:p text:style-name="P402">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791">a.1.1; // check default value</text:span></text:p>
      <text:p text:style-name="P548">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402"/>
      <text:p text:style-name="P402">So e.g., <text:span text:style-name="T375">a.2.7^3 == -27</text:span>. </text:p>
      <text:p text:style-name="P383">Tip: Renumbering lists</text:p>
      <text:p text:style-name="P442"><text:span text:style-name="T754">A common idiom to re-order all elements in a list from </text:span><text:span text:style-name="T423">0 </text:span><text:span text:style-name="T845">and this is monadic </text:span><text:span text:style-name="T19">~</text:span><text:span text:style-name="T754">:</text:span></text:p>
      <text:p text:style-name="Preformatted_20_Text">~list.</text:p>
      <text:p text:style-name="P382"/>
      <text:p text:style-name="Text_20_body"><text:span text:style-name="T754">Would take the elements of </text:span><text:span text:style-name="T423">list.</text:span> <text:span text:style-name="T754">and restart the indices from </text:span><text:span text:style-name="T423">0</text:span>.<text:span text:style-name="T423"> </text:span><text:span text:style-name="T754">Since there is always subsetting involved in operations and QDL preserves indices, some operation (like a </text:span><text:span text:style-name="T423">reduce</text:span>)<text:span text:style-name="T423"> </text:span><text:span text:style-name="T754">that leaves you with possible random indices may or may not need this. </text:span></text:p>
      <text:h text:style-name="Heading_20_3" text:outline-level="3">Handling strange keys</text:h>
      <text:p text:style-name="Text_20_body"><text:span text:style-name="T177">Note that the index for a stem may be pretty much anything </text:span><text:span text:style-name="T301"><text:s/>because you may pass around sets of indices, </text:span><text:span text:style-name="T177">but </text:span><text:span text:style-name="T201">all </text:span><text:span text:style-name="T208">references (</text:span><text:span text:style-name="T47">e.g. </text:span><text:span text:style-name="T208">what</text:span><text:span text:style-name="T47"> </text:span><text:span text:style-name="T208">you type in) </text:span><text:span text:style-name="T192">must be either integers or variables </text:span><text:span text:style-name="T208">or literals</text:span><text:span text:style-name="T192">. The character set for variables is much smaller than for languages, so </text:span><text:span text:style-name="T177">for tail resolution to work </text:span><text:span text:style-name="T192">there are two options. The easiest is to </text:span><text:span text:style-name="T177">use a variable to avoid ambiguity. Let's say you wanted to make a stem whose key</text:span><text:span text:style-name="T180">s were your favo</text:span><text:span text:style-name="T181">r</text:span><text:span text:style-name="T180">ite functions, the first of which is</text:span><text:span text:style-name="T177"> <text:s/>'</text:span><text:span text:style-name="T446">f(x,y)'</text:span><text:span text:style-name="T177"> (which </text:span><text:span text:style-name="T180">is a string, of course</text:span><text:span text:style-name="T17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oft-page-break/><text:s/>f(x,y):<text:span text:style-name="T754">c</text:span>os(x)*sin(y)</text:p>
      <text:p text:style-name="Preformatted_20_Text">}</text:p>
      <text:p text:style-name="P46"/>
      <text:p text:style-name="P168"><text:span text:style-name="T177">b</text:span><text:span text:style-name="T157">ut issuing </text:span><text:span text:style-name="T445">q.f(x,y)</text:span><text:span text:style-name="T157"> is going to cause an error </text:span><text:span text:style-name="T208">(since this is a function) vs. </text:span></text:p>
      <text:p text:style-name="P55"/>
      <text:p text:style-name="P190">q.'f(x,y)' := 'cos(x)*sin(y)'</text:p>
      <text:p text:style-name="P124"/>
      <text:p text:style-name="P189"><text:span text:style-name="T192">Alternately, you may use </text:span>encode/decode for type 0 <text:span text:style-name="T283">which allows you to convert all unknown symbols into an escape sequence, which is a valid variable. </text:span><text:span text:style-name="T284">If</text:span><text:span text:style-name="T179"> you </text:span><text:span text:style-name="T184">really </text:span><text:span text:style-name="T179">need to have something you can type in without variables consider using encode() to change a string to something that is a legitimate variable:</text:span></text:p>
      <text:p text:style-name="P48"/>
      <text:p text:style-name="Preformatted_20_Text"><text:s text:c="2"/>encode('f(x,y<text:span text:style-name="T617">)</text:span>', <text:span text:style-name="T824">0</text:span>)</text:p>
      <text:p text:style-name="Preformatted_20_Text">f$28x$2Cy</text:p>
      <text:p text:style-name="Text_20_body"/>
      <text:p text:style-name="P289">Normally you only have to think about such things if you have to deal with exchanging information between external programs.</text:p>
      <text:h text:style-name="P659" text:outline-level="3">Applying functions to stems</text:h>
      <text:p text:style-name="P34">It is easy and convenient to use this notation. For instance, <text:span text:style-name="T920">a quick compendium of examples:</text:span></text:p>
      <text:p text:style-name="Preformatted_20_Text"><text:s text:c="3"/><text:span text:style-name="T919">1 + [2,3,4,5]; <text:s/>// </text:span><text:span text:style-name="T920">add a number to a list</text:span></text:p>
      <text:p text:style-name="Preformatted_20_Text">[3,4,5,6]</text:p>
      <text:p text:style-name="Preformatted_20_Text"><text:s text:c="3"/>[2,4] + [3,5]; // <text:span text:style-name="T920">add two lists</text:span></text:p>
      <text:p text:style-name="Preformatted_20_Text">[5,<text:span text:style-name="T614">9</text:span>]</text:p>
      <text:p text:style-name="P665"><text:s text:c="4"/>'<text:span text:style-name="T920">a' + ['a','b','c']; // concatenate one string to a list of them</text:span></text:p>
      <text:p text:style-name="P666">[aa, ab, ac]</text:p>
      <text:p text:style-name="P685"/>
      <text:p text:style-name="P686">You can also transform one stem to another. In this case we pick out all words that contain the letter n:</text:p>
      <text:p text:style-name="P667"><text:s text:c="3"/>pick((v)→'n' &lt; v, // <text:span text:style-name="T921">lambda function to check value</text:span></text:p>
      <text:p text:style-name="P667"><text:s text:c="8"/>['a', 'man', 'a', 'plan', 'a', 'canal', 'Panama'])</text:p>
      <text:p text:style-name="Preformatted_20_Text">{1:man, 3:plan, 5:canal, 6:Panama}</text:p>
      <text:p text:style-name="Standard">See function reference for <text:span text:style-name="T397">pick</text:span>.<text:span text:style-name="T923"><text:line-break/></text:span></text:p>
      <text:p text:style-name="P34">Note especially that you can populate these lists with any valid QDL expression, so <text:span text:style-name="T615">here is a nested array of random integers:</text:span></text:p>
      <text:p text:style-name="Preformatted_20_Text"><text:s text:c="3"/>mod([abs(random(2)), random()], 100)</text:p>
      <text:p text:style-name="Preformatted_20_Text">[[5,20],39]</text:p>
      <text:p text:style-name="Text_20_body"/>
      <text:p text:style-name="P29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23"/>
      <text:h text:style-name="Heading_20_3" text:outline-level="3"><text:bookmark-start text:name="__RefHeading___Toc674154_1332219333"/>Slice operators<text:bookmark-end text:name="__RefHeading___Toc674154_1332219333"/></text:h>
      <text:p text:style-name="P165"><text:span text:style-name="T911">A </text:span><text:span text:style-name="T73">slice </text:span><text:span text:style-name="T254">is a specific notation that generates a list. </text:span>There are two slice operators available. <text:s/></text:p>
      <text:h text:style-name="Heading_20_4" text:outline-level="4"><text:bookmark-start text:name="__RefHeading___Toc674156_1332219333"/><text:soft-page-break/>Open slice<text:span text:style-name="T769">s</text:span><text:bookmark-end text:name="__RefHeading___Toc674156_1332219333"/></text:h>
      <text:p text:style-name="P431">The open slice gives back elements from <text:span text:style-name="T443">st</text:span><text:span text:style-name="T441">art</text:span> to <text:span text:style-name="T443">stop </text:span>incremented by <text:span text:style-name="T443">st</text:span><text:span text:style-name="T441">e</text:span><text:span text:style-name="T443">p</text:span>.</text:p>
      <text:p text:style-name="P209">[<text:span text:style-name="T769">{</text:span>start<text:span text:style-name="T769">}</text:span> ; stop <text:span text:style-name="T769">{</text:span>; step<text:span text:style-name="T769">}</text:span>]</text:p>
      <text:p text:style-name="P208"/>
      <text:p text:style-name="P165">Meaning that the result will be a list of elements that are constructed as</text:p>
      <text:p text:style-name="P209">[start, start+step, start + 2*step, … ]</text:p>
      <text:p text:style-name="P165"/>
      <text:p text:style-name="P165">and will continue until</text:p>
      <text:list text:style-name="L6">
        <text:list-item>
          <text:p text:style-name="P694"><text:span text:style-name="T443">stop &lt; start + n*step</text:span><text:span text:style-name="T709"> <text:s/></text:span><text:span text:style-name="T768">if <text:s/></text:span><text:span text:style-name="T444">0 &lt; s</text:span><text:span text:style-name="T443">tep</text:span></text:p>
        </text:list-item>
        <text:list-item>
          <text:p text:style-name="P694"><text:span text:style-name="T443">start + n*step <text:s/></text:span><text:span text:style-name="T444">&lt; </text:span><text:span text:style-name="T443">stop </text:span><text:span text:style-name="T768">if </text:span><text:span text:style-name="T444">s</text:span><text:span text:style-name="T443">tep </text:span><text:span text:style-name="T444">&lt; 0</text:span></text:p>
        </text:list-item>
      </text:list>
      <text:p text:style-name="P208"><text:span text:style-name="T768">Note</text:span><text:span text:style-name="T769">s</text:span><text:span text:style-name="T109"> </text:span></text:p>
      <text:list text:style-name="L7">
        <text:list-item>
          <text:p text:style-name="P695"><text:span text:style-name="T323">this</text:span><text:span text:style-name="T309"> is inclusive of </text:span><text:span text:style-name="T491">start </text:span><text:span text:style-name="T309">and <text:s/>exclusive of <text:s/></text:span><text:span text:style-name="T491">st</text:span><text:span text:style-name="T490">op</text:span>. </text:p>
        </text:list-item>
        <text:list-item>
          <text:p text:style-name="P695"><text:s/><text:span text:style-name="T444">0 == s</text:span><text:span text:style-name="T443">tep </text:span><text:s/><text:span text:style-name="T768">will cause an error</text:span></text:p>
        </text:list-item>
        <text:list-item>
          <text:p text:style-name="P695"><text:span text:style-name="T769">o</text:span><text:span text:style-name="T729">mitting the first argument is the same as setting it to zero</text:span></text:p>
        </text:list-item>
        <text:list-item>
          <text:p text:style-name="P696">omitting the last argument uses a default step of 1. </text:p>
        </text:list-item>
      </text:list>
      <text:p text:style-name="P208"><text:span text:style-name="T729">So </text:span><text:span text:style-name="T769">in summary</text:span><text:span text:style-name="T729"> </text:span></text:p>
      <text:p text:style-name="P414">[;5] == [0;5] == [0;5;1] <text:span text:style-name="T769">== </text:span>[;5;1]</text:p>
      <text:p text:style-name="P165"/>
      <text:p text:style-name="P165">E.g.<text:span text:style-name="T729">s</text:span></text:p>
      <text:p text:style-name="P209"><text:s text:c="2"/><text:span text:style-name="T728">[0;5]</text:span></text:p>
      <text:p text:style-name="P209"><text:span text:style-name="T728">[0,1,2,3,4]</text:span> <text:s text:c="2"/></text:p>
      <text:p text:style-name="P209"><text:s text:c="2"/>[-2 ; 3 ; .75]</text:p>
      <text:p text:style-name="P209">[-2,-1.25,-0.5,0.25,1,1.75,2.5]</text:p>
      <text:p text:style-name="P209"><text:s text:c="3"/><text:span text:style-name="T768">[5;0]</text:span></text:p>
      <text:p text:style-name="P434">[5,4,3,2,1]</text:p>
      <text:p text:style-name="P165"/>
      <text:p text:style-name="P214">The major takeaway point is that you do not know how many elements there will be before evaluation:</text:p>
      <text:p text:style-name="P209"><text:s text:c="2"/><text:span text:style-name="T711">x. := [ -π() ; π() ; sinh(.8)];</text:span></text:p>
      <text:p text:style-name="P209"><text:s text:c="2"/>size(<text:span text:style-name="T589">x.</text:span>)</text:p>
      <text:p text:style-name="P209">8</text:p>
      <text:p text:style-name="P209"><text:s text:c="3"/><text:span text:style-name="T711">x.</text:span></text:p>
      <text:p text:style-name="P209">[-3.14159265358979,-2.25348667140217,-1.36538068921455,-.477274707026927,</text:p>
      <text:p text:style-name="P209">0.410831275160696,1.29893725734832,2.18704323953594,3.07514922172356]</text:p>
      <text:p text:style-name="P625">So a small increment yeilds a lot of values:</text:p>
      <text:p text:style-name="P209"><text:s text:c="2"/><text:span text:style-name="T590">size(</text:span>[ -pi() ; pi() ; sinh(.1) ]<text:span text:style-name="T712">)</text:span></text:p>
      <text:p text:style-name="P562">63</text:p>
      <text:p text:style-name="P207"/>
      <text:p text:style-name="P212"><text:soft-page-break/>So note that in the <text:span text:style-name="T712">first c</text:span>ase there were 8 elements required, <text:span text:style-name="T712">while the second took 63</text:span>. Also, while the zeroth element is guaranteed to be the first argument, the final one will be less than the second argument. <text:s/>So here adding <text:span text:style-name="T397">sinh(.8)</text:span> to the last element would be larger than π, so it is not returned. </text:p>
      <text:p text:style-name="P214"/>
      <text:p text:style-name="P432">it is also possible to omit the step, in which case it is assumed to be 1:</text:p>
      <text:p text:style-name="P209"><text:s text:c="2"/>[2 ; 11]</text:p>
      <text:p text:style-name="P209">[2,3,4,5,6,7,8,9,10,1<text:span text:style-name="T714">0</text:span>]</text:p>
      <text:p text:style-name="P214"/>
      <text:h text:style-name="Heading_20_4" text:outline-level="4"><text:bookmark-start text:name="__RefHeading___Toc674158_1332219333"/>Closed slices<text:bookmark-end text:name="__RefHeading___Toc674158_1332219333"/></text:h>
      <text:p text:style-name="P208"><text:span text:style-name="T769">T</text:span><text:span text:style-name="T713">he</text:span><text:span text:style-name="T85"> closed slice</text:span><text:span text:style-name="T89"> </text:span><text:span text:style-name="T710">gives back </text:span><text:span text:style-name="T53">n</text:span><text:span text:style-name="T222"> evenly distributed elements over an interval, </text:span><text:span text:style-name="T223">including both endpoints.</text:span></text:p>
      <text:p text:style-name="P75">[| <text:span text:style-name="T769">{</text:span>start<text:span text:style-name="T769">}</text:span> ; stop <text:span text:style-name="T769">{</text:span>; count<text:span text:style-name="T769">}</text:span> |]</text:p>
      <text:p text:style-name="P207"/>
      <text:p text:style-name="P207"><text:span text:style-name="T710">Note that the digraphs of [| and |] are made to look like double brackets in unicode </text:span><text:span text:style-name="T700">⟦</text:span> and <text:span text:style-name="T700">⟧</text:span><text:span text:style-name="T701">.</text:span><text:span text:style-name="T700"> </text:span>If the <text:span text:style-name="T729">start value is omitted, it defaults to 0. </text:span><text:span text:style-name="T768">If <text:s/>0 &lt; </text:span><text:span text:style-name="T387">count</text:span><text:span text:style-name="T768"> is omitted, it defaults to 2 (returning the endpoints). </text:span><text:span text:style-name="T729">Note that there must always be a</text:span><text:span text:style-name="T768">t least a</text:span><text:span text:style-name="T729"> stop argument.</text:span></text:p>
      <text:p text:style-name="P213"/>
      <text:p text:style-name="P207"/>
      <text:p text:style-name="P209"><text:s text:c="2"/>[| -1;2;6 |]</text:p>
      <text:p text:style-name="P209">[-1,-0.4,0.2,0.8,1.4,2]</text:p>
      <text:p text:style-name="P74"/>
      <text:p text:style-name="P214"><text:span text:style-name="T157">This gives 6 numbers distributed over the interval -1 to 2. </text:span><text:span text:style-name="T205">Note that the first argument and second argument always are in the result. Just to emphasize how many </text:span><text:span text:style-name="T220">e</text:span><text:span text:style-name="T205">lements you get back:</text:span></text:p>
      <text:p text:style-name="P209"><text:s text:c="3"/>size(⟦ -π() ; π() ; 9 ⟧)</text:p>
      <text:p text:style-name="P209">9</text:p>
      <text:p text:style-name="P208"/>
      <text:p text:style-name="P215">As expected, 9 elements were requested and 9 were returned. <text:span text:style-name="T729">A comparison is</text:span></text:p>
      <text:p text:style-name="P209"><text:s text:c="2"/>⟦;5;5⟧</text:p>
      <text:p text:style-name="P209">[0,1.25,2.5,3.75,5]</text:p>
      <text:p text:style-name="P209"><text:s text:c="2"/>[;5;5]</text:p>
      <text:p text:style-name="P209">[0]</text:p>
      <text:p text:style-name="P413">In the first case, 5 elements are requested. In the second case, a step of 5 is requested and that leaves a single element in the list.</text:p>
      <text:p text:style-name="P414"><text:s text:c="3"/>⟦;5⟧</text:p>
      <text:p text:style-name="P434">[0,5]</text:p>
      <text:p text:style-name="P433">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5">Let’s say you wanted to evaluate </text:p>
      <text:p text:style-name="P209"><text:bookmark-start text:name="__DdeLink__3753083_801132944"/><text:bookmark-start text:name="__DdeLink__3753080_801132944"/>sin([;1000<text:span text:style-name="T916">0</text:span>]/100<text:span text:style-name="T917">0</text:span>)<text:bookmark-end text:name="__DdeLink__3753083_801132944"/><text:bookmark-end text:name="__DdeLink__3753080_801132944"/></text:p>
      <text:p text:style-name="P435">This takes 3 traversals of the list. One to create it, one to divide everything by 10<text:span text:style-name="T917">0</text:span>0 and one to evaluate it. <text:s/>This scales poorly, so be sure to use the facts that</text:p>
      <text:p text:style-name="P452"><text:soft-page-break/><text:s/>[a;b;c]×n<text:span text:style-name="T540">±</text:span><text:span text:style-name="T541">1</text:span> == [a×n<text:span text:style-name="T540">±</text:span><text:span text:style-name="T541">1</text:span>;b×n<text:span text:style-name="T540">±</text:span><text:span text:style-name="T541">1</text:span>;c×n<text:span text:style-name="T540">±</text:span><text:span text:style-name="T541">1</text:span>]</text:p>
      <text:p text:style-name="P209">[a;b;c] ± x == [a ± x;b ± x;c]</text:p>
      <text:p text:style-name="P209"/>
      <text:p text:style-name="P452"><text:span text:style-name="T729"><text:s/>⟦</text:span>a;b;c<text:span text:style-name="T729">⟧</text:span>×n<text:span text:style-name="T540">±</text:span><text:span text:style-name="T541">1</text:span> == <text:span text:style-name="T729">⟦</text:span>a×n<text:span text:style-name="T540">±</text:span><text:span text:style-name="T541">1</text:span>;b×n<text:span text:style-name="T540">±</text:span><text:span text:style-name="T541">1</text:span>;c⟧</text:p>
      <text:p text:style-name="P452"><text:span text:style-name="T729">⟦</text:span>a;b;c<text:span text:style-name="T729">⟧</text:span> ± x == <text:span text:style-name="T729">⟦</text:span>a ± x;b ± x;c<text:span text:style-name="T729">⟧</text:span></text:p>
      <text:p text:style-name="P451"/>
      <text:p text:style-name="P208"><text:span text:style-name="T817"><text:s/></text:span><text:span text:style-name="T818">(</text:span><text:span text:style-name="T59">Ahem</text:span><text:span text:style-name="T232"> remember that <text:s/></text:span><text:span text:style-name="T448">b×n</text:span><text:span text:style-name="T543">±1</text:span><text:span text:style-name="T542"> </text:span><text:span text:style-name="T818">is another way to write <text:s/></text:span><text:span text:style-name="T394">b×n</text:span><text:span text:style-name="T541"> </text:span><text:span text:style-name="T818">or </text:span><text:span text:style-name="T393">b</text:span><text:span text:style-name="T394">÷</text:span><text:span text:style-name="T395">n</text:span><text:span text:style-name="T818">. </text:span><text:span text:style-name="T817">So rather than write the </text:span><text:span text:style-name="T818">expression for the sine </text:span><text:span text:style-name="T817">above, this is better.</text:span></text:p>
      <text:p text:style-name="P209"><text:bookmark-start text:name="__DdeLink__3753078_801132944"/><text:bookmark-start text:name="__DdeLink__3753086_801132944"/>sin([<text:bookmark-start text:name="__DdeLink__3753089_801132944"/>;10;1/10<text:span text:style-name="T917">00</text:span>]<text:bookmark-end text:name="__DdeLink__3753089_801132944"/>)<text:bookmark-end text:name="__DdeLink__3753078_801132944"/><text:bookmark-end text:name="__DdeLink__3753086_801132944"/> <text:s/></text:p>
      <text:p text:style-name="P631"><text:span text:style-name="T97">Benchmarking note and rumination</text:span>: On my system, the first expression takes <text:span text:style-name="T917">129</text:span> ms. <text:s/>(<text:bookmark-start text:name="__DdeLink__3753078_8011329441"/><text:span text:style-name="T917">7</text:span><text:bookmark-end text:name="__DdeLink__3753078_8011329441"/><text:span text:style-name="T917">7.52 </text:span>kHz) to evaluate the sine of 10,000 numbers and the second is <text:span text:style-name="T917">113 </text:span>ms. (<text:span text:style-name="T917">88.5</text:span> kHz) Which <text:span text:style-name="T917">are both</text:span> still excellent, but the point of this is a very complex expression might take a lot longer than you think. Does this mean there is an issue with QDL? No. QDL is properly a notation and the fact that you can write clumsy English or Swahili -- if not even outright gibberish -- does not mean those languages are invalid either. </text:p>
      <text:p text:style-name="P207"/>
      <text:p text:style-name="P216">The different slice operators exist so you can optimize creating different types of lists.</text:p>
      <text:p text:style-name="P216"/>
      <text:p text:style-name="P207"><text:span text:style-name="T818">In general, function composition is you</text:span><text:span text:style-name="T918">r</text:span><text:span text:style-name="T818"> friend, so another option if you wanted to evaluate something complex is to create a function to operate on each element.. </text:span><text:span text:style-name="T819">E.g. let’s say you want to evaluate a polynomial at 1000 points over [-1,1]. You could write</text:span></text:p>
      <text:p text:style-name="P218"><text:bookmark-start text:name="__DdeLink__3753097_801132944"/><text:s/><text:bookmark-start text:name="__DdeLink__3753091_801132944"/><text:s text:c="2"/>a. := [;<text:span text:style-name="T918">2;1/5000</text:span>]- 2</text:p>
      <text:p text:style-name="P209"><text:bookmark-end text:name="__DdeLink__3753097_801132944"/><text:span text:style-name="T819"><text:s text:c="3"/></text:span><text:bookmark-start text:name="__DdeLink__3753099_801132944"/><text:span text:style-name="T819">b. := </text:span>a.^3 + 4×a.^2 - a.÷7 +3<text:bookmark-end text:name="__DdeLink__3753099_801132944"/><text:bookmark-end text:name="__DdeLink__3753091_801132944"/></text:p>
      <text:p text:style-name="P217"/>
      <text:p text:style-name="P217">which takes 8 iterations through the loop, or define</text:p>
      <text:p text:style-name="P216"/>
      <text:p text:style-name="P209"><text:s text:c="3"/><text:span text:style-name="T820">x</text:span><text:span text:style-name="T819">. := [|-1;1;1000|]</text:span></text:p>
      <text:p text:style-name="P209"><text:s text:c="3"/><text:bookmark-start text:name="__DdeLink__3753093_801132944"/>f(x)-&gt; <text:span text:style-name="T819">x</text:span>^3 + 4×<text:span text:style-name="T819">x</text:span>^2 - <text:span text:style-name="T819">x</text:span>÷7 +3<text:bookmark-end text:name="__DdeLink__3753093_801132944"/></text:p>
      <text:p text:style-name="P209"><text:s text:c="3"/><text:bookmark-start text:name="__DdeLink__3753095_801132944"/>for_each(@f, <text:span text:style-name="T820">x</text:span>.) =: b.<text:bookmark-end text:name="__DdeLink__3753095_801132944"/></text:p>
      <text:p text:style-name="P208"/>
      <text:p text:style-name="P211"/>
      <text:h text:style-name="Heading_20_3" text:outline-level="3"><text:bookmark-start text:name="__RefHeading___Toc674160_1332219333"/>Default values for stems<text:bookmark-end text:name="__RefHeading___Toc674160_1332219333"/></text:h>
      <text:p text:style-name="P193"><text:span text:style-name="T636">You may set a default value for stems – this is a very nice thing indeed so you don't have to <text:s/>initialize every element in one before using it. The way it works is </text:span><text:span text:style-name="T635">either you create a special entry for the stem</text:span></text:p>
      <text:p text:style-name="P133"><text:s text:c="3"/>a.:= {*:2}</text:p>
      <text:p text:style-name="P133"><text:s text:c="3"/>a.0 </text:p>
      <text:p text:style-name="P133">2</text:p>
      <text:p text:style-name="P424"/>
      <text:p text:style-name="P424"><text:span text:style-name="T635">Note that the key here is a </text:span><text:span text:style-name="T4">*</text:span><text:span text:style-name="T635"> (not the character </text:span><text:span text:style-name="T4">‘*’ </text:span><text:span text:style-name="T129">which represents any key it does not recognize) </text:span><text:span text:style-name="T635">or </text:span>you issue <text:span text:style-name="T635">a command</text:span></text:p>
      <text:p text:style-name="P194">set_default(stem., <text:span text:style-name="T23">scalar</text:span><text:span text:style-name="T157">);</text:span></text:p>
      <text:p text:style-name="P73"/>
      <text:p text:style-name="P424"><text:soft-page-break/><text:span text:style-name="T157">where the </text:span><text:span text:style-name="T23">scalar</text:span><text:span text:style-name="T157"> is any scalar. Then from that point forward, any time a value is accessed, if it has not been explicitly set, the default is returned. <text:s/></text:span><text:span text:style-name="T160">If the stem does not exist, it will be created. Note that subsequent operations on the stem do </text:span><text:span text:style-name="T76">not</text:span><text:span text:style-name="T263"> alter the default value.</text:span></text:p>
      <text:p text:style-name="P73">E.g.</text:p>
      <text:p text:style-name="P194"><text:s text:c="3"/>set_default(stem., 2)</text:p>
      <text:p text:style-name="P194"><text:s text:c="3"/>stem.woof</text:p>
      <text:p text:style-name="P194">2</text:p>
      <text:p text:style-name="P575"><text:s text:c="3"/><text:span text:style-name="T853">stem.'woof' := 4;</text:span></text:p>
      <text:p text:style-name="P194"><text:s text:c="3"/>stem.'woof'</text:p>
      <text:p text:style-name="P149">4</text:p>
      <text:p text:style-name="P149"><text:s text:c="3"/>2 == stem.'arf'</text:p>
      <text:p text:style-name="P149">true</text:p>
      <text:p text:style-name="P192"/>
      <text:p text:style-name="P132">The advantage of using the <text:span text:style-name="T2">* </text:span><text:span text:style-name="T120">entry is that it may be treated exactly like any other stem entry. If there is a default entry it will be listed when you print the stem.</text:span></text:p>
      <text:p text:style-name="P194"><text:s text:c="3"/><text:span text:style-name="T635">a.:={‘p’:’q’, ‘r’:’s’}</text:span></text:p>
      <text:p text:style-name="P194"><text:s text:c="3"/><text:span text:style-name="T635">set_default(a., ‘t’)</text:span></text:p>
      <text:p text:style-name="P194"><text:s text:c="3"/><text:span text:style-name="T635">a.</text:span></text:p>
      <text:p text:style-name="P133">{*:t, p:q,r:s}</text:p>
      <text:p text:style-name="P133"><text:s text:c="3"/>a.0 == ‘t’ &amp;&amp; a.p == q</text:p>
      <text:p text:style-name="P133">true</text:p>
      <text:h text:style-name="Heading_20_3" text:outline-level="3"><text:bookmark-start text:name="__RefHeading___Toc674162_1332219333"/><text:span text:style-name="T530">Applying scalars to s</text:span>tems<text:bookmark-end text:name="__RefHeading___Toc674162_1332219333"/></text:h>
      <text:p text:style-name="P199">A scalar is a simple value. All of the basic operations in QDL work on stems as aggregates. <text:span text:style-name="T706">(So called “freshman algebra.”) </text:span>So for instance, if you needed to make a list counting by 3's, you could issue</text:p>
      <text:p text:style-name="P209"><text:s text:c="4"/><text:span text:style-name="T591">3*n(5)</text:span>;</text:p>
      <text:p text:style-name="P561">[0,3,6,9,12]</text:p>
      <text:p text:style-name="P199"/>
      <text:p text:style-name="P208"><text:span text:style-name="T510"><text:s/></text:span><text:span text:style-name="T509">So lets say we have the following:</text:span></text:p>
      <text:p text:style-name="P209"><text:s text:c="4"/>ring.find := 'One Ring to find them';</text:p>
      <text:p text:style-name="P209"><text:s text:c="4"/>ring.rule := 'One Ring to rule them all';</text:p>
      <text:p text:style-name="P209"><text:s text:c="4"/>ring.bring := 'One Ring to bring them all';</text:p>
      <text:p text:style-name="P209"><text:s text:c="4"/>ring.bind := 'and in the darkness bind them';</text:p>
      <text:p text:style-name="P430"><text:line-break/>Let's find every element that contains the word 'One”, respecting case:</text:p>
      <text:p text:style-name="P209"><text:s text:c="4"/>contains(ring., 'One')</text:p>
      <text:p text:style-name="P209">{bind:false, find:true, bring:true, rule:true}</text:p>
      <text:p text:style-name="P430"><text:line-break/>Or for that matter, doesn't contain this word:</text:p>
      <text:p text:style-name="P209"><text:s text:c="4"/>!contains(ring., 'One')</text:p>
      <text:p text:style-name="P209">{bind:true, find:false, bring:false, rule:false}</text:p>
      <text:p text:style-name="P430"><text:span text:style-name="T508"><text:line-break/>The output of these functions is a boolean-valued stem and there is a very useful function called </text:span><text:span text:style-name="T511">mask</text:span><text:span text:style-name="T512"> which simply will return the elements that have corresponding true values. </text:span></text:p>
      <text:p text:style-name="P209"><text:s text:c="4"/>mask(ring., contains(ring., 'One'))</text:p>
      <text:p text:style-name="P209">{find:One Ring to find them, </text:p>
      <text:p text:style-name="P209"><text:s/>bring:One Ring to bring them all, </text:p>
      <text:p text:style-name="P209"><text:soft-page-break/><text:s/>rule:One Ring to rule them all}</text:p>
      <text:p text:style-name="P115"/>
      <text:p text:style-name="P115">And of course you could just find the ones that don't have the word “One” in them:</text:p>
      <text:p text:style-name="P209"><text:s text:c="3"/>mask(ring., !contains(ring., 'One'))</text:p>
      <text:p text:style-name="P209">{bind:and in the darkness bind them}</text:p>
      <text:p text:style-name="P199"/>
      <text:p text:style-name="P42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24"> </text:span><text:s/><text:bookmark-end text:name="__RefHeading___Toc674164_1332219333"/></text:h>
      <text:p text:style-name="P196">If you have <text:span text:style-name="T524">defined <text:s/></text:span>a variable, say </text:p>
      <text:p text:style-name="P196"/>
      <text:p text:style-name="P209">k := 3;</text:p>
      <text:p text:style-name="P209"><text:span text:style-name="T553">my_var. := </text:span><text:span text:style-name="T587">n</text:span><text:span text:style-name="T553">(5);</text:span></text:p>
      <text:p text:style-name="P196"/>
      <text:p text:style-name="P196">and issue the following</text:p>
      <text:p text:style-name="P196"/>
      <text:p text:style-name="P209">my_var.k := 'foo';</text:p>
      <text:p text:style-name="P196"/>
      <text:p text:style-name="P196">Then this will result in <text:span text:style-name="T375">my_var.3</text:span> being equal to the string <text:span text:style-name="T375">'foo'</text:span>. In short if the tail has a value at that point, this is used first. If not, then the tail itself as a string is used. This lets you do things like</text:p>
      <text:p text:style-name="P196"/>
      <text:p text:style-name="P209"><text:span text:style-name="T364">i</text:span> := 0;</text:p>
      <text:p text:style-name="P209">while[</text:p>
      <text:p text:style-name="P209"><text:s text:c="3"/><text:span text:style-name="T364">i</text:span> &lt; 5</text:p>
      <text:p text:style-name="P209"><text:s/>]do[</text:p>
      <text:p text:style-name="P209"><text:s text:c="2"/><text:span text:style-name="T372">say</text:span>('the value = ' + my_var.i);</text:p>
      <text:p text:style-name="P209"><text:s text:c="2"/><text:span text:style-name="T367">i++;</text:span></text:p>
      <text:p text:style-name="P209">];</text:p>
      <text:p text:style-name="P196"/>
      <text:p text:style-name="P196">which prints out</text:p>
      <text:p text:style-name="P196"/>
      <text:p text:style-name="P209">the value = 0</text:p>
      <text:p text:style-name="P209">the value = 1</text:p>
      <text:p text:style-name="P209">the value = 2</text:p>
      <text:p text:style-name="P209">the value = <text:span text:style-name="T553">foo</text:span></text:p>
      <text:p text:style-name="P209">the value = 4</text:p>
      <text:p text:style-name="P17"><text:line-break/>Moreover, substitutions happen from <text:span text:style-name="T524">right to left (!! backwards from reading order)</text:span>, so if you set</text:p>
      <text:p text:style-name="P17"/>
      <text:p text:style-name="P18"><text:bookmark-start text:name="__DdeLink__11608_1584785695"/><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09">w.z.y.x</text:p>
      <text:p text:style-name="P17"><text:soft-page-break/></text:p>
      <text:p text:style-name="P17">which would resolve to</text:p>
      <text:p text:style-name="P17"/>
      <text:p text:style-name="P209">w.2 == w.z.y.x <text:span text:style-name="T373">== 3</text:span></text:p>
      <text:p text:style-name="P17"/>
      <text:p text:style-name="P197">This permits more readable values, <text:span text:style-name="T374">e.g. </text:span><text:span text:style-name="T398">time.manner.place</text:span><text:span text:style-name="T374"> is a perfectly fine reference</text:span>. <text:span text:style-name="T75">HOWEVER</text:span><text:span text:style-name="T262"> the stem is always the leftmost symbol. The rest are just a very compact way to index it. </text:span></text:p>
      <text:p text:style-name="P30"/>
      <text:p text:style-name="P198"><text:span text:style-name="T262">S</text:span><text:span text:style-name="T258">o why do this? Because it allows for something very powerful: implicit looping. You can have stems do a tremendous amount of work without ever really having to access the elements. </text:span></text:p>
      <text:p text:style-name="P31"/>
      <text:p text:style-name="P207"><text:span text:style-name="T99">A Small </text:span><text:span text:style-name="T100">Example.</text:span></text:p>
      <text:p text:style-name="P110"/>
      <text:p text:style-name="P209"><text:s text:c="2"/>a. := abs(mod(random(1000000),1000000));</text:p>
      <text:p text:style-name="P209"><text:s text:c="2"/>a.42</text:p>
      <text:p text:style-name="P209">769942</text:p>
      <text:p text:style-name="P32"/>
      <text:p text:style-name="P32">That's 1 million random numbers in the range of 0 to 1000000 <text:span text:style-name="T554">and we showed the 42</text:span><text:span text:style-name="T539">nd</text:span><text:span text:style-name="T554"> value just because. Here's a polynomial:</text:span></text:p>
      <text:p text:style-name="P32"/>
      <text:p text:style-name="P209"><text:s text:c="2"/>a. := a.^2 + 3*a. -4;</text:p>
      <text:p text:style-name="P209"><text:s text:c="2"/>a.42</text:p>
      <text:p text:style-name="P209">592812993186<text:line-break/></text:p>
      <text:p text:style-name="P427">and if you insist, here is a check</text:p>
      <text:p text:style-name="P209"><text:s text:c="2"/>769942^2 + 3*769942 - 4</text:p>
      <text:p text:style-name="P209">592812993186</text:p>
      <text:p text:style-name="P427"/>
      <text:p text:style-name="P201">You may also have indices with embedded periods, so in the above example</text:p>
      <text:p text:style-name="P202"><text:s text:c="4"/>foo:= ‘z.y.x’;</text:p>
      <text:p text:style-name="P209"><text:span text:style-name="T680"><text:s text:c="4"/>w.foo; </text:span><text:s text:c="2"/></text:p>
      <text:p text:style-name="P202">3</text:p>
      <text:p text:style-name="P207"/>
      <text:p text:style-name="P200">You can then take a list of indices and simply iterate over them or whatever you need to do. This again is why keys for stems <text:span text:style-name="T693">generally </text:span>do not allow for embedded periods.</text:p>
      <text:p text:style-name="P200"/>
      <text:p text:style-name="P203">Although you can do something like this:</text:p>
      <text:p text:style-name="P209"><text:s text:c="2"/><text:span text:style-name="T693">a := 2.3</text:span></text:p>
      <text:p text:style-name="P209"><text:s text:c="2"/>q.a := 4</text:p>
      <text:p text:style-name="P209"><text:s text:c="2"/>q.2.3 := 5</text:p>
      <text:p text:style-name="P209"><text:s text:c="2"/>q.</text:p>
      <text:p text:style-name="P209">{2.3:4,2:{3:5}}</text:p>
      <text:p text:style-name="P209"><text:s text:c="2"/>q.a</text:p>
      <text:p text:style-name="P209">4</text:p>
      <text:p text:style-name="P209"><text:s text:c="2"/>q.2.3</text:p>
      <text:p text:style-name="P209">5</text:p>
      <text:p text:style-name="P200"><text:s text:c="2"/></text:p>
      <text:p text:style-name="P203">where there is a decimal index, it can get confusing. </text:p>
      <text:h text:style-name="P660" text:outline-level="3"><text:bookmark-start text:name="__RefHeading___Toc617_3277173355"/><text:soft-page-break/><text:span text:style-name="T275">More a</text:span><text:span text:style-name="T265">bout that trailing</text:span><text:span text:style-name="T98"> </text:span><text:span text:style-name="T265">period.</text:span><text:bookmark-end text:name="__RefHeading___Toc617_3277173355"/></text:h>
      <text:p text:style-name="P197"><text:span text:style-name="T265"><text:s/></text:span><text:span text:style-name="T262">To refer to a stem as an aggregate (everything) you must include the period. This is a perfectly fine example</text:span></text:p>
      <text:p text:style-name="P30"/>
      <text:p text:style-name="P209"><text:s text:c="2"/>a.0 := 'foo';</text:p>
      <text:p text:style-name="P209"><text:s text:c="2"/>a.1 := 'bar';</text:p>
      <text:p text:style-name="P209"><text:s text:c="2"/>a.2 := 'baz';</text:p>
      <text:p text:style-name="P209"/>
      <text:p text:style-name="P209"><text:s text:c="2"/>a := 2; // <text:span text:style-name="T524">so this is a scalar – no period at the end</text:span></text:p>
      <text:p text:style-name="P209"><text:s text:c="2"/>say(a.a);</text:p>
      <text:p text:style-name="P209">baz</text:p>
      <text:p text:style-name="P204"/>
      <text:p text:style-name="P204">Here the s<text:span text:style-name="T524">c</text:span>alar a has value of 2 which is substituted as the tail of the stem, so the answer printed is the value of a.2. This just points out that a and a. are considered to be wholly unrelated. <text:line-break/><text:line-break/><text:span text:style-name="T571">Note that this is </text:span><text:span text:style-name="T30">exactly </text:span><text:span text:style-name="T173">like most other programming languages (e.g. C, C++. Java). </text:span><text:span text:style-name="T174">For instance this a perfectly fine program in C:<text:line-break/></text:span></text:p>
      <text:p text:style-name="P560">#include &lt;stdio.h&gt;</text:p>
      <text:p text:style-name="P560">int main()</text:p>
      <text:p text:style-name="P560">{</text:p>
      <text:p text:style-name="P209"><text:span text:style-name="T624"><text:s text:c="4"/></text:span><text:span text:style-name="T611">float</text:span><text:span text:style-name="T624"> <text:s/></text:span><text:span text:style-name="T625">a</text:span><text:span text:style-name="T624">[3];</text:span></text:p>
      <text:p text:style-name="P560"><text:s text:c="4"/>float <text:s/><text:span text:style-name="T572">a</text:span>;</text:p>
      <text:p text:style-name="P560"><text:s text:c="4"/>//<text:span text:style-name="T23"> </text:span><text:span text:style-name="T31">bunch of stuff </text:span></text:p>
      <text:p text:style-name="P560"/>
      <text:p text:style-name="P560"><text:s text:c="4"/><text:span text:style-name="T622">a[0] = a;</text:span></text:p>
      <text:p text:style-name="P559"/>
      <text:p text:style-name="P560"><text:s text:c="4"/>return 0;</text:p>
      <text:p text:style-name="P560">}</text:p>
      <text:p text:style-name="P59"/>
      <text:p text:style-name="P204"><text:span text:style-name="T173"><text:s/>in which an array and a variable may have the same name and are differentiated by indexing, </text:span><text:span text:style-name="T30">e.g., a </text:span><text:span text:style-name="T173">vs. </text:span><text:span text:style-name="T30">a[].</text:span><text:span text:style-name="T173"> QDL simply has a very flexible approach </text:span><text:span text:style-name="T175">to indices</text:span><text:span text:style-name="T173">.</text:span> <text:s/><text:span text:style-name="T573">Another way to think of stems is as “ragged arrays”, where entries may be of differing lengths per index.</text:span></text:p>
      <text:p text:style-name="P204"/>
      <text:p text:style-name="P204">You may nest stems as well, so </text:p>
      <text:p text:style-name="P204"/>
      <text:p text:style-name="P209"><text:s text:c="2"/>a. := 3 * <text:span text:style-name="T587">n</text:span>(5); // <text:span text:style-name="T519">count by 3's, so 0,3,6, … ,12</text:span></text:p>
      <text:p text:style-name="P209"><text:s text:c="2"/>b. := 10 * <text:span text:style-name="T587">n</text:span>(5);// <text:span text:style-name="T519">count by 10's so 0,10, … ,40</text:span></text:p>
      <text:p text:style-name="P209"/>
      <text:p text:style-name="P209">a.b. := b.;</text:p>
      <text:p text:style-name="P204"/>
      <text:p text:style-name="P204">works just fine. <text:span text:style-name="T616">Note that unless </text:span><text:span text:style-name="T34">b</text:span><text:span text:style-name="T616"> has been assigned a value, the index of it in </text:span><text:span text:style-name="T34">a. </text:span><text:span text:style-name="T182">is </text:span><text:span text:style-name="T34">b. </text:span><text:span text:style-name="T157">You</text:span> can access the value as</text:p>
      <text:p text:style-name="P204"/>
      <text:p text:style-name="P209">c. := a.b.; // note the trailing . <text:span text:style-name="T547">o</text:span>n the variable c to show it is stem</text:p>
      <text:p text:style-name="P204"/>
      <text:p text:style-name="P204">but you cannot issue <text:span text:style-name="T375">a.b.3</text:span> and expect to get anything back <text:span text:style-name="T547">(</text:span><text:span text:style-name="T379">b.3 == 30</text:span><text:span text:style-name="T547"> which is not an index in </text:span><text:span text:style-name="T379">a.</text:span><text:span text:style-name="T547">) </text:span>unless you have set it explicitly. This is because, <text:span text:style-name="T520">again, it is included in the stem variable </text:span><text:span text:style-name="T380">a.</text:span><text:span text:style-name="T520"> as an entry and you must refer to it by its proper index.</text:span> <text:s/><text:span text:style-name="T531">TL;DR: Tail <text:s/>resolution happens for scalars. </text:span></text:p>
      <text:h text:style-name="Heading_20_3" text:outline-level="3"><text:bookmark-start text:name="__RefHeading___Toc674179_1332219333"/><text:soft-page-break/>Cavet <text:span text:style-name="T744">on name collisions</text:span><text:bookmark-end text:name="__RefHeading___Toc674179_1332219333"/></text:h>
      <text:p text:style-name="P208"><text:span text:style-name="T743">Since tail resolution is always in effect, </text:span><text:span text:style-name="T50">do </text:span><text:span text:style-name="T218">take care with your variable names. For instance, if you decide everything in your </text:span><text:span text:style-name="T469">X</text:span><text:span text:style-name="T218"> workspace is named </text:span><text:span text:style-name="T469">x, x.,</text:span> <text:span text:style-name="T743">etc.</text:span> <text:span text:style-name="T218">then you may unwittingly re-use the same <text:s text:c="2"/>name, so trying to set your stem to have a key of </text:span><text:span text:style-name="T469">’x’</text:span> <text:span text:style-name="T743">by </text:span><text:span text:style-name="T744">setting </text:span><text:span text:style-name="T469">x.x.</text:span><text:span text:style-name="T470">0 := ...</text:span><text:span text:style-name="T469"> </text:span><text:span text:style-name="T743">to something is going to give you an index error, </text:span><text:span text:style-name="T744">since the middle </text:span><text:span text:style-name="T470">x. </text:span><text:span text:style-name="T744">introduces a recursive structure (which you can do in QDL fine)</text:span><text:span text:style-name="T743">. There are a couple of ways around this. </text:span></text:p>
      <text:p text:style-name="P208"><text:span text:style-name="T743">1. Use literals: <text:s/></text:span><text:span text:style-name="T469">x.’x’.</text:span><text:span text:style-name="T471">0</text:span><text:span text:style-name="T469"> := …</text:span></text:p>
      <text:p text:style-name="P428">2. Use another variable: <text:span text:style-name="T460">my_x := ’x’; x.my_x.</text:span><text:span text:style-name="T471">0</text:span><text:span text:style-name="T460"> :=…</text:span></text:p>
      <text:p text:style-name="P208"><text:span text:style-name="T745">3</text:span><text:span text:style-name="T744">. Use better names. Is it really descriptive to have everything named </text:span><text:span text:style-name="T470">x </text:span><text:span text:style-name="T744">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08"><text:span text:style-name="T745">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71">query() </text:span><text:span text:style-name="T745">command)</text:span><text:span text:style-name="T469"> </text:span><text:span text:style-name="T745">and should be viewed in that light.</text:span></text:p>
      <text:p text:style-name="P208"><text:span text:style-name="T744">Also remember that parentheses can be (and should at times) be used to direct the order of tail resolution: </text:span><text:span text:style-name="T470">x.(x).(x).(x) </text:span><text:span text:style-name="T744">would tell QDL to use the value of </text:span><text:span text:style-name="T470">x </text:span><text:span text:style-name="T744">for tail resolutions, not </text:span><text:span text:style-name="T470">x. </text:span><text:span text:style-name="T744">as is the contract (when resolving tails, look for stems first, and only look for scalars if there is no</text:span></text:p>
      <text:p text:style-name="P169"/>
      <text:h text:style-name="Heading_20_3" text:outline-level="3"><text:bookmark-start text:name="__RefHeading___Toc16284_4001340964"/>The ~ <text:span text:style-name="T793">and</text:span> <text:span text:style-name="T632">union</text:span> operator<text:bookmark-end text:name="__RefHeading___Toc16284_4001340964"/></text:h>
      <text:p text:style-name="P291">There is a specific operator in QDL for stems <text:span text:style-name="T793">(sets have their own operators)</text:span>, the <text:span text:style-name="T74">tilde</text:span><text:span text:style-name="T157"> or ~ operator. This concatenates stems. There is a function version of it too called </text:span><text:span text:style-name="T23">union</text:span><text:span text:style-name="T157"> (see below for more documentation). What does it do? It sticks together two stems.</text:span></text:p>
      <text:p text:style-name="Preformatted_20_Text"><text:s text:c="2"/>[1,2]~[3,4]</text:p>
      <text:p text:style-name="Preformatted_20_Text">[1,2,3,4]</text:p>
      <text:p text:style-name="Text_20_body"/>
      <text:p text:style-name="P292">In this case, the two lists <text:span text:style-name="T375">[1,2]</text:span> and <text:span text:style-name="T375">[3,4]</text:span> are assembled into a single list <text:span text:style-name="T375">[1,2,3,4]</text:span>. It will also turn scalars into a list:</text:p>
      <text:p text:style-name="Preformatted_20_Text"><text:s text:c="2"/>1~'a'~true</text:p>
      <text:p text:style-name="Preformatted_20_Text">[1,a,true]</text:p>
      <text:p text:style-name="Text_20_body"/>
      <text:p text:style-name="P292">This works with stems generally:</text:p>
      <text:p text:style-name="P294"><text:s text:c="2"/>a.b := 'foo';a.c:='bar';</text:p>
      <text:p text:style-name="P29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oft-page-break/><text:s/>c:quxx</text:p>
      <text:p text:style-name="Preformatted_20_Text">}</text:p>
      <text:p text:style-name="P292"/>
      <text:p text:style-name="P293"><text:span text:style-name="T35">Caveat</text:span><text:span text:style-name="T183"> in the case of lists (integer indices), the list is extended. In the case of stems with non-integer values, they cannot be extrapolated, so if <text:s/>the same key is encountered, the value is overwritten.</text:span></text:p>
      <text:p text:style-name="P295"><text:span text:style-name="T183">A</text:span><text:span text:style-name="T157">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7"/>
      <text:p text:style-name="P296"><text:span text:style-name="T157">One difference between this and the </text:span><text:span text:style-name="T23">union</text:span><text:span text:style-name="T157"> function is that the union function </text:span><text:span text:style-name="T225">reorders everything.</text:span></text:p>
      <text:p text:style-name="P438"><text:s/>named stem.)</text:p>
      <text:h text:style-name="Heading_20_2" text:outline-level="2"><text:bookmark-start text:name="__RefHeading___Toc674181_1332219333"/>Other stem expressions<text:bookmark-end text:name="__RefHeading___Toc674181_1332219333"/></text:h>
      <text:p text:style-name="P138"><text:span text:style-name="T578">1. </text:span>You can embed expressions in the indices, <text:span text:style-name="T641">but have to be very clear about how it should be grouped. This means parentheses are your friend.</text:span></text:p>
      <text:p text:style-name="P138"><text:s/></text:p>
      <text:p text:style-name="P137"><text:s text:c="3"/><text:span text:style-name="T641">k:=1;</text:span></text:p>
      <text:p text:style-name="Preformatted_20_Text"><text:s text:c="3"/>[i(5),i(4)].k</text:p>
      <text:p text:style-name="P136"/>
      <text:p text:style-name="P139">would return</text:p>
      <text:p text:style-name="P139"><text:s/></text:p>
      <text:p text:style-name="Preformatted_20_Text">[0,1,2,3]</text:p>
      <text:p text:style-name="Text_20_body"/>
      <text:p text:style-name="P362"><text:span text:style-name="T169">Y</text:span><text:span text:style-name="T188">ou must, however, be careful. Since the . </text:span><text:span text:style-name="T209">the child-</text:span><text:span text:style-name="T211">o</text:span><text:span text:style-name="T209">f operator, so </text:span><text:span text:style-name="T188"><text:s/>things between dots a</text:span><text:span text:style-name="T211">re</text:span><text:span text:style-name="T188"> arguments to this operator. </text:span><text:span text:style-name="T219">(Note well that “child of” works in English if you read stems from right to left.)</text:span><text:span text:style-name="T188"> </text:span></text:p>
      <text:p text:style-name="P361"><text:span text:style-name="T188">T</text:span><text:span text:style-name="T157">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2">and </text:span><text:span text:style-name="T12">c</text:span><text:span text:style-name="T142"> will be tried as stems and if there are no such stems, then their scalar values will be used. If there are no such values, the value of the argument is simply returned. Let us say that you had both variables </text:span><text:span text:style-name="T12">b.</text:span><text:span text:style-name="T142"> and </text:span><text:span text:style-name="T12">b</text:span><text:span text:style-name="T142"> in the workspace and you really wanted to force that the scalar be used. Simply put it in parentheses (so it is evaluated first):</text:span></text:p>
      <text:p text:style-name="Preformatted_20_Text">a.(b).c.d</text:p>
      <text:p text:style-name="P50"/>
      <text:p text:style-name="P140"><text:span text:style-name="T189">You can </text:span><text:span text:style-name="T190">also </text:span><text:span text:style-name="T189">set </text:span><text:span text:style-name="T190">expressions</text:span><text:span text:style-name="T189"> to a value. </text:span><text:span text:style-name="T191">So you can do something like this</text:span></text:p>
      <text:p text:style-name="P49"><text:soft-page-break/></text:p>
      <text:p text:style-name="P515"><text:s text:c="4"/>a. := [-<text:span text:style-name="T587">n</text:span>(5), <text:span text:style-name="T587">n</text:span>(6)^2];</text:p>
      <text:p text:style-name="P515"><text:s text:c="4"/>f()-<text:span text:style-name="T746">&gt; </text:span>a.;</text:p>
      <text:p text:style-name="P515"><text:s text:c="4"/><text:span text:style-name="T642">f().</text:span><text:span text:style-name="T730">i</text:span><text:span text:style-name="T642">(1).</text:span><text:span text:style-name="T730">i</text:span><text:span text:style-name="T642">(2) := 100;</text:span></text:p>
      <text:p text:style-name="P515"><text:s text:c="4"/><text:span text:style-name="T642">f();</text:span></text:p>
      <text:p text:style-name="P142">[[0,-1,-2,-3,-4],[0,1,100,4,9,25]]</text:p>
      <text:p text:style-name="P49"/>
      <text:p text:style-name="P141"><text:span text:style-name="T210">(Of course, </text:span><text:span text:style-name="T361">i(x)</text:span><text:span text:style-name="T310"> is the identity function which just hands back</text:span><text:span text:style-name="T361"> x.</text:span><text:span text:style-name="T310"> </text:span><text:span text:style-name="T157">Of course, this is slightly contrived to have </text:span><text:span text:style-name="T351">f() </text:span><text:span text:style-name="T258">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
      <text:p text:style-name="P144">is certainly legal and works, but read what <text:span text:style-name="T727">i</text:span>t did: It parsed a uri and in that result set a single value to <text:span text:style-name="T2">foo</text:span><text:span text:style-name="T120">. If the intent was to replace the </text:span><text:span text:style-name="T2">path</text:span><text:span text:style-name="T120"> with a new value, this won’t work either</text:span></text:p>
      <text:p text:style-name="Preformatted_20_Text"><text:s text:c="2"/>a. := <text:s text:c="2"/>to_uri('a:/b').path := 'foo'</text:p>
      <text:p text:style-name="P27"/>
      <text:p text:style-name="P28">because the right hand side is a scalar. generally, variables exist to stash things we want later, so the right way to do it is</text:p>
      <text:p text:style-name="P28"/>
      <text:p text:style-name="Preformatted_20_Text"><text:s text:c="3"/>a. := <text:s text:c="2"/>to_uri('a:/b');</text:p>
      <text:p text:style-name="P516"><text:s text:c="3"/><text:span text:style-name="T643">a.path := 'foo';</text:span></text:p>
      <text:p text:style-name="P51"><text:s/></text:p>
      <text:p text:style-name="P143"><text:span text:style-name="T157">Now </text:span><text:span text:style-name="T351">a.</text:span><text:span text:style-name="T157"> has in it what you want.</text:span></text:p>
      <text:p text:style-name="P52"/>
      <text:p text:style-name="P116">2. Recursion works but don't try to print.</text:p>
      <text:p text:style-name="P116"/>
      <text:p text:style-name="P116">You may certainly make a stem refer to itself:</text:p>
      <text:p text:style-name="P116"/>
      <text:p text:style-name="Preformatted_20_Text"><text:s text:c="4"/>a. := <text:span text:style-name="T591">[;</text:span>5<text:span text:style-name="T731">]</text:span>;</text:p>
      <text:p text:style-name="Preformatted_20_Text"><text:s text:c="4"/>a.b. := a.; <text:s/></text:p>
      <text:p text:style-name="Preformatted_20_Text"><text:s text:c="4"/><text:span text:style-name="T578">say(a.b.2);</text:span></text:p>
      <text:p text:style-name="P117">2</text:p>
      <text:p text:style-name="P116"><text:s/></text:p>
      <text:p text:style-name="P116"><text:span text:style-name="T258">You can access elements directly as you wish though avoid tail resolution unless you – like any other recursive structure – have a well thought out plan to access things. </text:span><text:span text:style-name="T276">In the above example, </text:span><text:span text:style-name="T450">a.b.2</text:span><text:span text:style-name="T276"> is defined so there is no tail resolution needed. </text:span><text:span text:style-name="T258"><text:s/></text:span><text:span text:style-name="T74">But </text:span><text:span text:style-name="T258">do not try to print it because if you do you will get </text:span><text:s/><text:line-break/></text:p>
      <text:p text:style-name="Preformatted_20_Text"><text:s text:c="4"/><text:span text:style-name="T578">say(</text:span>a.<text:span text:style-name="T578">);</text:span></text:p>
      <text:p text:style-name="Preformatted_20_Text"><text:span text:style-name="T579">E</text:span>rror: recursive overflow at index 'b.'</text:p>
      <text:p text:style-name="P210"/>
      <text:h text:style-name="P639"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49">Index lists</text:span><text:bookmark-end text:name="__RefHeading___Toc19135_1203596395"/></text:h>
      <text:p text:style-name="P377"><text:span text:style-name="T748">You may use stems as indices too. </text:span><text:span text:style-name="T749">An example should suffice</text:span></text:p>
      <text:p text:style-name="Preformatted_20_Text"><text:s text:c="2"/>a. := {'p':'x', 'q':'y', 'r':5, 's':[2,4,6], 't':{'m':true,'n':345.345}};</text:p>
      <text:p text:style-name="Preformatted_20_Text"><text:s text:c="2"/>a.s.0 == <text:s text:c="2"/>a.['s',0]</text:p>
      <text:p text:style-name="Preformatted_20_Text">true</text:p>
      <text:p text:style-name="P378"><text:soft-page-break/></text:p>
      <text:p text:style-name="P377"><text:span text:style-name="T749">If a list is used as an index on a stem, then it is referred to as an </text:span><text:span text:style-name="T87">index </text:span><text:span text:style-name="T318">list </text:span><text:span text:style-name="T322">or a </text:span><text:span text:style-name="T88">multi-index</text:span><text:span text:style-name="T318">. In</text:span><text:span text:style-name="T749"> other words </text:span><text:span text:style-name="T420">a.x.y. … z == a.[x,y, … ,z].</text:span><text:span text:style-name="T749"> Why? Because you can then create index lists dynamically. Using the . notation is great if you know the structure of the stem already, but if, for instance you have done a </text:span><text:span text:style-name="T147"><text:s/></text:span><text:span text:style-name="T420">query()</text:span><text:span text:style-name="T147"> command to an unknown stem and now have a collection of </text:span><text:span text:style-name="T149">multi-indices</text:span><text:span text:style-name="T147">, you can access the elements. </text:span><text:span text:style-name="T149">A great utility is </text:span><text:span text:style-name="T498">m_ind</text:span><text:span text:style-name="T499">ices</text:span><text:span text:style-name="T149"> in the extensions, if you have loaded them.</text:span></text:p>
      <text:p text:style-name="P97">Caveat<text:span text:style-name="T258">. In normal stem resolution, every stem is resolved to indices on its right. Let’s say you wanted to access </text:span></text:p>
      <text:p text:style-name="Preformatted_20_Text">a.4.3.2.1</text:p>
      <text:p text:style-name="P173"/>
      <text:p text:style-name="P173">using a list index. If you enter</text:p>
      <text:p text:style-name="P536">a.[4,3,2].1 </text:p>
      <text:p text:style-name="P172"/>
      <text:p text:style-name="P172">this resolves as </text:p>
      <text:p text:style-name="P172"/>
      <text:p text:style-name="P536">a.3</text:p>
      <text:p text:style-name="Standard"/>
      <text:p text:style-name="P172">since </text:p>
      <text:p text:style-name="P172"/>
      <text:p text:style-name="P174">[4,3,2].1 == 3</text:p>
      <text:p text:style-name="Standard"/>
      <text:p text:style-name="P172">Other ways to write this are</text:p>
      <text:p text:style-name="P172"/>
      <text:p text:style-name="P174">(a.[4,3,2]).1 == a.([4,3,2]~1)</text:p>
      <text:p text:style-name="Text_20_body"/>
      <text:p text:style-name="P436"><text:span text:style-name="T767">Various functions either take multi-indices as their arguments (such as </text:span><text:span text:style-name="T386">remap</text:span><text:span text:style-name="T767">) or produce them as their results (such as </text:span><text:span text:style-name="T386">indices</text:span><text:span text:style-name="T767">).</text:span></text:p>
      <text:h text:style-name="P660" text:outline-level="3"><text:bookmark-start text:name="__RefHeading___Toc674185_1332219333"/><text:span text:style-name="T828">The </text:span><text:span text:style-name="T633">extraction</text:span><text:span text:style-name="T828"> operator</text:span><text:bookmark-end text:name="__RefHeading___Toc674185_1332219333"/></text:h>
      <text:p text:style-name="P713"><text:span text:style-name="T828">A common scenario is to have a large and very complex stem (for instance, writing a web application and getting some monstrous JSON object that you have turned in to <text:s/>a stem). The </text:span><text:span text:style-name="T94">extraction</text:span><text:span text:style-name="T92"> operator</text:span><text:span text:style-name="T95">s</text:span><text:span text:style-name="T115">,</text:span><text:span text:style-name="T92"> </text:span><text:span text:style-name="T430">\</text:span><text:span text:style-name="T500">,</text:span><text:span text:style-name="T430"> </text:span><text:span text:style-name="T431">\!, </text:span><text:span text:style-name="T430">\</text:span><text:span text:style-name="T429">&gt;</text:span><text:span text:style-name="T500">,</text:span><text:span text:style-name="T430"> </text:span><text:span text:style-name="T431">\!</text:span><text:span text:style-name="T429">&gt;</text:span><text:span text:style-name="T152"> </text:span>allow you to <text:span text:style-name="T828">specify which elements to take from a given dimension to form another stem. </text:span><text:span text:style-name="T926">You may also select (filter, as it is called in some other languages) elements using functions, following the syntax and usage of the </text:span><text:span text:style-name="T925">pick</text:span><text:span text:style-name="T926"> function.</text:span></text:p>
      <table:table table:name="Table1" table:style-name="Table1">
        <table:table-column table:style-name="Table1.A"/>
        <table:table-column table:style-name="Table1.B"/>
        <table:table-row>
          <table:table-cell table:style-name="Table1.A1" office:value-type="string">
            <text:p text:style-name="P677">Operator</text:p>
          </table:table-cell>
          <table:table-cell table:style-name="Table1.B1" office:value-type="string">
            <text:p text:style-name="P677">Effect</text:p>
          </table:table-cell>
        </table:table-row>
        <table:table-row>
          <table:table-cell table:style-name="Table1.A2" office:value-type="string">
            <text:p text:style-name="P677">\</text:p>
          </table:table-cell>
          <table:table-cell table:style-name="Table1.B2" office:value-type="string">
            <text:p text:style-name="P677">Integers keys will be reordered. String keys are never altered</text:p>
          </table:table-cell>
        </table:table-row>
        <table:table-row>
          <table:table-cell table:style-name="Table1.A2" office:value-type="string">
            <text:p text:style-name="P677">\!</text:p>
          </table:table-cell>
          <table:table-cell table:style-name="Table1.B2" office:value-type="string">
            <text:p text:style-name="P677">Integer keys will be preserved exactly.</text:p>
          </table:table-cell>
        </table:table-row>
        <table:table-row>
          <table:table-cell table:style-name="Table1.A2" office:value-type="string">
            <text:p text:style-name="Table_20_Contents">&gt;</text:p>
          </table:table-cell>
          <table:table-cell table:style-name="Table1.B2" office:value-type="string">
            <text:p text:style-name="P677">Take stem arguments as stem indices</text:p>
          </table:table-cell>
        </table:table-row>
        <table:table-row>
          <table:table-cell table:style-name="Table1.A2" office:value-type="string">
            <text:p text:style-name="P677">*</text:p>
          </table:table-cell>
          <table:table-cell table:style-name="Table1.B2" office:value-type="string">
            <text:p text:style-name="P677">Take all of the indices</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713"/>
      <text:p text:style-name="Text_20_body"><text:soft-page-break/>Quick examples.<text:span text:style-name="T927"><text:line-break/></text:span>a\[2,3] <text:s/>means extract a.2, a.3. <text:span text:style-name="T928">result will be a list [a.2, a.3]</text:span><text:line-break/>a\&gt;[2,3] means extract a.2.3<text:line-break/><text:span text:style-name="T928">a\![2,3] means that the result is a stem with indices 2 and 3.<text:line-break/>a\* means to take everything – the same as writing a.<text:line-break/>a\[2,3]\*\[1,4] returns a rank 3 array list a.2.k.1, a.3.k.1, a.2.k.4, a.3.k.4 as k ranges over every index for axis 2.<text:line-break/>a\[2,3]\5\[1,4] return a rank 2 result (the scalar for the axis means to suppress it) so the elements are<text:line-break/>[a.2.5.1, a.2.5.4, a.3.5.1, a.3.5.4]</text:span></text:p>
      <text:p text:style-name="P714">More concrete examples are below. </text:p>
      <text:p text:style-name="P676"/>
      <text:p text:style-name="P222">Motivational Example</text:p>
      <text:p text:style-name="P220">Let us say that you got that JSON object and that it’s structure looks like this:</text:p>
      <text:p text:style-name="P129">web.content.server.clients.i.transactions.j</text:p>
      <text:p text:style-name="Text_20_body"><text:span text:style-name="T829">So that in reality, </text:span><text:span text:style-name="T62">i </text:span><text:span text:style-name="T235">and </text:span><text:span text:style-name="T62">j </text:span><text:span text:style-name="T829">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49">'</text:span>content<text:span text:style-name="T549">'</text:span>\<text:span text:style-name="T549">'</text:span>server<text:span text:style-name="T549">'</text:span>\<text:span text:style-name="T549">'</text:span>clients<text:span text:style-name="T549">'</text:span>\*\<text:span text:style-name="T549">'</text:span>transactions<text:span text:style-name="T549">'</text:span>\0\<text:span text:style-name="T549">'</text:span>uuid<text:span text:style-name="T549">'</text:span></text:p>
      <text:p text:style-name="Preformatted_20_Text"><text:s text:c="3"/><text:span text:style-name="T829">a.</text:span></text:p>
      <text:p text:style-name="Preformatted_20_Text"><text:span text:style-name="T829">[</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29">]</text:span></text:p>
      </text:section>
      <text:p text:style-name="P563"/>
      <text:p text:style-name="P220"/>
      <text:p text:style-name="P437"><text:span text:style-name="T829">The result is a simple list of the uuids, </text:span><text:span text:style-name="T830">one per client</text:span><text:span text:style-name="T829">. The constants are omitted from the final result. * means to take everything in that dimension (here </text:span><text:span text:style-name="T830">clients has </text:span><text:span text:style-name="T829">5 elements). The 0 means to take only the zero-th transaction. </text:span></text:p>
      <text:p text:style-name="P220">You may use \ or \! the difference is that ! indicated preserving the indices as they are, otherwise for integers, they are automatically renumbered. This allows you to extract a substem with the indices intact <text:span text:style-name="T840">if that is needed</text:span>.</text:p>
      <text:p text:style-name="Preformatted_20_Text"><text:s text:c="3"/>b. := n(4,5,[;20])</text:p>
      <text:p text:style-name="Preformatted_20_Text"><text:s text:c="3"/>b\![1,3]\![<text:span text:style-name="T829">2, </text:span>0]</text:p>
      <text:p text:style-name="Preformatted_20_Text">{1:{0:5, 2:7}, 3:{0:15, 2:17}}</text:p>
      <text:p text:style-name="P220"/>
      <text:p text:style-name="P220">Note that the the result <text:span text:style-name="T830">has the same indices as a., it is just a substem. So </text:span><text:span text:style-name="T390">a.1.2 == b.1.2</text:span><text:span text:style-name="T830">, etc.</text:span></text:p>
      <text:p text:style-name="P221"><text:s text:c="3"/>b\[1,3]\[2, 0]</text:p>
      <text:p text:style-name="P221">[[7,5],[17,15]]</text:p>
      <text:p text:style-name="Standard"/>
      <text:p text:style-name="P219"><text:soft-page-break/>Do note one other thing: The order of the last dimension was swapped, which in this case means that the substem has re-ordered the elements. In the strict case no re-ordering can occur since the indices are not altered. </text:p>
      <text:p text:style-name="P219"/>
      <text:p text:style-name="Preformatted_20_Text"><text:s text:c="2"/>b\[1]\[1,3]</text:p>
      <text:p text:style-name="Preformatted_20_Text">[[6,8]]</text:p>
      <text:p text:style-name="P219"/>
      <text:p text:style-name="P219">Since the value of 1 is a list, the result has that dimension, so it is a 1x2 stem.</text:p>
      <text:h text:style-name="P661" text:outline-level="3"><text:bookmark-start text:name="__RefHeading___Toc63800_779238116"/>Creating extractions on the fly with \&gt;, \&gt;! and star()<text:bookmark-end text:name="__RefHeading___Toc63800_779238116"/></text:h>
      <text:p text:style-name="P224">You may also create a list of indices and tell QDL to interpret each element separately using <text:s/>\&gt;. The &gt; in effect tells QDL to distribute the \ to each element. So our above example could be written</text:p>
      <text:p text:style-name="Preformatted_20_Text"><text:span text:style-name="T836">a. := web\&gt;[</text:span><text:span text:style-name="T549">'</text:span><text:span text:style-name="T836">content</text:span><text:span text:style-name="T549">','</text:span><text:span text:style-name="T836">server</text:span><text:span text:style-name="T549">','</text:span><text:span text:style-name="T836">clients</text:span><text:span text:style-name="T549">',</text:span><text:span text:style-name="T836">star(),</text:span><text:span text:style-name="T549">'</text:span><text:span text:style-name="T836">transactions</text:span><text:span text:style-name="T549">',</text:span><text:span text:style-name="T836">0,</text:span><text:span text:style-name="T549">'</text:span><text:span text:style-name="T836">uuid</text:span><text:span text:style-name="T549">'</text:span><text:span text:style-name="T836">] </text:span></text:p>
      <text:p text:style-name="P219"/>
      <text:p text:style-name="P223">Note that * may be replaced in extraction with the function star(). You may also use it in expressions like</text:p>
      <text:p text:style-name="Preformatted_20_Text"><text:s text:c="3"/>a\*</text:p>
      <text:p text:style-name="Preformatted_20_Text"><text:s text:c="3"/>a\star()</text:p>
      <text:p text:style-name="P225"/>
      <text:p text:style-name="Heading">Note<text:span text:style-name="T830">s</text:span></text:p>
      <text:list text:style-name="L8">
        <text:list-item>
          <text:p text:style-name="P700"><text:span text:style-name="T397">\!*</text:span> is legal, but has no effect since all indices are taken</text:p>
        </text:list-item>
        <text:list-item>
          <text:p text:style-name="P700"><text:span text:style-name="T397">\!</text:span><text:span text:style-name="T503">scalar</text:span> has no effect since scalars are never returned in the final result</text:p>
        </text:list-item>
        <text:list-item>
          <text:p text:style-name="P700"><text:span text:style-name="T397">\![</text:span><text:span text:style-name="T503">scalar</text:span><text:span text:style-name="T397">]</text:span> is trivial and equivalent to <text:span text:style-name="T397">\[</text:span><text:span text:style-name="T503">scalar</text:span><text:span text:style-name="T397">]</text:span> since there is only one element.</text:p>
        </text:list-item>
        <text:list-item>
          <text:p text:style-name="P701"><text:span text:style-name="T397">\!</text:span><text:span text:style-name="T429">&gt;, \&gt;</text:span> applies to every member of the list. <text:span text:style-name="T841">Note that elements of lists must all be defined, since lists are evaluated first, then handed over to the operator.</text:span> </text:p>
        </text:list-item>
        <text:list-item>
          <text:p text:style-name="P697"><text:span text:style-name="T832">substems are </text:span><text:span text:style-name="T835">extracted from </text:span><text:span text:style-name="T832">the original, </text:span><text:span text:style-name="T835">meaning the values are copied, </text:span><text:span text:style-name="T832">so changing values in the substem does not effect the original stem.</text:span></text:p>
        </text:list-item>
        <text:list-item>
          <text:p text:style-name="P702">Sets may also be used <text:span text:style-name="T837">as arguments</text:span>. However, since there is no guarantee of order set elements, using strict mode may still not be strict. If you want order, impose it.</text:p>
        </text:list-item>
        <text:list-item>
          <text:p text:style-name="P698"><text:span text:style-name="T833">Just like the reference operator . </text:span><text:span text:style-name="T834">(dot) </text:span><text:span text:style-name="T833">you may use variable names which will helpfully be replace the name as its value</text:span><text:span text:style-name="T93"> if</text:span><text:span text:style-name="T338"> that variable has not been defined. So </text:span><text:span text:style-name="T483">a\p\* == a\'p'\*</text:span><text:span text:style-name="T338"> if and only if </text:span><text:span text:style-name="T459">p</text:span><text:span text:style-name="T338"> has not been defined, otherwise the value of the variable </text:span><text:span text:style-name="T459">p </text:span><text:span text:style-name="T338"><text:s/>will be used. As with stems generally, it is certainly convenient, but one should stick with constants where there are constant. </text:span></text:p>
        </text:list-item>
        <text:list-item>
          <text:p text:style-name="P703"><text:span text:style-name="T338">Y</text:span><text:span text:style-name="T258">ou may also use the full reference to a stem with or without the dot, </text:span><text:span text:style-name="T449">a.\p</text:span><text:span text:style-name="T258"> and </text:span><text:span text:style-name="T449">a\p</text:span><text:span text:style-name="T258"> are the same</text:span></text:p>
        </text:list-item>
        <text:list-item>
          <text:p text:style-name="P699"><text:span text:style-name="T339">Missing indices are fine – they just won’t have values associated with them. <text:s/>So if you enter <text:line-break/></text:span><text:span text:style-name="T484">b\[1,37]\*</text:span><text:span text:style-name="T339"><text:line-break/>and there is no index 37, there will not be an error. </text:span><text:span text:style-name="T340">This allows you to work with very </text:span><text:soft-page-break/><text:span text:style-name="T340">sparse/ragged stems without having to check for conformability. Ask for everything, see what is actually there.</text:span></text:p>
        </text:list-item>
        <text:list-item>
          <text:p text:style-name="P682">Responses are stems, scalars (if all the indices are scalars) or null (if no elements of any sort were found for scalars, empty stem if some of the indices are lists).</text:p>
        </text:list-item>
      </text:list>
      <text:p text:style-name="P219"/>
      <text:h text:style-name="Heading_20_1" text:outline-level="1"><text:bookmark-start text:name="__RefHeading___Toc484_3277173355"/>The environment and the lifecycle of variables.<text:bookmark-end text:name="__RefHeading___Toc484_3277173355"/></text:h>
      <text:p text:style-name="P9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48">Modules are completely self-contained.</text:span></text:p>
      <text:p text:style-name="P93"/>
      <text:p text:style-name="P94">So what if you need to have <text:s/>variable defined and accessible outside a block but need to set the value inside one, like</text:p>
      <text:p text:style-name="P94"/>
      <text:p text:style-name="P569"><text:s text:c="2"/>if [ /<text:span text:style-name="T23">* </text:span><text:span text:style-name="T157">nasty conditions </text:span><text:span text:style-name="T23">*/</text:span>]</text:p>
      <text:p text:style-name="P569">then [a := 'foo';]</text:p>
      <text:p text:style-name="P569">else [<text:span text:style-name="T549">a := 'bar';];</text:span></text:p>
      <text:p text:style-name="Preformatted_20_Text"><text:s/>// <text:span text:style-name="T549">trying to use a will result in errors</text:span></text:p>
      <text:p text:style-name="P94"><text:line-break/>What you can do is set the value to <text:span text:style-name="T375">null </text:span><text:span text:style-name="T508">outside the block. So do this.</text:span></text:p>
      <text:p text:style-name="P114"/>
      <text:p text:style-name="Preformatted_20_Text"><text:span text:style-name="T549">a</text:span> := null;</text:p>
      <text:p text:style-name="Preformatted_20_Text">// same code as above</text:p>
      <text:p text:style-name="P7"/>
      <text:p text:style-name="P94">No<text:span text:style-name="T552">w</text:span> attempts to use the variable will work properly. You may also check if the value has been set by checking if it is null:</text:p>
      <text:p text:style-name="P94"/>
      <text:p text:style-name="P568"><text:s text:c="2"/>if [a != null]</text:p>
      <text:p text:style-name="P568">then [ /<text:span text:style-name="T23">* </text:span>lots of stuff *<text:span text:style-name="T64">/ </text:span><text:span text:style-name="T549">];</text:span></text:p>
      <text:h text:style-name="P640" text:outline-level="2"><text:bookmark-start text:name="__RefHeading___Toc6245_2030604819"/>Visibility during function evaluation<text:bookmark-end text:name="__RefHeading___Toc6245_2030604819"/></text:h>
      <text:p text:style-name="P360">Generally functions inherit the values of their parent state, but they do not inherit imported symbols. <text:s/>Following <text:span text:style-name="T557">Leibnitz’'</text:span>lead, a function is to relate <text:span text:style-name="T23">cause</text:span> (the inputs) to <text:span text:style-name="T23">effect </text:span>(the output). Therefore, functions should have their values passed to them and not draw them in willy-nilly <text:span text:style-name="T26">e.g.</text:span><text:span text:style-name="T165"> as global values</text:span>. You may, of course, just import modules in the body of the function or pass the values in as arguments. <text:s/><text:span text:style-name="T72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31">is_defined(</text:span>a<text:span text:style-name="T731">)</text:span></text:p>
      <text:p text:style-name="P147">false</text:p>
      <text:p text:style-name="Text_20_body"/>
      <text:p text:style-name="P361">The value of <text:span text:style-name="T2">a </text:span><text:span text:style-name="T120">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text:soft-page-break/>Control structures<text:bookmark-end text:name="__RefHeading___Toc486_3277173355"/></text:h>
      <text:p text:style-name="P258">There are <text:span text:style-name="T735">6</text:span> basic control structures. All of them are delimited with brackets []. </text:p>
      <text:list text:style-name="L9">
        <text:list-item>
          <text:p text:style-name="P705">The basic conditional of <text:line-break/><text:span text:style-name="T397">if[</text:span><text:span text:style-name="T375"> </text:span><text:span text:style-name="T501">condition</text:span><text:span text:style-name="T375"> </text:span><text:span text:style-name="T397">]then[</text:span><text:span text:style-name="T375"> . . . </text:span><text:span text:style-name="T397">]else</text:span><text:span text:style-name="T400">[</text:span><text:span text:style-name="T377"> . . . </text:span><text:span text:style-name="T400">]</text:span><text:span text:style-name="T375">;</text:span> <text:line-break/>Note that the else clause is optional.</text:p>
        </text:list-item>
        <text:list-item>
          <text:p text:style-name="P705">Switch statements (which are lists of conditionals) of <text:line-break/><text:span text:style-name="T401">switch</text:span><text:span text:style-name="T397">[</text:span><text:span text:style-name="T375"> ... </text:span><text:span text:style-name="T397">]</text:span></text:p>
        </text:list-item>
        <text:list-item>
          <text:p text:style-name="P706"><text:span text:style-name="T402">t</text:span><text:span text:style-name="T397">ry</text:span><text:span text:style-name="T402">[</text:span><text:span text:style-name="T378"> . . .</text:span><text:span text:style-name="T402">]</text:span><text:span text:style-name="T397">catch</text:span><text:span text:style-name="T402">[</text:span><text:span text:style-name="T378"> . . .</text:span><text:span text:style-name="T402">]</text:span><text:span text:style-name="T378">;</text:span> for error handling</text:p>
        </text:list-item>
        <text:list-item>
          <text:p text:style-name="P705">Looping construct <text:span text:style-name="T397">while[</text:span><text:span text:style-name="T375"> </text:span><text:span text:style-name="T501">condition </text:span><text:span text:style-name="T397">]do[ </text:span><text:span text:style-name="T493">. . .</text:span><text:span text:style-name="T375"> </text:span><text:span text:style-name="T397">]</text:span><text:span text:style-name="T375">;</text:span></text:p>
        </text:list-item>
        <text:list-item>
          <text:p text:style-name="P704">Assertion construct<text:span text:style-name="T382"> </text:span><text:span text:style-name="T405">assert</text:span><text:span text:style-name="T406">[</text:span><text:span text:style-name="T405"> </text:span><text:span text:style-name="T504">boolean </text:span><text:span text:style-name="T505">][</text:span><text:span text:style-name="T504"> expression</text:span><text:span text:style-name="T505">]</text:span><text:span text:style-name="T504">; </text:span><text:span text:style-name="T721">or its </text:span><text:span text:style-name="T852">alternate <text:line-break/></text:span><text:span text:style-name="T434">⊨ boolean : expression;</text:span></text:p>
        </text:list-item>
        <text:list-item>
          <text:p text:style-name="P707">Block: <text:span text:style-name="T397">block</text:span><text:span text:style-name="T410">[</text:span><text:span text:style-name="T384"> ... </text:span><text:span text:style-name="T410">]</text:span></text:p>
        </text:list-item>
      </text:list>
      <text:h text:style-name="P641" text:outline-level="2"><text:bookmark-start text:name="__RefHeading___Toc637_3277173355"/>The if..then..else statement<text:bookmark-end text:name="__RefHeading___Toc637_3277173355"/></text:h>
      <text:p text:style-name="P269">The basic format is</text:p>
      <text:p text:style-name="P574"><text:s text:c="2"/>if [condition]</text:p>
      <text:p text:style-name="P574">then [/*statememts*/]</text:p>
      <text:p text:style-name="P574"><text:span text:style-name="T527">else [</text:span>/* <text:span text:style-name="T527">more statements*/]</text:span>;</text:p>
      <text:p text:style-name="P349"><text:span text:style-name="T552"><text:line-break/></text:span><text:span text:style-name="T708">Note that</text:span><text:span text:style-name="T552"> </text:span><text:span text:style-name="T399">then</text:span><text:span text:style-name="T552"> </text:span><text:span text:style-name="T708">is optional, but </text:span><text:span text:style-name="T404">else</text:span><text:span text:style-name="T399"> </text:span>is not<text:span text:style-name="T552">.</text:span><text:span text:style-name="T527"> And of course, a simple example is in order:</text:span></text:p>
      <text:p text:style-name="P506">j :=5;</text:p>
      <text:p text:style-name="P574"><text:s text:c="3"/>if [j &lt;5 || 5 &lt; j]</text:p>
      <text:p text:style-name="P574"><text:s/><text:span text:style-name="T850">then </text:span>[</text:p>
      <text:p text:style-name="P506"><text:s text:c="6"/>say(j + ' is not 5');</text:p>
      <text:p text:style-name="P574"><text:s text:c="6"/>]</text:p>
      <text:p text:style-name="P574"><text:s/>else [</text:p>
      <text:p text:style-name="P506"><text:s text:c="6"/>say('j is ' + j);</text:p>
      <text:p text:style-name="P506"><text:s text:c="6"/>];</text:p>
      <text:p text:style-name="P506"/>
      <text:p text:style-name="P506">j is 5</text:p>
      <text:p text:style-name="Standard"/>
      <text:p text:style-name="P619">Note that you can format these any which way you want. I just think it is more readable this way.</text:p>
      <text:h text:style-name="Heading_20_3" text:outline-level="3">The conditional expression</text:h>
      <text:p text:style-name="P599">Statements imply there is state managed. Expressions run in the current scope. There is an analog for the if … then … else statement which is the <text:span text:style-name="T23">ternary operator</text:span><text:span text:style-name="T157">:</text:span></text:p>
      <text:p text:style-name="P113"><text:s/><text:span text:style-name="T912">boolean </text:span><text:span text:style-name="T255">? A </text:span><text:span text:style-name="T256">{</text:span><text:span text:style-name="T255">: B</text:span><text:span text:style-name="T256">}</text:span></text:p>
      <text:p text:style-name="P599">in which if <text:span text:style-name="T23">boolean </text:span><text:span text:style-name="T157"><text:s/>is true, A is executed and if false B is executed. <text:s/>Note that rather than ? You may use the implies arrow ⇒ (\u21d2). </text:span><text:span text:style-name="T256">B may be omitted in which case the default of </text:span><text:span text:style-name="T488">null</text:span><text:span text:style-name="T256"> is returned.</text:span></text:p>
      <text:p text:style-name="P598">Example</text:p>
      <text:p text:style-name="Preformatted_20_Text"><text:s text:c="3"/><text:span text:style-name="T912">a := b &lt; 0 ? abs(b) : b;</text:span></text:p>
      <text:p text:style-name="Text_20_body"><text:soft-page-break/></text:p>
      <text:p text:style-name="P600">in which a is assigned a value based on b. <text:span text:style-name="T915">Note that doing this with an if statement requires managing some state, since in the next example, </text:span><text:span text:style-name="T440">a</text:span><text:span text:style-name="T915"> must exist outside of the statement scope to be assigned:</text:span></text:p>
      <text:p text:style-name="Preformatted_20_Text"><text:s text:c="3"/><text:span text:style-name="T915">a:= 0;</text:span></text:p>
      <text:p text:style-name="Preformatted_20_Text"><text:s text:c="2"/><text:span text:style-name="T915">if [b &lt; 0]</text:span></text:p>
      <text:p text:style-name="P616">then [a := abs(b);]</text:p>
      <text:p text:style-name="P616">else [a := b;];</text:p>
      <text:p text:style-name="P616"/>
      <text:p text:style-name="P600"/>
      <text:p text:style-name="P600">A very common QDL idiom is to test existence before assigning a value</text:p>
      <text:p text:style-name="P615"><text:s text:c="3"/>a <text:s/>≔ ∃<text:span text:style-name="T912">x</text:span> ⇒ f(x/2) : 0</text:p>
      <text:p text:style-name="Text_20_body"/>
      <text:p text:style-name="P599">Here if x exists, then a is assigned a value using a function, otherwise it is assigned a default value. <text:span text:style-name="T913">An example without using the optional B is</text:span></text:p>
      <text:p text:style-name="Preformatted_20_Text"><text:s text:c="3"/><text:span text:style-name="T913">1 &lt; size(args()) <text:s/>? init(args().1);</text:span></text:p>
      <text:p text:style-name="Text_20_body"/>
      <text:p text:style-name="P627">So if the arguments to a script include multiple arguments, run an initialization function on it. In this case we really don’t care if there is output or not.</text:p>
      <text:h text:style-name="P642" text:outline-level="2"><text:bookmark-start text:name="__RefHeading___Toc591_3277173355"/>The switch stat<text:span text:style-name="T517">e</text:span>ment<text:bookmark-end text:name="__RefHeading___Toc591_3277173355"/></text:h>
      <text:p text:style-name="P262">Branched decision-making is a basic construction for most languages. In the case of QDL, there is the <text:span text:style-name="T397">switch[];</text:span> construct. The basic format is</text:p>
      <text:p text:style-name="P506">switch[</text:p>
      <text:p text:style-name="P506"><text:s text:c="5"/>if[condition1]then[body1];</text:p>
      <text:p text:style-name="P506"><text:s text:c="5"/>if[condition<text:span text:style-name="T517">2</text:span>]then[body<text:span text:style-name="T517">2</text:span>];</text:p>
      <text:p text:style-name="P506"><text:s text:c="5"/>if[condition<text:span text:style-name="T517">3</text:span>]then[body<text:span text:style-name="T517">3</text:span>];</text:p>
      <text:p text:style-name="P506"><text:s text:c="5"/>//… <text:span text:style-name="T517">arbitrarily many</text:span></text:p>
      <text:p text:style-name="P506"><text:s text:c="5"/><text:span text:style-name="T797">if[true][body]; // default case</text:span></text:p>
      <text:p text:style-name="P506"><text:s text:c="3"/>];</text:p>
      <text:p text:style-name="P506"/>
      <text:p text:style-name="P262">The execution is each condition is checked and as soon as one returns <text:span text:style-name="T23">true</text:span><text:span text:style-name="T157"> that body is executed and the construct returns.</text:span></text:p>
      <text:p text:style-name="P261">Examples</text:p>
      <text:p text:style-name="P260">An example of a switch statement might be</text:p>
      <text:p text:style-name="P506"><text:s text:c="4"/><text:span text:style-name="T526">i := 11;</text:span></text:p>
      <text:p text:style-name="P506"><text:s text:c="4"/>switch[</text:p>
      <text:p text:style-name="P506"><text:s text:c="7"/>if[i&lt;5][var.foo := 'bar';];</text:p>
      <text:p text:style-name="P506"><text:s text:c="7"/>if[5=i][var.foo := 'fnord';];</text:p>
      <text:p text:style-name="P506"><text:s text:c="7"/>if[5&lt;i][var.foo := '<text:span text:style-name="T517">blarf</text:span>';];</text:p>
      <text:p text:style-name="P506"><text:s text:c="4"/>];</text:p>
      <text:p text:style-name="P506"><text:s text:c="4"/>say(var.foo);</text:p>
      <text:p text:style-name="P506">blarf</text:p>
      <text:p text:style-name="P268"/>
      <text:p text:style-name="P11"><text:soft-page-break/><text:span text:style-name="T851">(Optional then keyword omitted.) </text:span>Note that the elements of the switch statement are <text:span text:style-name="T397">if..then</text:span> blocks (including final semicolon). No else clauses will be accepted. <text:s/>Whitespace aside of strings, of course, is ignored.</text:p>
      <text:p text:style-name="Heading">Example: <text:span text:style-name="T752">Setting a default case</text:span></text:p>
      <text:p text:style-name="P380"><text:span text:style-name="T753">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397">true</text:span><text:span text:style-name="T493">:</text:span></text:p>
      <text:p text:style-name="P540"><text:s text:c="4"/><text:span text:style-name="T526">i := 11;</text:span></text:p>
      <text:p text:style-name="P540"><text:s text:c="4"/>switch[</text:p>
      <text:p text:style-name="P540"><text:s text:c="7"/>if[<text:span text:style-name="T798">5&lt;</text:span>i&lt;<text:span text:style-name="T798">8</text:span>][var.foo := 'bar';];</text:p>
      <text:p text:style-name="P540"><text:s text:c="7"/>if <text:s/>[5=i][var.foo := 'fnord';];</text:p>
      <text:p text:style-name="P540"><text:s text:c="7"/>if[<text:span text:style-name="T798">2</text:span>&lt;<text:span text:style-name="T752">i</text:span><text:span text:style-name="T596">&lt;5</text:span>][var.foo := '<text:span text:style-name="T517">blarf</text:span>';];</text:p>
      <text:p text:style-name="P540"><text:s text:c="7"/>if [<text:span text:style-name="T593">true</text:span>][var.foo := '<text:span text:style-name="T593">woof</text:span>';];</text:p>
      <text:p text:style-name="P540"><text:s text:c="4"/>];</text:p>
      <text:p text:style-name="P540"><text:s text:c="4"/>say(var.foo);</text:p>
      <text:p text:style-name="Preformatted_20_Text">woof</text:p>
      <text:p text:style-name="Text_20_body"/>
      <text:p text:style-name="P626">Since none of the other cases apply, it falls through to the last. </text:p>
      <text:h text:style-name="Heading_20_3" text:outline-level="3">The switch expression</text:h>
      <text:p text:style-name="P599">Again, statements imply state, so there is a switch expression</text:p>
      <text:p text:style-name="Preformatted_20_Text"><text:s text:c="3"/>switch. ?! <text:span text:style-name="T913">c</text:span>ase. {:default}</text:p>
      <text:p text:style-name="P627">in which <text:span text:style-name="T460">switch.</text:span> Is a stem of booleans and <text:span text:style-name="T397">case.</text:span> Is a stem of selections. An optional default case is allowed. You may use the character <text:span text:style-name="T460">¿</text:span> (\u00bf) instead of the digraph <text:span text:style-name="T397">?!</text:span>.</text:p>
      <text:p text:style-name="P628">The contract is that <text:span text:style-name="T23">at most </text:span><text:span text:style-name="T157">one of the elements of </text:span><text:span text:style-name="T460">switch.</text:span><text:span text:style-name="T157"> is true and the corresponding element of case. Will be returned. If all elements are false, the default is returned. If the default is omitted, then the value of </text:span><text:span text:style-name="T460">null</text:span><text:span text:style-name="T157"> is used. <text:s/></text:span></text:p>
      <text:p text:style-name="P632">Example</text:p>
      <text:p text:style-name="P632">On a list</text:p>
      <text:p text:style-name="Preformatted_20_Text"><text:s text:c="3"/>[false,true]¿[a^2,3+3]:0</text:p>
      <text:p text:style-name="Preformatted_20_Text">6 </text:p>
      <text:p text:style-name="P84"/>
      <text:p text:style-name="P85">Note that the default case is not even evaluated</text:p>
      <text:p text:style-name="Preformatted_20_Text"><text:s text:c="2"/>{'p':false,1:true}?!{1:3+3,'z':a*3}:5</text:p>
      <text:p text:style-name="Preformatted_20_Text">6</text:p>
      <text:p text:style-name="P629">In the next case, we select one of the values of a list of the power of pi:</text:p>
      <text:p text:style-name="Preformatted_20_Text"><text:s text:c="3"/>mod([1;6],3)==0 ?! <text:span text:style-name="T914">p</text:span>i([1;6])<text:line-break/>31.0062766802997</text:p>
      <text:p text:style-name="Text_20_body"><text:soft-page-break/></text:p>
      <text:p text:style-name="P630"><text:span text:style-name="T489">?!</text:span><text:span text:style-name="T257"> will try to avoid evaluating expressions if possible and can do so if </text:span><text:span text:style-name="T489">case. </text:span>i<text:span text:style-name="T257">s an explicit stem. However, the following will fail</text:span></text:p>
      <text:p text:style-name="Preformatted_20_Text"><text:s text:c="2"/>[false,false,true] ?! f(x, a)</text:p>
      <text:p text:style-name="P86"/>
      <text:p text:style-name="P617"><text:span text:style-name="T157">assuming that </text:span><text:span text:style-name="T460">a</text:span><text:span text:style-name="T157"> is not defined and even if </text:span><text:span text:style-name="T460">f</text:span><text:span text:style-name="T157"> returns a stem. The reason is that as per the contract <text:s/>for functions, </text:span><text:span text:style-name="T460">a</text:span><text:span text:style-name="T157"> must be evaluated and passed to </text:span><text:span text:style-name="T460">f</text:span><text:span text:style-name="T157">. </text:span></text:p>
      <text:h text:style-name="P643" text:outline-level="2"><text:bookmark-start text:name="__RefHeading___Toc639_3277173355"/>Error handling<text:bookmark-end text:name="__RefHeading___Toc639_3277173355"/></text:h>
      <text:p text:style-name="P264">There is a <text:span text:style-name="T421">t</text:span><text:span text:style-name="T422">ry … catch </text:span>block construction. <text:span text:style-name="T528">Its format is</text:span></text:p>
      <text:p text:style-name="P506">try[</text:p>
      <text:p text:style-name="P506"><text:s text:c="2"/>// statements;</text:p>
      <text:p text:style-name="P506"><text:s/>]catch[</text:p>
      <text:p text:style-name="P506"><text:s text:c="2"/>// statements;</text:p>
      <text:p text:style-name="P506">];</text:p>
      <text:p text:style-name="P263"/>
      <text:p text:style-name="P264">You enclose statements in a try block and call <text:span text:style-name="T422">raise_error</text:span><text:span text:style-name="T23"> </text:span>if there is an exceptional case. Note that unlike many languages, all exception are fail-fast, so there is no way to hop back at the point of the error and resume processing. <text:s/><text:span text:style-name="T52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381"><text:line-break/>So the way these work is if a certain condition is met, you call the <text:span text:style-name="T422">raise_error</text:span> function with a message and optional numeric value. These are available in the catch block so you can figure out which error was raised and deal with it. <text:span text:style-name="T529">Not much else to them.</text:span></text:p>
      <text:p text:style-name="P403"><text:span text:style-name="T796">There </text:span><text:span text:style-name="T795">are</text:span><text:span text:style-name="T55"> </text:span><text:span text:style-name="T228">two</text:span><text:span text:style-name="T227"> reserved error code</text:span><text:span text:style-name="T228">s. For an assertion (see the entry for the assert keyword) the code is -2. For every other system error</text:span><text:span text:style-name="T227"> the is </text:span><text:span text:style-name="T171">value </text:span><text:span text:style-name="T227"><text:s/></text:span><text:span text:style-name="T473">-</text:span><text:span text:style-name="T474">1</text:span><text:span text:style-name="T227">. Thi</text:span><text:span text:style-name="T228">s</text:span><text:span text:style-name="T227"> </text:span><text:span text:style-name="T228">last value is </text:span><text:span text:style-name="T227">issued by the system if there is an internal error during processing. <text:s/></text:span><text:span text:style-name="T170">The message is intended to be helpful at this point, but may also not be (since it is being propagated from some other component). <text:s text:c="2"/></text:span><text:span text:style-name="T248">You may either use an assertion to raise an error with code -2 or manually do it with </text:span><text:span text:style-name="T486">raise_error</text:span><text:span text:style-name="T248">.</text:span></text:p>
      <text:p text:style-name="Heading"><text:soft-page-break/><text:span text:style-name="T170">E</text:span><text:span text:style-name="T157">xample. System errors.</text:span></text:p>
      <text:p text:style-name="P66">In this example, we create an error in the course of normal processing and catch it:</text:p>
      <text:p text:style-name="P570"><text:s text:c="2"/><text:bookmark-start text:name="__DdeLink__1095385_127364881"/>try[3/0;]catch[<text:span text:style-name="T569">if[error_code==-1]then[</text:span>say(error_message);];<text:span text:style-name="T569">]</text:span>;<text:bookmark-end text:name="__DdeLink__1095385_127364881"/></text:p>
      <text:p text:style-name="Preformatted_20_Text">/ by zero</text:p>
      <text:p text:style-name="Text_20_body"/>
      <text:p text:style-name="P286">Note that this will not catch parsing errors, so if you did something like</text:p>
      <text:p text:style-name="P286"/>
      <text:p text:style-name="Preformatted_20_Text"><text:s text:c="2"/>try[2+;]catch[say(error_message);];</text:p>
      <text:p text:style-name="Preformatted_20_Text">syntax error:could not parse input</text:p>
      <text:p text:style-name="P286"><text:line-break/>(the body of the try statement has a syntax error in it) it would not get caught because the parser would intercept it first.</text:p>
      <text:p text:style-name="P494">One possible usage is to assert a stem with a specific structure rather than just a message to the user. The vastly more common case is to just assert a message.</text:p>
      <text:p text:style-name="Heading">Another example. User input</text:p>
      <text:p text:style-name="P379">You can also use this for checking user input</text:p>
      <text:p text:style-name="P379"/>
      <text:p text:style-name="P537"><text:s text:c="3"/><text:span text:style-name="T750">my_number := -1;</text:span> <text:s text:c="2"/></text:p>
      <text:p text:style-name="P537"><text:s text:c="2"/>try[my_number := to_number(scan('enter value&gt;'));]catch[say('That is no number!');];</text:p>
      <text:p text:style-name="P539"><text:span text:style-name="T751">enter value&gt;</text:span><text:span text:style-name="T592">foo</text:span></text:p>
      <text:p text:style-name="P538">That is no number!</text:p>
      <text:p text:style-name="Standard"/>
      <text:p text:style-name="P180">In this case if the user enters something unparseable as a number, a message is printed, but it would be easy to simply re-ask the user. <text:s/><text:span text:style-name="T797">(</text:span><text:span text:style-name="T56">Caveat: </text:span><text:span text:style-name="T229">The example as is does not work reliably in ANSI mode depending on the underlying system implementation. Break up the scan and to_number check into separate lines.) </text:span></text:p>
      <text:p text:style-name="P57"/>
      <text:p text:style-name="Heading"><text:span text:style-name="T229">E</text:span><text:span text:style-name="T157">xample: Assertions</text:span></text:p>
      <text:p text:style-name="P58">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10">If you needed to handle assertions in a script you might want to do something like this:</text:p>
      <text:p text:style-name="P566">session_id := 0; </text:p>
      <text:p text:style-name="Preformatted_20_Text">try[</text:p>
      <text:p text:style-name="P565"><text:s text:c="2"/><text:span text:style-name="T839">session_id</text:span> := <text:s/>script_load('<text:span text:style-name="T601">logon</text:span>.qdl', <text:span text:style-name="T601">username</text:span>, <text:span text:style-name="T601">password</text:span>);</text:p>
      <text:p text:style-name="Preformatted_20_Text">]catch[</text:p>
      <text:p text:style-name="P564"><text:soft-page-break/><text:s text:c="3"/><text:span text:style-name="T797">if[</text:span></text:p>
      <text:p text:style-name="P182"><text:s text:c="5"/>error_code == -2</text:p>
      <text:p text:style-name="P182"><text:s text:c="3"/>][</text:p>
      <text:p text:style-name="P565"><text:s text:c="5"/><text:span text:style-name="T839">say(error_message + ': logging in as guest');</text:span></text:p>
      <text:p text:style-name="P565"><text:s text:c="5"/><text:span text:style-name="T839">session_id</text:span> := <text:s/>script_load('<text:span text:style-name="T838">logon</text:span>.qdl', '<text:span text:style-name="T838">guest'</text:span> , <text:span text:style-name="T601">''</text:span>);</text:p>
      <text:p text:style-name="P182"><text:s text:c="4"/>];</text:p>
      <text:p text:style-name="Preformatted_20_Text">];</text:p>
      <text:p text:style-name="P565"><text:s text:c="2"/>// bunch of other stuff</text:p>
      <text:p text:style-name="P58"/>
      <text:p text:style-name="P439"><text:span text:style-name="T237">In this case a login is attempted and if that fails, a default is used. For assertions, the </text:span><text:span text:style-name="T229"><text:s/></text:span><text:span text:style-name="T485">error_m</text:span><text:span text:style-name="T474">essage</text:span><text:span text:style-name="T229"> is simply the message clause of the assert statement.</text:span></text:p>
      <text:h text:style-name="P644"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576">or ][</text:span></text:p>
      <text:p text:style-name="Preformatted_20_Text"><text:s text:c="4"/>statements</text:p>
      <text:p text:style-name="Preformatted_20_Text">];</text:p>
      <text:p text:style-name="P267"/>
      <text:p text:style-name="P350"><text:span text:style-name="T708">Note that the </text:span><text:span text:style-name="T403">do</text:span><text:span text:style-name="T576"> </text:span><text:span text:style-name="T708">keyword is optional. </text:span><text:span text:style-name="T576"><text:s/></text:span><text:span text:style-name="T526">For example, <text:s/>to print out the numbers from 0 to 5:</text:span></text:p>
      <text:p text:style-name="Preformatted_20_Text">i := 0;</text:p>
      <text:p text:style-name="Preformatted_20_Text"><text:bookmark-start text:name="__DdeLink__2000425_2405510422"/>while[i&lt; <text:span text:style-name="T526">5</text:span>][<text:span text:style-name="T526">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7"><text:line-break/>This is known as 'yer basic loop'. <text:span text:style-name="T78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6"/>
      <text:p text:style-name="P178">Note that set membership works the same with the has_value functional</text:p>
      <text:p text:style-name="P547"><text:s text:c="3"/>a:=6</text:p>
      <text:p text:style-name="P547"><text:s text:c="3"/>while[<text:span text:style-name="T781">has_value(</text:span>j,{1,2,3,4,5}<text:span text:style-name="T781">)</text:span>][a:=a*j;]</text:p>
      <text:p text:style-name="P547"><text:s text:c="3"/>a</text:p>
      <text:p text:style-name="P179">720</text:p>
      <text:p text:style-name="Standard"/>
      <text:p text:style-name="P181">Also note that it is not possible to loop over ∉ since that makes no sense.</text:p>
      <text:p text:style-name="Heading">Style issue<text:span text:style-name="T677">s</text:span></text:p>
      <text:p text:style-name="P326"><text:span text:style-name="T677">This is an example of </text:span><text:span text:style-name="T678">bad</text:span><text:span text:style-name="T677"> QDL:</text:span></text:p>
      <text:p text:style-name="Preformatted_20_Text">y. := null</text:p>
      <text:p text:style-name="Preformatted_20_Text">while[for_next(j, 100)][y.j := sin(<text:span text:style-name="T677">j</text:span>/100);]</text:p>
      <text:p text:style-name="P324"><text:soft-page-break/></text:p>
      <text:p text:style-name="P324">This just fills up a variable, y., with values. </text:p>
      <text:p text:style-name="P324">Good QDL:</text:p>
      <text:p text:style-name="Preformatted_20_Text">y. := sin(<text:span text:style-name="T591">[;1;</text:span><text:span text:style-name="T602">1/100</text:span><text:span text:style-name="T591">]</text:span>);</text:p>
      <text:p text:style-name="P324"/>
      <text:p text:style-name="P325">QDL does array processing just fine. Loops are usually not needed for most operations and they have a fair bit of overhead so do use them with discretion. <text:span text:style-name="T678">When you write functions, opt for list processing as well.</text:span></text:p>
      <text:h text:style-name="P634"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3"><text:span text:style-name="T23">Scope</text:span> refers to the specific context where code resides/executes. There is <text:span text:style-name="T23">lexical scope </text:span><text:span text:style-name="T157">which is the part of the source code where the item exists and there is </text:span><text:span text:style-name="T23">dynamic scope </text:span><text:span text:style-name="T157">which where the item exists as the code executes. </text:span></text:p>
      <text:p text:style-name="P474">Example</text:p>
      <text:p text:style-name="Preformatted_20_Text">f(x)→x+1;</text:p>
      <text:p text:style-name="Text_20_body"/>
      <text:p text:style-name="P473">The lexical scope is that x exists in the definition of the function (on the lefty hand side of the arrow) and in the single statement on the right hand side. Since this function is now available in the workspace, its dynamic scope is everywere.</text:p>
      <text:h text:style-name="P645" text:outline-level="2"><text:bookmark-start text:name="__RefHeading___Toc46699_3045913216"/>Overriding scope.<text:bookmark-end text:name="__RefHeading___Toc46699_3045913216"/></text:h>
      <text:p text:style-name="P473">QDL allows for scopes to be overridden. Consider the block command</text:p>
      <text:p text:style-name="Preformatted_20_Text"><text:span text:style-name="T604">local</text:span>[…]</text:p>
      <text:p text:style-name="P475"/>
      <text:p text:style-name="P475">this means that statements inside the brackets have nothing to do with the external environment, so</text:p>
      <text:p text:style-name="P476"><text:s text:c="3"/><text:bookmark-start text:name="__DdeLink__23134_615773051"/>a := 3;</text:p>
      <text:p text:style-name="P476"><text:s text:c="3"/>local[say(a);];</text:p>
      <text:p text:style-name="P476"><text:bookmark-end text:name="__DdeLink__23134_615773051"/>unknown symbol 'a' At (2, 10)</text:p>
      <text:p text:style-name="Text_20_body"/>
      <text:p text:style-name="P475">Why do this? Because you might not want the symbol table littered with variables and functions that are just needed for a specific task. Note the following behavior especially:</text:p>
      <text:p text:style-name="P478"><text:s text:c="3"/>local[a:=11;z:=4;say(a+z);];</text:p>
      <text:p text:style-name="P478"><text:span text:style-name="T868">15</text:span><text:line-break/> <text:span text:style-name="T868">a</text:span></text:p>
      <text:p text:style-name="P476">3</text:p>
      <text:p text:style-name="P104">i.e., <text:span text:style-name="T157"><text:s/>The </text:span>a <text:span text:style-name="T157">inside the local block has nothing to do with the </text:span>a<text:span text:style-name="T157"> outside the block</text:span></text:p>
      <text:p text:style-name="P475"><text:soft-page-break/>On the other hand </text:p>
      <text:p text:style-name="Preformatted_20_Text">block[…];</text:p>
      <text:p text:style-name="P477"><text:span text:style-name="T868">will inherit the current (or </text:span><text:span text:style-name="T67">ambient</text:span><text:span text:style-name="T242">) scope but new definitions inside the block are local to it.</text:span></text:p>
      <text:p text:style-name="P476"><text:s text:c="3"/>a:=3;</text:p>
      <text:p text:style-name="P476"><text:bookmark-start text:name="__DdeLink__23137_615773051"/><text:s text:c="3"/>block[z:=4;say(a+z);];<text:bookmark-end text:name="__DdeLink__23137_615773051"/></text:p>
      <text:p text:style-name="P476">7</text:p>
      <text:p text:style-name="P476"><text:s text:c="3"/>say(z);</text:p>
      <text:p text:style-name="P476">unknown symbol 'z' At (1, 4) <text:s text:c="2"/></text:p>
      <text:p text:style-name="P476"><text:s text:c="3"/>a</text:p>
      <text:p text:style-name="P476">4</text:p>
      <text:p text:style-name="P80"/>
      <text:p text:style-name="P80">So <text:span text:style-name="T23">z</text:span> exists solely in the block, but since <text:span text:style-name="T23">a</text:span> existed before it is re-assigned.</text:p>
      <text:p text:style-name="P475"><text:span text:style-name="T157">In the sequel, functions and modules have their own scopes (discussed in detail). <text:s/></text:span><text:span text:style-name="T243">In telegraphic form (hey, this is a reference manual)</text:span></text:p>
      <text:p text:style-name="P81">define[] uses local[]</text:p>
      <text:p text:style-name="P81">→ uses block[]</text:p>
      <text:p text:style-name="P81">module[] uses local[]</text:p>
      <text:h text:style-name="Heading_20_1" text:outline-level="1"><text:bookmark-start text:name="__RefHeading___Toc488_3277173355"/>Defining functions<text:bookmark-end text:name="__RefHeading___Toc488_3277173355"/></text:h>
      <text:h text:style-name="P646" text:outline-level="2"><text:bookmark-start text:name="__RefHeading___Toc21564_127364881"/>Functions in QDL<text:bookmark-end text:name="__RefHeading___Toc21564_127364881"/></text:h>
      <text:p text:style-name="P372"><text:span text:style-name="T738">QDL is mostly what is termed a </text:span><text:span text:style-name="T49">functional programming language </text:span><text:span text:style-name="T215">which means that mostly you define functions and carry out tasks invoking or composing them. <text:s/></text:span><text:span text:style-name="T214">You may pass them as arguments to other functions, for instance. </text:span><text:span text:style-name="T220">Since QDL allows </text:span><text:span text:style-name="T51">in situ </text:span><text:span text:style-name="T220">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372"><text:span text:style-name="T214">Here we</text:span><text:span text:style-name="T215"> create an array of</text:span><text:span text:style-name="T49"> n </text:span><text:span text:style-name="T215">numbers, double each of them, then add up the contents of the array and store it in a variable named </text:span><text:span text:style-name="T49">sum</text:span><text:span text:style-name="T215"> would look like this is Java:</text:span></text:p>
      <text:p text:style-name="P534">n = 10; // for instance</text:p>
      <text:p text:style-name="P534">int[] array = new int[10];</text:p>
      <text:p text:style-name="P534">int sum = 0;</text:p>
      <text:p text:style-name="P534">for(int i = 0; i &lt; n; i++){</text:p>
      <text:p text:style-name="P534"><text:s text:c="3"/>array[i] = 2 * (1+i);</text:p>
      <text:p text:style-name="P534"><text:s text:c="3"/>sum = sum + array[i];</text:p>
      <text:p text:style-name="P534">}</text:p>
      <text:p text:style-name="P72"/>
      <text:p text:style-name="P72">In QDL:</text:p>
      <text:p text:style-name="Preformatted_20_Text"><text:s text:c="3"/><text:span text:style-name="T739">n :=10; array.:=null;</text:span> <text:s/>// <text:span text:style-name="T739">define array. here so it’s not local to the function.</text:span></text:p>
      <text:p text:style-name="Preformatted_20_Text"><text:s text:c="3"/>sum := <text:span text:style-name="T738">reduce(@+, array.:=2*(1+[;n]));</text:span> <text:s text:c="2"/></text:p>
      <text:p text:style-name="P9"><text:soft-page-break/></text:p>
      <text:p text:style-name="P371">Functions are very easy to create (especially using the <text:span text:style-name="T39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39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47" text:outline-level="2"><text:bookmark-start text:name="__RefHeading___Toc21566_127364881"/>Defining a function with the full formal syntax<text:bookmark-end text:name="__RefHeading___Toc21566_127364881"/></text:h>
      <text:p text:style-name="P9">The <text:span text:style-name="T637">formal or full </text:span>syntax for defining a function is very simple:</text:p>
      <text:p text:style-name="P503">define[ </text:p>
      <text:p text:style-name="P105"><text:s text:c="4"/>signature</text:p>
      <text:p text:style-name="Preformatted_20_Text"><text:s text:c="2"/>]body[ <text:span text:style-name="T576">or ][</text:span></text:p>
      <text:p text:style-name="Preformatted_20_Text"><text:s text:c="4"/><text:span text:style-name="T848">===</text:span><text:span text:style-name="T532"> useful comments</text:span></text:p>
      <text:p text:style-name="Preformatted_20_Text"><text:s text:c="4"/>statements</text:p>
      <text:p text:style-name="P504"><text:s text:c="2"/>];</text:p>
      <text:p text:style-name="Preformatted_20_Text"/>
      <text:p text:style-name="P8"><text:line-break/>Note that within the body, any variables defined are local to that block unless they are save, <text:span text:style-name="T23">e.g</text:span>. in the environment. <text:s/><text:span text:style-name="T788">The state is new so that only variables passed in are available. </text:span><text:span text:style-name="T369"><text:s/></text:span>The variables in the signature are populated with the values (which are copied) <text:span text:style-name="T788">from the ambient</text:span>.<text:span text:style-name="T371"> To return a value, invoke the method return – which is only allowed inside function definitions, by the way. No return statement implies there is no output from the function.</text:span></text:p>
      <text:p text:style-name="P8"/>
      <text:p text:style-name="P25">The <text:span text:style-name="T74">signature</text:span> of a function is </text:p>
      <text:p text:style-name="P25"/>
      <text:p text:style-name="Preformatted_20_Text">name(arg0, arg1, arg2,…)</text:p>
      <text:p text:style-name="P25"/>
      <text:p text:style-name="Text_20_body">this means that the <text:change-start text:change-id="ct108367431174688"/><text:s/><text:change-end text:change-id="ct108367431174688"/>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32"> add a pair of integers and return the sum.</text:span> <text:s text:c="5"/></text:p>
      <text:p text:style-name="P12"><text:s text:c="4"/><text:span text:style-name="T370">return(a+b); // this terminates execution and returns the value.</text:span></text:p>
      <text:p text:style-name="P12"><text:span text:style-name="T370"><text:s text:c="3"/>]</text:span>;</text:p>
      <text:p text:style-name="P10"/>
      <text:p text:style-name="P15"><text:span text:style-name="T372">say</text:span>('the sum of 3 and 4 is ' + sum(3,4));</text:p>
      <text:p text:style-name="P14"><text:line-break/>This prints </text:p>
      <text:p text:style-name="P14"/>
      <text:p text:style-name="Preformatted_20_Text">the sum of 3 and 4 is 7</text:p>
      <text:p text:style-name="P14"><text:soft-page-break/></text:p>
      <text:p text:style-name="Standard">You may <text:span text:style-name="T368">use functions any place in your code once they have been defined, so it is a good practice to put them at the beginning.</text:span></text:p>
      <text:p text:style-name="Standard"/>
      <text:p text:style-name="P118">Also, note that this example works on both scalars and stems: The signature does not determine the type, so</text:p>
      <text:p text:style-name="P118"/>
      <text:p text:style-name="Preformatted_20_Text"><text:s text:c="2"/>sum([1,2,'abc'],[5,7,'dgoldfish'])</text:p>
      <text:p text:style-name="Preformatted_20_Text">[6,9,abcdgoldfish]</text:p>
      <text:p text:style-name="P120"/>
      <text:p text:style-name="P119">is just fine.</text:p>
      <text:p text:style-name="Heading">Example</text:p>
      <text:p text:style-name="P392"><text:span text:style-name="T16">Note:</text:span><text:span text:style-name="T148">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3"><text:s text:c="3"/>define[glom<text:span text:style-name="T762">2</text:span>(p)][return(p~[;5]);]</text:p>
      <text:p text:style-name="P393"><text:s text:c="3"/>glom2(2)</text:p>
      <text:p text:style-name="P393">[2,0,1,2,3,4]</text:p>
      <text:p text:style-name="P393"><text:s text:c="3"/>glom2([11,12])</text:p>
      <text:p text:style-name="P393">[11,12,0,1,2,3,4] <text:s/></text:p>
      <text:p text:style-name="Standard"/>
      <text:p text:style-name="P175">You may access the variable as <text:span text:style-name="T397">p</text:span> (not <text:span text:style-name="T397">p.</text:span>) in the function, but indexing still works the same, so <text:span text:style-name="T397">p.0.1 </text:span><text:s/>would be fine.</text:p>
      <text:h text:style-name="Heading_20_2" text:outline-level="2"><text:bookmark-start text:name="__RefHeading___Toc21542_127364881"/>Help<text:bookmark-end text:name="__RefHeading___Toc21542_127364881"/></text:h>
      <text:p text:style-name="P447"><text:span text:style-name="T849">The lines that start with » </text:span><text:span text:style-name="T825">(unicode \u00bb)</text:span><text:span text:style-name="T433"> </text:span>or<text:span text:style-name="T432"> === </text:span>(triple equals sign)<text:span text:style-name="T432"> </text:span><text:span text:style-name="T849">at the beginning of the body are read by the system </text:span><text:span text:style-name="T848">as help </text:span><text:span text:style-name="T849">and can be accessed using <text:s/></text:span><text:span text:style-name="T422">)help</text:span><text:span text:style-name="T849"> </text:span><text:span text:style-name="T433">function_name arg_count</text:span><text:span text:style-name="T849">. So for the example above</text:span></text:p>
      <text:p text:style-name="Preformatted_20_Text"><text:s text:c="3"/>)help sum 2</text:p>
      <text:p text:style-name="Preformatted_20_Text">add a pair of integers and return the sum.</text:p>
      <text:p text:style-name="Text_20_body"/>
      <text:p text:style-name="P363">This allows you to document your function and generate online help in one step. <text:span text:style-name="T73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07"><text:span text:style-name="T23">Overloading</text:span><text:span text:style-name="T157"> a function refers to having various forms of a function with different arguments. </text:span><text:span text:style-name="T193">For instance</text:span></text:p>
      <text:p text:style-name="Preformatted_20_Text"><text:s text:c="5"/>define[sum(a,b)][…</text:p>
      <text:p text:style-name="Preformatted_20_Text"><text:s text:c="5"/>define[sum(a,b,c)][...</text:p>
      <text:p text:style-name="P69"/>
      <text:p text:style-name="P69"><text:soft-page-break/>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5"><text:span text:style-name="Source_20_Text"><text:span text:style-name="T626">float </text:span></text:span><text:span text:style-name="Source_20_Text"><text:span text:style-name="T613">add</text:span></text:span><text:span text:style-name="Source_20_Text"><text:span text:style-name="T626">(</text:span></text:span><text:span text:style-name="Source_20_Text"><text:span text:style-name="T613">float</text:span></text:span><text:span text:style-name="Source_20_Text"><text:span text:style-name="T626"> a, </text:span></text:span><text:span text:style-name="Source_20_Text"><text:span text:style-name="T613">float</text:span></text:span><text:span text:style-name="Source_20_Text"><text:span text:style-name="T626"> a) { }</text:span></text:span></text:p>
      <text:p text:style-name="P405"><text:span text:style-name="Source_20_Text"><text:span text:style-name="T626">float </text:span></text:span><text:span text:style-name="Source_20_Text"><text:span text:style-name="T613">add</text:span></text:span><text:span text:style-name="Source_20_Text"><text:span text:style-name="T626">(double a, double a) { }</text:span></text:span></text:p>
      <text:p text:style-name="P406"><text:span text:style-name="Source_20_Text"><text:span text:style-name="T624">int <text:s text:c="2"/></text:span></text:span><text:span text:style-name="Source_20_Text"><text:span text:style-name="T612">add</text:span></text:span><text:span text:style-name="Source_20_Text"><text:span text:style-name="T624">(int a, double b) { }<text:line-break/>int <text:s text:c="2"/></text:span></text:span><text:span text:style-name="Source_20_Text"><text:span text:style-name="T612">add</text:span></text:span><text:span text:style-name="Source_20_Text"><text:span text:style-name="T624">(int a, </text:span></text:span><text:span text:style-name="Source_20_Text"><text:span text:style-name="T612">int</text:span></text:span><text:span text:style-name="Source_20_Text"><text:span text:style-name="T624"> b) { }<text:line-break/>// . . . </text:span></text:span><text:span text:style-name="Source_20_Text"><text:span text:style-name="T627">tons more of these!</text:span></text:span></text:p>
      <text:p text:style-name="P404"><text:span text:style-name="T193">The problem with that is it can lead to an explosion of functions. <text:s/></text:span><text:span text:style-name="T194"><text:s/></text:span><text:span text:style-name="T193">Since QDL is mostly untyped (really the only difference is scalar vs. aggregate) </text:span><text:span text:style-name="T194">QDL</text:span><text:span text:style-name="T645"> </text:span><text:span text:style-name="T646">can only differentiate functions based on the number of arguments, but it is up to you to sort them out after that</text:span><text:span text:style-name="T645">. </text:span><text:span text:style-name="T646">In summary, QDL allows </text:span><text:span text:style-name="T5">partial </text:span><text:span text:style-name="T131">overloading of functions.</text:span></text:p>
      <text:h text:style-name="Heading_20_3" text:outline-level="3"><text:bookmark-start text:name="__RefHeading___Toc674103_1332219333"/><text:span text:style-name="T131">O</text:span><text:span text:style-name="T151">verloading System Functions</text:span><text:bookmark-end text:name="__RefHeading___Toc674103_1332219333"/></text:h>
      <text:p text:style-name="P407"><text:span text:style-name="T120">You </text:span><text:span text:style-name="T97">may</text:span><text:span text:style-name="T258">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806">Similarly you can override with arguments that are normally not allowed. </text:span><text:span text:style-name="T805">Note that attempting to override base functions will normally throw an error unless you explicitly set the workspace variable (also available as a configuration option) </text:span><text:span text:style-name="T375">overwrite_base_functions </text:span><text:span text:style-name="T806">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87"/>
      <text:p text:style-name="P187"><text:span text:style-name="T90">However</text:span><text:span text:style-name="T334"> while this lets you completely rewrite QDL from the ground up, it will also adversely impact </text:span><text:span text:style-name="T335"><text:s/></text:span><text:span text:style-name="T334">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09">Here is a QDL program to find the </text:span><text:span text:style-name="T57">Armstrong</text:span><text:span text:style-name="T231"> </text:span><text:span text:style-name="T57">numbers</text:span><text:span text:style-name="T231"> in the range of 100 – 1000. <text:s/>A number, </text:span><text:span text:style-name="T57">xyz</text:span><text:span text:style-name="T231"> is an Armstrong number i</text:span><text:span text:style-name="T162">f</text:span><text:span text:style-name="T231">f </text:span><text:span text:style-name="T57">xyz = x</text:span><text:span text:style-name="T538">3 </text:span><text:span text:style-name="T544">+ y</text:span><text:span text:style-name="T538">3</text:span><text:span text:style-name="T544"> + z</text:span><text:span text:style-name="T538">3</text:span>. <text:span text:style-name="T808">This is </text:span><text:span text:style-name="T816">written to contrast a procedural style (possible in QDL) with a more native example that follows. </text:span></text:p>
      <text:p text:style-name="P555">define[</text:p>
      <text:p text:style-name="P555"><text:s text:c="2"/>armstrong(m)</text:p>
      <text:p text:style-name="P555"><text:s text:c="2"/>][</text:p>
      <text:p text:style-name="P556"><text:s text:c="5"/><text:span text:style-name="T848">===</text:span> Armstrong number: <text:span text:style-name="T872">A</text:span> 3 digit number that is equal to the sum of its cubed digits.</text:p>
      <text:p text:style-name="P556"><text:s text:c="5"/><text:span text:style-name="T848">===</text:span> This computes them for 100 &lt; n &lt; 1000.</text:p>
      <text:p text:style-name="P556"><text:s text:c="5"/><text:span text:style-name="T848">===</text:span> So for example 407 is an Armstrong number since 407 = 4^3 + 0^3 + 7^3</text:p>
      <text:p text:style-name="P557"><text:s text:c="5"/>if[ m &lt; 100]</text:p>
      <text:p text:style-name="P557"><text:s text:c="3"/>then[say('sorry, m must be 100 or larger'); return();];</text:p>
      <text:p text:style-name="P557"><text:soft-page-break/></text:p>
      <text:p text:style-name="P557"><text:s text:c="5"/>if[1000 &lt; m]</text:p>
      <text:p text:style-name="P557"><text:s text:c="3"/>then[say('sorry, m must be less than 1000'); return();];</text:p>
      <text:p text:style-name="P557"/>
      <text:p text:style-name="P555"><text:s text:c="5"/>sum := 0;</text:p>
      <text:p text:style-name="P557"><text:s text:c="5"/>while[for_next(j, m)]</text:p>
      <text:p text:style-name="P557"><text:s text:c="8"/>do[</text:p>
      <text:p text:style-name="P555"><text:s text:c="11"/>n := j;</text:p>
      <text:p text:style-name="P557"><text:s text:c="11"/>while[0 &lt; n]</text:p>
      <text:p text:style-name="P557"><text:s text:c="14"/>do[</text:p>
      <text:p text:style-name="P555"><text:s text:c="18"/>b := mod(n, 10);</text:p>
      <text:p text:style-name="P555"><text:s text:c="16"/>sum := sum + b^3;</text:p>
      <text:p text:style-name="P555"><text:s text:c="18"/>n := n%10; // integer division means n goes to zero</text:p>
      <text:p text:style-name="P555"><text:s text:c="15"/>]; //end inner while</text:p>
      <text:p text:style-name="P557"><text:s text:c="13"/>if[sum == j]</text:p>
      <text:p text:style-name="P557"><text:s text:c="11"/>then[return(sum);];</text:p>
      <text:p text:style-name="P555"><text:s text:c="11"/>sum := 0;</text:p>
      <text:p text:style-name="P555"><text:s text:c="9"/>]; // end <text:span text:style-name="T871">outer </text:span>while</text:p>
      <text:p text:style-name="P555"><text:s text:c="5"/>return(false);</text:p>
      <text:p text:style-name="P555"><text:s text:c="2"/>]; // end define</text:p>
      <text:p text:style-name="P76"/>
      <text:p text:style-name="P77">This requires nested loops, the outer to go over the integers to test, and an inner loop to take each number and test the place values. </text:p>
      <text:p text:style-name="Heading">Doing it the QDL way.</text:p>
      <text:p text:style-name="P409">There are many ways to do it in QDL. Here is one that picks out all of the Armstrong numbers based on a test. <text:s/><text:span text:style-name="T811">This punches out each place value, cubes them, adds them then checks it is equal to the original number. Then you use this to pick out the ones &lt; 1000.</text:span> </text:p>
      <text:p text:style-name="P553"><text:bookmark-start text:name="__DdeLink__1665074_3953651452"/><text:s text:c="4"/>a<text:span text:style-name="T814">rmstrong</text:span>(a)-&gt;a == (a%100)^3 + (a%10-a%100*10)^3 + (a-a%10*10)^3; <text:s text:c="2"/></text:p>
      <text:p text:style-name="P553"><text:span text:style-name="T811"><text:s text:c="4"/>~</text:span><text:span text:style-name="T599">pick</text:span>(@a<text:span text:style-name="T810">rmstrong</text:span>, [;1000]); <text:bookmark-end text:name="__DdeLink__1665074_3953651452"/>// <text:span text:style-name="T812">lead ~ turns result into a nice list</text:span></text:p>
      <text:p text:style-name="P552"><text:span text:style-name="T597">[</text:span><text:span text:style-name="T598">0,1,</text:span>153,370,371,407<text:span text:style-name="T811">]</text:span></text:p>
      <text:p text:style-name="Text_20_body"/>
      <text:p text:style-name="P409">The QDL is a lot simpler, there are no <text:span text:style-name="T872">(explicit) </text:span>control structures and over all <text:span text:style-name="T812">it is </text:span>a bit more intuitive in the sense that if you handed it to someone with little explanation, there is a good chance they could figure out what it does, <text:span text:style-name="T812">knowing what an Armstrong number is to start with</text:span>. <text:span text:style-name="T843">You read line 2 as “pick armstrong less than 1000”. </text:span><text:span text:style-name="T816">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24">Lambdas: </text:span>The short form for functions<text:bookmark-end text:name="__RefHeading___Toc16288_4001340964"/></text:h>
      <text:p text:style-name="P306"><text:span text:style-name="T637">You may define functions quite tersely, but be advised that such things as function documentation etc. are not allowed. (Geeky stuff, this is a nod to Church’s </text:span><text:span text:style-name="T1">λ </text:span><text:span text:style-name="T22">calculus</text:span><text:span text:style-name="T130">). The syntax is either</text:span></text:p>
      <text:p text:style-name="P514"><text:span text:style-name="T638">signature -&gt; single </text:span><text:span text:style-name="T582">expression;</text:span></text:p>
      <text:p text:style-name="Standard"/>
      <text:p text:style-name="P134">In which case, the expressions result will be returned. <text:span text:style-name="T757">Two examples are</text:span></text:p>
      <text:p text:style-name="P13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57">recursive function</text:span></text:p>
      <text:p text:style-name="Preformatted_20_Text"><text:soft-page-break/><text:s text:c="3"/><text:span text:style-name="T757">sum(7)</text:span><text:bookmark-end text:name="__DdeLink__18835_2626669426"/></text:p>
      <text:p text:style-name="P541">28</text:p>
      <text:p text:style-name="P145"/>
      <text:p text:style-name="P134"><text:span text:style-name="T639">Or, t</text:span>o have multiple statements, put them inside a block:</text:p>
      <text:p text:style-name="P134"/>
      <text:p text:style-name="P146">signature -&gt; <text:span text:style-name="T896">{</text:span><text:span text:style-name="T815">block</text:span><text:span text:style-name="T896">}</text:span>[statement 1; statement 2;…];</text:p>
      <text:p text:style-name="Text_20_body"/>
      <text:p text:style-name="P502">i.e. the <text:span text:style-name="T397">block </text:span>keyword is the default if missing.</text:p>
      <text:p text:style-name="P135">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38">&gt; </text:span><text:span text:style-name="T815">block</text:span>[q:=x; q:=q+y ; q:= q+z ; return(q);];</text:p>
      <text:p text:style-name="Preformatted_20_Text"><text:s text:c="3"/>f(3,2,1)</text:p>
      <text:p text:style-name="Preformatted_20_Text">6</text:p>
      <text:p text:style-name="P134"/>
      <text:p text:style-name="P135">Example of a quick functions that prints 1 if the argument is positive, 0 otherwise (just to show how to stick a conditional in):</text:p>
      <text:p text:style-name="Preformatted_20_Text"><text:s text:c="2"/>q(x) -<text:span text:style-name="T638">&gt;</text:span> <text:span text:style-name="T815">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355">There are several built in functions in QDL and you can see them by issuing</text:p>
      <text:p text:style-name="P532">)funcs system</text:p>
      <text:p text:style-name="P35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400">One major difference between lambdas and the full function definition with the <text:span text:style-name="T375">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400"/>
      <text:p text:style-name="P408">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07">6</text:span></text:p>
      <text:p text:style-name="Preformatted_20_Text"><text:soft-page-break/><text:s text:c="2"/>y</text:p>
      <text:p text:style-name="Preformatted_20_Text">unknown symbol 'y' at (1, 0)</text:p>
      <text:p text:style-name="P358">Lambdas as arguments</text:p>
      <text:p text:style-name="P357">If your function requires a reference, you can pass along a lambda in the call. For instance, to call reduce with the function <text:span text:style-name="T397">x + y</text:span>, <text:span text:style-name="T725">on </text:span><text:span text:style-name="T408">arg.</text:span></text:p>
      <text:p text:style-name="Preformatted_20_Text">reduce((x,y)→x+y, <text:span text:style-name="T725">arg.)</text:span></text:p>
      <text:p text:style-name="Text_20_body"/>
      <text:p text:style-name="P359">As function arguments, lambdas do not need a name.. You may certainly use one with the caveat that it will supercede any in the workspace <text:span text:style-name="T732">inside the function</text:span>. So for instance</text:p>
      <text:p text:style-name="Preformatted_20_Text"><text:s text:c="2"/><text:span text:style-name="T72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6">So passing along a function named<text:span text:style-name="T2"> g</text:span><text:span text:style-name="T120"> does has that function and only that function used during the course of evaluation. </text:span></text:p>
      <text:p text:style-name="P89"/>
      <text:h text:style-name="P662" text:outline-level="3"><text:bookmark-start text:name="__RefHeading___Toc63802_779238116"/>Summary<text:bookmark-end text:name="__RefHeading___Toc63802_779238116"/></text:h>
      <text:p text:style-name="P450"><text:span text:style-name="T854">define[f(args)][…</text:span><text:span text:style-name="T239">] </text:span><text:span text:style-name="T157">⇔ </text:span><text:span text:style-name="T239"><text:s/>f(</text:span><text:span text:style-name="T65">args</text:span><text:span text:style-name="T239">) →local[…] have the exact same visibility.</text:span></text:p>
      <text:p text:style-name="P448"><text:span text:style-name="T157">f(</text:span><text:span text:style-name="T23">args</text:span><text:span text:style-name="T157">)→</text:span><text:span text:style-name="T23">expression </text:span><text:span text:style-name="T157">allows a single expression and returns its value. </text:span><text:span text:style-name="T253">Very common idiom.</text:span></text:p>
      <text:p text:style-name="P450"><text:span text:style-name="T239">f(</text:span><text:span text:style-name="T65">args</text:span><text:span text:style-name="T239">)→block[</text:span><text:span text:style-name="T65">expressions</text:span><text:span text:style-name="T239">]</text:span><text:span text:style-name="T65"> </text:span><text:span text:style-name="T239">allows a multiple expressions with no automatic return value. Note that this is how you make a multi-line body for a lambda functions.</text:span></text:p>
      <text:p text:style-name="P79"/>
      <text:p text:style-name="P358">Lambdas inside other functions.</text:p>
      <text:p text:style-name="P354"><text:span text:style-name="T141">You </text:span><text:span text:style-name="T140">can </text:span><text:span text:style-name="T141">nest function definitions inside function definitions these, so </text:span></text:p>
      <text:p text:style-name="Preformatted_20_Text"><text:s text:c="4"/>h(x) -&gt; [f(x)-&gt;x^2; return(f(x)<text:span text:style-name="T640">)</text:span>;];</text:p>
      <text:p text:style-name="Text_20_body"/>
      <text:p text:style-name="P366">is fine. </text:p>
      <text:h text:style-name="Heading_20_2" text:outline-level="2"><text:bookmark-start text:name="__RefHeading___Toc16290_4001340964"/>Nesting<text:bookmark-end text:name="__RefHeading___Toc16290_4001340964"/></text:h>
      <text:p text:style-name="P322">You may define functions within other functions, but they are only visible within the enclosing function. See visibility and lifetime below. For instance</text:p>
      <text:p text:style-name="P521">define[</text:p>
      <text:p text:style-name="P521"><text:s text:c="4"/>f(x)</text:p>
      <text:p text:style-name="P521"><text:s/>][</text:p>
      <text:p text:style-name="P521"><text:s text:c="4"/>s(x)-&gt;x^2;</text:p>
      <text:p text:style-name="P521"><text:s text:c="4"/>return<text:span text:style-name="T671">(</text:span>s(x)<text:span text:style-name="T671">)</text:span>;</text:p>
      <text:p text:style-name="P521">];</text:p>
      <text:p text:style-name="P322"><text:soft-page-break/></text:p>
      <text:p text:style-name="P323">In this case, the function <text:span text:style-name="T2">s(x)</text:span><text:span text:style-name="T120"> is defined inside the body of the function, </text:span><text:span text:style-name="T2">f(x)</text:span><text:span text:style-name="T120">. Note that in this case x refers to dummy variables in the definition of </text:span><text:span text:style-name="T351">f</text:span><text:span text:style-name="T258"> and </text:span><text:span text:style-name="T351">s</text:span><text:span text:style-name="T258">,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5">Functions are defined <text:s/>within the current block and you may define them pretty much anywhere, e.g.</text:p>
      <text:p text:style-name="P518">if[</text:p>
      <text:p text:style-name="P518"><text:s text:c="3"/>x&lt;2</text:p>
      <text:p text:style-name="Preformatted_20_Text">][</text:p>
      <text:p text:style-name="Preformatted_20_Text"><text:s text:c="3"/>g(x)-<text:span text:style-name="T66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5"/>
      <text:p text:style-name="P372">Within the <text:span text:style-name="T397">then</text:span><text:span text:style-name="T2"> </text:span>and <text:span text:style-name="T416">else</text:span><text:span text:style-name="T2"> </text:span>blocks, <text:span text:style-name="T416">g</text:span><text:span text:style-name="T2"> </text:span><text:span text:style-name="T120">exists as defined. Issuing a call to it outside of the block would cause an undefined function error.</text:span></text:p>
      <text:p text:style-name="P316"><text:span text:style-name="T120">One use is having conditionals define the function. Set the function to something trivial (much like setting a variable to </text:span><text:span text:style-name="T416">null</text:span><text:span text:style-name="T2"> </text:span><text:span text:style-name="T120"><text:s/>first:</text:span></text:p>
      <text:p text:style-name="Preformatted_20_Text">g(x)-&gt; null;</text:p>
      <text:p text:style-name="Preformatted_20_Text">if[</text:p>
      <text:p text:style-name="Preformatted_20_Text"><text:s text:c="2"/>x &lt; 2</text:p>
      <text:p text:style-name="Preformatted_20_Text">][ //… etc.</text:p>
      <text:p text:style-name="P316"><text:span text:style-name="T120">Then subsequent calls to </text:span><text:span text:style-name="T416">g</text:span><text:span text:style-name="T2"> </text:span><text:span text:style-name="T120"><text:s/>would use whatever the definition turned out to be. </text:span><text:span text:style-name="T134">It is true that you could also just have a conditional inside the function to select the expression, but a common pattern is the so-called </text:span><text:span text:style-name="T102">factory pattern</text:span><text:span text:style-name="T288"> in which:</text:span></text:p>
      <text:p text:style-name="Preformatted_20_Text">g(x)-&gt;null;</text:p>
      <text:p text:style-name="Preformatted_20_Text">define[</text:p>
      <text:p text:style-name="Preformatted_20_Text"><text:s text:c="3"/>G_Factory(a,b,...)</text:p>
      <text:p text:style-name="Preformatted_20_Text">][</text:p>
      <text:p text:style-name="P519"><text:s text:c="2"/>if[</text:p>
      <text:p text:style-name="P519"><text:s text:c="3"/>// <text:span text:style-name="T663">condition</text:span></text:p>
      <text:p text:style-name="P519"><text:s text:c="2"/>][</text:p>
      <text:p text:style-name="P519"><text:s text:c="4"/>g(x)-&gt; <text:s/>. . . </text:p>
      <text:p text:style-name="P374"><text:s text:c="2"/>];</text:p>
      <text:p text:style-name="P374"><text:s text:c="2"/>// lots of other logic machinery to determine various avatars of g</text:p>
      <text:p text:style-name="P374">];</text:p>
      <text:p text:style-name="P374"/>
      <text:p text:style-name="Preformatted_20_Text">G_Factory(x,y, ...);</text:p>
      <text:p text:style-name="P112"/>
      <text:p text:style-name="P373"><text:span text:style-name="T258">In this case, <text:s/>a very complex bit of logic determines what g is and sets it. <text:s/>You go back to the factory and use it every time you need to determine </text:span><text:span text:style-name="T468">g</text:span><text:span text:style-name="T258">. This keeps the use of </text:span><text:span text:style-name="T468">g</text:span><text:span text:style-name="T258"> separate from implementation and runtime considerations.</text:span></text:p>
      <text:h text:style-name="P663" text:outline-level="3"><text:bookmark-start text:name="__RefHeading___Toc16294_4001340964"/><text:soft-page-break/>Function references<text:bookmark-end text:name="__RefHeading___Toc16294_4001340964"/></text:h>
      <text:p text:style-name="P309"><text:span text:style-name="T40">Terminology.</text:span><text:span text:style-name="T198"> Algebraic operations are merely examples of functions that take one argument (monads) or two arguments (dyads). <text:s/>Functions do things with data (like numbers, strings, stems etc.). On the other hand, there are </text:span><text:span text:style-name="T40">operators</text:span><text:span text:style-name="T198"> which do things to functions </text:span><text:span text:style-name="T197">as well</text:span><text:span text:style-name="T198">. References are the mechanism by which functions are passed to operators.</text:span></text:p>
      <text:p text:style-name="P309">You may also pass along references to functions in other functions. <text:span text:style-name="T647">A </text:span><text:span text:style-name="T79">reference </text:span><text:span text:style-name="T285"><text:s/>to a function is of the form</text:span></text:p>
      <text:p text:style-name="P36"><text:span text:style-name="T409">@</text:span><text:span text:style-name="T397">name</text:span><text:span text:style-name="T698"> </text:span><text:span text:style-name="T44">or </text:span><text:span text:style-name="T409">@</text:span><text:span text:style-name="T397">name()</text:span></text:p>
      <text:p text:style-name="P364"><text:span text:style-name="T285">where </text:span><text:span text:style-name="T463">name</text:span><text:span text:style-name="T356"> </text:span><text:span text:style-name="T285">is the name of the function </text:span><text:span text:style-name="T303">and the parentheses are optional</text:span><text:span text:style-name="T285">. There are no arguments. In a similar vein, a reference to an </text:span><text:span text:style-name="T290">algebraic operation</text:span><text:span text:style-name="T285"> is of the form</text:span></text:p>
      <text:p text:style-name="P310"><text:span text:style-name="T291">@</text:span><text:span text:style-name="T97">op</text:span></text:p>
      <text:p text:style-name="P364"><text:span text:style-name="T285">E.g. </text:span><text:span text:style-name="T462">@</text:span><text:span text:style-name="T464">+</text:span><text:span text:style-name="T285"> would be addition, </text:span><text:span text:style-name="T462">@</text:span><text:span text:style-name="T463">*</text:span><text:span text:style-name="T285"> would be multiplication.</text:span></text:p>
      <text:p text:style-name="P317"><text:span text:style-name="T666">This means that you can basically pass along the function as an argument to be applied. This works for most </text:span><text:span text:style-name="T665">operations</text:span><text:span text:style-name="T666"> (such as + - * etc.)</text:span></text:p>
      <text:p text:style-name="Preformatted_20_Text"><text:s text:c="3"/>r(x)-&gt;x^2 + 1;</text:p>
      <text:p text:style-name="Preformatted_20_Text"><text:s text:c="3"/>f(<text:span text:style-name="T667">@</text:span>h, x) -&gt; h(x)</text:p>
      <text:p text:style-name="P308"/>
      <text:p text:style-name="P311">The first function is defined. The second one (and this is a really simple example to show how this works) just applies the function to the argument. Note that in the definition, <text:span text:style-name="T468">h</text:span> is just a place holder. It will be replaced by the first argument. To invoke it, </text:p>
      <text:p text:style-name="Preformatted_20_Text"><text:s text:c="3"/>f(<text:span text:style-name="T667">@</text:span>r, 2)</text:p>
      <text:p text:style-name="Preformatted_20_Text">5</text:p>
      <text:p text:style-name="P310"/>
      <text:p text:style-name="P311">So in this case, <text:span text:style-name="T468">f</text:span> takes <text:span text:style-name="T468">r</text:span><text:span text:style-name="T120"> and applies it to </text:span><text:span text:style-name="T14">2</text:span><text:span text:style-name="T468"> </text:span><text:span text:style-name="T120">. This also works with operators too</text:span></text:p>
      <text:p text:style-name="Preformatted_20_Text"><text:s text:c="3"/>op(<text:span text:style-name="T667">@</text:span>h(), x, y) -&gt; h(x,y)</text:p>
      <text:p text:style-name="Preformatted_20_Text"><text:s text:c="3"/>op(<text:span text:style-name="T667">@</text:span>*, 2, 3)</text:p>
      <text:p text:style-name="Preformatted_20_Text">6</text:p>
      <text:p text:style-name="P310"/>
      <text:p text:style-name="P372"><text:span text:style-name="T647">This passes along the operator </text:span><text:span text:style-name="T468">*</text:span><text:span text:style-name="T647"> and applies it as a dyad (a </text:span><text:span text:style-name="T48">dyad</text:span><text:span text:style-name="T212"> is a function with two arguments – all operators are simply dyadic functions) to</text:span><text:span text:style-name="T647"> 2 and 3. </text:span><text:span text:style-name="T664">Similarly, a </text:span><text:span text:style-name="T39">monad</text:span><text:span text:style-name="T196"> takes a single arguments (</text:span><text:span text:style-name="T39">e.g.</text:span><text:span text:style-name="T196"> logical not </text:span><text:span text:style-name="T200">or</text:span><text:span text:style-name="T196"> </text:span><text:span text:style-name="T355">!</text:span><text:span text:style-name="T289">). </text:span><text:span text:style-name="T212">Note</text:span><text:span text:style-name="T647"> that operators always are realized as </text:span><text:span text:style-name="T664">monadic or </text:span><text:span text:style-name="T647">dyadic operators, </text:span><text:span text:style-name="T664">depending on the number of arguments, </text:span><text:span text:style-name="T647">since otherwise you would need some different notation for functions vs operators, which would get very cumbersome fast. </text:span><text:span text:style-name="T664">And example of an operator that is both monaidc and dyadic is </text:span><text:span text:style-name="T9">-</text:span><text:span text:style-name="T135">, the minus operator. It can be monadic if it means the negative of a number, like </text:span><text:span text:style-name="T740">-</text:span><text:span text:style-name="T653">4</text:span><text:span text:style-name="T9"> </text:span><text:span text:style-name="T135">or it can be dyadic and represent subtraction, </text:span><text:span text:style-name="T103">e.g.</text:span><text:span text:style-name="T289">, </text:span><text:span text:style-name="T468">5</text:span><text:span text:style-name="T355"> </text:span><text:span text:style-name="T739">or </text:span><text:span text:style-name="T468">-3</text:span><text:span text:style-name="T289">. </text:span></text:p>
      <text:p text:style-name="P367"><text:span text:style-name="T311">An alternate for the monadic sign</text:span><text:span text:style-name="T312">s</text:span><text:span text:style-name="T311"> </text:span><text:span text:style-name="T312">are</text:span><text:span text:style-name="T311"> the raised minus sign (unicode 00af, ¯) <text:s/></text:span><text:span text:style-name="T312">or raised plus sign ⁺ (uncode 207a)</text:span><text:span text:style-name="T311">. This does have the advantage that it is never ambiguous, e.g. - - - </text:span><text:span text:style-name="T312">b</text:span><text:span text:style-name="T311"> <text:s/>is </text:span><text:span text:style-name="T313">unclear</text:span><text:span text:style-name="T311"> </text:span><text:span text:style-name="T313">but </text:span><text:span text:style-name="T311">-- ¯b </text:span><text:span text:style-name="T312">or </text:span><text:span text:style-name="T311"><text:s text:c="2"/>¯- -b <text:s/>never </text:span><text:span text:style-name="T312">are</text:span><text:span text:style-name="T311">. </text:span></text:p>
      <text:p text:style-name="P311"><text:soft-page-break/>A very useful built in function that uses function references is <text:span text:style-name="T468">reduce</text:span><text:span text:style-name="T2"> </text:span><text:span text:style-name="T120">(and the related function, </text:span><text:span text:style-name="T468">expand </text:span><text:span text:style-name="T120">). </text:span></text:p>
      <text:p text:style-name="Heading">Example: <text:span text:style-name="T648">Getting the even and odd parts of a function.</text:span></text:p>
      <text:p text:style-name="P312"><text:span text:style-name="T648">A function, </text:span><text:span text:style-name="T6">g</text:span><text:span text:style-name="T132">, even if and only if g(x) == g(-x) and odd if g(x) ==</text:span> -g(-x). <text:span text:style-name="T648">The classic example of an even function is </text:span><text:span text:style-name="T38">x^</text:span><text:span text:style-name="T195">2 and of an odd function is </text:span><text:span text:style-name="T38">x</text:span><text:span text:style-name="T195">^3, </text:span><text:span text:style-name="T200">and yes the name refers to the fact they act like even and odd powers</text:span><text:span text:style-name="T195">. Generally</text:span><text:span text:style-name="T648"> functions are neither even nor odd, but can always be decomposed into even and odd parts </text:span><text:span text:style-name="T671">(since this has a notation with fancy </text:span><text:span text:style-name="T10">o</text:span><text:span text:style-name="T138"> and </text:span><text:span text:style-name="T10">e</text:span><text:span text:style-name="T138"> in Math., we’ll use that)</text:span><text:span text:style-name="T648">:</text:span></text:p>
      <text:p text:style-name="P313"><text:span text:style-name="T649">o</text:span><text:span text:style-name="T652">(g) = (g(x) - g(-x))/2</text:span></text:p>
      <text:p text:style-name="P313"><text:span text:style-name="T649">e</text:span><text:span text:style-name="T652">(g) = (g(x) + g(-x))/2</text:span></text:p>
      <text:p text:style-name="P312"><text:span text:style-name="T650">A common thing to do in Math is to grab the even and odd parts of </text:span><text:span text:style-name="T654">g</text:span><text:span text:style-name="T650"> and work with those. How to do this in QDL is extremely easy with </text:span><text:span text:style-name="T651">operators</text:span><text:span text:style-name="T650">:</text:span></text:p>
      <text:p text:style-name="Preformatted_20_Text"><text:span text:style-name="T583"><text:s text:c="3"/>odd</text:span>(<text:span text:style-name="T667">@</text:span>g,x)-&gt;(g(x) - g(-x))/2;</text:p>
      <text:p text:style-name="Preformatted_20_Text"><text:s text:c="3"/>even(<text:span text:style-name="T667">@</text:span>g,x)-&gt;(g(x) + g(-x))/2;</text:p>
      <text:p text:style-name="Preformatted_20_Text"><text:s text:c="3"/><text:span text:style-name="T648">h(x)-&gt; x^2 + x^3;</text:span></text:p>
      <text:p text:style-name="Preformatted_20_Text"><text:s text:c="3"/><text:span text:style-name="T648">h(2)</text:span></text:p>
      <text:p text:style-name="P517">12</text:p>
      <text:p text:style-name="Preformatted_20_Text"><text:s text:c="3"/><text:span text:style-name="T648">odd(</text:span><text:span text:style-name="T667">@</text:span><text:span text:style-name="T648">h, 2);</text:span></text:p>
      <text:p text:style-name="P517">8</text:p>
      <text:p text:style-name="P517"><text:s text:c="3"/>even(<text:span text:style-name="T667">@</text:span>h, 2)</text:p>
      <text:p text:style-name="P517">4</text:p>
      <text:p text:style-name="Text_20_body"/>
      <text:h text:style-name="Heading_20_2" text:outline-level="2"/>
      <text:h text:style-name="P635"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1">Many times you want to assert that a certain condition is met or that processing should (unrecoverably) end. This is the function of the <text:span text:style-name="T2">assert </text:span><text:span text:style-name="T120">construct. The form for it is very simple (Note that it is not an expression, but a regular control structure, so it is best to have it alone on a line.)</text:span></text:p>
      <text:p text:style-name="Preformatted_20_Text"><text:s text:c="3"/><text:span text:style-name="T715">assert</text:span><text:span text:style-name="T718">[</text:span><text:span text:style-name="T715"> conditional </text:span><text:span text:style-name="T718">][</text:span><text:span text:style-name="T715"> </text:span><text:span text:style-name="T607">feedback</text:span><text:span text:style-name="T718">];</text:span></text:p>
      <text:p text:style-name="Standard"/>
      <text:p text:style-name="P248"><text:span text:style-name="T888">Note the feedback is any expression</text:span><text:span text:style-name="T71">. </text:span>If the <text:span text:style-name="T888">value is a scalar, it is converted to being a string and set as the message. If a stem, that is set as the stem value. You can access these in a catch block just like any other error using the error_message or error_state. </text:span><text:span text:style-name="T721">An alternate syntax uses unicode and is</text:span></text:p>
      <text:p text:style-name="P167"/>
      <text:p text:style-name="Preformatted_20_Text"><text:span text:style-name="T690">⊨</text:span> <text:span text:style-name="T721">conditional : </text:span><text:span text:style-name="T608">feedback;</text:span></text:p>
      <text:p text:style-name="P167"/>
      <text:p text:style-name="P248"><text:span text:style-name="T721">where ⊨ is unicode 22a8. Again, this really should be on a single line. </text:span><text:span text:style-name="T249"><text:s/>This is a specific construction for the </text:span><text:span text:style-name="T487">raise_error</text:span><text:span text:style-name="T249"> call which can make code vastly easier to maintain and read. </text:span></text:p>
      <text:p text:style-name="P60"/>
      <text:p text:style-name="P248"><text:soft-page-break/><text:s/><text:span text:style-name="T889">For instance.</text:span></text:p>
      <text:p text:style-name="P99"/>
      <text:p text:style-name="P530"><text:s text:c="2"/>try[⊨false : {'a':'b'};]catch[say(error_code);say(error_message);say(error_state.);]</text:p>
      <text:p text:style-name="P249">-2</text:p>
      <text:p text:style-name="P249">assertion failed</text:p>
      <text:p text:style-name="P61">{a:b}</text:p>
      <text:p text:style-name="P60"/>
      <text:p text:style-name="P250"><text:span text:style-name="T249">C</text:span><text:span text:style-name="T157">ompare with raising the exception with the reserved system code of -2 manually:</text:span></text:p>
      <text:p text:style-name="P62"/>
      <text:p text:style-name="P249"><text:s text:c="3"/>try[ <text:s text:c="3"/></text:p>
      <text:p text:style-name="P249"><text:s text:c="5"/>raise_error('my assert',-2,{'a':'b'});</text:p>
      <text:p text:style-name="P249"><text:s text:c="7"/>]</text:p>
      <text:p text:style-name="P249"><text:s text:c="2"/>catch[</text:p>
      <text:p text:style-name="P249"><text:s text:c="5"/>say(error_code);</text:p>
      <text:p text:style-name="P249"><text:s text:c="5"/>say(error_message);</text:p>
      <text:p text:style-name="P249"><text:s text:c="5"/>say(error_state.);</text:p>
      <text:p text:style-name="P249"><text:s text:c="4"/>];</text:p>
      <text:p text:style-name="P249">-2</text:p>
      <text:p text:style-name="P249">my assert</text:p>
      <text:p text:style-name="P63">{a:b}</text:p>
      <text:p text:style-name="P62"/>
      <text:p text:style-name="P248"><text:span text:style-name="T71">Caveat:</text:span><text:span text:style-name="T249"> </text:span><text:span text:style-name="T251">This</text:span><text:span text:style-name="T249"> does allow for a general expression as the feedback. Bad practice is putting an entire error handling routine in the feedback. Good practice is having a simple string as the message or perhaps a structured stem. </text:span><text:span text:style-name="T250">I</text:span><text:span text:style-name="T206">f</text:span><text:span text:style-name="T715"> the conditional is true, nothing happens </text:span><text:span text:style-name="T888">and the expression is ignored</text:span><text:span text:style-name="T715">. If it is false, then the </text:span><text:span text:style-name="T46">expression </text:span><text:span text:style-name="T206">is evaluated and the result is converted to a string and </text:span><text:span text:style-name="T245">a specific error is raised (so you can catch these)</text:span><text:span text:style-name="T206">. </text:span><text:span text:style-name="T249">These are identical</text:span></text:p>
      <text:p text:style-name="P54"/>
      <text:p text:style-name="Preformatted_20_Text"><text:s text:c="3"/>assert<text:span text:style-name="T718">[ </text:span>0 &lt; <text:span text:style-name="T607">size(</text:span>args<text:span text:style-name="T716">()</text:span><text:span text:style-name="T888">)</text:span> <text:span text:style-name="T718">][</text:span> 'you must supply at least one argument'<text:span text:style-name="T718">]</text:span>;</text:p>
      <text:p text:style-name="Preformatted_20_Text"/>
      <text:p text:style-name="P585"><text:s text:c="3"/>⊨ <text:span text:style-name="T888">0 &lt; size(args()) : 'you must supply at least one argument';</text:span></text:p>
      <text:p text:style-name="P54"/>
      <text:p text:style-name="P253"><text:span text:style-name="T216">T</text:span><text:span text:style-name="T217">his is one of the most commonly occurring ways to control program flow, so properly speaking, </text:span><text:span text:style-name="T216">it is </text:span><text:span text:style-name="T217">simply a useful idiom. </text:span></text:p>
      <text:p text:style-name="P252">E.g of returning a stem</text:p>
      <text:p text:style-name="P251">In this example, a condition is checked and a structured stem is the feedback</text:p>
      <text:p text:style-name="Preformatted_20_Text">// … <text:span text:style-name="T889">code</text:span></text:p>
      <text:p text:style-name="Preformatted_20_Text"/>
      <text:p text:style-name="P530">⊨ <text:span text:style-name="T889">old_lifetime == new_lifetime : { 'message':'lifetime not reset',</text:span></text:p>
      <text:p text:style-name="P531"><text:s text:c="34"/>'asserted': new_lifetime, </text:p>
      <text:p text:style-name="P531"><text:s text:c="34"/>'expected': old_lifetime};</text:p>
      <text:p text:style-name="P530"/>
      <text:p text:style-name="P530">// … <text:span text:style-name="T889">more code</text:span></text:p>
      <text:p text:style-name="Text_20_body"/>
      <text:p text:style-name="P495">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35">All a block does is create a local environment for its duration. This lets you create variables local to the block without cluttering your symbol table. </text:span><text:span text:style-name="T782">There are two types, standard (keyword </text:span><text:span text:style-name="T17">block</text:span><text:span text:style-name="T150">) which inherits the ambient state and </text:span><text:span text:style-name="T17">local</text:span><text:span text:style-name="T150"> which has no shared state. </text:span><text:span text:style-name="T145">For</text:span><text:span text:style-name="T735"> instance, you may want to write an </text:span><text:soft-page-break/><text:span text:style-name="T735">initialization script which sets a bunch of variables in your workspace. This must be executed with </text:span><text:span text:style-name="T413">script_load</text:span><text:span text:style-name="T145"> to set variables, but it may need to do some work that involves variables and functions that you do not want propagated. </text:span><text:span text:style-name="T144">Or if the current environment has many specialized functions, you may have to use a </text:span><text:span text:style-name="T413">script_load</text:span> <text:span text:style-name="T737">since </text:span><text:span text:style-name="T413">script_</text:span><text:span text:style-name="T415">run</text:span> <text:span text:style-name="T737">would not inherit these.</text:span> <text:span text:style-name="T737">The solution is to s</text:span><text:span text:style-name="T145">tick them in a block. <text:s/></text:span><text:span text:style-name="T143">You may use </text:span><text:span text:style-name="T144">blocks </text:span><text:span text:style-name="T143">wherever you like, nest them, etc. </text:span></text:p>
      <text:p text:style-name="Heading">Example</text:p>
      <text:p text:style-name="P368">If we had a script <text:span text:style-name="T414">ldap</text:span><text:span text:style-name="T736">_</text:span><text:span text:style-name="T397">init</text:span> we might want to write something like this:</text:p>
      <text:p text:style-name="Preformatted_20_Text">/* global variables */</text:p>
      <text:p text:style-name="Preformatted_20_Text">ldap. := null;</text:p>
      <text:p text:style-name="P370">start_time = date_ms();</text:p>
      <text:p text:style-name="P370">block[</text:p>
      <text:p text:style-name="P370"><text:s text:c="3"/>cfg. := file_<text:span text:style-name="T736">read</text:span>(script_args(0),<text:span text:style-name="T736">1</text:span>); // <text:span text:style-name="T736">read in file as stem</text:span></text:p>
      <text:p text:style-name="P369"><text:s text:c="3"/><text:span text:style-name="T736">ldap.username := ‘ou=people,’ + cfg.0 ; // or whatever</text:span></text:p>
      <text:p text:style-name="P535"><text:s text:c="3"/>my_useful_function()- &gt; ...</text:p>
      <text:p text:style-name="P533"><text:span text:style-name="T735"><text:s text:c="3"/>// </text:span><text:span text:style-name="T736">more </text:span><text:span text:style-name="T735">local stuff</text:span></text:p>
      <text:p text:style-name="P370">];</text:p>
      <text:p text:style-name="P56"/>
      <text:p text:style-name="Standard"><text:span text:style-name="T213">At the end of this script, </text:span><text:span text:style-name="T467">ldap.</text:span> <text:span text:style-name="T735">and </text:span><text:span text:style-name="T413">start_time</text:span> <text:span text:style-name="T735">are in now available in the workspace, but </text:span><text:span text:style-name="T413">cfg. </text:span><text:span text:style-name="T741">and </text:span><text:span text:style-name="T417">my_useful_function</text:span> <text:span text:style-name="T741">are</text:span><text:span text:style-name="T735"> not. </text:span><text:span text:style-name="T741">In this way, having a ton of helper variables and functions don’t clutter up the user’s workspace.</text:span></text:p>
      <text:p text:style-name="Standard"/>
      <text:p text:style-name="P397">Example.</text:p>
      <text:p text:style-name="P395">Here is an example of using a local block.</text:p>
      <text:p text:style-name="Preformatted_20_Text"><text:s text:c="3"/>a := 5</text:p>
      <text:p text:style-name="Preformatted_20_Text"><text:s text:c="3"/><text:span text:style-name="T782">local[ a:= 0;];</text:span></text:p>
      <text:p text:style-name="Preformatted_20_Text"><text:s text:c="3"/><text:span text:style-name="T782">1/a</text:span></text:p>
      <text:p text:style-name="P396">0.2</text:p>
      <text:p text:style-name="P395"/>
      <text:p text:style-name="P395">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60">in Functions</text:span> <text:bookmark-end text:name="__RefHeading___Toc650_3277173355"/></text:h>
      <text:p text:style-name="P19"><text:span text:style-name="T123">F</text:span><text:span text:style-name="T120">unctions have a very specific documentation feature. At the very top of the body, you may enter documentation, each line is of the form</text:span></text:p>
      <text:p text:style-name="P88"/>
      <text:p text:style-name="P573">» text</text:p>
      <text:p text:style-name="Standard"><text:span text:style-name="T848">or</text:span> </text:p>
      <text:p text:style-name="P572">=== text</text:p>
      <text:p text:style-name="P271"><text:s/></text:p>
      <text:p text:style-name="P375"><text:span text:style-name="T741">a</text:span><text:span text:style-name="T532">nd these will be taken when the function definition is read and kept available for consultation. You may get a full listing of every user-defined (meaning, not built in) function the workspace knows about. <text:s/></text:span><text:span text:style-name="T741">Such documentation is not available in lambdas because documentation has a specific format (so it can be found by the help system) involving per line statements.</text:span></text:p>
      <text:p text:style-name="Heading"><text:soft-page-break/>Generic help</text:p>
      <text:p text:style-name="P272">Each is printed as</text:p>
      <text:p text:style-name="P508"><text:s text:c="4"/>)<text:span text:style-name="T570">help *</text:span></text:p>
      <text:p text:style-name="P507">fib2(1): This will compute the n-th element of a Fibonacci sequence.</text:p>
      <text:p text:style-name="Preformatted_20_Text">f(1): This is a comment</text:p>
      <text:p text:style-name="P270"/>
      <text:p text:style-name="P365"><text:span text:style-name="T532">where there is the </text:span><text:span text:style-name="T383">name(number of arguments)</text:span><text:span text:style-name="T532"> and the first line of the comment (which should be meaningful and explain to the user what the function does.) The first is a good comment. The secon</text:span><text:span text:style-name="T550">d</text:span><text:span text:style-name="T532"> is not. </text:span><text:span text:style-name="T13">Note:</text:span><text:span text:style-name="T733"> </text:span><text:span text:style-name="T465">)help *</text:span><text:span text:style-name="T733"> is a “kitchen sink” option where you kind of know what you are looking for but don’t really remember. It gives you a nice list to peruse and consider.</text:span></text:p>
      <text:p text:style-name="Heading">Specific help</text:p>
      <text:p text:style-name="Text_20_body"><text:span text:style-name="T733">If you want to read all of the documentation for a given function, invoke </text:span><text:span text:style-name="T465">)help </text:span><text:span text:style-name="T733">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6"/>
      <text:p text:style-name="P254">There are many things that the )help command can do. Please see the workspace documentation for more.</text:p>
      <text:p text:style-name="P254"/>
      <text:p text:style-name="P256">Help for modules <text:span text:style-name="T893">in the workspace</text:span></text:p>
      <text:p text:style-name="P255">This will also work for loaded modules, so for instance to read the <text:span text:style-name="T890">module </text:span>help from the cli module</text:p>
      <text:p text:style-name="P255"/>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890">lots more</text:span></text:p>
      <text:p text:style-name="P496"/>
      <text:p text:style-name="P496">All of the following are equivalent, <text:span text:style-name="T891">using either the namespace for the module or the variable. If you used to the older system (module_import) then this works as well. You may also access help for modules that are nested by giving their module path, e.g. </text:span><text:span text:style-name="T396">a#b#c#d</text:span></text:p>
      <text:p text:style-name="Preformatted_20_Text"><text:s text:c="2"/>)help -m qdl:/tools/cli</text:p>
      <text:p text:style-name="Preformatted_20_Text"><text:s text:c="2"/>)help -m cli</text:p>
      <text:p text:style-name="P496"/>
      <text:p text:style-name="P496">To get list all of the functions in the module variable</text:p>
      <text:p text:style-name="P586"><text:s text:c="2"/>)funcs cli</text:p>
      <text:p text:style-name="P586"><text:soft-page-break/>to_stem([0,1,2,3])</text:p>
      <text:p text:style-name="P586">1 total functions</text:p>
      <text:p text:style-name="P496"/>
      <text:p text:style-name="P497">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892">lots more</text:span></text:p>
      <text:p text:style-name="P496"/>
      <text:p text:style-name="P500">or query it from the functions menu</text:p>
      <text:p text:style-name="Preformatted_20_Text"><text:s text:c="3"/>)funcs help cli#to_stem 1 </text:p>
      <text:p text:style-name="P500"/>
      <text:p text:style-name="P501"><text:span text:style-name="T895">The functions menu does allow for a more general query. T</text:span><text:span text:style-name="T894">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498"/>
      <text:p text:style-name="P497">This also works with listing modules variables, if any, using</text:p>
      <text:p text:style-name="Preformatted_20_Text">)vars module_name <text:span text:style-name="T72">or </text:span><text:span text:style-name="T252">path</text:span></text:p>
      <text:p text:style-name="P498"/>
      <text:p text:style-name="P499">There are also functions to list the functions and variables in a module. See below.</text:p>
      <text:h text:style-name="P648" text:outline-level="2"><text:bookmark-start text:name="__RefHeading___Toc46703_3045913216"/>Operators or, what’s up with the funny characters?<text:bookmark-end text:name="__RefHeading___Toc46703_3045913216"/></text:h>
      <text:p text:style-name="P457"><text:span text:style-name="T855">Many of the functions in QDL (</text:span><text:span text:style-name="T856">e.g.</text:span><text:span text:style-name="T855"> </text:span><text:span text:style-name="T392">for_each</text:span><text:span text:style-name="T855">) have an operator form (e.g. ∀). The reason</text:span><text:span text:style-name="T873">s</text:span><text:span text:style-name="T855"> for this </text:span><text:span text:style-name="T873">are (1) </text:span><text:span text:style-name="T855">simpl</text:span><text:span text:style-name="T873">e</text:span><text:span text:style-name="T855"> readability </text:span><text:span text:style-name="T873">and (2) streamlining your code once you are practiced at it. </text:span><text:span text:style-name="T855"><text:s/>The only point is that the general form of an operator is modelled on that of mona</text:span><text:span text:style-name="T898">d</text:span><text:span text:style-name="T855">ic and dyadic operators, like -. So the general syntax is</text:span></text:p>
      <text:p text:style-name="P456">operator <text:span text:style-name="T23">main argument</text:span> </text:p>
      <text:p text:style-name="P103">additional argument <text:span text:style-name="T157">operator </text:span>main argument</text:p>
      <text:p text:style-name="P78">A typical example is the transpose function, </text:p>
      <text:p text:style-name="P457"><text:span text:style-name="T240">transpose(arg.) </text:span>⬄ ⦰<text:span text:style-name="T856">arg.</text:span></text:p>
      <text:p text:style-name="P459"><text:span text:style-name="T856">tran</text:span><text:span text:style-name="T893">s</text:span><text:span text:style-name="T856">pose(arg., axis) </text:span>⬄ <text:span text:style-name="T856">axis ⦰arg.</text:span></text:p>
      <text:p text:style-name="P458">Rest assured that you do <text:span text:style-name="T74">not </text:span><text:span text:style-name="T258">need to ever write with these and can ignore them for the most part. Others may use them (and often they really help readability). The major result of using them is </text:span><text:soft-page-break/><text:span text:style-name="T258">reducing the number of lines and probably the number of intermediate results that need to get stored. This</text:span></text:p>
      <text:p text:style-name="P460">∃<text:span text:style-name="T856">a</text:span> ∧ a≤2 ⇒ f(a):0</text:p>
      <text:p text:style-name="P41"/>
      <text:p text:style-name="P41">Just looks neater than</text:p>
      <text:p text:style-name="Preformatted_20_Text">is_defined(a) &amp;&amp; a &lt;=2 ? f(a) : 0</text:p>
      <text:h text:style-name="P636" text:outline-level="1">Modules</text:h>
      <text:p text:style-name="P487"><text:span text:style-name="T879">Namespace control is an essential part of programming as is encapsulation. </text:span><text:span text:style-name="T70">Modules </text:span><text:span text:style-name="T247">in QDL accomplish this. <text:s/>to wit</text:span></text:p>
      <text:p text:style-name="P487"><text:span text:style-name="T865">A </text:span><text:span text:style-name="T96">namespace </text:span><text:span text:style-name="T342">is a set of names that refer to a set of objects. Using a namespace ensures that all objects have unique names with repsect to that namespace. A very common example is a file system, where every file within a directory has a unique name. </text:span></text:p>
      <text:p text:style-name="P487"><text:span text:style-name="T224">One of the most basic ideas in programming is </text:span><text:span text:style-name="T54">encapsulation</text:span><text:span text:style-name="T224"> that is to say, a group of statements with their own state (so the variables and functions know about each other and their workings are independent of the rest of the environment). </text:span><text:span text:style-name="T247">There is usually some mechanism to limit or control visibility to the outside. External code then does not have to be concerned with how inner workings of encapsulated code. </text:span></text:p>
      <text:p text:style-name="P487"><text:span text:style-name="T342">In QDL </text:span><text:span text:style-name="T347">both of these are </text:span><text:span text:style-name="T342">accomplished through modules. Each module has its own namespace and every object in the workspace is associated with a namespace. The namespace qualifier is a URN. <text:s/></text:span><text:span text:style-name="T343">It is profitable to think of namepsaces as a dictionary of resources. </text:span><text:span text:style-name="T347">Modules may also have the visibility of the members controlled. </text:span><text:span text:style-name="T320"><text:s/></text:span><text:span text:style-name="T267">One of the great evils of many scripting languages is that there is no encapsulation – every variable is global and the net effect is extremely hard to find bugs. </text:span></text:p>
      <text:h text:style-name="P649" text:outline-level="2">Module syntax</text:h>
      <text:p text:style-name="P489">Modules are defined as </text:p>
      <text:p text:style-name="P488">module[urn]</text:p>
      <text:p text:style-name="P488"><text:s/><text:span text:style-name="T866">{body}[</text:span></text:p>
      <text:p text:style-name="P488"><text:s text:c="4"/><text:span text:style-name="T866">=== module level comments.</text:span></text:p>
      <text:p text:style-name="P490"><text:s text:c="4"/>statements];</text:p>
      <text:p text:style-name="P489"/>
      <text:p text:style-name="P487"><text:span text:style-name="T267">The statements have local scope, so inside the body of the module you do not need to qualify variables or functions. <text:s/></text:span><text:span text:style-name="T347">By default elements inside the module are visible (see </text:span><text:span text:style-name="T118">intrinsic variables </text:span><text:span text:style-name="T347">below on how to make them externally invisible). </text:span><text:span text:style-name="T267">Modules may be nested. </text:span><text:span text:style-name="T348">Modules may use other modules </text:span><text:span text:style-name="T119">ad lib,</text:span><text:span text:style-name="T348"> so there is no restriction. </text:span><text:span text:style-name="T267">Modules may also reside in an external file (</text:span><text:span text:style-name="T347">often </text:span><text:span text:style-name="T267">with the suffix .mdl) and may be loaded. Loading a module is little more than reading it into the current workspace. </text:span><text:span text:style-name="T347">You may either use the definition directly in the workspace, put it in a file and load it or write a Java extension and load that.</text:span></text:p>
      <text:h text:style-name="Heading_20_2" text:outline-level="2"><text:soft-page-break/>Supported operations</text:h>
      <text:p text:style-name="P486">The following operations may be done on modules:</text:p>
      <text:list text:style-name="L10">
        <text:list-item>
          <text:p text:style-name="P708"><text:span text:style-name="T20">load </text:span><text:span text:style-name="T153"><text:s/>- If the module statement(s) are in a file, this has the effect of running </text:span><text:span text:style-name="T362">script_load. </text:span><text:span text:style-name="T879">The URI is registered with the workspace and you may create copies of it.</text:span></text:p>
        </text:list-item>
        <text:list-item>
          <text:p text:style-name="P709">import <text:span text:style-name="T120">- Create an instance of the module using the ambient state. </text:span><text:span text:style-name="T154">You may assign the module to a variable and pass it around like any other variable.</text:span></text:p>
        </text:list-item>
        <text:list-item>
          <text:p text:style-name="P710">use <text:span text:style-name="T120">- this imports the given module into the ambient scope, so no namespace qualifications are needed.</text:span></text:p>
        </text:list-item>
        <text:list-item>
          <text:p text:style-name="P710">loaded <text:span text:style-name="T120">- lists the loaded modules by their URI.</text:span></text:p>
        </text:list-item>
        <text:list-item>
          <text:p text:style-name="P710">drop <text:span text:style-name="T120">- removes the loaded module</text:span></text:p>
        </text:list-item>
        <text:list-item>
          <text:p text:style-name="P710">rename <text:span text:style-name="T120">- for a loaded module, changes the URI to a new URI. </text:span></text:p>
        </text:list-item>
      </text:list>
      <text:p text:style-name="P91"/>
      <text:p text:style-name="P91">The following operations interrogate a module for information</text:p>
      <text:list text:style-name="L11">
        <text:list-item>
          <text:p text:style-name="P711">funcs <text:span text:style-name="T120">- list the functions in the module</text:span></text:p>
        </text:list-item>
        <text:list-item>
          <text:p text:style-name="P711">vars <text:span text:style-name="T120"><text:s/>- list the variables in the module</text:span></text:p>
        </text:list-item>
        <text:list-item>
          <text:p text:style-name="P711">docs <text:span text:style-name="T120"><text:s/>- list the module documentation (as a stem of strings).</text:span></text:p>
        </text:list-item>
      </text:list>
      <text:p text:style-name="Heading">An <text:span text:style-name="T881">few </text:span>example<text:span text:style-name="T881">s</text:span></text:p>
      <text:p text:style-name="P233">Here is a complete example of how to use a module.</text:p>
      <text:p text:style-name="Preformatted_20_Text"><text:s text:c="3"/>module['A:X'][f(x)→x;y:='foo';]; // <text:span text:style-name="T880">loads it</text:span></text:p>
      <text:p text:style-name="P582"><text:s text:c="3"/><text:span text:style-name="T880">z := import('A:X'); // initializes it, puts it in z</text:span></text:p>
      <text:p text:style-name="P582"><text:s text:c="3"/><text:span text:style-name="T880">z#f(5)</text:span></text:p>
      <text:p text:style-name="P234">5</text:p>
      <text:p text:style-name="P234"><text:s text:c="3"/>z#y</text:p>
      <text:p text:style-name="P234">foo</text:p>
      <text:p text:style-name="P234"><text:s text:c="3"/>funcs(z)</text:p>
      <text:p text:style-name="P234">[f([1])]</text:p>
      <text:p text:style-name="P234"><text:s text:c="3"/>vars(z)</text:p>
      <text:p text:style-name="P234">[y]</text:p>
      <text:p text:style-name="P232"/>
      <text:p text:style-name="P232">What this does is show how to make a module available. The functions and variables are intended to be human readable lists though they can be parsed.</text:p>
      <text:p text:style-name="P233"/>
      <text:p text:style-name="Preformatted_20_Text"><text:s text:c="2"/>loaded()</text:p>
      <text:p text:style-name="Preformatted_20_Text">[A:X]</text:p>
      <text:p text:style-name="P238">This returns a list of the URIs that are loaded in current scope (here, the workspace.)</text:p>
      <text:p text:style-name="Preformatted_20_Text"><text:s text:c="3"/>ww(e,s)-&gt;e#f(s)<text:line-break/> <text:s text:c="2"/>ww(z,3) </text:p>
      <text:p text:style-name="P239">3</text:p>
      <text:p text:style-name="P235"/>
      <text:p text:style-name="P237"><text:soft-page-break/>This starts to show the power of having modules as variables – you can pass them around and resolve them. So for instance you might have</text:p>
      <text:p text:style-name="P237"/>
      <text:p text:style-name="Preformatted_20_Text"><text:s text:c="3"/><text:span text:style-name="T881">connect(db, parameters.)→db#connect(parameters.)</text:span></text:p>
      <text:p text:style-name="P236"><text:s text:c="3"/><text:span text:style-name="T881">my_sql := jload(</text:span><text:span text:style-name="T880">'</text:span><text:span text:style-name="T881">db</text:span><text:span text:style-name="T880">'</text:span><text:span text:style-name="T881">);</text:span></text:p>
      <text:p text:style-name="P236"><text:s text:c="3"/><text:span text:style-name="T881">postgres := jload(</text:span><text:span text:style-name="T880">'</text:span><text:span text:style-name="T881">db</text:span><text:span text:style-name="T880">'</text:span><text:span text:style-name="T881">);</text:span></text:p>
      <text:p text:style-name="Preformatted_20_Text"><text:s text:c="3"/><text:span text:style-name="T881">connect(my_sql, mysql_param.)</text:span></text:p>
      <text:p text:style-name="P239">ok</text:p>
      <text:p text:style-name="P236"><text:s text:c="3"/><text:span text:style-name="T881">connect(</text:span><text:span text:style-name="T605">postgres</text:span><text:span text:style-name="T881">, </text:span><text:span text:style-name="T605">pg</text:span><text:span text:style-name="T881">_param.)</text:span></text:p>
      <text:p text:style-name="P239">ok</text:p>
      <text:p text:style-name="Text_20_body"/>
      <text:p text:style-name="P238">in which multiple instances of a database module are running, each with their own state. This could even be used for another module that is a utility for working with databases.</text:p>
      <text:p text:style-name="P491">Modules may be nested, so you may have modules within modules:</text:p>
      <text:p text:style-name="P491"/>
      <text:p text:style-name="P584"><text:s text:c="2"/>module['A:Y']</text:p>
      <text:p text:style-name="P584"><text:s text:c="8"/>[module['A:X']</text:p>
      <text:p text:style-name="P584"><text:s text:c="15"/>[f(x)→x;</text:p>
      <text:p text:style-name="P584"><text:s text:c="16"/>y:='foo';</text:p>
      <text:p text:style-name="P584"><text:s text:c="15"/>];</text:p>
      <text:p text:style-name="P584"><text:s text:c="9"/>z:=import('A:X');</text:p>
      <text:p text:style-name="P584"><text:s text:c="7"/>];</text:p>
      <text:p text:style-name="P584"><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491">Here z is a module in y. <text:span text:style-name="T883">The last </text:span><text:span text:style-name="T21">loaded </text:span><text:span text:style-name="T155">command is to show that the internal z module local to y and the workspace is therefore unaware of it.</text:span></text:p>
      <text:p text:style-name="P492">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3"><text:s text:c="2"/>h#f(3) </text:p>
      <text:p text:style-name="P583"><text:span text:style-name="T882">36</text:span> </text:p>
      <text:p text:style-name="P247"><text:span text:style-name="T267">T</text:span><text:span text:style-name="T258">hings to do with modules</text:span></text:p>
      <text:list text:style-name="L12">
        <text:list-item>
          <text:p text:style-name="P712"><text:span text:style-name="T258">encapsulate sets of functions to extend the workspace or QDL. E.g. a module that implements a set of specific Math functions. Typically you would want to dump these into the current scope with the </text:span><text:span text:style-name="T460">use</text:span><text:span text:style-name="T258"> command.</text:span></text:p>
        </text:list-item>
        <text:list-item>
          <text:p text:style-name="P683">encapsulate specific functionality, e.g., a module to do database processing. You may import then various modules to talk to various databases.</text:p>
        </text:list-item>
        <text:list-item>
          <text:p text:style-name="P683">encapsulate specific utilities.</text:p>
        </text:list-item>
      </text:list>
      <text:h text:style-name="P650" text:outline-level="2"><text:soft-page-break/>Import, use</text:h>
      <text:p text:style-name="P493">There are two ways to get access to the module. </text:p>
      <text:p text:style-name="P493"><text:span text:style-name="T397">import</text:span> will create a new instance and hand it back. You must assign it to a variable to use it.</text:p>
      <text:p text:style-name="P245"><text:span text:style-name="T436">use </text:span><text:span text:style-name="T884">create a new instance and dump the contents into the current scope. You do not need to qualify the functions or variables and they may be treated like any other QDL object.</text:span></text:p>
      <text:p text:style-name="P243">Example</text:p>
      <text:p text:style-name="P241">Let us say that you had loaded the standard mathx module that comes with QDL. You could then either import it with its own namespace</text:p>
      <text:p text:style-name="P246"><text:s text:c="3"/><text:span text:style-name="T885">mathx := import(</text:span>'qdl:/ext/math'<text:span text:style-name="T885">)</text:span></text:p>
      <text:p text:style-name="P246"><text:s text:c="3"/><text:span text:style-name="T885">mathx#cosh(3)</text:span></text:p>
      <text:p text:style-name="P246">10.0676619957778</text:p>
      <text:p text:style-name="P244"/>
      <text:p text:style-name="P240">Alternately, you could simply use it and make it an extension to the current workspace</text:p>
      <text:p text:style-name="P246"><text:s text:c="3"/><text:span text:style-name="T885">use('qdl:/ext/math')</text:span></text:p>
      <text:p text:style-name="P246"><text:s text:c="3"/><text:span text:style-name="T885">cosh(3)</text:span></text:p>
      <text:p text:style-name="P246">10.0676619957778</text:p>
      <text:p text:style-name="P245"/>
      <text:p text:style-name="P245"><text:span text:style-name="T885">Another use is inside of an module, where you can make it local, </text:span><text:span text:style-name="T887">hence not need to use namespace qualification:</text:span></text:p>
      <text:p text:style-name="P246"><text:bookmark-start text:name="__DdeLink__113003_3045913216"/><text:bookmark-start text:name="__DdeLink__113012_3045913216"/><text:bookmark-start text:name="__DdeLink__113007_3045913216"/><text:s text:c="3"/><text:span text:style-name="T885">module['</text:span><text:span text:style-name="T606">my</text:span><text:span text:style-name="T885">:/ext/math']</text:span></text:p>
      <text:p text:style-name="P246"><text:s text:c="9"/><text:span text:style-name="T885">[load('/path/to/modules/mathx.qdl');</text:span></text:p>
      <text:p text:style-name="P242"><text:s text:c="10"/>use('qdl:/ext/math');</text:p>
      <text:p text:style-name="P246"><text:s text:c="10"/><text:span text:style-name="T885">versinh(x)→ 2*sinh(x/2)^2; // hyperbolic versine</text:span></text:p>
      <text:p text:style-name="P246"><text:s text:c="9"/><text:span text:style-name="T885">];</text:span></text:p>
      <text:p text:style-name="P246"><text:bookmark-start text:name="__DdeLink__113005_3045913216"/><text:s text:c="4"/><text:span text:style-name="T886">h := import(</text:span><text:span text:style-name="T885">'</text:span><text:span text:style-name="T606">my</text:span><text:span text:style-name="T885">:/ext/math'</text:span><text:span text:style-name="T886">);</text:span><text:bookmark-end text:name="__DdeLink__113003_3045913216"/><text:bookmark-end text:name="__DdeLink__113007_3045913216"/></text:p>
      <text:p text:style-name="P246"><text:bookmark-end text:name="__DdeLink__113005_3045913216"/><text:s text:c="4"/><text:span text:style-name="T886">h#versinh(1)</text:span><text:bookmark-end text:name="__DdeLink__113012_3045913216"/></text:p>
      <text:p text:style-name="P246">0.<text:bookmark-start text:name="__DdeLink__113015_3045913216"/>54308063<text:bookmark-end text:name="__DdeLink__113015_3045913216"/>4815244</text:p>
      <text:h text:style-name="P651" text:outline-level="2"/>
      <text:h text:style-name="P637" text:outline-level="1"><text:bookmark-start text:name="__RefHeading___Toc16296_4001340964"/>Logging and debugging<text:bookmark-end text:name="__RefHeading___Toc16296_4001340964"/></text:h>
      <text:p text:style-name="P297">There are two additional ways to keep track of what QDL is doing. Logging consists of having a running <text:span text:style-name="T23">log</text:span><text:span text:style-name="T157"> or file that has informational messages in it like</text:span></text:p>
      <text:p text:style-name="P125">INFO: qdl(Fri Oct 23 10:39:53 CDT 2020): VFS MySQL mount: vfs#/mysql</text:p>
      <text:p text:style-name="P298"><text:span text:style-name="T620">A log then is a running accounting of how the system is running and doing things. You may write to the log. There is also a </text:span><text:span text:style-name="T37">debugging</text:span><text:span text:style-name="T186"> facility included. This writes (to system error, not the console, though your output may end up there depending on how you have things set up). Debugging statements are normally put into your code and may be turned on and off as needed. </text:span></text:p>
      <text:p text:style-name="P461"><text:span text:style-name="T186">Think of logging as being part of the normal operations of more complex programs and debugging is for hard to track down issues. You do not want debugging information to end up in the log. Typically </text:span><text:soft-page-break/><text:span text:style-name="T186">logs accumulate and are only looked at if there is an issue. Debugging </text:span><text:span text:style-name="T187">statements are left in place and only turned on if there is some issue (such as log messages that something is not right, or other complaints).</text:span></text:p>
      <text:p text:style-name="P228"><text:span text:style-name="T187">T</text:span><text:span text:style-name="T157">hese are primitive functions in the sense that you would normally do something like</text:span></text:p>
      <text:p text:style-name="P528"><text:span text:style-name="T609">trace(x, user)→debug</text:span><text:span text:style-name="T610">ger</text:span><text:span text:style-name="T609">(1</text:span><text:span text:style-name="T858">,’my_script.qdl at ‘ + date_iso() + ‘(‘ + user + ‘):’ + x);</text:span></text:p>
      <text:p text:style-name="P529">warn(x, user)→debug<text:span text:style-name="T861">ger</text:span>(3,…);</text:p>
      <text:p text:style-name="Standard"/>
      <text:p text:style-name="P227">and set up customized logging/debugging method with things like the script name, time stamps or whatever. <text:s/>In this case, information about the script and current user are printed.</text:p>
      <text:p text:style-name="P227"/>
      <text:p text:style-name="P6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301">Name</text:p>
          </table:table-cell>
          <table:table-cell table:style-name="Table3.A1" office:value-type="string">
            <text:p text:style-name="P301">Value</text:p>
          </table:table-cell>
          <table:table-cell table:style-name="Table3.C1" office:value-type="string">
            <text:p text:style-name="P300">Description</text:p>
          </table:table-cell>
        </table:table-row>
        <table:table-row>
          <table:table-cell table:style-name="Table3.A2" office:value-type="string">
            <text:p text:style-name="P301">OFF</text:p>
          </table:table-cell>
          <table:table-cell table:style-name="Table3.A2" office:value-type="string">
            <text:p text:style-name="P229">10</text:p>
          </table:table-cell>
          <table:table-cell table:style-name="Table3.C2" office:value-type="string">
            <text:p text:style-name="P300">Disable logging/debugging. Nothing is printed. <text:span text:style-name="T860">Default for debug</text:span></text:p>
          </table:table-cell>
        </table:table-row>
        <table:table-row>
          <table:table-cell table:style-name="Table3.A2" office:value-type="string">
            <text:p text:style-name="P301">SEVERE</text:p>
          </table:table-cell>
          <table:table-cell table:style-name="Table3.A2" office:value-type="string">
            <text:p text:style-name="P229">5</text:p>
          </table:table-cell>
          <table:table-cell table:style-name="Table3.C2" office:value-type="string">
            <text:p text:style-name="P300">an issue that prevents processing of anything. <text:span text:style-name="T864">Generally issued right before raising an error.</text:span></text:p>
          </table:table-cell>
        </table:table-row>
        <table:table-row>
          <table:table-cell table:style-name="Table3.A2" office:value-type="string">
            <text:p text:style-name="P301">ERROR</text:p>
          </table:table-cell>
          <table:table-cell table:style-name="Table3.A2" office:value-type="string">
            <text:p text:style-name="P229">4</text:p>
          </table:table-cell>
          <table:table-cell table:style-name="Table3.C2" office:value-type="string">
            <text:p text:style-name="P300">errors - the system cannot resolve the issue, but processing continues</text:p>
          </table:table-cell>
        </table:table-row>
        <table:table-row>
          <table:table-cell table:style-name="Table3.A2" office:value-type="string">
            <text:p text:style-name="P301">WARN</text:p>
          </table:table-cell>
          <table:table-cell table:style-name="Table3.A2" office:value-type="string">
            <text:p text:style-name="P229">3</text:p>
          </table:table-cell>
          <table:table-cell table:style-name="Table3.C2" office:value-type="string">
            <text:p text:style-name="P300">warnings - things that are serious but don't require action</text:p>
          </table:table-cell>
        </table:table-row>
        <table:table-row>
          <table:table-cell table:style-name="Table3.A2" office:value-type="string">
            <text:p text:style-name="P301">INFO</text:p>
          </table:table-cell>
          <table:table-cell table:style-name="Table3.A2" office:value-type="string">
            <text:p text:style-name="P229">2</text:p>
          </table:table-cell>
          <table:table-cell table:style-name="Table3.C2" office:value-type="string">
            <text:p text:style-name="P300">informational</text:p>
          </table:table-cell>
        </table:table-row>
        <table:table-row table:style-name="Table3.7">
          <table:table-cell table:style-name="Table3.A2" office:value-type="string">
            <text:p text:style-name="P301">TRACE</text:p>
          </table:table-cell>
          <table:table-cell table:style-name="Table3.A2" office:value-type="string">
            <text:p text:style-name="P229">1</text:p>
          </table:table-cell>
          <table:table-cell table:style-name="Table3.C2" office:value-type="string">
            <text:p text:style-name="P300">Print everything at all levels</text:p>
          </table:table-cell>
        </table:table-row>
      </table:table>
      <text:p text:style-name="P70"><text:s text:c="2"/></text:p>
      <text:p text:style-name="P299"><text:span text:style-name="T186">E</text:span><text:span text:style-name="T157">ach level is more restrictive than the last. So if you set</text:span></text:p>
      <text:p text:style-name="Preformatted_20_Text"><text:s text:c="3"/>debug<text:span text:style-name="T861">ger</text:span>(<text:span text:style-name="T858">4</text:span>);</text:p>
      <text:p text:style-name="P302">3 </text:p>
      <text:p text:style-name="P302">// previous debug level was 3 so <text:span text:style-name="T859">now</text:span> only errors <text:span text:style-name="T859">or above </text:span>would get outputted.</text:p>
      <text:p text:style-name="Text_20_body"/>
      <text:p text:style-name="P299">Then debug commands at a lower level will not print. This lets you ramp the amount of output up and down as needed. <text:s/><text:span text:style-name="T621">Here is an example.</text:span></text:p>
      <text:p text:style-name="Preformatted_20_Text">debug<text:span text:style-name="T861">ger</text:span>(2); //set only warning on <text:span text:style-name="T861">for debugger statements</text:span></text:p>
      <text:p text:style-name="Preformatted_20_Text">if[!is_defined(user.id)][</text:p>
      <text:p text:style-name="Preformatted_20_Text"><text:s/><text:span text:style-name="T581">log_</text:span><text:span text:style-name="T584">entry</text:span>(1, 'Processing as anonymous user');</text:p>
      <text:p text:style-name="Preformatted_20_Text"><text:s/>//.. do anonymous user stuff</text:p>
      <text:p text:style-name="Preformatted_20_Text"><text:s text:c="2"/><text:span text:style-name="T621">debug</text:span><text:span text:style-name="T861">ger</text:span><text:span text:style-name="T621">(</text:span><text:span text:style-name="T858">1</text:span><text:span text:style-name="T621">, '</text:span><text:span text:style-name="T581">checking anonymous permissions.</text:span><text:span text:style-name="T621">'); <text:s/></text:span></text:p>
      <text:p text:style-name="Preformatted_20_Text">]else[</text:p>
      <text:p text:style-name="P513"><text:s/>log_<text:span text:style-name="T655">entry</text:span>(1, 'user ' + user.id + ' found.');</text:p>
      <text:p text:style-name="Preformatted_20_Text"><text:s/>// do known user stuff. <text:span text:style-name="T621">Say we can’t find this user, log it:</text:span></text:p>
      <text:p text:style-name="P513"><text:s/><text:span text:style-name="T621">log_</text:span><text:span text:style-name="T655">entry</text:span><text:span text:style-name="T621">(3, 'user not found in database! </text:span><text:span text:style-name="T581">Done.</text:span><text:span text:style-name="T621">');</text:span> <text:s/></text:p>
      <text:p text:style-name="Preformatted_20_Text">];</text:p>
      <text:p text:style-name="P299"/>
      <text:p text:style-name="P303">So as a point, in this example, it is entirely possible (and normal) that the user is not in the database and while the system can’t do anything about it (and logs the fact), normal processing continues in this case. </text:p>
      <text:p text:style-name="P299"><text:soft-page-break/>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4"><text:span text:style-name="T862">Final note that if you have not configured debugging or logging then these commands do nothing. Turning </text:span><text:span text:style-name="T861">debugging</text:span><text:span text:style-name="T862"> on in a session is a simple as issuing a command like </text:span></text:p>
      <text:p text:style-name="Preformatted_20_Text">debug<text:span text:style-name="T861">ger</text:span>(1)</text:p>
      <text:p text:style-name="P304"/>
      <text:p text:style-name="P304">(or any of the non-negative levels). <text:span text:style-name="T861">Logs, however, involve writing to the system and are configured in the configuration file. Note that in server mode, most operations to change logging are forbidden since the server should control its log, not QDL.</text:span></text:p>
      <text:p text:style-name="P466">Debugging configuration</text:p>
      <text:p text:style-name="P465">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68">title</text:p>
          </table:table-cell>
          <table:table-cell table:style-name="Table8.A1" office:value-type="string">
            <text:p text:style-name="P468"><text:span text:style-name="T863">QDL</text:span>Workspace</text:p>
          </table:table-cell>
          <table:table-cell table:style-name="Table8.A1" office:value-type="string">
            <text:p text:style-name="P467">This is the name associated with the entry.</text:p>
          </table:table-cell>
        </table:table-row>
        <table:table-row>
          <table:table-cell table:style-name="Table8.A1" office:value-type="string">
            <text:p text:style-name="P468">ts_on</text:p>
          </table:table-cell>
          <table:table-cell table:style-name="Table8.A1" office:value-type="string">
            <text:p text:style-name="P468">true</text:p>
          </table:table-cell>
          <table:table-cell table:style-name="Table8.A1" office:value-type="string">
            <text:p text:style-name="P467">Whether or not to display timestamps in the entry. Generally you do want these on</text:p>
          </table:table-cell>
        </table:table-row>
        <table:table-row>
          <table:table-cell table:style-name="Table8.A1" office:value-type="string">
            <text:p text:style-name="P468">level</text:p>
          </table:table-cell>
          <table:table-cell table:style-name="Table8.A1" office:value-type="string">
            <text:p text:style-name="P468">10</text:p>
          </table:table-cell>
          <table:table-cell table:style-name="Table8.A1" office:value-type="string">
            <text:p text:style-name="P469">The debugging level. The default is that debugging is off. <text:span text:style-name="T864">You may use numbers of monikers, </text:span><text:span text:style-name="T66">e.g. '</text:span><text:span text:style-name="T241">info', 'warn', etc.</text:span></text:p>
          </table:table-cell>
        </table:table-row>
        <table:table-row>
          <table:table-cell table:style-name="Table8.A1" office:value-type="string">
            <text:p text:style-name="P468">delimiter</text:p>
          </table:table-cell>
          <table:table-cell table:style-name="Table8.A1" office:value-type="string">
            <text:p text:style-name="P455">' <text:span text:style-name="T861">| '</text:span></text:p>
          </table:table-cell>
          <table:table-cell table:style-name="Table8.A1" office:value-type="string">
            <text:p text:style-name="P467">The delimiter between fields in the entry. This should enhance readability</text:p>
          </table:table-cell>
        </table:table-row>
        <table:table-row>
          <table:table-cell table:style-name="Table8.A1" office:value-type="string">
            <text:p text:style-name="P468">host</text:p>
          </table:table-cell>
          <table:table-cell table:style-name="Table8.A1" office:value-type="string">
            <text:p text:style-name="P453">--</text:p>
          </table:table-cell>
          <table:table-cell table:style-name="Table8.A1" office:value-type="string">
            <text:p text:style-name="P467">If you want to display a host (really any string, since no checking is done) you may set it here. This is useful when debugging output from several different machines.</text:p>
          </table:table-cell>
        </table:table-row>
      </table:table>
      <text:p text:style-name="P231">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31">The response is the previous values.</text:p>
      <text:p text:style-name="Heading"><text:soft-page-break/>Example. Making an entry</text:p>
      <text:p text:style-name="Preformatted_20_Text"><text:s text:c="2"/>debugger('info', 'test message')<text:line-break/>true<text:line-break/>2023-04-25T13:11:43.979Z | my entry | info: test message</text:p>
      <text:p text:style-name="Standard"/>
      <text:p text:style-name="P230">The output of the debugger is the <text:span text:style-name="T397">true</text:span><text:span text:style-name="T2"> </text:span><text:span text:style-name="T120">which means that the debugger command executed successfully. Since this is the console, standard out gets dumped here and the next line is what the actual entry it. It is of the form</text:span></text:p>
      <text:p text:style-name="P90"/>
      <text:p text:style-name="P230"><text:span text:style-name="T120">timestamp | title | level: </text:span><text:span text:style-name="T97">message</text:span></text:p>
      <text:p text:style-name="P111"/>
      <text:p text:style-name="P472">Example. More realistic</text:p>
      <text:p text:style-name="P470">Let us say you had a large complex set of scripts and needed to have very specific messages. The Right Way to do this is to define your own set of debug commands like</text:p>
      <text:p text:style-name="P471">format_error(script, host, message)→ …; // format the message</text:p>
      <text:p text:style-name="P576"><text:span text:style-name="T603">trace</text:span><text:span text:style-name="T864">(script, message)→debugger(1, format_error(script, ‘localhost’, message));</text:span></text:p>
      <text:p text:style-name="P576"><text:span text:style-name="T603">info</text:span><text:span text:style-name="T864">(script, message)→debugger(2, format_error(script, ‘localhost’, message));</text:span></text:p>
      <text:p text:style-name="P576"><text:span text:style-name="T603">warn</text:span><text:span text:style-name="T864">(script, message)→debugger(3, format_error(script, ‘localhost’, message));</text:span></text:p>
      <text:p text:style-name="Text_20_body"><text:span text:style-name="T864">e</text:span>tc. <text:span text:style-name="T864">and use these in your code.</text:span></text:p>
      <text:p text:style-name="P463">Capturing the debugging.</text:p>
      <text:p text:style-name="P462">Normally this is done at invocation of a script like (assuming bash$ is the shell prompt) which captures it in a file as the program runs</text:p>
      <text:p text:style-name="Preformatted_20_Text"><text:span text:style-name="T859">bash$</text:span>./<text:span text:style-name="T859">my-script.qdl arg0 arg1 2&gt; dbg.txt</text:span></text:p>
      <text:p text:style-name="Text_20_body"/>
      <text:p text:style-name="P470">This lets you run your program and test it at the command line like normal without having all the debug commands fall out. You can then look at the file at the end of you session.</text:p>
      <text:h text:style-name="P65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3-19T17:27:24.096442756</dc:date>
    <meta:editing-duration>P236DT23H2M53S</meta:editing-duration>
    <meta:editing-cycles>785</meta:editing-cycles>
    <meta:generator>LibreOffice/24.2.7.2$Linux_X86_64 LibreOffice_project/420$Build-2</meta:generator>
    <meta:print-date>2020-01-29T17:06:18.687854046</meta:print-date>
    <meta:document-statistic meta:table-count="5" meta:image-count="0" meta:object-count="0" meta:page-count="66" meta:paragraph-count="1823" meta:word-count="19402" meta:character-count="112488" meta:non-whitespace-character-count="92011"/>
  </office:meta>
</office:document-meta>
</file>